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AE00000037D3E19655C4BC0FAC.png" manifest:media-type="image/png"/>
  <manifest:file-entry manifest:full-path="Pictures/10000000000003D600000030E6ADAA8B209A0C85.png" manifest:media-type="image/png"/>
  <manifest:file-entry manifest:full-path="Pictures/10000000000004CC0000003A67E44EB00799D0C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  <style:text-properties fo:font-size="1pt" style:font-size-asian="1pt" style:font-size-complex="1pt"/>
    </style:style>
    <style:style style:name="P2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815cm" style:type="right"/>
        </style:tab-stops>
      </style:paragraph-properties>
    </style:style>
    <style:style style:name="P4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619cm" style:type="right"/>
        </style:tab-stops>
      </style:paragraph-properties>
    </style:style>
    <style:style style:name="P5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25cm" style:type="right"/>
          <style:tab-stop style:position="1.863cm" style:type="right"/>
          <style:tab-stop style:position="2.896cm" style:type="right"/>
          <style:tab-stop style:position="3.242cm" style:type="right"/>
          <style:tab-stop style:position="5.249cm" style:type="right"/>
          <style:tab-stop style:position="7.865cm" style:type="right"/>
          <style:tab-stop style:position="9.754cm" style:type="right"/>
          <style:tab-stop style:position="10.465cm" style:type="right"/>
          <style:tab-stop style:position="12.247cm" style:type="right"/>
        </style:tab-stops>
      </style:paragraph-properties>
    </style:style>
    <style:style style:name="P6" style:family="paragraph" style:parent-style-name="Standard">
      <style:paragraph-properties fo:orphans="0" fo:widows="0"/>
    </style:style>
    <style:style style:name="P7" style:family="paragraph" style:parent-style-name="Frame_20_contents">
      <style:paragraph-properties fo:orphans="0" fo:widows="0"/>
    </style:style>
    <style:style style:name="P8" style:family="paragraph" style:parent-style-name="Body_20_text_20__28_3_29_">
      <loext:graphic-properties draw:fill="none" draw:fill-color="#ffffff"/>
      <style:paragraph-properties fo:margin-left="0cm" fo:margin-right="0cm" fo:margin-top="0cm" fo:margin-bottom="0.196cm" style:contextual-spacing="false" fo:keep-together="auto" fo:orphans="0" fo:widows="0" fo:text-indent="0cm" style:auto-text-indent="false" fo:background-color="transparent" fo:keep-with-next="auto" style:writing-mode="lr-tb"/>
    </style:style>
    <style:style style:name="P9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</style:style>
    <style:style style:name="P10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11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12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</style:tab-stops>
      </style:paragraph-properties>
    </style:style>
    <style:style style:name="P13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889cm"/>
        </style:tab-stops>
      </style:paragraph-properties>
    </style:style>
    <style:style style:name="P14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17cm"/>
        </style:tab-stops>
      </style:paragraph-properties>
    </style:style>
    <style:style style:name="P15" style:family="paragraph" style:parent-style-name="Body_20_text_20__28_8_29_">
      <loext:graphic-properties draw:fill="none" draw:fill-color="#ffffff"/>
      <style:paragraph-properties fo:margin-left="0.282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16" style:family="paragraph" style:parent-style-name="Body_20_text_20__28_8_29_">
      <loext:graphic-properties draw:fill="none" draw:fill-color="#ffffff"/>
      <style:paragraph-properties fo:margin-left="0.282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3.911cm"/>
        </style:tab-stops>
      </style:paragraph-properties>
    </style:style>
    <style:style style:name="P17" style:family="paragraph" style:parent-style-name="Body_20_text_20__28_11_29_">
      <loext:graphic-properties draw:fill="none" draw:fill-color="#ffffff"/>
      <style:paragraph-properties fo:margin-left="0cm" fo:margin-right="15.875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9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0" style:family="paragraph" style:parent-style-name="Body_20_text_20__28_7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2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3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4" style:family="paragraph" style:parent-style-name="Body_20_text_20__28_5_29_">
      <loext:graphic-properties draw:fill="none" draw:fill-color="#ffffff"/>
      <style:paragraph-properties fo:margin-left="0cm" fo:margin-right="0cm" fo:margin-top="0cm" fo:margin-bottom="0.208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5" style:family="paragraph" style:parent-style-name="Body_20_text_20__28_6_29_">
      <loext:graphic-properties draw:fill="none" draw:fill-color="#ffffff"/>
      <style:paragraph-properties fo:margin-left="0cm" fo:margin-right="0cm" fo:margin-top="0cm" fo:margin-bottom="0.168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6" style:family="paragraph" style:parent-style-name="Body_20_text_20__28_2_29_">
      <loext:graphic-properties draw:fill="none" draw:fill-color="#ffffff"/>
      <style:paragraph-properties fo:margin-left="0cm" fo:margin-right="5.009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7" style:family="paragraph" style:parent-style-name="Body_20_text_20__28_2_29_">
      <loext:graphic-properties draw:fill="none" draw:fill-color="#ffffff"/>
      <style:paragraph-properties fo:margin-left="0cm" fo:margin-right="7.197cm" fo:margin-top="0cm" fo:margin-bottom="0cm" style:contextual-spacing="false" fo:text-align="start" style:justify-single-word="false" fo:keep-together="auto" fo:orphans="0" fo:widows="0" fo:text-indent="3.175cm" style:auto-text-indent="false" fo:background-color="transparent" fo:keep-with-next="auto" style:writing-mode="lr-tb"/>
    </style:style>
    <style:style style:name="P28" style:family="paragraph" style:parent-style-name="Body_20_text_20__28_2_29_">
      <loext:graphic-properties draw:fill="none" draw:fill-color="#ffffff"/>
      <style:paragraph-properties fo:margin-left="0cm" fo:margin-right="7.197cm" fo:margin-top="0cm" fo:margin-bottom="0.744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9" style:family="paragraph" style:parent-style-name="Body_20_text_20__28_2_29_">
      <loext:graphic-properties draw:fill="none" draw:fill-color="#ffffff"/>
      <style:paragraph-properties fo:margin-left="3.14cm" fo:margin-right="0.847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</style:tab-stops>
      </style:paragraph-properties>
    </style:style>
    <style:style style:name="P31" style:family="paragraph" style:parent-style-name="Body_20_text_20__28_4_29_">
      <loext:graphic-properties draw:fill="none" draw:fill-color="#ffffff"/>
      <style:paragraph-properties fo:margin-left="0cm" fo:margin-right="8.467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" style:family="paragraph" style:parent-style-name="Heading_20__23_4">
      <loext:graphic-properties draw:fill="none" draw:fill-color="#ffffff"/>
      <style:paragraph-properties fo:margin-left="0cm" fo:margin-right="0cm" fo:margin-top="0cm" fo:margin-bottom="0.175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3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4" style:family="paragraph" style:parent-style-name="Body_20_text_20__28_2_29_">
      <loext:graphic-properties draw:fill="none" draw:fill-color="#ffffff"/>
      <style:paragraph-properties fo:margin-left="0cm" fo:margin-right="0cm" fo:margin-top="0cm" fo:margin-bottom="0.206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5" style:family="paragraph" style:parent-style-name="Body_20_text_20__28_2_29_">
      <loext:graphic-properties draw:fill="none" draw:fill-color="#ffffff"/>
      <style:paragraph-properties fo:margin-left="0cm" fo:margin-right="0cm" fo:margin-top="0cm" fo:margin-bottom="0.219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6" style:family="paragraph" style:parent-style-name="Body_20_text_20__28_6_29_">
      <loext:graphic-properties draw:fill="none" draw:fill-color="#ffffff"/>
      <style:paragraph-properties fo:margin-left="0cm" fo:margin-right="0cm" fo:margin-top="0cm" fo:margin-bottom="0.273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36cm"/>
        </style:tab-stops>
      </style:paragraph-properties>
    </style:style>
    <style:style style:name="P3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23cm"/>
        </style:tab-stops>
      </style:paragraph-properties>
    </style:style>
    <style:style style:name="P3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02cm"/>
        </style:tab-stops>
      </style:paragraph-properties>
    </style:style>
    <style:style style:name="P4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</style:tab-stops>
      </style:paragraph-properties>
    </style:style>
    <style:style style:name="P4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3cm"/>
        </style:tab-stops>
      </style:paragraph-properties>
    </style:style>
    <style:style style:name="P4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</style:tab-stops>
      </style:paragraph-properties>
    </style:style>
    <style:style style:name="P4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889cm"/>
          <style:tab-stop style:position="4.748cm" style:type="right"/>
          <style:tab-stop style:position="5.666cm" style:type="center"/>
          <style:tab-stop style:position="7.856cm" style:type="right"/>
        </style:tab-stops>
      </style:paragraph-properties>
    </style:style>
    <style:style style:name="P4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9cm"/>
          <style:tab-stop style:position="7.077cm" style:type="right"/>
        </style:tab-stops>
      </style:paragraph-properties>
    </style:style>
    <style:style style:name="P45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</style:tab-stops>
      </style:paragraph-properties>
    </style:style>
    <style:style style:name="P46" style:family="paragraph" style:parent-style-name="Heading_20__23_4">
      <loext:graphic-properties draw:fill="none" draw:fill-color="#ffffff"/>
      <style:paragraph-properties fo:margin-left="0cm" fo:margin-right="0cm" fo:margin-top="0cm" fo:margin-bottom="0.238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4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8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9" style:family="paragraph" style:parent-style-name="Body_20_text_20__28_2_29_">
      <loext:graphic-properties draw:fill="none" draw:fill-color="#ffffff"/>
      <style:paragraph-properties fo:margin-left="0cm" fo:margin-right="0cm" fo:margin-top="0cm" fo:margin-bottom="0.145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0" style:family="paragraph" style:parent-style-name="Body_20_text_20__28_2_29_">
      <loext:graphic-properties draw:fill="none" draw:fill-color="#ffffff"/>
      <style:paragraph-properties fo:margin-left="0cm" fo:margin-right="0cm" fo:margin-top="0cm" fo:margin-bottom="0.15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1" style:family="paragraph" style:parent-style-name="Body_20_text_20__28_2_29_">
      <loext:graphic-properties draw:fill="none" draw:fill-color="#ffffff"/>
      <style:paragraph-properties fo:margin-left="0cm" fo:margin-right="0cm" fo:margin-top="0cm" fo:margin-bottom="0.182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2" style:family="paragraph" style:parent-style-name="Body_20_text_20__28_2_29_">
      <loext:graphic-properties draw:fill="none" draw:fill-color="#ffffff"/>
      <style:paragraph-properties fo:margin-left="0cm" fo:margin-right="0cm" fo:margin-top="0cm" fo:margin-bottom="0.189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5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5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887cm"/>
        </style:tab-stops>
      </style:paragraph-properties>
    </style:style>
    <style:style style:name="P5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882cm"/>
        </style:tab-stops>
      </style:paragraph-properties>
    </style:style>
    <style:style style:name="P5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879cm"/>
        </style:tab-stops>
      </style:paragraph-properties>
    </style:style>
    <style:style style:name="P5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866cm"/>
          <style:tab-stop style:position="7.205cm" style:type="right"/>
        </style:tab-stops>
      </style:paragraph-properties>
    </style:style>
    <style:style style:name="P6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858cm"/>
        </style:tab-stops>
      </style:paragraph-properties>
    </style:style>
    <style:style style:name="P6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854cm"/>
        </style:tab-stops>
      </style:paragraph-properties>
    </style:style>
    <style:style style:name="P6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1cm"/>
        </style:tab-stops>
      </style:paragraph-properties>
    </style:style>
    <style:style style:name="P64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</style:tab-stops>
      </style:paragraph-properties>
    </style:style>
    <style:style style:name="P65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5cm"/>
        </style:tab-stops>
      </style:paragraph-properties>
    </style:style>
    <style:style style:name="P66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8" style:family="paragraph" style:parent-style-name="Body_20_text_20__28_2_29_">
      <loext:graphic-properties draw:fill="none" draw:fill-color="#ffffff"/>
      <style:paragraph-properties fo:margin-left="0cm" fo:margin-right="0cm" fo:margin-top="0cm" fo:margin-bottom="0.776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9" style:family="paragraph" style:parent-style-name="Body_20_text_20__28_2_29_">
      <loext:graphic-properties draw:fill="none" draw:fill-color="#ffffff"/>
      <style:paragraph-properties fo:margin-left="0cm" fo:margin-right="1.799cm" fo:margin-top="0cm" fo:margin-bottom="0.201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0" style:family="paragraph" style:parent-style-name="Body_20_text_20__28_2_29_">
      <loext:graphic-properties draw:fill="none" draw:fill-color="#ffffff"/>
      <style:paragraph-properties fo:margin-left="0cm" fo:margin-right="0cm" fo:margin-top="0cm" fo:margin-bottom="0.166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1" style:family="paragraph" style:parent-style-name="Body_20_text_20__28_2_29_">
      <loext:graphic-properties draw:fill="none" draw:fill-color="#ffffff"/>
      <style:paragraph-properties fo:margin-left="0cm" fo:margin-right="4.445cm" fo:margin-top="0cm" fo:margin-bottom="0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</style:tab-stops>
      </style:paragraph-properties>
    </style:style>
    <style:style style:name="P7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74" style:family="paragraph" style:parent-style-name="Body_20_text_20__28_2_29_">
      <loext:graphic-properties draw:fill="none" draw:fill-color="#ffffff"/>
      <style:paragraph-properties fo:margin-left="0cm" fo:margin-right="0cm" fo:margin-top="0cm" fo:margin-bottom="0.235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75" style:family="paragraph" style:parent-style-name="Body_20_text_20__28_2_29_">
      <loext:graphic-properties draw:fill="none" draw:fill-color="#ffffff"/>
      <style:paragraph-properties fo:margin-left="0cm" fo:margin-right="0.706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7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77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78" style:family="paragraph" style:parent-style-name="Body_20_text_20__28_2_29_">
      <loext:graphic-properties draw:fill="none" draw:fill-color="#ffffff"/>
      <style:paragraph-properties fo:margin-left="0cm" fo:margin-right="0cm" fo:margin-top="0cm" fo:margin-bottom="0.76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7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</style:tab-stops>
      </style:paragraph-properties>
    </style:style>
    <style:style style:name="P8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</style:style>
    <style:style style:name="P8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  <style:tab-stop style:position="7.01cm" style:type="right"/>
        </style:tab-stops>
      </style:paragraph-properties>
    </style:style>
    <style:style style:name="P8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  <style:tab-stop style:position="8.615cm" style:type="center"/>
        </style:tab-stops>
      </style:paragraph-properties>
    </style:style>
    <style:style style:name="P8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02cm"/>
          <style:tab-stop style:position="4.932cm" style:type="right"/>
          <style:tab-stop style:position="5.473cm" style:type="center"/>
          <style:tab-stop style:position="6.011cm"/>
        </style:tab-stops>
      </style:paragraph-properties>
    </style:style>
    <style:style style:name="P8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73cm"/>
          <style:tab-stop style:position="7.865cm"/>
          <style:tab-stop style:position="9.761cm" style:type="center"/>
          <style:tab-stop style:position="11.345cm" style:type="center"/>
        </style:tab-stops>
      </style:paragraph-properties>
    </style:style>
    <style:style style:name="P8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</style:tab-stops>
      </style:paragraph-properties>
    </style:style>
    <style:style style:name="P8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  <style:tab-stop style:position="7.227cm" style:type="right"/>
        </style:tab-stops>
      </style:paragraph-properties>
    </style:style>
    <style:style style:name="P87" style:family="paragraph" style:parent-style-name="Body_20_text_20__28_2_29_">
      <loext:graphic-properties draw:fill="none" draw:fill-color="#ffffff"/>
      <style:paragraph-properties fo:margin-left="0cm" fo:margin-right="0cm" fo:margin-top="0cm" fo:margin-bottom="0.74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8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89" style:family="paragraph" style:parent-style-name="Body_20_text_20__28_2_29_">
      <loext:graphic-properties draw:fill="none" draw:fill-color="#ffffff"/>
      <style:paragraph-properties fo:margin-left="0cm" fo:margin-right="0cm" fo:margin-top="0cm" fo:margin-bottom="0.28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90" style:family="paragraph" style:parent-style-name="Body_20_text_20__28_2_29_">
      <loext:graphic-properties draw:fill="none" draw:fill-color="#ffffff"/>
      <style:paragraph-properties fo:margin-left="0cm" fo:margin-right="5.609cm" fo:margin-top="0cm" fo:margin-bottom="0.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91" style:family="paragraph" style:parent-style-name="Body_20_text_20__28_2_29_">
      <loext:graphic-properties draw:fill="none" draw:fill-color="#ffffff"/>
      <style:paragraph-properties fo:margin-left="0cm" fo:margin-right="3.034cm" fo:margin-top="0cm" fo:margin-bottom="0.242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92" style:family="paragraph" style:parent-style-name="Body_20_text_20__28_2_29_">
      <loext:graphic-properties draw:fill="none" draw:fill-color="#ffffff"/>
      <style:paragraph-properties fo:margin-left="0cm" fo:margin-right="8.467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9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97cm"/>
        </style:tab-stops>
      </style:paragraph-properties>
    </style:style>
    <style:style style:name="P94" style:family="paragraph" style:parent-style-name="Body_20_text_20__28_2_29_">
      <loext:graphic-properties draw:fill="none" draw:fill-color="#ffffff"/>
      <style:paragraph-properties fo:margin-left="0cm" fo:margin-right="8.008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</style:tab-stops>
      </style:paragraph-properties>
    </style:style>
    <style:style style:name="P95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9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  <style:tab-stop style:position="7.168cm" style:type="right"/>
        </style:tab-stops>
      </style:paragraph-properties>
    </style:style>
    <style:style style:name="P9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6cm"/>
        </style:tab-stops>
      </style:paragraph-properties>
    </style:style>
    <style:style style:name="P9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6cm"/>
        </style:tab-stops>
      </style:paragraph-properties>
    </style:style>
    <style:style style:name="P99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6cm"/>
        </style:tab-stops>
      </style:paragraph-properties>
    </style:style>
    <style:style style:name="P10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5cm"/>
          <style:tab-stop style:position="4.914cm" style:type="right"/>
          <style:tab-stop style:position="5.457cm" style:type="center"/>
          <style:tab-stop style:position="5.994cm"/>
          <style:tab-stop style:position="6.846cm" style:type="center"/>
          <style:tab-stop style:position="9.513cm" style:type="center"/>
        </style:tab-stops>
      </style:paragraph-properties>
    </style:style>
    <style:style style:name="P10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</style:style>
    <style:style style:name="P102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5cm"/>
        </style:tab-stops>
      </style:paragraph-properties>
    </style:style>
    <style:style style:name="P103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8cm"/>
        </style:tab-stops>
      </style:paragraph-properties>
    </style:style>
    <style:style style:name="P10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05" style:family="paragraph" style:parent-style-name="Body_20_text_20__28_2_29_">
      <loext:graphic-properties draw:fill="none" draw:fill-color="#ffffff"/>
      <style:paragraph-properties fo:margin-left="0cm" fo:margin-right="0cm" fo:margin-top="0cm" fo:margin-bottom="0.152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06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107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</style:tab-stops>
      </style:paragraph-properties>
    </style:style>
    <style:style style:name="P108" style:family="paragraph" style:parent-style-name="Body_20_text_20__28_2_29_">
      <loext:graphic-properties draw:fill="none" draw:fill-color="#ffffff"/>
      <style:paragraph-properties fo:margin-left="0cm" fo:margin-right="0cm" fo:margin-top="0cm" fo:margin-bottom="0.183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09" style:family="paragraph" style:parent-style-name="Body_20_text_20__28_2_29_">
      <loext:graphic-properties draw:fill="none" draw:fill-color="#ffffff"/>
      <style:paragraph-properties fo:margin-left="0cm" fo:margin-right="0cm" fo:margin-top="0cm" fo:margin-bottom="0.286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0" style:family="paragraph" style:parent-style-name="Body_20_text_20__28_2_29_">
      <loext:graphic-properties draw:fill="none" draw:fill-color="#ffffff"/>
      <style:paragraph-properties fo:margin-left="0cm" fo:margin-right="0cm" fo:margin-top="0cm" fo:margin-bottom="0.804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5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889cm"/>
          <style:tab-stop style:position="4.748cm" style:type="right"/>
          <style:tab-stop style:position="5.666cm" style:type="center"/>
        </style:tab-stops>
      </style:paragraph-properties>
    </style:style>
    <style:style style:name="P112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56cm" fo:keep-together="auto" fo:orphans="0" fo:widows="0" fo:text-indent="0cm" style:auto-text-indent="false" fo:background-color="transparent" fo:keep-with-next="auto" style:writing-mode="lr-tb">
        <style:tab-stops>
          <style:tab-stop style:position="2.889cm"/>
        </style:tab-stops>
      </style:paragraph-properties>
    </style:style>
    <style:style style:name="P11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11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</style:tab-stops>
      </style:paragraph-properties>
    </style:style>
    <style:style style:name="P115" style:family="paragraph" style:parent-style-name="Body_20_text_20__28_2_29_">
      <loext:graphic-properties draw:fill="none" draw:fill-color="#ffffff"/>
      <style:paragraph-properties fo:margin-left="0cm" fo:margin-right="0.494cm" fo:margin-top="0cm" fo:margin-bottom="0cm" style:contextual-spacing="false" fo:line-height="0.34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05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8" style:family="paragraph" style:parent-style-name="Body_20_text_20__28_2_29_">
      <loext:graphic-properties draw:fill="none" draw:fill-color="#ffffff"/>
      <style:paragraph-properties fo:margin-left="0.318cm" fo:margin-right="0cm" fo:margin-top="0cm" fo:margin-bottom="0cm" style:contextual-spacing="false" fo:line-height="0.284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0.804cm"/>
        </style:tab-stops>
      </style:paragraph-properties>
    </style:style>
    <style:style style:name="P11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5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0" style:family="paragraph" style:parent-style-name="Body_20_text_20__28_5_29_">
      <loext:graphic-properties draw:fill="none" draw:fill-color="#ffffff"/>
      <style:paragraph-properties fo:margin-left="0cm" fo:margin-right="0cm" fo:margin-top="0cm" fo:margin-bottom="0.198cm" style:contextual-spacing="false" fo:line-height="0.35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2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2" style:family="paragraph" style:parent-style-name="Body_20_text_20__28_2_29_">
      <loext:graphic-properties draw:fill="none" draw:fill-color="#ffffff"/>
      <style:paragraph-properties fo:margin-left="0cm" fo:margin-right="0cm" fo:margin-top="0cm" fo:margin-bottom="0.213cm" style:contextual-spacing="false" fo:line-height="0.40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3" style:family="paragraph" style:parent-style-name="Heading_20__23_3">
      <loext:graphic-properties draw:fill="none" draw:fill-color="#ffffff"/>
      <style:paragraph-properties fo:margin-left="0cm" fo:margin-right="0cm" fo:margin-top="0cm" fo:margin-bottom="0.826cm" style:contextual-spacing="false" fo:line-height="0.409cm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12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5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93cm"/>
          <style:tab-stop style:position="2.057cm"/>
        </style:tab-stops>
      </style:paragraph-properties>
    </style:style>
    <style:style style:name="P125" style:family="paragraph" style:parent-style-name="Body_20_text_20__28_2_29_">
      <loext:graphic-properties draw:fill="none" draw:fill-color="#ffffff"/>
      <style:paragraph-properties fo:margin-left="0cm" fo:margin-right="4.516cm" fo:margin-top="0cm" fo:margin-bottom="0cm" style:contextual-spacing="false" fo:line-height="0.33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6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</style:tab-stops>
      </style:paragraph-properties>
    </style:style>
    <style:style style:name="P12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cm"/>
        </style:tab-stops>
      </style:paragraph-properties>
    </style:style>
    <style:style style:name="P128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889cm"/>
        </style:tab-stops>
      </style:paragraph-properties>
    </style:style>
    <style:style style:name="P129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</style:tab-stops>
      </style:paragraph-properties>
    </style:style>
    <style:style style:name="P130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131" style:family="paragraph" style:parent-style-name="Body_20_text_20__28_5_29_">
      <loext:graphic-properties draw:fill="none" draw:fill-color="#ffffff"/>
      <style:paragraph-properties fo:margin-left="0.282cm" fo:margin-right="0cm" fo:margin-top="0cm" fo:margin-bottom="0.108cm" style:contextual-spacing="false" fo:line-height="0.22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32" style:family="paragraph" style:parent-style-name="Body_20_text_20__28_3_29_">
      <loext:graphic-properties draw:fill="none" draw:fill-color="#ffffff"/>
      <style:paragraph-properties fo:margin-left="0cm" fo:margin-right="0cm" fo:margin-top="0cm" fo:margin-bottom="0.199cm" style:contextual-spacing="false" fo:text-align="start" style:justify-single-word="false" fo:keep-together="auto" fo:orphans="0" fo:widows="0" fo:text-indent="0cm" style:auto-text-indent="false" fo:break-before="column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33" style:family="paragraph" style:parent-style-name="Body_20_text_20__28_3_29_">
      <loext:graphic-properties draw:fill="none" draw:fill-color="#ffffff"/>
      <style:paragraph-properties fo:margin-left="0cm" fo:margin-right="0cm" fo:margin-top="0cm" fo:margin-bottom="0.224cm" style:contextual-spacing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34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35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36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  <style:tab-stop style:position="6.14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3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38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39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40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41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42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43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44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45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9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46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4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48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49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50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51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52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53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5cm"/>
          <style:tab-stop style:position="6.368cm" style:type="center"/>
          <style:tab-stop style:position="7.29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54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55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88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56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5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58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59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60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61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62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63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64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65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66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6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68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69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70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71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85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72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73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74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75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9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76" style:family="paragraph" style:parent-style-name="Heading_20__23_1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77" style:family="paragraph" style:parent-style-name="Heading_20__23_4">
      <loext:graphic-properties draw:fill="none" draw:fill-color="#ffffff"/>
      <style:paragraph-properties fo:margin-left="0cm" fo:margin-right="0cm" fo:margin-top="0cm" fo:margin-bottom="0.21cm" style:contextual-spacing="false" fo:text-align="start" style:justify-single-word="false" fo:keep-together="always" fo:orphans="0" fo:widows="0" fo:text-indent="0cm" style:auto-text-indent="false" fo:break-before="column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78" style:family="paragraph" style:parent-style-name="Heading_20__23_4" style:master-page-name="Converted11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lways" fo:orphans="0" fo:widows="0" fo:text-indent="0cm" style:auto-text-indent="false" style:page-number="10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79" style:family="paragraph" style:parent-style-name="Heading_20__23_4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80" style:family="paragraph" style:parent-style-name="Heading_20__23_4">
      <loext:graphic-properties draw:fill="none" draw:fill-color="#ffffff"/>
      <style:paragraph-properties fo:margin-left="0cm" fo:margin-right="0cm" fo:margin-top="0cm" fo:margin-bottom="0.238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81" style:family="paragraph" style:parent-style-name="Heading_20__23_4">
      <loext:graphic-properties draw:fill="none" draw:fill-color="#ffffff"/>
      <style:paragraph-properties fo:margin-left="0cm" fo:margin-right="0cm" fo:margin-top="0cm" fo:margin-bottom="0.238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82" style:family="paragraph" style:parent-style-name="Heading_20__23_4">
      <loext:graphic-properties draw:fill="none" draw:fill-color="#ffffff"/>
      <style:paragraph-properties fo:margin-left="0cm" fo:margin-right="0cm" fo:margin-top="0cm" fo:margin-bottom="0.215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83" style:family="paragraph" style:parent-style-name="Heading_20__23_4">
      <loext:graphic-properties draw:fill="none" draw:fill-color="#ffffff"/>
      <style:paragraph-properties fo:margin-left="0cm" fo:margin-right="0cm" fo:margin-top="0cm" fo:margin-bottom="0.21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84" style:family="paragraph" style:parent-style-name="Heading_20__23_4">
      <loext:graphic-properties draw:fill="none" draw:fill-color="#ffffff"/>
      <style:paragraph-properties fo:margin-left="0cm" fo:margin-right="0cm" fo:margin-top="0cm" fo:margin-bottom="0.056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85" style:family="paragraph" style:parent-style-name="Heading_20__23_4">
      <loext:graphic-properties draw:fill="none" draw:fill-color="#ffffff"/>
      <style:paragraph-properties fo:margin-left="0cm" fo:margin-right="0cm" fo:margin-top="0cm" fo:margin-bottom="0.176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86" style:family="paragraph" style:parent-style-name="Heading_20__23_4">
      <loext:graphic-properties draw:fill="none" draw:fill-color="#ffffff"/>
      <style:paragraph-properties fo:margin-left="0cm" fo:margin-right="0cm" fo:margin-top="0cm" fo:margin-bottom="0.273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87" style:family="paragraph" style:parent-style-name="Heading_20__23_4">
      <loext:graphic-properties draw:fill="none" draw:fill-color="#ffffff"/>
      <style:paragraph-properties fo:margin-left="0cm" fo:margin-right="0cm" fo:margin-top="0cm" fo:margin-bottom="0.203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88" style:family="paragraph" style:parent-style-name="Heading_20__23_4">
      <loext:graphic-properties draw:fill="none" draw:fill-color="#ffffff"/>
      <style:paragraph-properties fo:margin-left="0cm" fo:margin-right="0cm" fo:margin-top="0cm" fo:margin-bottom="0.18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89" style:family="paragraph" style:parent-style-name="Heading_20__23_4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90" style:family="paragraph" style:parent-style-name="Heading_20__23_4">
      <loext:graphic-properties draw:fill="none" draw:fill-color="#ffffff"/>
      <style:paragraph-properties fo:margin-left="0cm" fo:margin-right="0cm" fo:margin-top="0cm" fo:margin-bottom="0.249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91" style:family="paragraph" style:parent-style-name="Heading_20__23_4">
      <loext:graphic-properties draw:fill="none" draw:fill-color="#ffffff"/>
      <style:paragraph-properties fo:margin-left="0cm" fo:margin-right="0cm" fo:margin-top="0cm" fo:margin-bottom="0.213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92" style:family="paragraph" style:parent-style-name="Heading_20__23_4">
      <loext:graphic-properties draw:fill="none" draw:fill-color="#ffffff"/>
      <style:paragraph-properties fo:margin-left="0cm" fo:margin-right="0cm" fo:margin-top="0cm" fo:margin-bottom="0cm" style:contextual-spacing="false" fo:line-height="0.559cm" fo:text-align="justify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93" style:family="paragraph" style:parent-style-name="Heading_20__23_3">
      <loext:graphic-properties draw:fill="none" draw:fill-color="#ffffff"/>
      <style:paragraph-properties fo:margin-left="0cm" fo:margin-right="0cm" fo:margin-top="0cm" fo:margin-bottom="0.196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94" style:family="paragraph" style:parent-style-name="Heading_20__23_3">
      <loext:graphic-properties draw:fill="none" draw:fill-color="#ffffff"/>
      <style:paragraph-properties fo:margin-left="0cm" fo:margin-right="0cm" fo:margin-top="0cm" fo:margin-bottom="0.199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95" style:family="paragraph" style:parent-style-name="Heading_20__23_3">
      <loext:graphic-properties draw:fill="none" draw:fill-color="#ffffff"/>
      <style:paragraph-properties fo:margin-left="0.282cm" fo:margin-right="0cm" fo:margin-top="0cm" fo:margin-bottom="0.259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96" style:family="paragraph" style:parent-style-name="Heading_20__23_3">
      <loext:graphic-properties draw:fill="none" draw:fill-color="#ffffff"/>
      <style:paragraph-properties fo:margin-left="0cm" fo:margin-right="0cm" fo:margin-top="0cm" fo:margin-bottom="0.224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97" style:family="paragraph" style:parent-style-name="Heading_20__23_3">
      <loext:graphic-properties draw:fill="none" draw:fill-color="#ffffff"/>
      <style:paragraph-properties fo:margin-left="0cm" fo:margin-right="0cm" fo:margin-top="0cm" fo:margin-bottom="0.192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98" style:family="paragraph" style:parent-style-name="Heading_20__23_3">
      <loext:graphic-properties draw:fill="none" draw:fill-color="#ffffff"/>
      <style:paragraph-properties fo:margin-left="0cm" fo:margin-right="0cm" fo:margin-top="0cm" fo:margin-bottom="0cm" style:contextual-spacing="false" fo:line-height="0.554cm" fo:text-align="start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199" style:family="paragraph" style:parent-style-name="Body_20_text_20__28_6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00" style:family="paragraph" style:parent-style-name="Body_20_text_20__28_6_29_">
      <loext:graphic-properties draw:fill="none" draw:fill-color="#ffffff"/>
      <style:paragraph-properties fo:margin-left="0cm" fo:margin-right="0cm" fo:margin-top="0cm" fo:margin-bottom="0.21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01" style:family="paragraph" style:parent-style-name="Body_20_text_20__28_6_29_">
      <loext:graphic-properties draw:fill="none" draw:fill-color="#ffffff"/>
      <style:paragraph-properties fo:margin-left="0cm" fo:margin-right="0cm" fo:margin-top="0cm" fo:margin-bottom="0.21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02" style:family="paragraph" style:parent-style-name="Body_20_text_20__28_6_29_">
      <loext:graphic-properties draw:fill="none" draw:fill-color="#ffffff"/>
      <style:paragraph-properties fo:margin-left="0cm" fo:margin-right="0cm" fo:margin-top="0cm" fo:margin-bottom="0.199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03" style:family="paragraph" style:parent-style-name="Heading_20__23_4_20__28_2_29_">
      <loext:graphic-properties draw:fill="none" draw:fill-color="#ffffff"/>
      <style:paragraph-properties fo:margin-left="0cm" fo:margin-right="0cm" fo:margin-top="0cm" fo:margin-bottom="0.224cm" style:contextual-spacing="false" fo:keep-together="always" fo:orphans="0" fo:widows="0" fo:text-indent="0cm" style:auto-text-indent="false" fo:break-before="column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04" style:family="paragraph" style:parent-style-name="Heading_20__23_4_20__28_2_29_">
      <loext:graphic-properties draw:fill="none" draw:fill-color="#ffffff"/>
      <style:paragraph-properties fo:margin-left="0cm" fo:margin-right="0cm" fo:margin-top="0cm" fo:margin-bottom="0.224cm" style:contextual-spacing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05" style:family="paragraph" style:parent-style-name="Heading_20__23_4_20__28_2_29_">
      <loext:graphic-properties draw:fill="none" draw:fill-color="#ffffff"/>
      <style:paragraph-properties fo:margin-left="0cm" fo:margin-right="0cm" fo:margin-top="0cm" fo:margin-bottom="0.192cm" style:contextual-spacing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06" style:family="paragraph" style:parent-style-name="Heading_20__23_4_20__28_2_29_">
      <loext:graphic-properties draw:fill="none" draw:fill-color="#ffffff"/>
      <style:paragraph-properties fo:margin-left="0cm" fo:margin-right="0cm" fo:margin-top="0cm" fo:margin-bottom="0.201cm" style:contextual-spacing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07" style:family="paragraph" style:parent-style-name="Heading_20__23_4_20__28_2_29_">
      <loext:graphic-properties draw:fill="none" draw:fill-color="#ffffff"/>
      <style:paragraph-properties fo:margin-left="0cm" fo:margin-right="0cm" fo:margin-top="0cm" fo:margin-bottom="0.189cm" style:contextual-spacing="false" fo:text-align="start" style:justify-single-word="false" fo:keep-together="always" fo:orphans="0" fo:widows="0" fo:text-indent="0cm" style:auto-text-indent="false" fo:break-before="pag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08" style:family="paragraph" style:parent-style-name="Heading_20__23_4_20__28_2_29_">
      <loext:graphic-properties draw:fill="none" draw:fill-color="#ffffff"/>
      <style:paragraph-properties fo:margin-left="0cm" fo:margin-right="0cm" fo:margin-top="0cm" fo:margin-bottom="0.192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09" style:family="paragraph" style:parent-style-name="Heading_20__23_2" style:master-page-name="Converted9">
      <loext:graphic-properties draw:fill="none" draw:fill-color="#ffffff"/>
      <style:paragraph-properties fo:margin-left="0.318cm" fo:margin-right="0cm" fo:margin-top="0cm" fo:margin-bottom="0cm" style:contextual-spacing="false" fo:text-align="start" style:justify-single-word="false" fo:keep-together="always" fo:orphans="0" fo:widows="0" fo:text-indent="-0.318cm" style:auto-text-indent="false" style:page-number="273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10" style:family="paragraph" style:parent-style-name="Heading_20__23_2">
      <loext:graphic-properties draw:fill="none" draw:fill-color="#ffffff"/>
      <style:paragraph-properties fo:margin-left="0.318cm" fo:margin-right="0cm" fo:margin-top="0cm" fo:margin-bottom="0.206cm" style:contextual-spacing="false" fo:line-height="0.392cm" fo:text-align="start" style:justify-single-word="false" fo:keep-together="always" fo:orphans="0" fo:widows="0" fo:text-indent="-0.318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11" style:family="paragraph" style:parent-style-name="Heading_20__23_2">
      <loext:graphic-properties draw:fill="none" draw:fill-color="#ffffff"/>
      <style:paragraph-properties fo:margin-left="0.318cm" fo:margin-right="0cm" fo:margin-top="0cm" fo:margin-bottom="0cm" style:contextual-spacing="false" fo:line-height="0.392cm" fo:text-align="start" style:justify-single-word="false" fo:keep-together="always" fo:orphans="0" fo:widows="0" fo:text-indent="-0.318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12" style:family="paragraph" style:parent-style-name="Heading_20__23_2">
      <loext:graphic-properties draw:fill="none" draw:fill-color="#ffffff"/>
      <style:paragraph-properties fo:margin-left="0cm" fo:margin-right="0cm" fo:margin-top="0cm" fo:margin-bottom="0cm" style:contextual-spacing="false" fo:line-height="0.392cm" fo:text-align="justify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13" style:family="paragraph" style:parent-style-name="Heading_20__23_2">
      <loext:graphic-properties draw:fill="none" draw:fill-color="#ffffff"/>
      <style:paragraph-properties fo:margin-left="0cm" fo:margin-right="0cm" fo:margin-top="0cm" fo:margin-bottom="0.189cm" style:contextual-spacing="false" fo:line-height="0.392cm" fo:text-align="justify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14" style:family="paragraph" style:parent-style-name="Heading_20__23_2">
      <loext:graphic-properties draw:fill="none" draw:fill-color="#ffffff"/>
      <style:paragraph-properties fo:margin-left="0cm" fo:margin-right="0cm" fo:margin-top="0cm" fo:margin-bottom="0.224cm" style:contextual-spacing="false" fo:line-height="0.392cm" fo:text-align="justify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15" style:family="paragraph" style:parent-style-name="Body_20_text_20__28_9_29_">
      <loext:graphic-properties draw:fill="none" draw:fill-color="#ffffff"/>
      <style:paragraph-properties fo:margin-left="0cm" fo:margin-right="0cm" fo:margin-top="0cm" fo:margin-bottom="0.243cm" style:contextual-spacing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16" style:family="paragraph" style:parent-style-name="Body_20_text_20__28_10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0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17" style:family="paragraph" style:parent-style-name="Body_20_text_20__28_2_29_" style:list-style-name="WWNum1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</style:style>
    <style:style style:name="P218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219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2.066cm"/>
        </style:tab-stops>
      </style:paragraph-properties>
    </style:style>
    <style:style style:name="P220" style:family="paragraph" style:parent-style-name="Body_20_text_20__28_2_29_" style:list-style-name="WWNum31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5cm"/>
          <style:tab-stop style:position="2.05cm"/>
        </style:tab-stops>
      </style:paragraph-properties>
    </style:style>
    <style:style style:name="P221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  <style:tab-stop style:position="2.041cm"/>
        </style:tab-stops>
      </style:paragraph-properties>
    </style:style>
    <style:style style:name="P222" style:family="paragraph" style:parent-style-name="Body_20_text_20__28_2_29_" style:list-style-name="WWNum31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4cm"/>
          <style:tab-stop style:position="2.057cm"/>
        </style:tab-stops>
      </style:paragraph-properties>
    </style:style>
    <style:style style:name="P223" style:family="paragraph" style:parent-style-name="Body_20_text_20__28_2_29_" style:list-style-name="WWNum5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3cm"/>
        </style:tab-stops>
      </style:paragraph-properties>
    </style:style>
    <style:style style:name="P224" style:family="paragraph" style:parent-style-name="Body_20_text_20__28_2_29_" style:list-style-name="WWNum29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  <style:tab-stop style:position="2.078cm"/>
        </style:tab-stops>
      </style:paragraph-properties>
    </style:style>
    <style:style style:name="P225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2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27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28" style:family="paragraph" style:parent-style-name="Body_20_text_20__28_2_29_">
      <loext:graphic-properties draw:fill="none" draw:fill-color="#ffffff"/>
      <style:paragraph-properties fo:margin-left="0cm" fo:margin-right="0cm" fo:margin-top="0cm" fo:margin-bottom="0.744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29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30" style:family="paragraph" style:parent-style-name="Body_20_text_20__28_2_29_">
      <loext:graphic-properties draw:fill="none" draw:fill-color="#ffffff"/>
      <style:paragraph-properties fo:margin-left="0cm" fo:margin-right="0cm" fo:margin-top="0cm" fo:margin-bottom="0.78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31" style:family="paragraph" style:parent-style-name="Body_20_text_20__28_2_29_">
      <loext:graphic-properties draw:fill="none" draw:fill-color="#ffffff"/>
      <style:paragraph-properties fo:margin-left="0cm" fo:margin-right="0cm" fo:margin-top="0cm" fo:margin-bottom="0.758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32" style:family="paragraph" style:parent-style-name="Body_20_text_20__28_2_29_">
      <loext:graphic-properties draw:fill="none" draw:fill-color="#ffffff"/>
      <style:paragraph-properties fo:margin-left="0cm" fo:margin-right="0cm" fo:margin-top="0cm" fo:margin-bottom="0.206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33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34" style:family="paragraph" style:parent-style-name="Body_20_text_20__28_2_29_">
      <loext:graphic-properties draw:fill="none" draw:fill-color="#ffffff"/>
      <style:paragraph-properties fo:margin-left="0cm" fo:margin-right="0cm" fo:margin-top="0cm" fo:margin-bottom="0.208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35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36" style:family="paragraph" style:parent-style-name="Body_20_text_20__28_2_29_">
      <loext:graphic-properties draw:fill="none" draw:fill-color="#ffffff"/>
      <style:paragraph-properties fo:margin-left="0cm" fo:margin-right="4.022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37" style:family="paragraph" style:parent-style-name="Body_20_text_20__28_2_29_">
      <loext:graphic-properties draw:fill="none" draw:fill-color="#ffffff"/>
      <style:paragraph-properties fo:margin-left="0cm" fo:margin-right="5.292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38" style:family="paragraph" style:parent-style-name="Body_20_text_20__28_2_29_">
      <loext:graphic-properties draw:fill="none" draw:fill-color="#ffffff"/>
      <style:paragraph-properties fo:margin-left="0cm" fo:margin-right="1.764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39" style:family="paragraph" style:parent-style-name="Body_20_text_20__28_2_29_" style:list-style-name="WWNum23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40" style:family="paragraph" style:parent-style-name="Body_20_text_20__28_2_29_" style:list-style-name="WWNum27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41" style:family="paragraph" style:parent-style-name="Body_20_text_20__28_2_29_">
      <loext:graphic-properties draw:fill="none" draw:fill-color="#ffffff"/>
      <style:paragraph-properties fo:margin-left="0cm" fo:margin-right="5.221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42" style:family="paragraph" style:parent-style-name="Body_20_text_20__28_2_29_" style:list-style-name="WWNum41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43" style:family="paragraph" style:parent-style-name="Body_20_text_20__28_2_29_">
      <loext:graphic-properties draw:fill="none" draw:fill-color="#ffffff"/>
      <style:paragraph-properties fo:margin-left="0cm" fo:margin-right="0.67cm" fo:margin-top="0cm" fo:margin-bottom="0.169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44" style:family="paragraph" style:parent-style-name="Body_20_text_20__28_2_29_">
      <loext:graphic-properties draw:fill="none" draw:fill-color="#ffffff"/>
      <style:paragraph-properties fo:margin-left="0cm" fo:margin-right="5.468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3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45" style:family="paragraph" style:parent-style-name="Body_20_text_20__28_2_29_">
      <loext:graphic-properties draw:fill="none" draw:fill-color="#ffffff"/>
      <style:paragraph-properties fo:margin-left="0cm" fo:margin-right="5.644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3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46" style:family="paragraph" style:parent-style-name="Body_20_text_20__28_2_29_" style:list-style-name="WWNum61">
      <loext:graphic-properties draw:fill="none" draw:fill-color="#ffffff"/>
      <style:paragraph-properties fo:margin-left="0.282cm" fo:margin-right="1.799cm" fo:margin-top="0cm" fo:margin-bottom="0.215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9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47" style:family="paragraph" style:parent-style-name="Body_20_text_20__28_2_29_">
      <loext:graphic-properties draw:fill="none" draw:fill-color="#ffffff"/>
      <style:paragraph-properties fo:margin-left="0cm" fo:margin-right="5.468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48" style:family="paragraph" style:parent-style-name="Body_20_text_20__28_2_29_" style:list-style-name="WWNum83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cm" style:type="right"/>
          <style:tab-stop style:position="2.07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49" style:family="paragraph" style:parent-style-name="Body_20_text_20__28_2_29_">
      <loext:graphic-properties draw:fill="none" draw:fill-color="#ffffff"/>
      <style:paragraph-properties fo:margin-left="0cm" fo:margin-right="9.666cm" fo:margin-top="0cm" fo:margin-bottom="0.744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50" style:family="paragraph" style:parent-style-name="Body_20_text_20__28_2_29_" style:list-style-name="WWNum95">
      <loext:graphic-properties draw:fill="none" draw:fill-color="#ffffff"/>
      <style:paragraph-properties fo:margin-left="0cm" fo:margin-right="7.197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2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51" style:family="paragraph" style:parent-style-name="Body_20_text_20__28_2_29_">
      <loext:graphic-properties draw:fill="none" draw:fill-color="#ffffff"/>
      <style:paragraph-properties fo:margin-left="0cm" fo:margin-right="9.031cm" fo:margin-top="0cm" fo:margin-bottom="0.744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52" style:family="paragraph" style:parent-style-name="Body_20_text_20__28_2_29_">
      <loext:graphic-properties draw:fill="none" draw:fill-color="#ffffff"/>
      <style:paragraph-properties fo:margin-left="0cm" fo:margin-right="5.574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53" style:family="paragraph" style:parent-style-name="Body_20_text_20__28_2_29_" style:list-style-name="WWNum105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78cm" style:type="center"/>
          <style:tab-stop style:position="2.03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54" style:family="paragraph" style:parent-style-name="Body_20_text_20__28_2_29_">
      <loext:graphic-properties draw:fill="none" draw:fill-color="#ffffff"/>
      <style:paragraph-properties fo:margin-left="0cm" fo:margin-right="5.362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5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56" style:family="paragraph" style:parent-style-name="Body_20_text_20__28_2_29_">
      <loext:graphic-properties draw:fill="none" draw:fill-color="#ffffff"/>
      <style:paragraph-properties fo:margin-left="0cm" fo:margin-right="0cm" fo:margin-top="0cm" fo:margin-bottom="0.716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57" style:family="paragraph" style:parent-style-name="Body_20_text_20__28_2_29_">
      <loext:graphic-properties draw:fill="none" draw:fill-color="#ffffff"/>
      <style:paragraph-properties fo:margin-left="0cm" fo:margin-right="0cm" fo:margin-top="0cm" fo:margin-bottom="0.737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58" style:family="paragraph" style:parent-style-name="Body_20_text_20__28_2_29_">
      <loext:graphic-properties draw:fill="none" draw:fill-color="#ffffff"/>
      <style:paragraph-properties fo:margin-left="0cm" fo:margin-right="5.327cm" fo:margin-top="0cm" fo:margin-bottom="0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59" style:family="paragraph" style:parent-style-name="Body_20_text_20__28_2_29_" style:list-style-name="WWNum61">
      <loext:graphic-properties draw:fill="none" draw:fill-color="#ffffff"/>
      <style:paragraph-properties fo:margin-left="0.282cm" fo:margin-right="1.799cm" fo:margin-top="0cm" fo:margin-bottom="0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9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60" style:family="paragraph" style:parent-style-name="Body_20_text_20__28_2_29_" style:list-style-name="WWNum63">
      <loext:graphic-properties draw:fill="none" draw:fill-color="#ffffff"/>
      <style:paragraph-properties fo:margin-left="0.282cm" fo:margin-right="0cm" fo:margin-top="0cm" fo:margin-bottom="0.205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9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61" style:family="paragraph" style:parent-style-name="Body_20_text_20__28_2_29_">
      <loext:graphic-properties draw:fill="none" draw:fill-color="#ffffff"/>
      <style:paragraph-properties fo:margin-left="0.282cm" fo:margin-right="0cm" fo:margin-top="0cm" fo:margin-bottom="0.318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62" style:family="paragraph" style:parent-style-name="Body_20_text_20__28_2_29_">
      <loext:graphic-properties draw:fill="none" draw:fill-color="#ffffff"/>
      <style:paragraph-properties fo:margin-left="0.282cm" fo:margin-right="0cm" fo:margin-top="0cm" fo:margin-bottom="0.242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63" style:family="paragraph" style:parent-style-name="Body_20_text_20__28_2_29_">
      <loext:graphic-properties draw:fill="none" draw:fill-color="#ffffff"/>
      <style:paragraph-properties fo:margin-left="0cm" fo:margin-right="4.551cm" fo:margin-top="0cm" fo:margin-bottom="0.134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64" style:family="paragraph" style:parent-style-name="Body_20_text_20__28_2_29_">
      <loext:graphic-properties draw:fill="none" draw:fill-color="#ffffff"/>
      <style:paragraph-properties fo:margin-left="0.459cm" fo:margin-right="0cm" fo:margin-top="0cm" fo:margin-bottom="0cm" style:contextual-spacing="false" fo:line-height="0.36cm" fo:text-align="start" style:justify-single-word="false" fo:keep-together="auto" fo:orphans="0" fo:widows="0" fo:text-indent="-0.459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6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66" style:family="paragraph" style:parent-style-name="Body_20_text_20__28_2_29_" style:master-page-name="Converted7">
      <loext:graphic-properties draw:fill="none" draw:fill-color="#ffffff"/>
      <style:paragraph-properties fo:margin-left="0cm" fo:margin-right="0cm" fo:margin-top="0cm" fo:margin-bottom="0cm" style:contextual-spacing="false" fo:line-height="0.36cm" fo:text-align="justify" style:justify-single-word="false" fo:keep-together="auto" fo:orphans="0" fo:widows="0" fo:text-indent="0cm" style:auto-text-indent="false" style:page-number="269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67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68" style:family="paragraph" style:parent-style-name="Body_20_text_20__28_2_29_" style:list-style-name="WWNum49">
      <loext:graphic-properties draw:fill="none" draw:fill-color="#ffffff"/>
      <style:paragraph-properties fo:margin-left="0cm" fo:margin-right="0cm" fo:margin-top="0cm" fo:margin-bottom="0.166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6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  <style:tab-stop style:position="5.368cm" style:type="center"/>
          <style:tab-stop style:position="6.214cm" style:type="center"/>
          <style:tab-stop style:position="7.04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7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71" style:family="paragraph" style:parent-style-name="Body_20_text_20__28_2_29_">
      <loext:graphic-properties draw:fill="none" draw:fill-color="#ffffff"/>
      <style:paragraph-properties fo:margin-left="0.282cm" fo:margin-right="0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91cm"/>
          <style:tab-stop style:position="2.31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72" style:family="paragraph" style:parent-style-name="Body_20_text_20__28_2_29_" style:master-page-name="Converted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style:page-number="2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7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74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75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76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77" style:family="paragraph" style:parent-style-name="Body_20_text_20__28_2_29_">
      <loext:graphic-properties draw:fill="none" draw:fill-color="#ffffff"/>
      <style:paragraph-properties fo:margin-left="0cm" fo:margin-right="0cm" fo:margin-top="0cm" fo:margin-bottom="0.76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78" style:family="paragraph" style:parent-style-name="Body_20_text_20__28_2_29_">
      <loext:graphic-properties draw:fill="none" draw:fill-color="#ffffff"/>
      <style:paragraph-properties fo:margin-left="0cm" fo:margin-right="0cm" fo:margin-top="0cm" fo:margin-bottom="0.746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79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11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8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  <style:tab-stop style:position="7.006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81" style:family="paragraph" style:parent-style-name="Body_20_text_20__28_2_29_" style:list-style-name="WWNum1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5cm" style:type="right"/>
          <style:tab-stop style:position="2.03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82" style:family="paragraph" style:parent-style-name="Body_20_text_20__28_2_29_">
      <loext:graphic-properties draw:fill="none" draw:fill-color="#ffffff"/>
      <style:paragraph-properties fo:margin-left="0cm" fo:margin-right="0.423cm" fo:margin-top="0cm" fo:margin-bottom="0.183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8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  <style:tab-stop style:position="6.82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84" style:family="paragraph" style:parent-style-name="Body_20_text_20__28_2_29_" style:list-style-name="WWNum2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85" style:family="paragraph" style:parent-style-name="Body_20_text_20__28_2_29_" style:list-style-name="WWNum10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8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  <style:tab-stop style:position="7.082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87" style:family="paragraph" style:parent-style-name="Body_20_text_20__28_2_29_" style:list-style-name="WWNum2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75cm" style:type="right"/>
          <style:tab-stop style:position="3.067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8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1cm"/>
          <style:tab-stop style:position="7.033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8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90" style:family="paragraph" style:parent-style-name="Body_20_text_20__28_2_29_" style:list-style-name="WWNum2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reak-before="page" fo:background-color="transparent" fo:keep-with-next="auto" style:writing-mode="lr-tb">
        <style:tab-stops>
          <style:tab-stop style:position="0.68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9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95cm"/>
          <style:tab-stop style:position="7.1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9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  <style:tab-stop style:position="4.964cm" style:type="right"/>
          <style:tab-stop style:position="5.276cm"/>
          <style:tab-stop style:position="6.274cm"/>
          <style:tab-stop style:position="7.198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93" style:family="paragraph" style:parent-style-name="Body_20_text_20__28_2_29_" style:list-style-name="WWNum3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9cm" style:type="right"/>
          <style:tab-stop style:position="3.03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9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  <style:tab-stop style:position="4.964cm" style:type="right"/>
          <style:tab-stop style:position="5.343cm"/>
          <style:tab-stop style:position="6.38cm" style:type="center"/>
          <style:tab-stop style:position="7.198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9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  <style:tab-stop style:position="4.964cm" style:type="right"/>
          <style:tab-stop style:position="5.3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9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4.281cm"/>
          <style:tab-stop style:position="5.306cm" style:type="center"/>
          <style:tab-stop style:position="6.008cm" style:type="center"/>
          <style:tab-stop style:position="6.96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9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98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  <style:tab-stop style:position="2.03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29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4.625cm"/>
          <style:tab-stop style:position="5.306cm" style:type="center"/>
          <style:tab-stop style:position="6.128cm" style:type="center"/>
          <style:tab-stop style:position="6.96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00" style:family="paragraph" style:parent-style-name="Body_20_text_20__28_2_29_" style:list-style-name="WWNum43" style:master-page-name="Converted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style:page-number="267" fo:background-color="transparent" fo:keep-with-next="auto" style:writing-mode="lr-tb">
        <style:tab-stops>
          <style:tab-stop style:position="0.67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01" style:family="paragraph" style:parent-style-name="Body_20_text_20__28_2_29_" style:list-style-name="WWNum4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0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0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04" style:family="paragraph" style:parent-style-name="Body_20_text_20__28_2_29_">
      <loext:graphic-properties draw:fill="none" draw:fill-color="#ffffff"/>
      <style:paragraph-properties fo:margin-left="0cm" fo:margin-right="0.318cm" fo:margin-top="0cm" fo:margin-bottom="0.176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05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8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0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  <style:tab-stop style:position="7.168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07" style:family="paragraph" style:parent-style-name="Body_20_text_20__28_2_29_" style:list-style-name="WWNum4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  <style:tab-stop style:position="2.988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0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  <style:tab-stop style:position="7.366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09" style:family="paragraph" style:parent-style-name="Body_20_text_20__28_2_29_" style:list-style-name="WWNum4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1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1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  <style:tab-stop style:position="6.025cm" style:type="right"/>
          <style:tab-stop style:position="6.394cm"/>
          <style:tab-stop style:position="7.299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12" style:family="paragraph" style:parent-style-name="Body_20_text_20__28_2_29_" style:list-style-name="WWNum4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4.436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1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1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3cm"/>
          <style:tab-stop style:position="5.846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15" style:family="paragraph" style:parent-style-name="Body_20_text_20__28_2_29_" style:list-style-name="WWNum5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16" style:family="paragraph" style:parent-style-name="Body_20_text_20__28_2_29_" style:list-style-name="WWNum5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1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  <style:tab-stop style:position="7.04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18" style:family="paragraph" style:parent-style-name="Body_20_text_20__28_2_29_" style:list-style-name="WWNum55" style:master-page-name="Converted8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style:page-number="7" fo:background-color="transparent" fo:keep-with-next="auto" style:writing-mode="lr-tb">
        <style:tab-stops>
          <style:tab-stop style:position="1.469cm" style:type="right"/>
          <style:tab-stop style:position="3.12cm" style:type="right"/>
          <style:tab-stop style:position="3.471cm"/>
          <style:tab-stop style:position="4.149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1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3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20" style:family="paragraph" style:parent-style-name="Body_20_text_20__28_2_29_" style:list-style-name="WWNum5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3cm"/>
          <style:tab-stop style:position="3.12cm" style:type="right"/>
          <style:tab-stop style:position="3.477cm"/>
          <style:tab-stop style:position="4.149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21" style:family="paragraph" style:parent-style-name="Body_20_text_20__28_2_29_" style:list-style-name="WWNum5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69cm" style:type="right"/>
          <style:tab-stop style:position="3.12cm" style:type="right"/>
          <style:tab-stop style:position="3.484cm"/>
          <style:tab-stop style:position="4.149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22" style:family="paragraph" style:parent-style-name="Body_20_text_20__28_2_29_" style:list-style-name="WWNum5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23" style:family="paragraph" style:parent-style-name="Body_20_text_20__28_2_29_" style:list-style-name="WWNum6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1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2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6cm"/>
          <style:tab-stop style:position="4.909cm" style:type="right"/>
          <style:tab-stop style:position="5.251cm"/>
          <style:tab-stop style:position="6.033cm" style:type="center"/>
          <style:tab-stop style:position="7.43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2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2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2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  <style:tab-stop style:position="5.098cm" style:type="center"/>
          <style:tab-stop style:position="6.06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2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29" style:family="paragraph" style:parent-style-name="Body_20_text_20__28_2_29_" style:list-style-name="WWNum8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cm" style:type="right"/>
          <style:tab-stop style:position="2.07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30" style:family="paragraph" style:parent-style-name="Body_20_text_20__28_2_29_" style:list-style-name="WWNum8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cm" style:type="right"/>
          <style:tab-stop style:position="2.078cm"/>
          <style:tab-stop style:position="5.719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3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32" style:family="paragraph" style:parent-style-name="Body_20_text_20__28_2_29_" style:list-style-name="WWNum8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7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33" style:family="paragraph" style:parent-style-name="Body_20_text_20__28_2_29_" style:list-style-name="WWNum7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4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34" style:family="paragraph" style:parent-style-name="Body_20_text_20__28_2_29_" style:list-style-name="WWNum8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  <style:tab-stop style:position="2.07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3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  <style:tab-stop style:position="5.19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3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  <style:tab-stop style:position="5.20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3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38" style:family="paragraph" style:parent-style-name="Body_20_text_20__28_2_29_" style:list-style-name="WWNum73" style:master-page-name="Converted12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style:page-number="auto" fo:background-color="transparent" fo:keep-with-next="auto" style:writing-mode="lr-tb">
        <style:tab-stops>
          <style:tab-stop style:position="0.676cm"/>
          <style:tab-stop style:position="2.08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39" style:family="paragraph" style:parent-style-name="Body_20_text_20__28_2_29_" style:list-style-name="WWNum7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  <style:tab-stop style:position="2.08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4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  <style:tab-stop style:position="5.21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4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  <style:tab-stop style:position="5.233cm"/>
          <style:tab-stop style:position="6.359cm" style:type="center"/>
          <style:tab-stop style:position="7.29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42" style:family="paragraph" style:parent-style-name="Body_20_text_20__28_2_29_" style:list-style-name="WWNum9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91cm"/>
          <style:tab-stop style:position="2.07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43" style:family="paragraph" style:parent-style-name="Body_20_text_20__28_2_29_" style:list-style-name="WWNum9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26cm"/>
          <style:tab-stop style:position="2.08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4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5cm"/>
          <style:tab-stop style:position="6.126cm" style:type="center"/>
          <style:tab-stop style:position="6.749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45" style:family="paragraph" style:parent-style-name="Body_20_text_20__28_2_29_" style:list-style-name="WWNum9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64cm" style:type="center"/>
          <style:tab-stop style:position="2.9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4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88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47" style:family="paragraph" style:parent-style-name="Body_20_text_20__28_2_29_">
      <loext:graphic-properties draw:fill="none" draw:fill-color="#ffffff"/>
      <style:paragraph-properties fo:margin-left="0cm" fo:margin-right="0.282cm" fo:margin-top="0cm" fo:margin-bottom="0.141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48" style:family="paragraph" style:parent-style-name="Body_20_text_20__28_2_29_">
      <loext:graphic-properties draw:fill="none" draw:fill-color="#ffffff"/>
      <style:paragraph-properties fo:margin-left="0cm" fo:margin-right="0.282cm" fo:margin-top="0cm" fo:margin-bottom="0.175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49" style:family="paragraph" style:parent-style-name="Body_20_text_20__28_2_29_">
      <loext:graphic-properties draw:fill="none" draw:fill-color="#ffffff"/>
      <style:paragraph-properties fo:margin-left="0cm" fo:margin-right="0.282cm" fo:margin-top="0cm" fo:margin-bottom="0.18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50" style:family="paragraph" style:parent-style-name="Body_20_text_20__28_2_29_" style:list-style-name="WWNum9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64cm" style:type="center"/>
          <style:tab-stop style:position="4.748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5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52" style:family="paragraph" style:parent-style-name="Body_20_text_20__28_2_29_" style:list-style-name="WWNum10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78cm" style:type="center"/>
          <style:tab-stop style:position="2.03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5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  <style:tab-stop style:position="7.137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54" style:family="paragraph" style:parent-style-name="Body_20_text_20__28_2_29_" style:list-style-name="WWNum10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  <style:tab-stop style:position="2.05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5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2cm"/>
          <style:tab-stop style:position="4.68cm" style:type="center"/>
          <style:tab-stop style:position="5.272cm"/>
          <style:tab-stop style:position="6.385cm" style:type="center"/>
          <style:tab-stop style:position="7.183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5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5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2cm"/>
          <style:tab-stop style:position="4.653cm" style:type="center"/>
          <style:tab-stop style:position="5.209cm"/>
          <style:tab-stop style:position="6.304cm" style:type="center"/>
          <style:tab-stop style:position="7.183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58" style:family="paragraph" style:parent-style-name="Body_20_text_20__28_2_29_" style:list-style-name="WWNum11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6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59" style:family="paragraph" style:parent-style-name="Body_20_text_20__28_2_29_" style:list-style-name="WWNum11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6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6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61" style:family="paragraph" style:parent-style-name="Body_20_text_20__28_2_29_" style:list-style-name="WWNum5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69cm" style:type="center"/>
          <style:tab-stop style:position="2.08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6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  <style:tab-stop style:position="5.061cm" style:type="center"/>
          <style:tab-stop style:position="6.6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6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  <style:tab-stop style:position="7.133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6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  <style:tab-stop style:position="5.613cm" style:type="center"/>
          <style:tab-stop style:position="7.133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65" style:family="paragraph" style:parent-style-name="Body_20_text_20__28_2_29_" style:list-style-name="WWNum5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8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66" style:family="paragraph" style:parent-style-name="Body_20_text_20__28_2_29_" style:list-style-name="WWNum5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cm" style:type="center"/>
          <style:tab-stop style:position="2.08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6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6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6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70" style:family="paragraph" style:parent-style-name="Body_20_text_20__28_2_29_" style:list-style-name="WWNum11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71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7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73" style:family="paragraph" style:parent-style-name="Body_20_text_20__28_2_29_">
      <loext:graphic-properties draw:fill="none" draw:fill-color="#ffffff"/>
      <style:paragraph-properties fo:margin-left="0cm" fo:margin-right="0cm" fo:margin-top="0cm" fo:margin-bottom="0.21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74" style:family="paragraph" style:parent-style-name="Body_20_text_20__28_2_29_">
      <loext:graphic-properties draw:fill="none" draw:fill-color="#ffffff"/>
      <style:paragraph-properties fo:margin-left="0cm" fo:margin-right="0cm" fo:margin-top="0cm" fo:margin-bottom="0.74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75" style:family="paragraph" style:parent-style-name="Body_20_text_20__28_2_29_">
      <loext:graphic-properties draw:fill="none" draw:fill-color="#ffffff"/>
      <style:paragraph-properties fo:margin-left="0cm" fo:margin-right="0cm" fo:margin-top="0cm" fo:margin-bottom="0.79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76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77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78" style:family="paragraph" style:parent-style-name="Body_20_text_20__28_2_29_">
      <loext:graphic-properties draw:fill="none" draw:fill-color="#ffffff"/>
      <style:paragraph-properties fo:margin-left="0cm" fo:margin-right="0cm" fo:margin-top="0cm" fo:margin-bottom="0.593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79" style:family="paragraph" style:parent-style-name="Body_20_text_20__28_2_29_">
      <loext:graphic-properties draw:fill="none" draw:fill-color="#ffffff"/>
      <style:paragraph-properties fo:margin-left="0cm" fo:margin-right="0cm" fo:margin-top="0cm" fo:margin-bottom="0.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80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81" style:family="paragraph" style:parent-style-name="Body_20_text_20__28_2_29_" style:list-style-name="WWNum15">
      <loext:graphic-properties draw:fill="none" draw:fill-color="#ffffff"/>
      <style:paragraph-properties fo:margin-left="0cm" fo:margin-right="5.292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  <style:tab-stop style:position="2.96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82" style:family="paragraph" style:parent-style-name="Body_20_text_20__28_2_29_" style:list-style-name="WWNum21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83" style:family="paragraph" style:parent-style-name="Body_20_text_20__28_2_29_" style:list-style-name="WWNum23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04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84" style:family="paragraph" style:parent-style-name="Body_20_text_20__28_2_29_" style:list-style-name="WWNum39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85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  <style:tab-stop style:position="2.03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86" style:family="paragraph" style:parent-style-name="Body_20_text_20__28_2_29_">
      <loext:graphic-properties draw:fill="none" draw:fill-color="#ffffff"/>
      <style:paragraph-properties fo:margin-left="0cm" fo:margin-right="0.67cm" fo:margin-top="0cm" fo:margin-bottom="0.1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87" style:family="paragraph" style:parent-style-name="Body_20_text_20__28_2_29_">
      <loext:graphic-properties draw:fill="none" draw:fill-color="#ffffff"/>
      <style:paragraph-properties fo:margin-left="0cm" fo:margin-right="5.644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3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88" style:family="paragraph" style:parent-style-name="Body_20_text_20__28_2_29_">
      <loext:graphic-properties draw:fill="none" draw:fill-color="#ffffff"/>
      <style:paragraph-properties fo:margin-left="0cm" fo:margin-right="5.468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89" style:family="paragraph" style:parent-style-name="Body_20_text_20__28_2_29_" style:list-style-name="WWNum75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9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91" style:family="paragraph" style:parent-style-name="Body_20_text_20__28_2_29_" style:list-style-name="WWNum81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92" style:family="paragraph" style:parent-style-name="Body_20_text_20__28_2_29_" style:list-style-name="WWNum89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9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94" style:family="paragraph" style:parent-style-name="Body_20_text_20__28_2_29_">
      <loext:graphic-properties draw:fill="none" draw:fill-color="#ffffff"/>
      <style:paragraph-properties fo:margin-left="0cm" fo:margin-right="5.433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95" style:family="paragraph" style:parent-style-name="Body_20_text_20__28_2_29_">
      <loext:graphic-properties draw:fill="none" draw:fill-color="#ffffff"/>
      <style:paragraph-properties fo:margin-left="0cm" fo:margin-right="0.706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96" style:family="paragraph" style:parent-style-name="Body_20_text_20__28_2_29_">
      <loext:graphic-properties draw:fill="none" draw:fill-color="#ffffff"/>
      <style:paragraph-properties fo:margin-left="0cm" fo:margin-right="8.255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97" style:family="paragraph" style:parent-style-name="Body_20_text_20__28_2_29_">
      <loext:graphic-properties draw:fill="none" draw:fill-color="#ffffff"/>
      <style:paragraph-properties fo:margin-left="0cm" fo:margin-right="5.433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98" style:family="paragraph" style:parent-style-name="Body_20_text_20__28_2_29_">
      <loext:graphic-properties draw:fill="none" draw:fill-color="#ffffff"/>
      <style:paragraph-properties fo:margin-left="0cm" fo:margin-right="10.019cm" fo:margin-top="0cm" fo:margin-bottom="0.74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399" style:family="paragraph" style:parent-style-name="Body_20_text_20__28_2_29_">
      <loext:graphic-properties draw:fill="none" draw:fill-color="#ffffff"/>
      <style:paragraph-properties fo:margin-left="0cm" fo:margin-right="8.537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00" style:family="paragraph" style:parent-style-name="Body_20_text_20__28_2_29_">
      <loext:graphic-properties draw:fill="none" draw:fill-color="#ffffff"/>
      <style:paragraph-properties fo:margin-left="0cm" fo:margin-right="9.56cm" fo:margin-top="0cm" fo:margin-bottom="0.74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01" style:family="paragraph" style:parent-style-name="Body_20_text_20__28_2_29_">
      <loext:graphic-properties draw:fill="none" draw:fill-color="#ffffff"/>
      <style:paragraph-properties fo:margin-left="0cm" fo:margin-right="15.875cm" fo:margin-top="0cm" fo:margin-bottom="0.1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02" style:family="paragraph" style:parent-style-name="Body_20_text_20__28_2_29_" style:list-style-name="WWNum119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03" style:family="paragraph" style:parent-style-name="Body_20_text_20__28_2_29_" style:list-style-name="WWNum11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04" style:family="paragraph" style:parent-style-name="Body_20_text_20__28_2_29_" style:list-style-name="WWNum13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0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  <style:tab-stop style:position="5.1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0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0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reak-before="column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08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09" style:family="paragraph" style:parent-style-name="Body_20_text_20__28_2_29_">
      <loext:graphic-properties draw:fill="none" draw:fill-color="#ffffff"/>
      <style:paragraph-properties fo:margin-left="0cm" fo:margin-right="0cm" fo:margin-top="0cm" fo:margin-bottom="0.758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10" style:family="paragraph" style:parent-style-name="Body_20_text_20__28_2_29_">
      <loext:graphic-properties draw:fill="none" draw:fill-color="#ffffff"/>
      <style:paragraph-properties fo:margin-left="0cm" fo:margin-right="0cm" fo:margin-top="0cm" fo:margin-bottom="0.138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11" style:family="paragraph" style:parent-style-name="Body_20_text_20__28_2_29_">
      <loext:graphic-properties draw:fill="none" draw:fill-color="#ffffff"/>
      <style:paragraph-properties fo:margin-left="0cm" fo:margin-right="0cm" fo:margin-top="0cm" fo:margin-bottom="0.744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12" style:family="paragraph" style:parent-style-name="Body_20_text_20__28_2_29_">
      <loext:graphic-properties draw:fill="none" draw:fill-color="#ffffff"/>
      <style:paragraph-properties fo:margin-left="0cm" fo:margin-right="0cm" fo:margin-top="0cm" fo:margin-bottom="0.208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13" style:family="paragraph" style:parent-style-name="Body_20_text_20__28_2_29_">
      <loext:graphic-properties draw:fill="none" draw:fill-color="#ffffff"/>
      <style:paragraph-properties fo:margin-left="0cm" fo:margin-right="0.423cm" fo:margin-top="0cm" fo:margin-bottom="0.744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14" style:family="paragraph" style:parent-style-name="Body_20_text_20__28_2_29_">
      <loext:graphic-properties draw:fill="none" draw:fill-color="#ffffff"/>
      <style:paragraph-properties fo:margin-left="0cm" fo:margin-right="0.423cm" fo:margin-top="0cm" fo:margin-bottom="0.176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1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16" style:family="paragraph" style:parent-style-name="Body_20_text_20__28_2_29_" style:list-style-name="WWNum17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  <style:tab-stop style:position="2.03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1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18" style:family="paragraph" style:parent-style-name="Body_20_text_20__28_2_29_" style:list-style-name="WWNum19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5cm" style:type="right"/>
          <style:tab-stop style:position="2.03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1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1cm"/>
          <style:tab-stop style:position="7.033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20" style:family="paragraph" style:parent-style-name="Body_20_text_20__28_2_29_" style:list-style-name="WWNum25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2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22" style:family="paragraph" style:parent-style-name="Body_20_text_20__28_2_29_" style:list-style-name="WWNum25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75cm" style:type="right"/>
          <style:tab-stop style:position="3.067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23" style:family="paragraph" style:parent-style-name="Body_20_text_20__28_2_29_" style:list-style-name="WWNum25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75cm" style:type="right"/>
          <style:tab-stop style:position="4.517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24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  <style:tab-stop style:position="2.03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2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4.2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2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2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4.598cm"/>
          <style:tab-stop style:position="5.306cm" style:type="center"/>
          <style:tab-stop style:position="6.329cm" style:type="right"/>
          <style:tab-stop style:position="6.96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28" style:family="paragraph" style:parent-style-name="Body_20_text_20__28_2_29_" style:list-style-name="WWNum45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  <style:tab-stop style:position="4.572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29" style:family="paragraph" style:parent-style-name="Body_20_text_20__28_2_29_" style:list-style-name="WWNum45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  <style:tab-stop style:position="2.988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3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  <style:tab-stop style:position="5.406cm" style:type="center"/>
          <style:tab-stop style:position="6.144cm"/>
          <style:tab-stop style:position="7.098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31" style:family="paragraph" style:parent-style-name="Body_20_text_20__28_2_29_" style:list-style-name="WWNum47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3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  <style:tab-stop style:position="6.025cm" style:type="right"/>
          <style:tab-stop style:position="6.373cm"/>
          <style:tab-stop style:position="7.299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3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34" style:family="paragraph" style:parent-style-name="Body_20_text_20__28_2_29_" style:list-style-name="WWNum55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4cm"/>
          <style:tab-stop style:position="2.06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3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36" style:family="paragraph" style:parent-style-name="Body_20_text_20__28_2_29_" style:list-style-name="WWNum55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69cm" style:type="right"/>
          <style:tab-stop style:position="3.12cm" style:type="right"/>
          <style:tab-stop style:position="3.48cm"/>
          <style:tab-stop style:position="4.149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3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3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38" style:family="paragraph" style:parent-style-name="Body_20_text_20__28_2_29_" style:list-style-name="WWNum55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69cm" style:type="right"/>
          <style:tab-stop style:position="3.12cm" style:type="right"/>
          <style:tab-stop style:position="3.471cm"/>
          <style:tab-stop style:position="4.149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39" style:family="paragraph" style:parent-style-name="Body_20_text_20__28_2_29_" style:list-style-name="WWNum79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4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41" style:family="paragraph" style:parent-style-name="Body_20_text_20__28_2_29_" style:list-style-name="WWNum81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42" style:family="paragraph" style:parent-style-name="Body_20_text_20__28_2_29_" style:list-style-name="WWNum99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43" style:family="paragraph" style:parent-style-name="Body_20_text_20__28_2_29_" style:list-style-name="WWNum89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  <style:tab-stop style:position="2.07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44" style:family="paragraph" style:parent-style-name="Body_20_text_20__28_2_29_" style:list-style-name="WWNum61" style:master-page-name="Converted14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style:page-number="283" fo:background-color="transparent" fo:keep-with-next="auto" style:writing-mode="lr-tb">
        <style:tab-stops>
          <style:tab-stop style:position="0.626cm"/>
          <style:tab-stop style:position="2.08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4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26cm"/>
          <style:tab-stop style:position="2.08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46" style:family="paragraph" style:parent-style-name="Body_20_text_20__28_2_29_" style:list-style-name="WWNum95">
      <loext:graphic-properties draw:fill="none" draw:fill-color="#ffffff"/>
      <style:paragraph-properties fo:margin-left="0cm" fo:margin-right="0cm" fo:margin-top="0cm" fo:margin-bottom="0.744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8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47" style:family="paragraph" style:parent-style-name="Body_20_text_20__28_2_29_" style:list-style-name="WWNum115">
      <loext:graphic-properties draw:fill="none" draw:fill-color="#ffffff"/>
      <style:paragraph-properties fo:margin-left="0cm" fo:margin-right="0cm" fo:margin-top="0cm" fo:margin-bottom="0.173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8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4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64cm" style:type="center"/>
          <style:tab-stop style:position="4.748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49" style:family="paragraph" style:parent-style-name="Body_20_text_20__28_2_29_" style:list-style-name="WWNum101">
      <loext:graphic-properties draw:fill="none" draw:fill-color="#ffffff"/>
      <style:paragraph-properties fo:margin-left="0cm" fo:margin-right="0cm" fo:margin-top="0cm" fo:margin-bottom="0.141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6cm"/>
          <style:tab-stop style:position="1.99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50" style:family="paragraph" style:parent-style-name="Body_20_text_20__28_2_29_" style:list-style-name="WWNum101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5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52" style:family="paragraph" style:parent-style-name="Body_20_text_20__28_2_29_" style:list-style-name="WWNum103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5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54" style:family="paragraph" style:parent-style-name="Body_20_text_20__28_2_29_">
      <loext:graphic-properties draw:fill="none" draw:fill-color="#ffffff"/>
      <style:paragraph-properties fo:margin-left="0cm" fo:margin-right="0.318cm" fo:margin-top="0cm" fo:margin-bottom="0.173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55" style:family="paragraph" style:parent-style-name="Body_20_text_20__28_2_29_" style:list-style-name="WWNum103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2cm" style:type="right"/>
          <style:tab-stop style:position="2.07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5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57" style:family="paragraph" style:parent-style-name="Body_20_text_20__28_2_29_" style:list-style-name="WWNum105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78cm" style:type="center"/>
          <style:tab-stop style:position="2.03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5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  <style:tab-stop style:position="7.137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59" style:family="paragraph" style:parent-style-name="Body_20_text_20__28_2_29_">
      <loext:graphic-properties draw:fill="none" draw:fill-color="#ffffff"/>
      <style:paragraph-properties fo:margin-left="0cm" fo:margin-right="0.494cm" fo:margin-top="0cm" fo:margin-bottom="0.744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60" style:family="paragraph" style:parent-style-name="Body_20_text_20__28_2_29_" style:list-style-name="WWNum109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  <style:tab-stop style:position="2.05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6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2cm"/>
          <style:tab-stop style:position="4.688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6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63" style:family="paragraph" style:parent-style-name="Body_20_text_20__28_2_29_">
      <loext:graphic-properties draw:fill="none" draw:fill-color="#ffffff"/>
      <style:paragraph-properties fo:margin-left="0cm" fo:margin-right="0.282cm" fo:margin-top="0cm" fo:margin-bottom="0.176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64" style:family="paragraph" style:parent-style-name="Body_20_text_20__28_2_29_" style:list-style-name="WWNum113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6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65" style:family="paragraph" style:parent-style-name="Body_20_text_20__28_2_29_" style:list-style-name="WWNum115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69cm" style:type="center"/>
          <style:tab-stop style:position="2.08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6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  <style:tab-stop style:position="4.706cm" style:type="center"/>
          <style:tab-stop style:position="5.613cm" style:type="center"/>
          <style:tab-stop style:position="6.373cm" style:type="center"/>
          <style:tab-stop style:position="7.133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67" style:family="paragraph" style:parent-style-name="Body_20_text_20__28_2_29_" style:list-style-name="WWNum13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6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69" style:family="paragraph" style:parent-style-name="Body_20_text_20__28_2_29_" style:master-page-name="Converted16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style:page-number="15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70" style:family="paragraph" style:parent-style-name="Body_20_text_20__28_2_29_" style:master-page-name="Converted18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style:page-number="290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71" style:family="paragraph" style:parent-style-name="Body_20_text_20__28_2_29_">
      <loext:graphic-properties draw:fill="none" draw:fill-color="#ffffff"/>
      <style:paragraph-properties fo:margin-left="0cm" fo:margin-right="0cm" fo:margin-top="0cm" fo:margin-bottom="0.146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72" style:family="paragraph" style:parent-style-name="Body_20_text_20__28_2_29_">
      <loext:graphic-properties draw:fill="none" draw:fill-color="#ffffff"/>
      <style:paragraph-properties fo:margin-left="0cm" fo:margin-right="0cm" fo:margin-top="0cm" fo:margin-bottom="0.141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73" style:family="paragraph" style:parent-style-name="Body_20_text_20__28_2_29_">
      <loext:graphic-properties draw:fill="none" draw:fill-color="#ffffff"/>
      <style:paragraph-properties fo:margin-left="0cm" fo:margin-right="0cm" fo:margin-top="0cm" fo:margin-bottom="0.145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74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75" style:family="paragraph" style:parent-style-name="Body_20_text_20__28_2_29_">
      <loext:graphic-properties draw:fill="none" draw:fill-color="#ffffff"/>
      <style:paragraph-properties fo:margin-left="0cm" fo:margin-right="0cm" fo:margin-top="0cm" fo:margin-bottom="0.247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76" style:family="paragraph" style:parent-style-name="Body_20_text_20__28_2_29_">
      <loext:graphic-properties draw:fill="none" draw:fill-color="#ffffff"/>
      <style:paragraph-properties fo:margin-left="0cm" fo:margin-right="0cm" fo:margin-top="0cm" fo:margin-bottom="0.164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77" style:family="paragraph" style:parent-style-name="Body_20_text_20__28_2_29_">
      <loext:graphic-properties draw:fill="none" draw:fill-color="#ffffff"/>
      <style:paragraph-properties fo:margin-left="0cm" fo:margin-right="0cm" fo:margin-top="0cm" fo:margin-bottom="0.75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78" style:family="paragraph" style:parent-style-name="Body_20_text_20__28_2_29_">
      <loext:graphic-properties draw:fill="none" draw:fill-color="#ffffff"/>
      <style:paragraph-properties fo:margin-left="0cm" fo:margin-right="0cm" fo:margin-top="0cm" fo:margin-bottom="0.153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79" style:family="paragraph" style:parent-style-name="Body_20_text_20__28_2_29_">
      <loext:graphic-properties draw:fill="none" draw:fill-color="#ffffff"/>
      <style:paragraph-properties fo:margin-left="0cm" fo:margin-right="0cm" fo:margin-top="0cm" fo:margin-bottom="0.115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80" style:family="paragraph" style:parent-style-name="Body_20_text_20__28_2_29_">
      <loext:graphic-properties draw:fill="none" draw:fill-color="#ffffff"/>
      <style:paragraph-properties fo:margin-left="0cm" fo:margin-right="0cm" fo:margin-top="0cm" fo:margin-bottom="0.111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81" style:family="paragraph" style:parent-style-name="Body_20_text_20__28_2_29_">
      <loext:graphic-properties draw:fill="none" draw:fill-color="#ffffff"/>
      <style:paragraph-properties fo:margin-left="0cm" fo:margin-right="0cm" fo:margin-top="0cm" fo:margin-bottom="0.109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82" style:family="paragraph" style:parent-style-name="Body_20_text_20__28_2_29_">
      <loext:graphic-properties draw:fill="none" draw:fill-color="#ffffff"/>
      <style:paragraph-properties fo:margin-left="0cm" fo:margin-right="0cm" fo:margin-top="0cm" fo:margin-bottom="0.15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83" style:family="paragraph" style:parent-style-name="Body_20_text_20__28_2_29_">
      <loext:graphic-properties draw:fill="none" draw:fill-color="#ffffff"/>
      <style:paragraph-properties fo:margin-left="0cm" fo:margin-right="0cm" fo:margin-top="0cm" fo:margin-bottom="0.785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84" style:family="paragraph" style:parent-style-name="Body_20_text_20__28_2_29_">
      <loext:graphic-properties draw:fill="none" draw:fill-color="#ffffff"/>
      <style:paragraph-properties fo:margin-left="0cm" fo:margin-right="0cm" fo:margin-top="0cm" fo:margin-bottom="0.182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85" style:family="paragraph" style:parent-style-name="Body_20_text_20__28_2_29_">
      <loext:graphic-properties draw:fill="none" draw:fill-color="#ffffff"/>
      <style:paragraph-properties fo:margin-left="0cm" fo:margin-right="0cm" fo:margin-top="0cm" fo:margin-bottom="0.764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86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8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87" style:family="paragraph" style:parent-style-name="Body_20_text_20__28_2_29_" style:list-style-name="WWNum55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4cm"/>
          <style:tab-stop style:position="2.06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88" style:family="paragraph" style:parent-style-name="Body_20_text_20__28_2_29_">
      <loext:graphic-properties draw:fill="none" draw:fill-color="#ffffff"/>
      <style:paragraph-properties fo:margin-left="0.318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89" style:family="paragraph" style:parent-style-name="Body_20_text_20__28_2_29_" style:list-style-name="WWNum73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90" style:family="paragraph" style:parent-style-name="Body_20_text_20__28_2_29_" style:list-style-name="WWNum79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91" style:family="paragraph" style:parent-style-name="Body_20_text_20__28_2_29_" style:list-style-name="WWNum77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reak-before="column" fo:background-color="transparent" fo:keep-with-next="auto" style:writing-mode="lr-tb">
        <style:tab-stops>
          <style:tab-stop style:position="0.665cm"/>
          <style:tab-stop style:position="2.04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92" style:family="paragraph" style:parent-style-name="Body_20_text_20__28_2_29_" style:list-style-name="WWNum83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503cm" style:type="right"/>
          <style:tab-stop style:position="2.08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93" style:family="paragraph" style:parent-style-name="Body_20_text_20__28_2_29_" style:list-style-name="WWNum85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53cm" style:type="center"/>
          <style:tab-stop style:position="2.07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94" style:family="paragraph" style:parent-style-name="Body_20_text_20__28_2_29_" style:list-style-name="WWNum93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0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95" style:family="paragraph" style:parent-style-name="Body_20_text_20__28_2_29_" style:list-style-name="WWNum101">
      <loext:graphic-properties draw:fill="none" draw:fill-color="#ffffff"/>
      <style:paragraph-properties fo:margin-left="0cm" fo:margin-right="0cm" fo:margin-top="0cm" fo:margin-bottom="0.122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6cm"/>
          <style:tab-stop style:position="1.99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96" style:family="paragraph" style:parent-style-name="Body_20_text_20__28_2_29_" style:list-style-name="WWNum103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2cm" style:type="right"/>
          <style:tab-stop style:position="2.07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97" style:family="paragraph" style:parent-style-name="Body_20_text_20__28_2_29_" style:list-style-name="WWNum67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98" style:family="paragraph" style:parent-style-name="Body_20_text_20__28_2_29_" style:list-style-name="WWNum107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3.173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499" style:family="paragraph" style:parent-style-name="Body_20_text_20__28_2_29_">
      <loext:graphic-properties draw:fill="none" draw:fill-color="#ffffff"/>
      <style:paragraph-properties fo:margin-left="0cm" fo:margin-right="0cm" fo:margin-top="0cm" fo:margin-bottom="0.75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00" style:family="paragraph" style:parent-style-name="Body_20_text_20__28_2_29_" style:master-page-name="Converted10">
      <loext:graphic-properties draw:fill="none" draw:fill-color="#ffffff"/>
      <style:paragraph-properties fo:margin-left="0cm" fo:margin-right="0cm" fo:margin-top="0cm" fo:margin-bottom="0cm" style:contextual-spacing="false" fo:line-height="0.332cm" fo:text-align="start" style:justify-single-word="false" fo:keep-together="auto" fo:orphans="0" fo:widows="0" fo:text-indent="0cm" style:auto-text-indent="false" style:page-number="275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0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02" style:family="paragraph" style:parent-style-name="Body_20_text_20__28_2_29_">
      <loext:graphic-properties draw:fill="none" draw:fill-color="#ffffff"/>
      <style:paragraph-properties fo:margin-left="0cm" fo:margin-right="0cm" fo:margin-top="0cm" fo:margin-bottom="0.633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03" style:family="paragraph" style:parent-style-name="Body_20_text_20__28_2_29_">
      <loext:graphic-properties draw:fill="none" draw:fill-color="#ffffff"/>
      <style:paragraph-properties fo:margin-left="0cm" fo:margin-right="0cm" fo:margin-top="0cm" fo:margin-bottom="0.146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04" style:family="paragraph" style:parent-style-name="Body_20_text_20__28_2_29_" style:list-style-name="WWNum23">
      <loext:graphic-properties draw:fill="none" draw:fill-color="#ffffff"/>
      <style:paragraph-properties fo:margin-left="0cm" fo:margin-right="0cm" fo:margin-top="0cm" fo:margin-bottom="0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04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05" style:family="paragraph" style:parent-style-name="Body_20_text_20__28_2_29_">
      <loext:graphic-properties draw:fill="none" draw:fill-color="#ffffff"/>
      <style:paragraph-properties fo:margin-left="0.282cm" fo:margin-right="0cm" fo:margin-top="0cm" fo:margin-bottom="0.185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06" style:family="paragraph" style:parent-style-name="Body_20_text_20__28_2_29_">
      <loext:graphic-properties draw:fill="none" draw:fill-color="#ffffff"/>
      <style:paragraph-properties fo:margin-left="0.282cm" fo:margin-right="0cm" fo:margin-top="0cm" fo:margin-bottom="0.764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07" style:family="paragraph" style:parent-style-name="Body_20_text_20__28_2_29_">
      <loext:graphic-properties draw:fill="none" draw:fill-color="#ffffff"/>
      <style:paragraph-properties fo:margin-left="0.282cm" fo:margin-right="0cm" fo:margin-top="0cm" fo:margin-bottom="0.162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08" style:family="paragraph" style:parent-style-name="Body_20_text_20__28_2_29_">
      <loext:graphic-properties draw:fill="none" draw:fill-color="#ffffff"/>
      <style:paragraph-properties fo:margin-left="0.282cm" fo:margin-right="0cm" fo:margin-top="0cm" fo:margin-bottom="0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09" style:family="paragraph" style:parent-style-name="Body_20_text_20__28_2_29_" style:list-style-name="WWNum63">
      <loext:graphic-properties draw:fill="none" draw:fill-color="#ffffff"/>
      <style:paragraph-properties fo:margin-left="0.282cm" fo:margin-right="0cm" fo:margin-top="0cm" fo:margin-bottom="0.189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9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10" style:family="paragraph" style:parent-style-name="Body_20_text_20__28_2_29_" style:list-style-name="WWNum65">
      <loext:graphic-properties draw:fill="none" draw:fill-color="#ffffff"/>
      <style:paragraph-properties fo:margin-left="0.282cm" fo:margin-right="0cm" fo:margin-top="0cm" fo:margin-bottom="0.212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91cm"/>
          <style:tab-stop style:position="2.31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11" style:family="paragraph" style:parent-style-name="Body_20_text_20__28_2_29_">
      <loext:graphic-properties draw:fill="none" draw:fill-color="#ffffff"/>
      <style:paragraph-properties fo:margin-left="0.318cm" fo:margin-right="0cm" fo:margin-top="0cm" fo:margin-bottom="0cm" style:contextual-spacing="false" fo:line-height="0.332cm" fo:text-align="start" style:justify-single-word="false" fo:keep-together="auto" fo:orphans="0" fo:widows="0" fo:text-indent="-0.318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12" style:family="paragraph" style:parent-style-name="Body_20_text_20__28_2_29_">
      <loext:graphic-properties draw:fill="none" draw:fill-color="#ffffff"/>
      <style:paragraph-properties fo:margin-left="0.318cm" fo:margin-right="0cm" fo:margin-top="0cm" fo:margin-bottom="0.693cm" style:contextual-spacing="false" fo:line-height="0.332cm" fo:text-align="start" style:justify-single-word="false" fo:keep-together="auto" fo:orphans="0" fo:widows="0" fo:text-indent="-0.318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13" style:family="paragraph" style:parent-style-name="Body_20_text_20__28_2_29_" style:list-style-name="WWNum81">
      <loext:graphic-properties draw:fill="none" draw:fill-color="#ffffff"/>
      <style:paragraph-properties fo:margin-left="0cm" fo:margin-right="0cm" fo:margin-top="0cm" fo:margin-bottom="0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14" style:family="paragraph" style:parent-style-name="Body_20_text_20__28_2_29_" style:list-style-name="WWNum83">
      <loext:graphic-properties draw:fill="none" draw:fill-color="#ffffff"/>
      <style:paragraph-properties fo:margin-left="0cm" fo:margin-right="0cm" fo:margin-top="0cm" fo:margin-bottom="0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8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15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1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  <style:tab-stop style:position="7.006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1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18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19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20" style:family="paragraph" style:parent-style-name="Body_20_text_20__28_2_29_" style:list-style-name="WWNum23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2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22" style:family="paragraph" style:parent-style-name="Body_20_text_20__28_2_29_" style:list-style-name="WWNum39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9cm" style:type="right"/>
          <style:tab-stop style:position="4.581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2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  <style:tab-stop style:position="5.144cm"/>
          <style:tab-stop style:position="6.232cm"/>
          <style:tab-stop style:position="7.198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24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2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reak-before="page" fo:background-color="transparent" fo:keep-with-next="auto" style:writing-mode="lr-tb">
        <style:tab-stops>
          <style:tab-stop style:position="0.67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26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8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2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  <style:tab-stop style:position="6.6cm" style:type="right"/>
          <style:tab-stop style:position="7.168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28" style:family="paragraph" style:parent-style-name="Body_20_text_20__28_2_29_" style:list-style-name="WWNum47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4.436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2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4.436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3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3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3cm"/>
          <style:tab-stop style:position="5.47cm" style:type="center"/>
          <style:tab-stop style:position="6.994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32" style:family="paragraph" style:parent-style-name="Body_20_text_20__28_2_29_" style:list-style-name="WWNum49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33" style:family="paragraph" style:parent-style-name="Body_20_text_20__28_2_29_" style:list-style-name="WWNum77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  <style:tab-stop style:position="2.09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3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9cm"/>
          <style:tab-stop style:position="6.244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3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3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9cm"/>
          <style:tab-stop style:position="7.184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37" style:family="paragraph" style:parent-style-name="Body_20_text_20__28_2_29_" style:list-style-name="WWNum87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7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38" style:family="paragraph" style:parent-style-name="Body_20_text_20__28_2_29_" style:list-style-name="WWNum105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78cm" style:type="center"/>
          <style:tab-stop style:position="2.03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3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  <style:tab-stop style:position="7.137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40" style:family="paragraph" style:parent-style-name="Body_20_text_20__28_2_29_" style:list-style-name="WWNum67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5.165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4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  <style:tab-stop style:position="4.665cm"/>
          <style:tab-stop style:position="7.186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4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4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2cm"/>
          <style:tab-stop style:position="7.183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4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9cm"/>
          <style:tab-stop style:position="7.077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45" style:family="paragraph" style:parent-style-name="Body_20_text_20__28_2_29_" style:list-style-name="WWNum117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4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47" style:family="paragraph" style:parent-style-name="Body_20_text_20__28_2_29_">
      <loext:graphic-properties draw:fill="none" draw:fill-color="#ffffff"/>
      <style:paragraph-properties fo:margin-left="0cm" fo:margin-right="0.282cm" fo:margin-top="0cm" fo:margin-bottom="0.176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4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49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50" style:family="paragraph" style:parent-style-name="Body_20_text_20__28_2_29_" style:list-style-name="WWNum83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8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51" style:family="paragraph" style:parent-style-name="Body_20_text_20__28_2_29_">
      <loext:graphic-properties draw:fill="none" draw:fill-color="#ffffff"/>
      <style:paragraph-properties fo:margin-left="0cm" fo:margin-right="6.279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52" style:family="paragraph" style:parent-style-name="Body_20_text_20__28_2_29_">
      <loext:graphic-properties draw:fill="none" draw:fill-color="#ffffff"/>
      <style:paragraph-properties fo:margin-left="0cm" fo:margin-right="5.468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53" style:family="paragraph" style:parent-style-name="Body_20_text_20__28_2_29_" style:list-style-name="WWNum111">
      <loext:graphic-properties draw:fill="none" draw:fill-color="#ffffff"/>
      <style:paragraph-properties fo:margin-left="0cm" fo:margin-right="8.431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54" style:family="paragraph" style:parent-style-name="Body_20_text_20__28_2_29_">
      <loext:graphic-properties draw:fill="none" draw:fill-color="#ffffff"/>
      <style:paragraph-properties fo:margin-left="0cm" fo:margin-right="16.051cm" fo:margin-top="0cm" fo:margin-bottom="0.18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55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5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5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reak-before="column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58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59" style:family="paragraph" style:parent-style-name="Body_20_text_20__28_2_29_">
      <loext:graphic-properties draw:fill="none" draw:fill-color="#ffffff"/>
      <style:paragraph-properties fo:margin-left="0cm" fo:margin-right="0cm" fo:margin-top="0cm" fo:margin-bottom="0.273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60" style:family="paragraph" style:parent-style-name="Body_20_text_20__28_2_29_">
      <loext:graphic-properties draw:fill="none" draw:fill-color="#ffffff"/>
      <style:paragraph-properties fo:margin-left="0cm" fo:margin-right="2.117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61" style:family="paragraph" style:parent-style-name="Body_20_text_20__28_2_29_" style:list-style-name="WWNum19" style:master-page-name="Converted3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style:page-number="263" fo:background-color="transparent" fo:keep-with-next="auto" style:writing-mode="lr-tb">
        <style:tab-stops>
          <style:tab-stop style:position="0.67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62" style:family="paragraph" style:parent-style-name="Body_20_text_20__28_2_29_">
      <loext:graphic-properties draw:fill="none" draw:fill-color="#ffffff"/>
      <style:paragraph-properties fo:margin-left="0cm" fo:margin-right="0.67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63" style:family="paragraph" style:parent-style-name="Body_20_text_20__28_2_29_">
      <loext:graphic-properties draw:fill="none" draw:fill-color="#ffffff"/>
      <style:paragraph-properties fo:margin-left="0cm" fo:margin-right="10.372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64" style:family="paragraph" style:parent-style-name="Body_20_text_20__28_2_29_" style:list-style-name="WWNum61">
      <loext:graphic-properties draw:fill="none" draw:fill-color="#ffffff"/>
      <style:paragraph-properties fo:margin-left="0.282cm" fo:margin-right="1.799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9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65" style:family="paragraph" style:parent-style-name="Body_20_text_20__28_2_29_" style:list-style-name="WWNum65">
      <loext:graphic-properties draw:fill="none" draw:fill-color="#ffffff"/>
      <style:paragraph-properties fo:margin-left="0.282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91cm"/>
          <style:tab-stop style:position="2.31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66" style:family="paragraph" style:parent-style-name="Body_20_text_20__28_2_29_">
      <loext:graphic-properties draw:fill="none" draw:fill-color="#ffffff"/>
      <style:paragraph-properties fo:margin-left="0.282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67" style:family="paragraph" style:parent-style-name="Body_20_text_20__28_2_29_">
      <loext:graphic-properties draw:fill="none" draw:fill-color="#ffffff"/>
      <style:paragraph-properties fo:margin-left="0.282cm" fo:margin-right="0cm" fo:margin-top="0cm" fo:margin-bottom="0.229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68" style:family="paragraph" style:parent-style-name="Body_20_text_20__28_2_29_" style:list-style-name="WWNum65">
      <loext:graphic-properties draw:fill="none" draw:fill-color="#ffffff"/>
      <style:paragraph-properties fo:margin-left="0cm" fo:margin-right="5.786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69" style:family="paragraph" style:parent-style-name="Body_20_text_20__28_2_29_">
      <loext:graphic-properties draw:fill="none" draw:fill-color="#ffffff"/>
      <style:paragraph-properties fo:margin-left="0cm" fo:margin-right="10.795cm" fo:margin-top="0cm" fo:margin-bottom="0.741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7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71" style:family="paragraph" style:parent-style-name="Body_20_text_20__28_2_29_">
      <loext:graphic-properties draw:fill="none" draw:fill-color="#ffffff"/>
      <style:paragraph-properties fo:margin-left="0cm" fo:margin-right="8.431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72" style:family="paragraph" style:parent-style-name="Body_20_text_20__28_2_29_">
      <loext:graphic-properties draw:fill="none" draw:fill-color="#ffffff"/>
      <style:paragraph-properties fo:margin-left="0cm" fo:margin-right="1.905cm" fo:margin-top="0cm" fo:margin-bottom="0.169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7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7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reak-before="column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75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76" style:family="paragraph" style:parent-style-name="Body_20_text_20__28_2_29_">
      <loext:graphic-properties draw:fill="none" draw:fill-color="#ffffff"/>
      <style:paragraph-properties fo:margin-left="0cm" fo:margin-right="0cm" fo:margin-top="0cm" fo:margin-bottom="0.741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77" style:family="paragraph" style:parent-style-name="Body_20_text_20__28_2_29_">
      <loext:graphic-properties draw:fill="none" draw:fill-color="#ffffff"/>
      <style:paragraph-properties fo:margin-left="0cm" fo:margin-right="0.423cm" fo:margin-top="0cm" fo:margin-bottom="0.169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78" style:family="paragraph" style:parent-style-name="Body_20_text_20__28_2_29_" style:list-style-name="WWNum19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5cm" style:type="right"/>
          <style:tab-stop style:position="2.03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79" style:family="paragraph" style:parent-style-name="Body_20_text_20__28_2_29_" style:list-style-name="WWNum59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80" style:family="paragraph" style:parent-style-name="Body_20_text_20__28_2_29_" style:list-style-name="WWNum61">
      <loext:graphic-properties draw:fill="none" draw:fill-color="#ffffff"/>
      <style:paragraph-properties fo:margin-left="0.282cm" fo:margin-right="9.843cm" fo:margin-top="0cm" fo:margin-bottom="0.219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9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81" style:family="paragraph" style:parent-style-name="Body_20_text_20__28_2_29_" style:list-style-name="WWNum65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1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8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6cm"/>
          <style:tab-stop style:position="4.909cm" style:type="right"/>
          <style:tab-stop style:position="5.281cm"/>
          <style:tab-stop style:position="6.288cm" style:type="center"/>
          <style:tab-stop style:position="6.83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8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8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  <style:tab-stop style:position="5.098cm" style:type="center"/>
          <style:tab-stop style:position="6.04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8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8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8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8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  <style:tab-stop style:position="4.60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89" style:family="paragraph" style:parent-style-name="Body_20_text_20__28_2_29_" style:list-style-name="WWNum91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92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90" style:family="paragraph" style:parent-style-name="Body_20_text_20__28_2_29_" style:list-style-name="WWNum91">
      <loext:graphic-properties draw:fill="none" draw:fill-color="#ffffff"/>
      <style:paragraph-properties fo:margin-left="0cm" fo:margin-right="0cm" fo:margin-top="0cm" fo:margin-bottom="0.776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92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9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9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93" style:family="paragraph" style:parent-style-name="Body_20_text_20__28_2_29_">
      <loext:graphic-properties draw:fill="none" draw:fill-color="#ffffff"/>
      <style:paragraph-properties fo:margin-left="0cm" fo:margin-right="0.494cm" fo:margin-top="0cm" fo:margin-bottom="0.205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94" style:family="paragraph" style:parent-style-name="Body_20_text_20__28_2_29_">
      <loext:graphic-properties draw:fill="none" draw:fill-color="#ffffff"/>
      <style:paragraph-properties fo:margin-left="0cm" fo:margin-right="0.282cm" fo:margin-top="0cm" fo:margin-bottom="0.79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9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96" style:family="paragraph" style:parent-style-name="Body_20_text_20__28_2_29_">
      <loext:graphic-properties draw:fill="none" draw:fill-color="#ffffff"/>
      <style:paragraph-properties fo:margin-left="0cm" fo:margin-right="0cm" fo:margin-top="0cm" fo:margin-bottom="0.767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97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98" style:family="paragraph" style:parent-style-name="Body_20_text_20__28_2_29_">
      <loext:graphic-properties draw:fill="none" draw:fill-color="#ffffff"/>
      <style:paragraph-properties fo:margin-left="0cm" fo:margin-right="5.398cm" fo:margin-top="0cm" fo:margin-bottom="0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599" style:family="paragraph" style:parent-style-name="Body_20_text_20__28_2_29_">
      <loext:graphic-properties draw:fill="none" draw:fill-color="#ffffff"/>
      <style:paragraph-properties fo:margin-left="0cm" fo:margin-right="0.318cm" fo:margin-top="0cm" fo:margin-bottom="0.18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0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0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02" style:family="paragraph" style:parent-style-name="Body_20_text_20__28_2_29_" style:list-style-name="WWNum83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503cm" style:type="right"/>
          <style:tab-stop style:position="2.088cm"/>
          <style:tab-stop style:position="3.722cm" style:type="right"/>
          <style:tab-stop style:position="4.179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03" style:family="paragraph" style:parent-style-name="Body_20_text_20__28_2_29_" style:list-style-name="WWNum67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4.609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04" style:family="paragraph" style:parent-style-name="Body_20_text_20__28_2_29_" style:list-style-name="WWNum107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4.609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0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0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  <style:tab-stop style:position="5.216cm"/>
          <style:tab-stop style:position="6.163cm" style:type="center"/>
          <style:tab-stop style:position="6.705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0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08" style:family="paragraph" style:parent-style-name="Body_20_text_20__28_2_29_">
      <loext:graphic-properties draw:fill="none" draw:fill-color="#ffffff"/>
      <style:paragraph-properties fo:margin-left="0cm" fo:margin-right="0cm" fo:margin-top="0cm" fo:margin-bottom="0.196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09" style:family="paragraph" style:parent-style-name="Body_20_text_20__28_2_29_" style:list-style-name="WWNum61">
      <loext:graphic-properties draw:fill="none" draw:fill-color="#ffffff"/>
      <style:paragraph-properties fo:margin-left="0.282cm" fo:margin-right="1.799cm" fo:margin-top="0cm" fo:margin-bottom="0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9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10" style:family="paragraph" style:parent-style-name="Body_20_text_20__28_2_29_">
      <loext:graphic-properties draw:fill="none" draw:fill-color="#ffffff"/>
      <style:paragraph-properties fo:margin-left="0cm" fo:margin-right="0cm" fo:margin-top="0cm" fo:margin-bottom="0.138cm" style:contextual-spacing="false" fo:line-height="0.356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1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436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12" style:family="paragraph" style:parent-style-name="Body_20_text_20__28_2_29_">
      <loext:graphic-properties draw:fill="none" draw:fill-color="#ffffff"/>
      <style:paragraph-properties fo:margin-left="0cm" fo:margin-right="0cm" fo:margin-top="0cm" fo:margin-bottom="0.746cm" style:contextual-spacing="false" fo:line-height="0.415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13" style:family="paragraph" style:parent-style-name="Body_20_text_20__28_2_29_">
      <loext:graphic-properties draw:fill="none" draw:fill-color="#ffffff"/>
      <style:paragraph-properties fo:margin-left="0cm" fo:margin-right="0cm" fo:margin-top="0cm" fo:margin-bottom="0.183cm" style:contextual-spacing="false" fo:line-height="0.385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14" style:family="paragraph" style:parent-style-name="Body_20_text_20__28_2_29_">
      <loext:graphic-properties draw:fill="none" draw:fill-color="#ffffff"/>
      <style:paragraph-properties fo:margin-left="0cm" fo:margin-right="0cm" fo:margin-top="0cm" fo:margin-bottom="0.183cm" style:contextual-spacing="false" fo:line-height="0.385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15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85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16" style:family="paragraph" style:parent-style-name="Body_20_text_20__28_2_29_">
      <loext:graphic-properties draw:fill="none" draw:fill-color="#ffffff"/>
      <style:paragraph-properties fo:margin-left="0cm" fo:margin-right="0cm" fo:margin-top="0cm" fo:margin-bottom="0.219cm" style:contextual-spacing="false" fo:line-height="0.385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1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5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18" style:family="paragraph" style:parent-style-name="Body_20_text_20__28_2_29_">
      <loext:graphic-properties draw:fill="none" draw:fill-color="#ffffff"/>
      <style:paragraph-properties fo:margin-left="0cm" fo:margin-right="6.632cm" fo:margin-top="0cm" fo:margin-bottom="0cm" style:contextual-spacing="false" fo:line-height="0.55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19" style:family="paragraph" style:parent-style-name="Body_20_text_20__28_2_29_">
      <loext:graphic-properties draw:fill="none" draw:fill-color="#ffffff"/>
      <style:paragraph-properties fo:margin-left="0.318cm" fo:margin-right="0cm" fo:margin-top="0cm" fo:margin-bottom="0cm" style:contextual-spacing="false" fo:line-height="0.55cm" fo:text-align="start" style:justify-single-word="false" fo:keep-together="auto" fo:orphans="0" fo:widows="0" fo:text-indent="-0.318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20" style:family="paragraph" style:parent-style-name="Body_20_text_20__28_2_29_" style:list-style-name="WWNum67">
      <loext:graphic-properties draw:fill="none" draw:fill-color="#ffffff"/>
      <style:paragraph-properties fo:margin-left="0.318cm" fo:margin-right="0cm" fo:margin-top="0cm" fo:margin-bottom="0cm" style:contextual-spacing="false" fo:line-height="0.55cm" fo:text-align="start" style:justify-single-word="false" fo:keep-together="auto" fo:orphans="0" fo:widows="0" fo:text-indent="-0.318cm" style:auto-text-indent="false" fo:background-color="transparent" fo:keep-with-next="auto" style:writing-mode="lr-tb">
        <style:tab-stops>
          <style:tab-stop style:position="0.72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21" style:family="paragraph" style:parent-style-name="Body_20_text_20__28_2_29_">
      <loext:graphic-properties draw:fill="none" draw:fill-color="#ffffff"/>
      <style:paragraph-properties fo:margin-left="0cm" fo:margin-right="0cm" fo:margin-top="0cm" fo:margin-bottom="0.741cm" style:contextual-spacing="false" fo:line-height="0.347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2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47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23" style:family="paragraph" style:parent-style-name="Body_20_text_20__28_2_29_" style:list-style-name="WWNum85">
      <loext:graphic-properties draw:fill="none" draw:fill-color="#ffffff"/>
      <style:paragraph-properties fo:margin-left="0cm" fo:margin-right="0cm" fo:margin-top="0cm" fo:margin-bottom="0cm" style:contextual-spacing="false" fo:line-height="0.34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53cm" style:type="center"/>
          <style:tab-stop style:position="2.07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24" style:family="paragraph" style:parent-style-name="Body_20_text_20__28_2_29_">
      <loext:graphic-properties draw:fill="none" draw:fill-color="#ffffff"/>
      <style:paragraph-properties fo:margin-left="0cm" fo:margin-right="0cm" fo:margin-top="0cm" fo:margin-bottom="0.189cm" style:contextual-spacing="false" fo:line-height="0.347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2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47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26" style:family="paragraph" style:parent-style-name="Body_20_text_20__28_2_29_">
      <loext:graphic-properties draw:fill="none" draw:fill-color="#ffffff"/>
      <style:paragraph-properties fo:margin-left="0cm" fo:margin-right="0cm" fo:margin-top="0cm" fo:margin-bottom="0.143cm" style:contextual-spacing="false" fo:line-height="0.326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2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296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28" style:family="paragraph" style:parent-style-name="Body_20_text_20__28_2_29_">
      <loext:graphic-properties draw:fill="none" draw:fill-color="#ffffff"/>
      <style:paragraph-properties fo:margin-left="0cm" fo:margin-right="0cm" fo:margin-top="0cm" fo:margin-bottom="0.192cm" style:contextual-spacing="false" fo:line-height="0.296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29" style:family="paragraph" style:parent-style-name="Body_20_text_20__28_2_29_" style:list-style-name="WWNum65">
      <loext:graphic-properties draw:fill="none" draw:fill-color="#ffffff"/>
      <style:paragraph-properties fo:margin-left="0.282cm" fo:margin-right="0cm" fo:margin-top="0cm" fo:margin-bottom="0cm" style:contextual-spacing="false" fo:line-height="0.39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91cm"/>
          <style:tab-stop style:position="2.31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30" style:family="paragraph" style:parent-style-name="Body_20_text_20__28_2_29_">
      <loext:graphic-properties draw:fill="none" draw:fill-color="#ffffff"/>
      <style:paragraph-properties fo:margin-left="0.282cm" fo:margin-right="0cm" fo:margin-top="0cm" fo:margin-bottom="0cm" style:contextual-spacing="false" fo:line-height="0.393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3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3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3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3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  <style:tab-stop style:position="5.181cm"/>
          <style:tab-stop style:position="6.295cm" style:type="center"/>
          <style:tab-stop style:position="7.151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34" style:family="paragraph" style:parent-style-name="Body_20_text_20__28_2_29_">
      <loext:graphic-properties draw:fill="none" draw:fill-color="#ffffff"/>
      <style:paragraph-properties fo:margin-left="0.282cm" fo:margin-right="0cm" fo:margin-top="0cm" fo:margin-bottom="0.24cm" style:contextual-spacing="false" fo:line-height="0.34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35" style:family="paragraph" style:parent-style-name="Body_20_text_20__28_2_29_">
      <loext:graphic-properties draw:fill="none" draw:fill-color="#ffffff"/>
      <style:paragraph-properties fo:margin-left="0.282cm" fo:margin-right="0cm" fo:margin-top="0cm" fo:margin-bottom="0.22cm" style:contextual-spacing="false" fo:line-height="0.34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3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4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37" style:family="paragraph" style:parent-style-name="Body_20_text_20__28_2_29_">
      <loext:graphic-properties draw:fill="none" draw:fill-color="#ffffff"/>
      <style:paragraph-properties fo:margin-left="0.282cm" fo:margin-right="0cm" fo:margin-top="0cm" fo:margin-bottom="0.168cm" style:contextual-spacing="false" fo:line-height="0.309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38" style:family="paragraph" style:parent-style-name="Body_20_text_20__28_2_29_" style:list-style-name="WWNum69">
      <loext:graphic-properties draw:fill="none" draw:fill-color="#ffffff"/>
      <style:paragraph-properties fo:margin-left="0.318cm" fo:margin-right="0cm" fo:margin-top="0cm" fo:margin-bottom="0cm" style:contextual-spacing="false" fo:line-height="0.399cm" fo:text-align="start" style:justify-single-word="false" fo:keep-together="auto" fo:orphans="0" fo:widows="0" fo:text-indent="-0.318cm" style:auto-text-indent="false" fo:background-color="transparent" fo:keep-with-next="auto" style:writing-mode="lr-tb">
        <style:tab-stops>
          <style:tab-stop style:position="0.72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39" style:family="paragraph" style:parent-style-name="Body_20_text_20__28_2_29_">
      <loext:graphic-properties draw:fill="none" draw:fill-color="#ffffff"/>
      <style:paragraph-properties fo:margin-left="0.318cm" fo:margin-right="0cm" fo:margin-top="0cm" fo:margin-bottom="0cm" style:contextual-spacing="false" fo:line-height="0.399cm" fo:text-align="start" style:justify-single-word="false" fo:keep-together="auto" fo:orphans="0" fo:widows="0" fo:text-indent="-0.318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40" style:family="paragraph" style:parent-style-name="Body_20_text_20__28_2_29_">
      <loext:graphic-properties draw:fill="none" draw:fill-color="#ffffff"/>
      <style:paragraph-properties fo:margin-left="0cm" fo:margin-right="0cm" fo:margin-top="0cm" fo:margin-bottom="0.229cm" style:contextual-spacing="false" fo:line-height="0.399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41" style:family="paragraph" style:parent-style-name="Body_20_text_20__28_2_29_">
      <loext:graphic-properties draw:fill="none" draw:fill-color="#ffffff"/>
      <style:paragraph-properties fo:margin-left="0cm" fo:margin-right="0cm" fo:margin-top="0cm" fo:margin-bottom="0.769cm" style:contextual-spacing="false" fo:line-height="0.427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42" style:family="paragraph" style:parent-style-name="Body_20_text_20__28_2_29_">
      <loext:graphic-properties draw:fill="none" draw:fill-color="#ffffff"/>
      <style:paragraph-properties fo:margin-left="0.318cm" fo:margin-right="0cm" fo:margin-top="0cm" fo:margin-bottom="0cm" style:contextual-spacing="false" fo:line-height="0.284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43" style:family="paragraph" style:parent-style-name="Body_20_text_20__28_2_29_" style:list-style-name="WWNum69">
      <loext:graphic-properties draw:fill="none" draw:fill-color="#ffffff"/>
      <style:paragraph-properties fo:margin-left="0cm" fo:margin-right="0cm" fo:margin-top="0cm" fo:margin-bottom="0cm" style:contextual-spacing="false" fo:line-height="0.39cm" fo:text-align="justify" style:justify-single-word="false" fo:keep-together="auto" fo:orphans="0" fo:widows="0" fo:text-indent="0cm" style:auto-text-indent="false" fo:break-before="column" fo:background-color="transparent" fo:keep-with-next="auto" style:writing-mode="lr-tb">
        <style:tab-stops>
          <style:tab-stop style:position="0.665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4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6cm"/>
          <style:tab-stop style:position="6.301cm" style:type="center"/>
          <style:tab-stop style:position="7.068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4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  <style:tab-stop style:position="4.699cm"/>
          <style:tab-stop style:position="7.186cm" style:type="right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4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4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4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14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6cm"/>
          <style:tab-stop style:position="6.165cm" style:type="center"/>
          <style:tab-stop style:position="6.69cm" style:type="center"/>
          <style:tab-stop style:position="7.444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4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14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6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50" style:family="paragraph" style:parent-style-name="Body_20_text_20__28_2_29_">
      <loext:graphic-properties draw:fill="none" draw:fill-color="#ffffff"/>
      <style:paragraph-properties fo:margin-left="0cm" fo:margin-right="8.255cm" fo:margin-top="0cm" fo:margin-bottom="0cm" style:contextual-spacing="false" fo:line-height="0.40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5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40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52" style:family="paragraph" style:parent-style-name="Body_20_text_20__28_2_29_">
      <loext:graphic-properties draw:fill="none" draw:fill-color="#ffffff"/>
      <style:paragraph-properties fo:margin-left="0cm" fo:margin-right="0cm" fo:margin-top="0cm" fo:margin-bottom="0.198cm" style:contextual-spacing="false" fo:line-height="0.402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5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54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54" style:family="paragraph" style:parent-style-name="Body_20_text_20__28_2_29_">
      <loext:graphic-properties draw:fill="none" draw:fill-color="#ffffff"/>
      <style:paragraph-properties fo:margin-left="0cm" fo:margin-right="0cm" fo:margin-top="0cm" fo:margin-bottom="0.769cm" style:contextual-spacing="false" fo:line-height="0.339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55" style:family="paragraph" style:parent-style-name="Body_20_text_20__28_2_29_">
      <loext:graphic-properties draw:fill="none" draw:fill-color="#ffffff"/>
      <style:paragraph-properties fo:margin-left="0cm" fo:margin-right="0cm" fo:margin-top="0cm" fo:margin-bottom="0.228cm" style:contextual-spacing="false" fo:line-height="0.351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56" style:family="paragraph" style:parent-style-name="Body_20_text_20__28_2_29_">
      <loext:graphic-properties draw:fill="none" draw:fill-color="#ffffff"/>
      <style:paragraph-properties fo:margin-left="0cm" fo:margin-right="0cm" fo:margin-top="0cm" fo:margin-bottom="0.162cm" style:contextual-spacing="false" fo:line-height="0.351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5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5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5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423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5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59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60" style:family="paragraph" style:parent-style-name="Body_20_text_20__28_2_29_" style:list-style-name="WWNum85">
      <loext:graphic-properties draw:fill="none" draw:fill-color="#ffffff"/>
      <style:paragraph-properties fo:margin-left="0cm" fo:margin-right="0cm" fo:margin-top="0cm" fo:margin-bottom="0cm" style:contextual-spacing="false" fo:line-height="0.55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53cm" style:type="center"/>
          <style:tab-stop style:position="2.078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6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5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6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63" style:family="paragraph" style:parent-style-name="Body_20_text_20__28_2_29_">
      <loext:graphic-properties draw:fill="none" draw:fill-color="#ffffff"/>
      <style:paragraph-properties fo:margin-left="0cm" fo:margin-right="0cm" fo:margin-top="0cm" fo:margin-bottom="0.76cm" style:contextual-spacing="false" fo:line-height="0.3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64" style:family="paragraph" style:parent-style-name="Body_20_text_20__28_2_29_">
      <loext:graphic-properties draw:fill="none" draw:fill-color="#ffffff"/>
      <style:paragraph-properties fo:margin-left="0cm" fo:margin-right="0cm" fo:margin-top="0cm" fo:margin-bottom="0.201cm" style:contextual-spacing="false" fo:line-height="0.406cm" fo:text-align="justify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65" style:family="paragraph" style:parent-style-name="Body_20_text_20__28_2_29_" style:list-style-name="WWNum7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44cm"/>
        </style:tab-stops>
      </style:paragraph-properties>
    </style:style>
    <style:style style:name="P666" style:family="paragraph" style:parent-style-name="Body_20_text_20__28_2_29_" style:list-style-name="WWNum3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62cm"/>
        </style:tab-stops>
      </style:paragraph-properties>
    </style:style>
    <style:style style:name="P667" style:family="paragraph" style:parent-style-name="Body_20_text_20__28_2_29_" style:list-style-name="WWNum33">
      <loext:graphic-properties draw:fill="none" draw:fill-color="#ffffff"/>
      <style:paragraph-properties fo:margin-left="0cm" fo:margin-right="0cm" fo:margin-top="0cm" fo:margin-bottom="0.176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229cm"/>
        </style:tab-stops>
      </style:paragraph-properties>
    </style:style>
    <style:style style:name="P668" style:family="paragraph" style:parent-style-name="Body_20_text_20__28_2_29_" style:list-style-name="WWNum3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96cm"/>
          <style:tab-stop style:position="2.066cm"/>
        </style:tab-stops>
      </style:paragraph-properties>
    </style:style>
    <style:style style:name="P669" style:family="paragraph" style:parent-style-name="Body_20_text_20__28_2_29_" style:list-style-name="WWNum3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229cm"/>
          <style:tab-stop style:position="3.066cm"/>
          <style:tab-stop style:position="7.856cm"/>
          <style:tab-stop style:position="11.684cm" style:type="center"/>
          <style:tab-stop style:position="12.183cm" style:type="center"/>
        </style:tab-stops>
      </style:paragraph-properties>
    </style:style>
    <style:style style:name="P670" style:family="paragraph" style:parent-style-name="Body_20_text_20__28_2_29_" style:list-style-name="WWNum37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57cm"/>
        </style:tab-stops>
      </style:paragraph-properties>
    </style:style>
    <style:style style:name="P671" style:family="paragraph" style:parent-style-name="Body_20_text_20__28_2_29_" style:list-style-name="WWNum37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  <style:tab-stop style:position="2.053cm"/>
        </style:tab-stops>
      </style:paragraph-properties>
    </style:style>
    <style:style style:name="P672" style:family="paragraph" style:parent-style-name="Body_20_text_20__28_2_29_" style:list-style-name="WWNum29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</style:tab-stops>
      </style:paragraph-properties>
    </style:style>
    <style:style style:name="P673" style:family="paragraph" style:parent-style-name="Body_20_text_20__28_2_29_" style:list-style-name="WWNum31">
      <loext:graphic-properties draw:fill="none" draw:fill-color="#ffffff"/>
      <style:paragraph-properties fo:margin-left="0cm" fo:margin-right="0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4cm"/>
          <style:tab-stop style:position="2.057cm"/>
        </style:tab-stops>
      </style:paragraph-properties>
    </style:style>
    <style:style style:name="P674" style:family="paragraph" style:parent-style-name="Body_20_text_20__28_5_29_" style:list-style-name="WWNum71">
      <loext:graphic-properties draw:fill="none" draw:fill-color="#ffffff"/>
      <style:paragraph-properties fo:margin-left="0.318cm" fo:margin-right="0cm" fo:margin-top="0cm" fo:margin-bottom="0cm" style:contextual-spacing="false" fo:line-height="0.377cm" fo:text-align="start" style:justify-single-word="false" fo:keep-together="auto" fo:orphans="0" fo:widows="0" fo:text-indent="-0.318cm" style:auto-text-indent="false" fo:background-color="transparent" fo:keep-with-next="auto" style:writing-mode="lr-tb">
        <style:tab-stops>
          <style:tab-stop style:position="0.725cm"/>
          <style:tab-stop style:position="2.12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75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3.03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76" style:family="paragraph" style:parent-style-name="Body_20_text_20__28_5_29_">
      <loext:graphic-properties draw:fill="none" draw:fill-color="#ffffff"/>
      <style:paragraph-properties fo:margin-left="0.318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3.03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77" style:family="paragraph" style:parent-style-name="Body_20_text_20__28_5_29_" style:list-style-name="WWNum71">
      <loext:graphic-properties draw:fill="none" draw:fill-color="#ffffff"/>
      <style:paragraph-properties fo:margin-left="0.318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81cm"/>
          <style:tab-stop style:position="2.173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78" style:family="paragraph" style:parent-style-name="Body_20_text_20__28_5_29_">
      <loext:graphic-properties draw:fill="none" draw:fill-color="#ffffff"/>
      <style:paragraph-properties fo:margin-left="0.318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79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32cm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80" style:family="paragraph" style:parent-style-name="Body_20_text_20__28_5_29_" style:list-style-name="WWNum71">
      <loext:graphic-properties draw:fill="none" draw:fill-color="#ffffff"/>
      <style:paragraph-properties fo:margin-left="0cm" fo:margin-right="0cm" fo:margin-top="0cm" fo:margin-bottom="0cm" style:contextual-spacing="false" fo:line-height="0.332cm" fo:keep-together="auto" fo:orphans="0" fo:widows="0" fo:text-indent="0cm" style:auto-text-indent="false" fo:background-color="transparent" fo:keep-with-next="auto" style:writing-mode="lr-tb">
        <style:tab-stops>
          <style:tab-stop style:position="0.725cm"/>
          <style:tab-stop style:position="2.12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81" style:family="paragraph" style:parent-style-name="Body_20_text_20__28_5_29_" style:list-style-name="WWNum79">
      <loext:graphic-properties draw:fill="none" draw:fill-color="#ffffff"/>
      <style:paragraph-properties fo:margin-left="0cm" fo:margin-right="0cm" fo:margin-top="0cm" fo:margin-bottom="0cm" style:contextual-spacing="false" fo:line-height="0.332cm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4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82" style:family="paragraph" style:parent-style-name="Body_20_text_20__28_5_29_">
      <loext:graphic-properties draw:fill="none" draw:fill-color="#ffffff"/>
      <style:paragraph-properties fo:margin-left="0cm" fo:margin-right="0cm" fo:margin-top="0cm" fo:margin-bottom="0.24cm" style:contextual-spacing="false" fo:line-height="0.406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83" style:family="paragraph" style:parent-style-name="Body_20_text_20__28_5_29_" style:list-style-name="WWNum71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725cm"/>
          <style:tab-stop style:position="2.12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84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3.037cm"/>
          <style:tab-stop style:position="5.039cm" style:type="center"/>
          <style:tab-stop style:position="6.122cm" style:type="center"/>
          <style:tab-stop style:position="6.671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85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3.03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86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87" style:family="paragraph" style:parent-style-name="Body_20_text_20__28_5_29_">
      <loext:graphic-properties draw:fill="none" draw:fill-color="#ffffff"/>
      <style:paragraph-properties fo:margin-left="0cm" fo:margin-right="0.353cm" fo:margin-top="0cm" fo:margin-bottom="0cm" style:contextual-spacing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88" style:family="paragraph" style:parent-style-name="Body_20_text_20__28_5_29_" style:list-style-name="WWNum79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44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89" style:family="paragraph" style:parent-style-name="Body_20_text_20__28_5_29_">
      <loext:graphic-properties draw:fill="none" draw:fill-color="#ffffff"/>
      <style:paragraph-properties fo:margin-left="0cm" fo:margin-right="0cm" fo:margin-top="0cm" fo:margin-bottom="0.279cm" style:contextual-spacing="false" fo:line-height="0.415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90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85cm" fo:keep-together="auto" fo:orphans="0" fo:widows="0" fo:text-indent="0cm" style:auto-text-indent="false" fo:background-color="transparent" fo:keep-with-next="auto" style:writing-mode="lr-tb">
        <style:tab-stops>
          <style:tab-stop style:position="3.037cm"/>
          <style:tab-stop style:position="5.3cm" style:type="center"/>
          <style:tab-stop style:position="6.08cm" style:type="center"/>
          <style:tab-stop style:position="6.671cm" style:type="center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91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85cm" fo:keep-together="auto" fo:orphans="0" fo:widows="0" fo:text-indent="0cm" style:auto-text-indent="false" fo:background-color="transparent" fo:keep-with-next="auto" style:writing-mode="lr-tb">
        <style:tab-stops>
          <style:tab-stop style:position="3.037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92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85cm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93" style:family="paragraph" style:parent-style-name="Body_20_text_20__28_5_29_">
      <loext:graphic-properties draw:fill="none" draw:fill-color="#ffffff"/>
      <style:paragraph-properties fo:margin-left="0.318cm" fo:margin-right="0cm" fo:margin-top="0cm" fo:margin-bottom="0cm" style:contextual-spacing="false" fo:line-height="0.432cm" fo:text-align="start" style:justify-single-word="false" fo:keep-together="auto" fo:orphans="0" fo:widows="0" fo:text-indent="-0.318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94" style:family="paragraph" style:parent-style-name="Body_20_text_20__28_5_29_">
      <loext:graphic-properties draw:fill="none" draw:fill-color="#ffffff"/>
      <style:paragraph-properties fo:margin-left="0.318cm" fo:margin-right="0cm" fo:margin-top="0cm" fo:margin-bottom="0.866cm" style:contextual-spacing="false" fo:line-height="0.441cm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95" style:family="paragraph" style:parent-style-name="Body_20_text_20__28_5_29_">
      <loext:graphic-properties draw:fill="none" draw:fill-color="#ffffff"/>
      <style:paragraph-properties fo:margin-left="0cm" fo:margin-right="0cm" fo:margin-top="0cm" fo:margin-bottom="0.196cm" style:contextual-spacing="false" fo:line-height="0.351cm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96" style:family="paragraph" style:parent-style-name="Body_20_text_20__28_5_29_">
      <loext:graphic-properties draw:fill="none" draw:fill-color="#ffffff"/>
      <style:paragraph-properties fo:margin-left="0cm" fo:margin-right="5.468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97" style:family="paragraph" style:parent-style-name="Body_20_text_20__28_5_29_">
      <loext:graphic-properties draw:fill="none" draw:fill-color="#ffffff"/>
      <style:paragraph-properties fo:margin-left="0cm" fo:margin-right="0cm" fo:margin-top="0cm" fo:margin-bottom="0.242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98" style:family="paragraph" style:parent-style-name="Body_20_text_20__28_5_29_">
      <loext:graphic-properties draw:fill="none" draw:fill-color="#ffffff"/>
      <style:paragraph-properties fo:margin-left="0cm" fo:margin-right="5.468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699" style:family="paragraph" style:parent-style-name="Body_20_text_20__28_5_29_">
      <loext:graphic-properties draw:fill="none" draw:fill-color="#ffffff"/>
      <style:paragraph-properties fo:margin-left="0cm" fo:margin-right="0cm" fo:margin-top="0cm" fo:margin-bottom="0.141cm" style:contextual-spacing="false" fo:line-height="0.356cm" fo:keep-together="auto" fo:orphans="0" fo:widows="0" fo:text-indent="0cm" style:auto-text-indent="false" fo:background-color="transparent" fo:keep-with-next="auto" style:writing-mode="lr-tb">
        <style:tab-stops>
          <style:tab-stop style:position="2.889cm"/>
        </style:tab-stops>
      </style:paragraph-properties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P700" style:family="paragraph" style:parent-style-name="Standard" style:master-page-name="Standard">
      <style:paragraph-properties fo:orphans="0" fo:widows="0" style:page-number="259"/>
      <style:text-properties fo:font-size="1pt" style:font-size-asian="1pt" style:font-size-complex="1pt"/>
    </style:style>
    <style:style style:name="P701" style:family="paragraph">
      <loext:graphic-properties draw:fill="none"/>
    </style:style>
    <style:style style:name="P70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weight="normal" style:font-weight-asian="normal" style:font-weight-complex="normal"/>
    </style:style>
    <style:style style:name="T4" style:family="text"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5" style:family="text">
      <style:text-properties fo:color="#000000" loext:opacity="100%" style:text-position="super 58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6" style:family="text">
      <style:text-properties fo:color="#000000" loext:opacity="100%" style:text-position="sub 58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position="sub 58%"/>
    </style:style>
    <style:style style:name="T9" style:family="text">
      <style:text-properties fo:font-style="normal" style:font-style-asian="normal" style:font-style-complex="normal"/>
    </style:style>
    <style:style style:name="T10" style:family="text"/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fo:background-color="transparent" draw:fill="none" draw:opacity="0%" fo:padding="0cm" fo:border="0.06pt solid #000000"/>
    </style:style>
    <style:style style:name="fr2" style:family="graphic" style:parent-style-name="Frame">
      <style:graphic-properties fo:margin-left="0.176cm" fo:margin-right="0.176cm" fo:margin-top="0cm" fo:margin-bottom="1.138cm" style:run-through="background" style:wrap="none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3" style:family="graphic" style:parent-style-name="Frame">
      <style:graphic-properties fo:margin-left="0.176cm" fo:margin-right="2.828cm" fo:margin-top="3.699cm" fo:margin-bottom="0.706cm" style:run-through="background" style:wrap="left" style:number-wrapped-paragraphs="no-limit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4" style:family="graphic" style:parent-style-name="Frame">
      <style:graphic-properties fo:margin-left="0.176cm" fo:margin-right="0.176cm" fo:margin-top="0cm" fo:margin-bottom="8.883cm" style:run-through="background" style:wrap="left" style:number-wrapped-paragraphs="no-limit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5" style:family="graphic" style:parent-style-name="Frame">
      <style:graphic-properties fo:margin-left="6.241cm" fo:margin-right="6.062cm" fo:margin-top="0cm" fo:margin-bottom="0.596cm" style:run-through="background" style:wrap="none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6" style:family="graphic" style:parent-style-name="Frame">
      <style:graphic-properties fo:margin-left="0.176cm" fo:margin-right="2.734cm" fo:margin-top="0cm" fo:margin-bottom="0cm" style:run-through="background" style:wrap="right" style:number-wrapped-paragraphs="no-limit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7" style:family="graphic" style:parent-style-name="Frame">
      <style:graphic-properties fo:margin-left="0.436cm" fo:margin-right="0.176cm" fo:margin-top="0cm" fo:margin-bottom="0.298cm" style:run-through="background" style:wrap="left" style:number-wrapped-paragraphs="no-limit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8" style:family="graphic" style:parent-style-name="Frame">
      <style:graphic-properties fo:margin-left="2.369cm" fo:margin-right="0.176cm" fo:margin-top="0cm" fo:margin-bottom="0cm" style:run-through="background" style:wrap="left" style:number-wrapped-paragraphs="no-limit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9" style:family="graphic" style:parent-style-name="Frame">
      <style:graphic-properties fo:margin-left="2.471cm" fo:margin-right="0.176cm" fo:margin-top="0cm" fo:margin-bottom="0cm" style:run-through="background" style:wrap="left" style:number-wrapped-paragraphs="no-limit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10" style:family="graphic" style:parent-style-name="Frame">
      <style:graphic-properties fo:margin-left="0.176cm" fo:margin-right="0.176cm" fo:margin-top="0cm" fo:margin-bottom="0cm" style:run-through="background" style:wrap="none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11" style:family="graphic" style:parent-style-name="Frame">
      <style:graphic-properties fo:margin-left="0.176cm" fo:margin-right="0.517cm" fo:margin-top="0cm" fo:margin-bottom="0.702cm" style:run-through="background" style:wrap="right" style:number-wrapped-paragraphs="no-limit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12" style:family="graphic" style:parent-style-name="Frame">
      <style:graphic-properties fo:margin-left="0.176cm" fo:margin-right="2.491cm" fo:margin-top="0cm" fo:margin-bottom="0cm" style:run-through="background" style:wrap="right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13" style:family="graphic" style:parent-style-name="Frame">
      <style:graphic-properties fo:margin-left="0.176cm" fo:margin-right="5.309cm" fo:margin-top="14.453cm" fo:margin-bottom="0.706cm" style:run-through="background" style:wrap="none" style:vertical-pos="from-top" style:vertical-rel="paragraph" style:horizontal-pos="from-left" style:horizontal-rel="page-content" fo:background-color="transparent" draw:fill="none" draw:opacity="0%" fo:padding="0cm" fo:border="0.06pt solid #000000"/>
    </style:style>
    <style:style style:name="fr14" style:family="graphic" style:parent-style-name="Frame">
      <style:graphic-properties fo:margin-left="0.176cm" fo:margin-right="0.176cm" fo:margin-top="5.734cm" fo:margin-bottom="2.434cm" style:run-through="background" style:wrap="none" style:vertical-pos="from-top" style:vertical-rel="paragraph" style:horizontal-pos="from-left" style:horizontal-rel="page-content" fo:background-color="transparent" draw:fill="none" draw:opacity="0%" fo:padding="0cm" fo:border="0.06pt solid #000000"/>
    </style:style>
    <style:style style:name="fr15" style:family="graphic" style:parent-style-name="Frame">
      <style:graphic-properties fo:margin-left="0.176cm" fo:margin-right="0.787cm" fo:margin-top="1.817cm" fo:margin-bottom="11.121cm" style:run-through="background" style:wrap="none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16" style:family="graphic" style:parent-style-name="Frame">
      <style:graphic-properties fo:margin-left="0.176cm" fo:margin-right="0.644cm" fo:margin-top="0cm" fo:margin-bottom="15.021cm" style:run-through="background" style:wrap="none" style:vertical-pos="from-top" style:vertical-rel="paragraph" style:horizontal-pos="from-left" style:horizontal-rel="page-content" fo:background-color="transparent" draw:fill="none" draw:opacity="0%" fo:padding="0cm" fo:border="0.06pt solid #000000"/>
    </style:style>
    <style:style style:name="fr17" style:family="graphic" style:parent-style-name="Frame">
      <style:graphic-properties fo:margin-left="0.176cm" fo:margin-right="0.176cm" fo:margin-top="0cm" fo:margin-bottom="0cm" style:run-through="background" style:wrap="right" style:number-wrapped-paragraphs="no-limit" style:vertical-pos="from-top" style:vertical-rel="paragraph" style:horizontal-pos="from-left" style:horizontal-rel="page-content" fo:background-color="transparent" draw:fill="none" draw:opacity="0%" fo:padding="0cm" fo:border="0.06pt solid #000000"/>
    </style:style>
    <style:style style:name="fr18" style:family="graphic" style:parent-style-name="Frame">
      <style:graphic-properties fo:margin-left="0.176cm" fo:margin-right="0.457cm" fo:margin-top="0cm" fo:margin-bottom="0cm" style:run-through="background" style:wrap="right" style:number-wrapped-paragraphs="no-limit" style:vertical-pos="from-top" style:vertical-rel="paragraph" style:horizontal-pos="from-left" style:horizontal-rel="page-content" fo:background-color="transparent" draw:fill="none" draw:opacity="0%" fo:padding="0cm" fo:border="0.06pt solid #000000"/>
    </style:style>
    <style:style style:name="fr19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draw:opacity="0%" fo:padding="0.15cm" fo:border="none" style:writing-mode="lr-tb" draw:textarea-vertical-align="top"/>
    </style:style>
    <style:style style:name="Sect1" style:family="section">
      <style:section-properties text:dont-balance-text-columns="true" style:editable="false">
        <style:columns fo:column-count="2" fo:column-gap="3.56cm">
          <style:column style:rel-width="32767*" fo:start-indent="0cm" fo:end-indent="1.78cm"/>
          <style:column style:rel-width="32768*" fo:start-indent="1.78cm" fo:end-indent="0cm"/>
        </style:columns>
      </style:section-properties>
    </style:style>
    <style:style style:name="Sect2" style:family="section">
      <style:section-properties style:editable="false">
        <style:columns fo:column-count="2" fo:column-gap="3.56cm">
          <style:column style:rel-width="32767*" fo:start-indent="0cm" fo:end-indent="1.78cm"/>
          <style:column style:rel-width="32768*" fo:start-indent="1.78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style:style style:name="Sect4" style:family="section">
      <style:section-properties text:dont-balance-text-columns="true" style:editable="false">
        <style:columns fo:column-count="2" fo:column-gap="3.249cm">
          <style:column style:rel-width="32767*" fo:start-indent="0cm" fo:end-indent="1.624cm"/>
          <style:column style:rel-width="32768*" fo:start-indent="1.624cm" fo:end-indent="0cm"/>
        </style:columns>
      </style:section-properties>
    </style:style>
    <style:style style:name="Sect5" style:family="section">
      <style:section-properties style:editable="false">
        <style:columns fo:column-count="2" fo:column-gap="3.249cm">
          <style:column style:rel-width="32767*" fo:start-indent="0cm" fo:end-indent="1.624cm"/>
          <style:column style:rel-width="32768*" fo:start-indent="1.624cm" fo:end-indent="0cm"/>
        </style:columns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no-wrap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.176cm" fo:margin-right="0.176cm" fo:margin-top="0cm" fo:margin-bottom="0cm" style:run-through="background" style:wrap="none" style:vertical-pos="from-top" style:vertical-rel="page-content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700"><draw:frame draw:style-name="fr18" draw:name="Rahmen110" text:anchor-type="char" svg:x="0.173cm" svg:y="4.431cm" svg:width="12.259cm" draw:z-index="23"><draw:text-box fo:min-height="2.552cm"><text:p text:style-name="P8"><text:span text:style-name="Body_20_text_20__28_3_29__20_Exact"><text:span text:style-name="T1">FRIENDSHIP (3)</text:span></text:span></text:p><text:p text:style-name="P33"><text:span text:style-name="Body_20_text_20__28_2_29__20_Exact">1 From Bengal 1800</text:span></text:p><text:p text:style-name="P26"><text:span text:style-name="Body_20_text_20__28_2_29__20_Exact">L/MAR/B/358B Journal 10 May 1800-17 Jul 1801 Capt Hugh Reid</text:span></text:p><text:p text:style-name="P33"><text:span text:style-name="Body_20_text_20__28_2_29__20_Exact">Port Jackson 11 May 1800 - 9 Aug Malacca - 20 Aug Penang -16 Sep Diamond Harbour -29 Nov Culpee -1 Mar 1801 St Helena - 30 May Long Reach</text:span></text:p></draw:text-box></draw:frame><draw:frame draw:style-name="fr16" draw:name="Rahmen33" text:anchor-type="char" svg:x="16.718cm" svg:y="4.858cm" svg:width="12.158cm" draw:z-index="26"><draw:text-box fo:min-height="1.79cm"><text:h text:style-name="P32" text:outline-level="4"><text:bookmark-start text:name="bookmark0"/><text:span text:style-name="Heading_20__23_4_20_Exact">GANGES (1)</text:span><text:bookmark-end text:name="bookmark0"/></text:h><text:p text:style-name="P18"><text:span text:style-name="Body_20_text_20__28_2_29__20_Exact">Built by Wells, launched 1778, 3 decks, 4in bottom, length 139ft 7in, keel 112ft lin, breadth 36ft S^in, hold 15ft, wing transom 23ft, port cell 25ft lin, between decks 6ft 4</text:span><text:span text:style-name="Body_20_text_20__28_2_29__20_Exact"><text:span text:style-name="T2">1</text:span></text:span><text:span text:style-name="Body_20_text_20__28_2_29__20_Exact">/4in, 784 tons Principal Managing Owners: 1 John Durand, 2 Robert Preston, 3-6 William Moffat</text:span></text:p></draw:text-box></draw:frame><draw:frame draw:style-name="fr14" draw:name="Rahmen51" text:anchor-type="char" svg:x="16.743cm" svg:y="10.654cm" svg:width="12.776cm" draw:z-index="28"><draw:text-box fo:min-height="8.581cm"><text:list xml:id="list3794799644" text:style-name="WWNum3"><text:list-item><text:p text:style-name="P218"><text:span text:style-name="Body_20_text_20__28_2_29__20_Exact">1781/2 Madras, Bengal, Bombay and China</text:span></text:p></text:list-item></text:list><text:p text:style-name="P38"><text:span text:style-name="Body_20_text_20__28_2_29__20_Exact">L/MAR/B/86B<text:tab/>Journal 27 Jul 1781-9 May 1785</text:span></text:p><text:p text:style-name="P126"><text:span text:style-name="Body_20_text_20__28_4_29__20_Exact">L/MAR/B/86R(1)<text:tab/>Ledger</text:span></text:p><text:p text:style-name="P127"><text:span text:style-name="Body_20_text_20__28_4_29__20_Exact">L/MAM/B/86R(2)<text:tab/>Pay Book</text:span></text:p><text:p text:style-name="P33"><text:span text:style-name="Body_20_text_20__28_2_29__20_Exact">Capt John Hamilton Dempster</text:span></text:p><text:p text:style-name="P21"><text:span text:style-name="Body_20_text_20__28_2_29__20_Exact">Portsmouth 6 Feb 1782 - 29 Apr Rio de Janeiro - 6 Sep Bombay -19 Oct Madras - 21 Jan 1783 Culpee - 29 Apr Saugor - 3 Aug Bombay -19 Oct Anjengo -11 Nov Benkulen - 21 Nov Batavia - 14 Feb 1784 Whampoa - 24 Mar Second Bar - 6 Sep Simons Bay - 8 Jan 1785 Cork - 9 Apr Deptford</text:span></text:p><text:list xml:id="list164626977154966" text:continue-numbering="true" text:style-name="WWNum3"><text:list-item><text:p text:style-name="P219"><text:span text:style-name="Body_20_text_20__28_2_29__20_Exact">1785/6<text:tab/>Madras and Bengal</text:span></text:p></text:list-item></text:list><text:p text:style-name="P39"><text:span text:style-name="Body_20_text_20__28_2_29__20_Exact">L/MAR/B/86C<text:tab/>Journal 1 Nov 1785-1 Sep 1787 Joseph Gamault, Chief Mate</text:span></text:p><text:p text:style-name="P40"><text:span text:style-name="Body_20_text_20__28_2_29__20_Exact">L/MAR/B/86S(1)<text:tab/>Ledger</text:span></text:p><text:p text:style-name="P41"><text:span text:style-name="Body_20_text_20__28_2_29__20_Exact">L/MAR/B/86S(2)<text:tab/>Pay Book</text:span></text:p><text:p text:style-name="P33"><text:span text:style-name="Body_20_text_20__28_2_29__20_Exact">Capt James Williamson</text:span></text:p><text:p text:style-name="P34"><text:span text:style-name="Body_20_text_20__28_2_29__20_Exact">Portsmouth 1 Feb 1786 - 15 May Johanna -17 Jun Madras - 30 Jun Diamond Harbour - 29 Nov Cox’s Island - 24 May 1787 St Helena - 28 Jul Long Reach</text:span></text:p><text:list xml:id="list164627442188241" text:continue-numbering="true" text:style-name="WWNum3"><text:list-item><text:p text:style-name="P221"><text:span text:style-name="Body_20_text_20__28_2_29__20_Exact">1788/9<text:tab/>China</text:span></text:p></text:list-item></text:list><text:p text:style-name="P56"><text:span text:style-name="Body_20_text_20__28_2_29__20_Exact">L/MAR/B/86D<text:tab/>Journal 10 Feb 1789-21 May 1790</text:span></text:p><text:p text:style-name="P57"><text:span text:style-name="Body_20_text_20__28_2_29__20_Exact">L/MAR/B/86T(1)<text:tab/>Ledger</text:span></text:p><text:p text:style-name="P58"><text:span text:style-name="Body_20_text_20__28_2_29__20_Exact">L/MAR/B/86T(2)<text:tab/>Pay Book</text:span></text:p><text:p text:style-name="P59"><text:span text:style-name="Body_20_text_20__28_2_29__20_Exact">Capt Joseph Gamault</text:span></text:p><text:p text:style-name="P47"><text:span text:style-name="Body_20_text_20__28_2_29__20_Exact">Downs 29 Mar 1789 - 25 Aug Whampoa -14 Dec Second Bar -18 Feb 1790 St Helena - 26 Apr Long</text:span></text:p><text:p text:style-name="P48"><text:span text:style-name="Body_20_text_20__28_4_29__20_Exact">Reach</text:span></text:p></draw:text-box></draw:frame><draw:frame draw:style-name="fr13" draw:name="Rahmen61" text:anchor-type="char" svg:x="16.725cm" svg:y="19.371cm" svg:width="7.484cm" draw:z-index="29"><draw:text-box fo:min-height="1.591cm"><text:list text:style-name="WWNum5"><text:list-item><text:p text:style-name="P223"><text:span text:style-name="Body_20_text_20__28_2_29__20_Exact">1791/2 Madras and Bengal</text:span></text:p></text:list-item></text:list><text:p text:style-name="P60"><text:span text:style-name="Body_20_text_20__28_2_29__20_Exact">L/MAR/B/86E<text:tab/>Journal 25<text:tab/>Nov 1791-16 Apr 1793</text:span></text:p><text:p text:style-name="P61"><text:span text:style-name="Body_20_text_20__28_2_29__20_Exact">L/MAR/B/86U(1)<text:tab/>Ledger</text:span></text:p><text:p text:style-name="P62"><text:span text:style-name="Body_20_text_20__28_2_29__20_Exact">L/MAR/B/86U(2)<text:tab/>Pay Book</text:span></text:p></draw:text-box></draw:frame><draw:frame draw:style-name="fr17" draw:name="Rahmen210" text:anchor-type="char" svg:x="16.641cm" svg:y="7.479cm" svg:width="4.466cm" draw:z-index="25"><draw:text-box fo:min-height="2.448cm"><text:p text:style-name="P19"><text:span text:style-name="Body_20_text_20__28_4_29__20_Exact">L/MAR/B/86Q(1)</text:span></text:p><text:p text:style-name="P19"><text:span text:style-name="Body_20_text_20__28_4_29__20_Exact">L/MAR/B/86Q(2)</text:span></text:p><text:p text:style-name="P19"><text:span text:style-name="Body_20_text_20__28_4_29__20_Exact">L/MAR/B/86Q(3)</text:span></text:p><text:p text:style-name="P19"><text:span text:style-name="Body_20_text_20__28_4_29__20_Exact">L/MAM/B/86Q(4)</text:span></text:p></draw:text-box></draw:frame></text:p>
        <text:h text:style-name="P193" text:outline-level="3"><text:bookmark-start text:name="bookmark1"/>FRIENDSHIP (2)<text:bookmark-end text:name="bookmark1"/></text:h>
        <text:p text:style-name="P21"><text:span text:style-name="T4">Built by Wells, 3 decks, Sin bottom, length 118ft, keel 96ft 4 in, breadth 28ft IV^in, hold 12ft 2</text:span><text:span text:style-name="T5">1</text:span><text:span text:style-name="T4">/</text:span><text:span text:style-name="T6">2</text:span><text:span text:style-name="T4">in, wing transom 19ft, port cell 23ft V^in, waist 4in, between decks, 6ft Sin &amp; 4ft Sin, ports 11 upper, 407 tons</text:span></text:p>
        <text:list text:style-name="WWNum7">
          <text:list-item>
            <text:p text:style-name="P225">1796/7 Bengal and Madras</text:p>
          </text:list-item>
        </text:list>
        <text:p text:style-name="P226">L/MAR/B/358A Journal 3 Apr 1797-10 Sep 1798 Capt John Newham</text:p>
        <text:p text:style-name="P255">Falmouth 11 May 1797 - 28 Oct Calcutta - 21 Jan 1798 Saugor - 4 Feb Madras - 23 Apr Cape - 26 May St Helena - 4 Aug Long Beach</text:p>
        <text:h text:style-name="P177" text:outline-level="4"><text:bookmark-start text:name="bookmark2"/>GABRIEL<text:bookmark-end text:name="bookmark2"/></text:h>
        <text:list xml:id="list3390108647" text:style-name="WWNum9">
          <text:list-item>
            <text:p text:style-name="P235">From Bengal 1796</text:p>
          </text:list-item>
        </text:list>
        <text:p text:style-name="P236">L/MAR/B/370A Journal 16 Jan 1796-6 Feb 1797 Capt John Caise</text:p>
        <text:p text:style-name="P227">Diamond Harbour 16 Jan 1796 - 13 Feb Saugor - 27 Jun St Helena - 26 Nov Crookhaven -11 Dec Downs</text:p>
        <text:list xml:id="list164627020739469" text:continue-numbering="true" text:style-name="WWNum9">
          <text:list-item>
            <text:p text:style-name="P235">From Bengal 1799</text:p>
          </text:list-item>
        </text:list>
        <text:p text:style-name="P18"><text:span text:style-name="Body_20_text_20__28_2_29__20__2b__20_Bold">L/MAR/B/370B </text:span><text:span text:style-name="T4">Journal 9 Feb-17 Jul 1799, James Waters, Chief Mate Capt Turnbull ?</text:span></text:p>
        <text:p text:style-name="P226">Bengal 9<draw:frame draw:style-name="fr15" draw:name="Rahmen41" text:anchor-type="char" svg:x="17.429cm" svg:y="4.574cm" svg:width="12.09cm" draw:z-index="27"><draw:text-box fo:min-height="3.81cm"><text:list text:style-name="WWNum1"><text:list-item><text:p text:style-name="P217"><text:span text:style-name="Body_20_text_20__28_2_29__20_Exact">1778/9 Madras and Bengal</text:span></text:p></text:list-item></text:list><text:p text:style-name="P37"><text:span text:style-name="Body_20_text_20__28_2_29__20_Exact">L/MAR/B/86A<text:tab/>Journal 26 Oct 1778-5 Apr 1781</text:span></text:p><text:p text:style-name="P27"><text:span text:style-name="Body_20_text_20__28_2_29__20_Exact">Ledger Pay Book Absence Book Imprest Book Capt George Richardson</text:span></text:p><text:p text:style-name="P18"><text:span text:style-name="Body_20_text_20__28_2_29__20_Exact">Portsmouth 7 May 1779 - 5 Apr Madeira -10 May Goree -18 Sep Madras -11 Nov Kedgeree - 10 Jan 1780 Barrabulla - 24 Feb Madras -14 Jun St Augustine’s Bay - 25 Aug Cape - 29 Oct St Helena - 9 Jan 1781 Crookhaven - 8 Feb Downs</text:span></text:p></draw:text-box></draw:frame> Feb 1799 - 10 May St Helena -17 Jul ‘towards England’</text:p>
      </text:section>
      <text:section text:style-name="Sect1" text:name="Bereich1">
        <text:p text:style-name="P272">Capt Joseph Gamault</text:p>
        <text:p text:style-name="P371">Downs 17 Jan 1792 - 9 Jun Madras - 2 Jul Diamond Harbour - 28 Aug Broken Ground - 29 Sep Madras - 7 Dec Cape - 22 Dec St Helena - 22 Feb 1793 Falmouth - 20 Mar Long Reach</text:p>
        <text:list text:style-name="WWNum11">
          <text:list-item>
            <text:p text:style-name="P403">1793/4 China</text:p>
          </text:list-item>
        </text:list>
        <text:p text:style-name="P405">L/MAR/B/86F<text:tab/>Journal 1 Mar<text:tab/>1794-28 Aug 1795</text:p>
        <text:p text:style-name="P134">L/MAM/B/86Y (1)<text:tab/>Ledger</text:p>
        <text:p text:style-name="P134">L/MAM/B/86V(2)<text:tab/>Pay Book</text:p>
        <text:p text:style-name="P406">Capt Joseph Gamault</text:p>
        <text:p text:style-name="P413">Portsmouth 2 May 1794 - 13 Oct Whampoa -13 Dec Second Bar -13 Apr 1795 St Helena - 25 Jul Long Reach</text:p>
        <text:h text:style-name="P181" text:outline-level="4"><text:bookmark-start text:name="bookmark3"/>GANGES (2)<text:bookmark-end text:name="bookmark3"/></text:h>
        <text:list xml:id="list3305206840" text:style-name="WWNum13">
          <text:list-item>
            <text:p text:style-name="P467">From Bengal 1796</text:p>
          </text:list-item>
        </text:list>
        <text:p text:style-name="P72"><text:span text:style-name="Body_20_text_20__28_2_29__20__2b__20_Bold">L/MAR/B/86G<text:tab/></text:span><text:span text:style-name="T4">Journal </text:span><text:span text:style-name="Body_20_text_20__28_2_29__20__2b__20_Bold">1 </text:span><text:span text:style-name="T4">Feb-2 Jul </text:span><text:span text:style-name="Body_20_text_20__28_2_29__20__2b__20_Bold">1796, </text:span><text:span text:style-name="T4">Peter Morris, Chief Mate</text:span></text:p>
        <text:p text:style-name="P265">Capt Thomas Patrickson</text:p>
        <text:p text:style-name="P267">Bengal 1 Feb 1796 - 7 Apr St Helena -10 Jun Long Reach</text:p>
        <text:list xml:id="list164627767907084" text:continue-numbering="true" text:style-name="WWNum13">
          <text:list-item>
            <text:p text:style-name="P404">1800/1 Bengal</text:p>
          </text:list-item>
        </text:list>
        <text:p text:style-name="P415">L/MAM/B/86J<text:tab/>Journal 24 Dec 1800-3 Mar 1802</text:p>
        <text:p text:style-name="P42"><text:span text:style-name="Body_20_text_20__28_2_29__20__2b__20_Bold">L/MAR/B/86K<text:tab/></text:span><text:span text:style-name="T4">Duplicate Journal</text:span></text:p>
        <text:p text:style-name="P406">Capt Forster Brown</text:p>
        <text:p text:style-name="P228">Downs 30 Dec 1800 - 25 May 1801 Calcutta - left Bengal 13 Sep -1 Jan 1802 St Helena -1 Mar Downs</text:p>
        <text:h text:style-name="P182" text:outline-level="4"><text:bookmark-start text:name="bookmark4"/>GANGES (3)<text:bookmark-end text:name="bookmark4"/></text:h>
        <text:p text:style-name="P70"><text:span text:style-name="T4">Built by Wells, launched 1797, 3 decks, 5in bottom, length 181ft 6in, keel 148ft 8in, breadth 43ft 7in, hold 17ft 7in, wing transom 26ft 9in, port cell 29ft </text:span><text:span text:style-name="Body_20_text_20__28_2_29__20__2b__20_Italic">9</text:span><text:span text:style-name="Body_20_text_20__28_2_29__20__2b__20_Italic"><text:span text:style-name="T2">1</text:span></text:span><text:span text:style-name="Body_20_text_20__28_2_29__20__2b__20_Italic">Ain,</text:span><text:span text:style-name="T4"> waist 4ft lin, between decks 6ft 6</text:span><text:span text:style-name="T5">1</text:span><text:span text:style-name="T4">/</text:span><text:span text:style-name="T6">2</text:span><text:span text:style-name="T4">in &amp; 6ft 7in, roundhouse 6ft </text:span><text:span text:style-name="Body_20_text_20__28_2_29__20__2b__20_Italic">J'Ain,</text:span><text:span text:style-name="T4"> ports 18 middle &amp; 14 upper, deck range 108ft, 1502 tons Principal Managing Owner: William Moffat</text:span></text:p>
        <text:list xml:id="list1619317774" text:style-name="WWNum15">
          <text:list-item>
            <text:p text:style-name="P279">1796/7<text:tab/>St Helena, Benkulen and China</text:p>
          </text:list-item>
        </text:list>
        <text:p text:style-name="P280">L/MAM/B/86H<text:tab/>Journal 23 Feb 1797-13 May<text:tab/>1799</text:p>
        <text:p text:style-name="P143">L/MAM/B/86W (1)<text:tab/>Ledger</text:p>
        <text:p text:style-name="P143">L/MAM/B/86W(2)<text:tab/>Pay Book</text:p>
        <text:p text:style-name="P273">Capt Joseph Gamault</text:p>
        <text:p text:style-name="P274">Portsmouth 5 Jun 1797 - 1 Sep St Helena - 9 Dec Benkulen -1 Mar 1798 Whampoa -12 May Second Bar - 9 Sep Cape -17 Nov St Helena -10 Feb 1799 Gravesend</text:p>
        <text:list xml:id="list164627447196087" text:continue-numbering="true" text:style-name="WWNum15">
          <text:list-item>
            <text:p text:style-name="P515">1799/1800 Bombay and China</text:p>
          </text:list-item>
        </text:list>
        <text:p text:style-name="P516">L/MAM/B/86-I<text:tab/>Journal 29 Oct 1799-16 Nov<text:tab/>1802</text:p>
        <text:p text:style-name="P159">L/MAR/B/86X(1)<text:tab/>Ledger</text:p>
        <text:p text:style-name="P159">L/MAM/B/86X(2)<text:tab/>Pay Book</text:p>
        <text:p text:style-name="P517">Capt Alexander Gray</text:p>
        <text:p text:style-name="P555">Portsmouth 7 Jan 1800 - 2 May Johanna - 26 May Bombay - 5 Nov Whampoa -10 Jan 1801 Second Bar - 5 Feb Penang - 8 Mar Colombo -15 Apr Bombay - 4 Oct Penang -1 Jan 1802 Whampoa - 1 Mar Second Bar -10 Jul St Helena -16 Sep Gravesend</text:p>
        <text:list xml:id="list164626547692410" text:continue-numbering="true" text:style-name="WWNum15">
          <text:list-item>
            <text:p text:style-name="P279">1802/3<text:tab/>China</text:p>
          </text:list-item>
        </text:list>
        <text:p text:style-name="P79"><text:span text:style-name="Body_20_text_20__28_2_29__20__2b__20_Bold">L/MAR/B/86L<text:tab/></text:span><text:span text:style-name="T4">Journal 8 Mar 1803-4 Oct 1804</text:span></text:p>
        <text:p text:style-name="P143">L/MAM/B/86 Y (1)<text:tab/>Ledger</text:p>
        <text:p text:style-name="P143">L/MAR/B/86 Y(2)<text:tab/>Pay Book</text:p>
        <text:p text:style-name="P273">Capt William Moffat</text:p>
        <text:p text:style-name="P273">Downs 6 May 1803 - 30 Sep Whampoa - 26 Nov Second Bar - 19 Feb 1804 Malacca - 21 Mar Penang - 9 Jun St Helena -15 Aug Greenhithe</text:p>
        <text:list xml:id="list164626680750415" text:continue-numbering="true" text:style-name="WWNum15">
          <text:list-item>
            <text:p text:style-name="P381">Madras, Bengal, China and Bombay L/MAR/B/86M<text:tab/>Journal 14 Jan 1805-29 May 1807</text:p>
          </text:list-item>
        </text:list>
        <text:p text:style-name="P80"><text:span text:style-name="Body_20_text_20__28_2_29__20__2b__20_Bold">L/MAR/B/86Z<text:tab/></text:span><text:span text:style-name="T4">Imprest Book</text:span></text:p>
        <text:p text:style-name="P9"><text:span text:style-name="T4">L/MAR/B/86AA<text:tab/></text:span><text:span text:style-name="Body_20_text_20__28_5_29__20__2b__20_Not_20_Bold"><text:span text:style-name="T7">Absence Book</text:span></text:span></text:p>
        <text:p text:style-name="P81"><text:span text:style-name="Body_20_text_20__28_2_29__20__2b__20_Bold">L/MAR/B/86BB<text:tab/></text:span><text:span text:style-name="T4">List of those on board when<text:tab/>lost</text:span></text:p>
        <text:p text:style-name="P573">Capt Thomas Talbot Harrington</text:p>
        <text:p text:style-name="P577">Portsmouth 25 Apr 1805 - 23 Aug Madras -14 Sep Saugor - 6 Nov Camicobar -14 Nov Penang - 1 Dec Malacca -1 Feb 1806 Whampoa - 19 Mar Second Bar - 2 Jul Bombay 27 Feb 1807 - lost off St Vincent 29 May</text:p>
        <text:p text:style-name="P87"><text:span text:style-name="T4">See ‘The </text:span><text:span text:style-name="Body_20_text_20__28_2_29__20__2b__20_Italic">Ganges</text:span><text:span text:style-name="T4"> East Indiaman by W. J. Huggins’ in </text:span><text:span text:style-name="Body_20_text_20__28_2_29__20__2b__20_Italic">Bulletin of the Victoria Memorial Calcutta </text:span><text:span text:style-name="T4">8 (1974) pp.21-23, illus</text:span></text:p>
        <text:h text:style-name="P181" text:outline-level="4"><text:bookmark-start text:name="bookmark5"/>GANGES (4)<text:bookmark-end text:name="bookmark5"/></text:h>
        <text:p text:style-name="P468">Chartered ship, 627 tons</text:p>
        <text:p text:style-name="P471">Principal Managing Owner: Edward Moore Boultbee</text:p>
        <text:list xml:id="list9845407" text:style-name="WWNum17">
          <text:list-item>
            <text:p text:style-name="P416">1828/9<text:tab/>Bengal and Madras</text:p>
          </text:list-item>
        </text:list>
        <text:p text:style-name="P237">L/MAR/B/86N-O Deck Log 1 Jun 1829-19 Jun 1830 Capt Edward Moore Boultbee</text:p>
        <text:p text:style-name="P414">Downs 19 Jul 1829 - 15 Sep Cape - 22 Nov Calcutta -1 Jan 1830 Saugor - 7 Jan Coninga - 17 Jan Masulipatam - 20 Jan Madras - 26 Mar Cape - 7 Apr St Helena - 2 Jun Blackwall</text:p>
        <text:list xml:id="list164625827953954" text:continue-numbering="true" text:style-name="WWNum17">
          <text:list-item>
            <text:p text:style-name="P416">1830/1<text:tab/>Bengal</text:p>
          </text:list-item>
        </text:list>
        <text:p text:style-name="P417">L/MAR/B/86P<text:tab/>Deck Log 15 Jul 1831-29 Sep 1832</text:p>
        <text:p text:style-name="P406">Capt Edward Moore Boultbee</text:p>
        <text:p text:style-name="P413">Downs 7 Aug 1831 - 26 Oct Cape -16 Jan 1832 Calcutta - 29 Mar Kedgeree -18 Jun Cape -10 Jul St Helena -12 Sep Long Reach</text:p>
        <text:h text:style-name="P183" text:outline-level="4"><text:bookmark-start text:name="bookmark6"/>GATTON<text:bookmark-end text:name="bookmark6"/></text:h>
        <text:p text:style-name="P21"><text:span text:style-name="T4">Built by Wells, launched 1771, 3 decks, 4in bottom, length 138ft ILAin, keel 111ft 5in, breadth 36ft 3in, hold 14ft 4</text:span><text:span text:style-name="T5">1</text:span><text:span text:style-name="T4">/2in, wing transom 23ft 2</text:span><text:span text:style-name="T5">1</text:span><text:span text:style-name="T4">/2in, port cell 24ft 4in, between decks 6ft, 778 tons Principal Managing Owner: George Willson</text:span></text:p>
        <text:list xml:id="list959341798" text:style-name="WWNum19">
          <text:list-item>
            <text:p text:style-name="P418">1771/2<text:tab/>China</text:p>
          </text:list-item>
        </text:list>
        <text:p text:style-name="P238">L/MAR/B/569A(1) Journal 10 Dec 1771-3 Jul 1773, William Haffey, Second Mate L/MAR/B/569B(1) Ledger L/MAM/B/569B(2) Pay Book Capt William Money</text:p>
        <text:p text:style-name="P229">Portsmouth 8 Feb 1772 - 10 Jul Batavia -14 Aug Whampoa - 2 Dec Second Bar - 11 Mar 1773 St Helena - 27 May Downs</text:p>
        <text:list xml:id="list164626986543849" text:continue-numbering="true" text:style-name="WWNum19">
          <text:list-item>
            <text:p text:style-name="P281">1774/5<text:tab/>Bombay</text:p>
          </text:list-item>
        </text:list>
        <text:p text:style-name="P372">L/MAM/B/467E Journal 30 Jan 1775-14 Feb 1776, Charles Chisholme, Chief Mate L/MAWB/569C(1) Ledger L/MAM/B/569C(2) Pay Book Capt William Money</text:p>
        <text:p text:style-name="P282">Portsmouth 20 Apr 1775 - 10 May Madeira - 26 Aug Cape - 20 Nov Colombo - 28 Nov Anjengo - 9 Dec Tellicherry -17 Dec Mangalore -10 Jan 1776 Bombay -14 Oct 1777 Downs</text:p>
        <text:list xml:id="list164626854368364" text:continue-numbering="true" text:style-name="WWNum19">
          <text:list-item>
            <text:p text:style-name="P578">1777/8<text:tab/>Madras and Bengal</text:p>
          </text:list-item>
        </text:list>
        <text:p text:style-name="P560">IiMAM/B/569A(2) Journal 15 Dec 1777-4 Mar 1780, George Hay, Fourth Mate L/MAM/B/569B(1) Ledger L/MAM/B/569D(2) Pay Book Capt Charles Chisholme</text:p>
        <text:p text:style-name="P573">Portsmouth 27 Apr 1778 - 26 May Madeira - 24 Aug Cape - 9 Dec Kedgeree - 9 Feb 1779 Barrabulla - 8 Apr Madras - 28 Jul Cape - 3 Sep St Helena - 22 Jan 1780 Deptford</text:p>
      </text:section>
      <text:section text:style-name="Sect2" text:name="Bereich2">
        <text:list xml:id="list164626094535683" text:continue-numbering="true" text:style-name="WWNum19">
          <text:list-item>
            <text:p text:style-name="P561"><draw:frame draw:style-name="fr11" draw:name="Rahmen101" text:anchor-type="char" svg:x="0.034cm" svg:y="20.128cm" svg:width="2.642cm" draw:z-index="32"><draw:text-box fo:min-height="0.806cm"><text:p text:style-name="P55"><text:span text:style-name="Body_20_text_20__28_4_29__20_Exact">L/MAM/B/441J(1)</text:span></text:p><text:p text:style-name="P55"><text:span text:style-name="Body_20_text_20__28_4_29__20_Exact">L/MAR/B/441J(2)</text:span></text:p></draw:text-box></draw:frame><draw:frame text:anchor-type="char" draw:z-index="14" draw:name="Form25" draw:style-name="gr3" draw:text-style-name="P702" svg:width="16.629cm" svg:height="0.814cm" svg:x="15.815cm" svg:y="-1.914cm"><draw:image xlink:href="Pictures/10000000000003D600000030E6ADAA8B209A0C85.png" xlink:type="simple" xlink:show="embed" xlink:actuate="onLoad" draw:mime-type="image/png"><text:p/></draw:image></draw:frame>1779/80 St Helena and Benkulen</text:p>
          </text:list-item>
        </text:list>
        <text:p text:style-name="P556">Capt James Rattray</text:p>
        <text:p text:style-name="P68"><text:span text:style-name="T4">Portsmouth 27 Jul 1780 - 9 Aug captured, with the </text:span><text:span text:style-name="Body_20_text_20__28_2_29__20__2b__20_Italic">Godfrey, Hillsborough, Mountstuart</text:span><text:span text:style-name="T4"> and </text:span><text:span text:style-name="Body_20_text_20__28_2_29__20__2b__20_Italic">Royal George,</text:span><text:span text:style-name="T4"> by the combined Franco-Spanish fleet in 36</text:span><text:span text:style-name="T5">0</text:span><text:span text:style-name="T4">28'N &amp; 15°20'W</text:span></text:p>
        <text:p text:style-name="P199">GENERAL BARKER</text:p>
        <text:p text:style-name="P88"><text:span text:style-name="T4">Built by Adams, launched 1778, 3 decks, 4in bottom, length 137fl llin, keel HOft </text:span><text:span text:style-name="Body_20_text_20__28_2_29__20__2b__20_Italic">AYiin,</text:span><text:span text:style-name="T4"> breadth 36ft P/un, hold 15ft P/un, wing transom 23ft 6in, port cell 25ft 2in, between decks 6ft 2in, 766 tons Principal Managing Owner: John Durand</text:span></text:p>
        <text:list text:style-name="WWNum21">
          <text:list-item>
            <text:p text:style-name="P382">1778/9 Madras and Bengal</text:p>
          </text:list-item>
        </text:list>
        <text:p text:style-name="P372">Capt Alexander Tod</text:p>
        <text:p text:style-name="P499">Portsmouth 7 Mar 1779 - lost on the Dutch coast 16 Feb 1781</text:p>
        <text:p text:style-name="P199">GENERAL COOTE</text:p>
        <text:p text:style-name="P18"><text:span text:style-name="T4">Built by Barnard, launched 1781, 3 decks, 4in bottom, length 142ft 2in, keel 114ft 9%, breadth 35ft llin, hold 14ft 9in, wing transom 23ft 3in, port cell 26ft 4in, between decks 5ft llin &amp; 6ft 4in, roundhouse 6ft 2</text:span><text:span text:style-name="T5">3</text:span><text:span text:style-name="T4">/un, ports 13 middle &amp; upper, deck range 76ft, 787 tons Principal Managing Owner: Robert Williams</text:span></text:p>
        <text:list xml:id="list2595251377" text:style-name="WWNum23">
          <text:list-item>
            <text:p text:style-name="P504">1781/2<text:tab/>Madras and China</text:p>
          </text:list-item>
        </text:list>
        <text:p text:style-name="P548">L/MAM/B/441A Journal 14 Feb 1782-5 Sep 1784, William Farington, Chief Mate Capt Daniel Griffith Hoare</text:p>
        <text:p text:style-name="P372">Portsmouth 11 Sep 1782 - 9 Apr 1783 Madras - 6 Sep Malacca - 7 Oct Whampoa - 23 Dec Second Bar - 24 Apr 1784 St Helena -13 Jul Downs</text:p>
        <text:list xml:id="list164625743482964" text:continue-numbering="true" text:style-name="WWNum23">
          <text:list-item>
            <text:p text:style-name="P383">1784/5<text:tab/>St Helena and China</text:p>
          </text:list-item>
        </text:list>
        <text:p text:style-name="P283">L/MAR/B/441B<text:tab/>Journal 31 Oct 1784-21 Sep<text:tab/>1786</text:p>
        <text:p text:style-name="P10"><text:span text:style-name="T4">L/MAR/B/441G(1)<text:tab/></text:span><text:span text:style-name="Body_20_text_20__28_5_29__20__2b__20_Not_20_Bold"><text:span text:style-name="T7">Ledger</text:span></text:span></text:p>
        <text:p text:style-name="P144">L/MAM/B/441G(2)<text:tab/>Pay Book</text:p>
        <text:p text:style-name="P273">Capt James Baldwin</text:p>
        <text:p text:style-name="P595">Downs 1 Feb 1785 - 18 May St Helena -1 Oct Whampoa - 2 Feb 1786 Second Bar - 4 Jun St Helena - 13 Aug Downs</text:p>
        <text:list xml:id="list164625972467657" text:continue-numbering="true" text:style-name="WWNum23">
          <text:list-item>
            <text:p text:style-name="P520">1787/8 Madras and China</text:p>
          </text:list-item>
        </text:list>
        <text:p text:style-name="P521">L/MAR/B/441C<text:tab/>Journal 10 Dec 1787-19 Aug 1789</text:p>
        <text:p text:style-name="P106"><text:span text:style-name="T4">L/MAR/B/441H(1)<text:tab/></text:span><text:span text:style-name="Body_20_text_20__28_5_29__20__2b__20_Not_20_Bold"><text:span text:style-name="T7">Ledger</text:span></text:span></text:p>
        <text:p text:style-name="P160">L/MAJR/B/441H(2)<text:tab/>Pay Book</text:p>
        <text:p text:style-name="P106"><text:span text:style-name="T4">L/MAR/B/441H(3)<text:tab/></text:span><text:span text:style-name="Body_20_text_20__28_5_29__20__2b__20_Not_20_Bold"><text:span text:style-name="T7">Imprest Book</text:span></text:span></text:p>
        <text:p text:style-name="P106"><text:span text:style-name="T4">L/MAR/B/441H(4)<text:tab/></text:span><text:span text:style-name="Body_20_text_20__28_5_29__20__2b__20_Not_20_Bold"><text:span text:style-name="T7">Absence Book</text:span></text:span></text:p>
        <text:p text:style-name="P517">Capt James Baldwin</text:p>
        <text:list xml:id="list164626345889159" text:continue-numbering="true" text:style-name="WWNum23">
          <text:list-item>
            <text:p text:style-name="P284">1790/1 Madras and China</text:p>
          </text:list-item>
        </text:list>
        <text:p text:style-name="P286">L/MAM/B/441D<text:tab/>Journal 22 Nov 1790-29 May<text:tab/>1792</text:p>
        <text:p text:style-name="P144">L/MAR/B/441-I(2)<text:tab/>Ledger</text:p>
        <text:p text:style-name="P144"><draw:frame draw:style-name="fr12" draw:name="Rahmen91" text:anchor-type="char" svg:x="0.385cm" svg:y="0.326cm" svg:width="12.531cm" draw:z-index="31"><draw:text-box fo:min-height="0.838cm"><text:p text:style-name="P33"><text:span text:style-name="Body_20_text_20__28_2_29__20_Exact">Downs 9 Mar 1788 - 15 Jul Madras -18 Sep Malacca -17 Oct Whampoa - 4 Feb 1789 Second Bar - 4 Jun St Helena -16 Aug Downs</text:span></text:p></draw:text-box></draw:frame>L/MAR/B/441-1(2)<text:tab/>Pay Book</text:p>
        <text:p text:style-name="P273">Capt James Baldwin</text:p>
        <text:p text:style-name="P372">Torbay 1 Feb 1791 - 29 May Madras - 27 Jul Penang - 13 Sep Whampoa - 23 Nov Second Bar - 25 Feb 1792 St Helena - 18 Apr Downs</text:p>
        <text:list xml:id="list164625782413743" text:continue-numbering="true" text:style-name="WWNum23">
          <text:list-item>
            <text:p text:style-name="P520">1792/3 Madras and Bengal</text:p>
          </text:list-item>
        </text:list>
        <text:p text:style-name="P548">L/MAM/B/441E Journal 24 Apr 1793-10 Dec 1794 Ledger Pay Book</text:p>
        <text:p text:style-name="P557">Capt Robert Williams</text:p>
        <text:p text:style-name="P558">Portsmouth 7 Jul 1793 - 18 Sep Cape - 2 Nov Madras - 29 Jan 1794 Diamond Harbour - 25 Feb Cox’s Island -18 Jun St Helena - 7 Sep Downs</text:p>
        <text:list xml:id="list164626198189928" text:continue-numbering="true" text:style-name="WWNum23">
          <text:list-item>
            <text:p text:style-name="P239">1794/5 China</text:p>
          </text:list-item>
        </text:list>
        <text:p text:style-name="P419">L/MAM/B/441F<text:tab/>Journal 22<text:tab/>Feb 1795-30 Mar 1797</text:p>
        <text:p text:style-name="P135">L/MAR/B/441K(1)<text:tab/>Ledger</text:p>
        <text:p text:style-name="P135">L/MAM/B/441K(2)<text:tab/>Pay Book</text:p>
        <text:p text:style-name="P406">Capt Charles Dundas</text:p>
        <text:p text:style-name="P228">Portsmouth 13 May 1795 - 7 Jul San Salvador - 2 Oct Cape - 20 Dec Balambang - 5 Mar 1796 Whampoa - 22 Jun Second Bar - 20 Nov St Helena -14 Feb 1797 Downs</text:p>
        <text:p text:style-name="P201">GENERAL ELIOTT</text:p>
        <text:p text:style-name="P21"><text:span text:style-name="T4">Built by Perry, launched 1782, 3 decks, 4in bottom, length 143ft llin, keel 116ft 5in, breadth 35ft lll^in, hold 14ft llin, wing transom 23ft 8in, port cell 26ft </text:span><text:span text:style-name="Body_20_text_20__28_2_29__20__2b__20_Italic">I'Am,</text:span><text:span text:style-name="T4"> waist 1ft lin, between decks 5ft ILAin &amp; 6ft 3</text:span><text:span text:style-name="T5">3</text:span><text:span text:style-name="T4">/4in, roundhouse 6ft 4in, ports 13 middle &amp; upper, 800 tons Principal Managing Owner: Robert Preston</text:span></text:p>
        <text:list xml:id="list1800384474" text:style-name="WWNum25">
          <text:list-item>
            <text:p text:style-name="P420">1782/3 Bombay</text:p>
          </text:list-item>
        </text:list>
        <text:p text:style-name="P419">L/MAR/B/269A<text:tab/>Journal 5 Dec 1782-7 Sep<text:tab/>1784</text:p>
        <text:p text:style-name="P421">L/MAM/B/269G(1)<text:tab/>Ledger</text:p>
        <text:p text:style-name="P421">L/MAM/B/269G(2)<text:tab/>Pay Book</text:p>
        <text:p text:style-name="P406">Capt Robert Drummond</text:p>
        <text:p text:style-name="P227">Portsmouth 17 Mar 1783 - 28 Jun Johanna -19 Jul Bombay - 24 Sep Tellicherry - 4 Oct Anjengo - 26 Oct Tellicherry -10 Nov Bombay - 29 Nov Goa -16 Dec Bombay - 21 Jan 1784 Goa - 6 Feb Tellicherry - 5 May St Helena -18 Jul Downs</text:p>
        <text:list xml:id="list164626444570724" text:continue-numbering="true" text:style-name="WWNum25">
          <text:list-item>
            <text:p text:style-name="P422">1784/5<text:tab/>China</text:p>
          </text:list-item>
        </text:list>
        <text:p text:style-name="P419">L/MAM/B/269B<text:tab/>Journal 27 Jan 1785-5 Jul<text:tab/>1786</text:p>
        <text:p text:style-name="P421">L/MAM/B/269H(1)<text:tab/>Ledger</text:p>
        <text:p text:style-name="P421">L/MAM/B/269H(2)<text:tab/>Pay Book</text:p>
        <text:p text:style-name="P406">Capt Robert Drummond</text:p>
        <text:p text:style-name="P229">Portsmouth 28 Mar 1785 - 29 Aug Whampoa - 27 Dec Second Bar - 25 Mar 1786 St Helena - 27 May Downs</text:p>
        <text:list xml:id="list164627289077590" text:continue-numbering="true" text:style-name="WWNum25">
          <text:list-item>
            <text:p text:style-name="P287">1786/7<text:tab/>Bombay</text:p>
          </text:list-item>
        </text:list>
        <text:p text:style-name="P288">L/MAM/B/269C<text:tab/>Journal 8 Jan 1787-18 Jun<text:tab/>1788</text:p>
        <text:p text:style-name="P289">L/MAR/B/269-I(l)<text:tab/>Ledger</text:p>
        <text:p text:style-name="P289">L/MAM/B/269-I(2)<text:tab/>Pay Book</text:p>
        <text:p text:style-name="P273">Capt Robert Preston</text:p>
        <text:p text:style-name="P275">Downs 1 Apr 1787 - 19 Apr Madeira - 28 Jul Bombay - 2 Mar 1788 St Helena -10 May Downs</text:p>
        <text:list xml:id="list164627785459738" text:continue-numbering="true" text:style-name="WWNum25">
          <text:list-item>
            <text:p text:style-name="P423">1788/9<text:tab/>Bombay and China</text:p>
          </text:list-item>
        </text:list>
        <text:p text:style-name="P421">L/MAM/B/269D<text:tab/>Journal 17 Oct 1788-21 Jun 1790</text:p>
        <text:p text:style-name="P421">L/MAM/B/269J(1)<text:tab/>Ledger</text:p>
        <text:p text:style-name="P421">L/MAM/B/269J(2)<text:tab/>Pay Book</text:p>
        <text:p text:style-name="P406">Capt Robert Drummond</text:p>
        <text:p text:style-name="P229">Downs 19 Dec 1788 - 13 Mar 1789 Simons Bay -16 May Bombay - 27 Sep Whampoa - 8 Jan 1790 Second Bar -13 Apr St Helena -19 Jun Downs</text:p>
        <text:list xml:id="list164627630906665" text:continue-numbering="true" text:style-name="WWNum25">
          <text:list-item>
            <text:p text:style-name="P287">1791/2<text:tab/>Bombay</text:p>
          </text:list-item>
        </text:list>
        <text:p text:style-name="P289">L/MAR/B/269E<text:tab/>Journal 26 Jan 1792-30 Sep 1793</text:p>
        <text:p text:style-name="P289">L/MAM/B/269K(1)<text:tab/>Ledger</text:p>
        <text:p text:style-name="P289">L/MAM/B/269K(2)<text:tab/>Pay Book</text:p>
        <text:p text:style-name="P273">Capt Robert Drummond</text:p>
        <text:p text:style-name="P556">Downs 6 Apr 1792 - 28 Jul Bombay -14 Nov Surat - 30 Nov Bombay - 5 Feb 1793 Surat - 15 Feb Bombay - 9 Mar Tellicherry - 27 Mar Calicut -14 Jun St Helena - 21 Aug Downs</text:p>
        <text:list xml:id="list164627464373759" text:continue-numbering="true" text:style-name="WWNum25">
          <text:list-item>
            <text:p text:style-name="P290">1793/4 Bengal</text:p>
          </text:list-item>
        </text:list>
        <text:p text:style-name="P291">L/MAM/B/269F<text:tab/>Journal 14 Nov 1793-1<text:tab/>Sep 1795</text:p>
        <text:p text:style-name="P145">L/MAR/B/269L(1)<text:tab/>Ledger</text:p>
        <text:p text:style-name="P145">L/MAM/B/269L(2)<text:tab/>Pay Book</text:p>
        <text:p text:style-name="P273">Capt Adam Drummond</text:p>
        <text:p text:style-name="P273">Portsmouth 2 May 1794 - 11 Sep Diamond Harbour - 28 Nov Saugor -18 May 1795 St Helena - 22 Jul Downs</text:p>
        <text:list text:style-name="WWNum27">
          <text:list-item>
            <text:p text:style-name="P240">1795/6 Madras and Bengal</text:p>
          </text:list-item>
        </text:list>
        <text:p text:style-name="P241">L/MAM/B/440G Journal 30 Jan 1796-2 Jun 1798 L/MAR/B/440M(1) Ledger L/MAR/B/440M(2) Pay Book Capt Thomas Graham</text:p>
        <text:p text:style-name="P406">Portsmouth 12 Apr 1796 - 22 Jul Simons Bay - 17 Sep Madras - 28 Dec Trincomalee - 5 Jan 1797 Madras - 28 Feb Calcutta -1 Aug Kedgeree - 24 Aug Penang - 30 Oct Diamond Harbour - 19 Dec Saugor - 4 Feb 1798 Madras - 23 Apr Cape - 26 May St Helena - 2 Aug Downs</text:p>
      </text:section>
      <text:section text:style-name="Sect3" text:name="Bereich3">
        <text:p text:style-name="P6"><draw:frame draw:style-name="fr1" draw:name="Rahmen141" text:anchor-type="as-char" svg:width="41.981cm" svg:height="0.164cm" draw:z-index="59"><draw:text-box><text:p text:style-name="P7"/></draw:text-box></draw:frame><text:s/></text:p>
      </text:section>
      <text:section text:style-name="Sect4" text:name="Bereich4">
        <text:p text:style-name="P199">GENERAL GODDARD</text:p>
        <text:p text:style-name="P18"><text:span text:style-name="T4">Built by Randall, launched 1782, 3 decks, 4in bottom, length 143ft lOin, keel 116ft 7in, breadth 35ft 11 in, hold 14ft 9in, wing transom 22ft </text:span><text:span text:style-name="Body_20_text_20__28_2_29__20__2b__20_Italic">9</text:span><text:span text:style-name="Body_20_text_20__28_2_29__20__2b__20_Italic"><text:span text:style-name="T2">1</text:span></text:span><text:span text:style-name="Body_20_text_20__28_2_29__20__2b__20_Italic">Ain</text:span><text:span text:style-name="Body_20_text_20__28_2_29__20__2b__20_Italic"><text:span text:style-name="T8">&gt;</text:span></text:span><text:span text:style-name="T4"> port cell 26ft 4in, waist 1ft </text:span><text:span text:style-name="Body_20_text_20__28_2_29__20__2b__20_Italic">VAin,</text:span><text:span text:style-name="T4"> between decks 6ft &amp;</text:span></text:p>
        <text:p text:style-name="P18"><text:span text:style-name="T4">6ft 3</text:span><text:span text:style-name="T5">1</text:span><text:span text:style-name="T4">/2in, roundhouse 6ft 4</text:span><text:span text:style-name="T5">1</text:span><text:span text:style-name="T4">/2in, ports 13 middle &amp; upper, deck range 76ft, 799 tons Principal Managing Owners: 1-2 William Money, 3-6 Robert Wigram</text:span></text:p>
        <text:list xml:id="list4289688726" text:style-name="WWNum39">
          <text:list-item>
            <text:p text:style-name="P384">1781/2<text:tab/>Madras and Bombay</text:p>
          </text:list-item>
        </text:list>
        <text:p text:style-name="P166">L/MAH/B/440A-B Journal 2 Mar 1782-30 Nov 1784 L/MAM/B/440H(1) Ledger L/MAM/B/440H(2) Pay Book</text:p>
        <text:p text:style-name="P372">Capt Thomas Foxall</text:p>
        <text:p text:style-name="P595">Portsmouth 11 Sep 1782 - 16 Apr 1783 Madras - 22 Oct Anjengo - 11 Nov Bombay - 9 Aug 1784 St Helena - 24 Oct Downs</text:p>
        <text:list xml:id="list164626226879978" text:continue-numbering="true" text:style-name="WWNum39">
          <text:list-item>
            <text:p text:style-name="P384">1785/6<text:tab/>Madras and China</text:p>
          </text:list-item>
        </text:list>
        <text:p text:style-name="P292">L/MAM/B/440C<text:tab/>Journal 18<text:tab/>Oct<text:tab/>1785-22<text:tab/>Sep<text:tab/>1787</text:p>
        <text:p text:style-name="P146">L/MAM/B/440-I(l)<text:tab/>Ledger</text:p>
        <text:p text:style-name="P146">L/MAR/B/440-I(2)<text:tab/>Pay Book</text:p>
        <text:p text:style-name="P573">Capt Thomas Foxall</text:p>
        <text:p text:style-name="P556">Downs 17 Dec 1785 - 5 Jan 1786 Madeira - 26 Apr Johanna - 7 Jun Madras - 31 Aug Malacca - 5 Oct Whampoa - 18 Feb 1787 Second Bar - 21 Jun St Helena - 28 Aug Downs</text:p>
        <text:list xml:id="list164626021172999" text:continue-numbering="true" text:style-name="WWNum39">
          <text:list-item>
            <text:p text:style-name="P293">1788/9<text:tab/>Bengal</text:p>
          </text:list-item>
        </text:list>
        <text:p text:style-name="P294">L/MAM/B/440D<text:tab/>Journal 30<text:tab/>Nov<text:tab/>1788-25<text:tab/>Jun<text:tab/>1790</text:p>
        <text:p text:style-name="P146">L/MAM/B/440J(1)<text:tab/>Ledger</text:p>
        <text:p text:style-name="P146">L/MAM/B/440J(2)<text:tab/>Pay Book</text:p>
        <text:p text:style-name="P273">Capt Thomas Foxall</text:p>
        <text:p text:style-name="P372">Downs 26 Feb 1789 - 26 Jun Diamond Harbour - 28 Nov Saugor - 27 Dec Madras -18 Mar 1790 St Helena -13 Jun Downs</text:p>
        <text:list xml:id="list164625868627348" text:continue-numbering="true" text:style-name="WWNum39">
          <text:list-item>
            <text:p text:style-name="P293">1791/2<text:tab/>Bengal</text:p>
          </text:list-item>
        </text:list>
        <text:p text:style-name="P295">L/MAR/B/440E<text:tab/>Journal 23<text:tab/>Feb<text:tab/>1792-1 Jun 1793</text:p>
        <text:p text:style-name="P146">L/MAM/B/440K(1)<text:tab/>Ledger</text:p>
        <text:p text:style-name="P146">L/MAR/B/440K(2)<text:tab/>Pay Book</text:p>
        <text:p text:style-name="P273">Capt Thomas Wakefield</text:p>
        <text:p text:style-name="P548">Portsmouth 16 Feb 1792 - 14 May Simons Bay - 6 Jul Diamond Harbour - 3 Dec Cox’s Island - 28 Feb 1793 St Helena - 2 May Downs</text:p>
        <text:list xml:id="list164627403456060" text:continue-numbering="true" text:style-name="WWNum39">
          <text:list-item>
            <text:p text:style-name="P522">1793/4<text:tab/>Madras and Bengal</text:p>
          </text:list-item>
        </text:list>
        <text:p text:style-name="P523">L/MAM/B/440F<text:tab/>Journal 5 Nov<text:tab/>1793-30<text:tab/>Nov<text:tab/>1795</text:p>
        <text:p text:style-name="P161">L/MAM/B/440L(1)<text:tab/>Ledger</text:p>
        <text:p text:style-name="P161">L/MAM/B/440L(2)<text:tab/>Pay Book</text:p>
        <text:p text:style-name="P517">Capt William Taylor Money</text:p>
        <text:p text:style-name="P548">Portsmouth 2 May 1794 - 11 Sep Madras -10 Oct Diamond Harbour -13 Dec Saugor -31 Jan 1795 Madras - 4 May St Helena -13 Sep Shannon -15 Oct Downs * 15 Jun 1794 assisted in capture of three Dutch ships off St Helena</text:p>
        <text:p text:style-name="P95"><text:span text:style-name="Body_20_text_20__28_4_29__20__2b__20_Italic">See</text:span><text:span text:style-name="T4"> IOR: R&amp;L 714/1894</text:span></text:p>
        <text:p text:style-name="P200">GENERAL GRAHAM</text:p>
        <text:list text:style-name="WWNum41">
          <text:list-item>
            <text:p text:style-name="P242">1811/2 New South Wales and China</text:p>
          </text:list-item>
        </text:list>
        <text:p text:style-name="P18"><text:span text:style-name="Body_20_text_20__28_2_29__20__2b__20_Bold">L/MAR/B/254A </text:span><text:span text:style-name="T4">Journal 12 Jun 1811-18 May 1813, William Bendal, Chief Mate </text:span><text:span text:style-name="Body_20_text_20__28_2_29__20__2b__20_Bold">L/MAR/B/254B </text:span><text:span text:style-name="T4">Journal 3 Jul 1812-16 May 1813, William Rainbett, Second Mate Capt William Watson</text:span></text:p>
        <text:p text:style-name="P228">Downs 4 Sep 1811 -31 Oct Rio de Janeiro - 28 Jan 1812 Port Jackson - 24 Jun Whampoa - 22 Oct Malaca - 24 Jan 1813 Cape -10 Mar St Helena - 14 May Downs</text:p>
        <text:p text:style-name="P200">GENERAL HARRIS</text:p>
        <text:p text:style-name="P22"><text:span text:style-name="T4">Built by Brent, launched 1812, 3 decks, 4in bottom, length 165ft </text:span><text:span text:style-name="Body_20_text_20__28_2_29__20__2b__20_Italic">5</text:span><text:span text:style-name="Body_20_text_20__28_2_29__20__2b__20_Italic"><text:span text:style-name="T2">l</text:span></text:span><text:span text:style-name="Body_20_text_20__28_2_29__20__2b__20_Italic">Ain,</text:span><text:span text:style-name="T4"> keel 133ft 7in, breadth 42ft 6in, wing transom 25ft 6in, port cell 29ft, waist 1ft 4in, between decks 6ft 5in &amp; 6ft 4in, roundhouse 6ft 4in, ports 14 middle &amp; 13 upper, deck range 97ft, 1200 tons Principal Managing Owners: 1-2 John A Cumberlege, 3-9 James Sims Sold to Joseph Christall 20 Oct 1831 for £6600</text:span></text:p>
        <text:list xml:id="list2316016577" text:style-name="WWNum43">
          <text:list-item>
            <text:p text:style-name="P385">1812/3<text:tab/>Bombay and China</text:p>
          </text:list-item>
        </text:list>
        <text:p text:style-name="P296">L/MAR/B/32A<text:tab/>Journal<text:tab/>5 Oct<text:tab/>1812-7<text:tab/>Oct<text:tab/>1814</text:p>
        <text:p text:style-name="P297">L/MAR/B/32J(1)<text:tab/>Ledger</text:p>
        <text:p text:style-name="P297">L/MAR/B/32J(2)<text:tab/>Pay Book</text:p>
        <text:p text:style-name="P273">Capt Charles Elton Prescott</text:p>
        <text:p text:style-name="P227">Portsmouth 24 Dec 1812 - 9 May 1813 Bombay - 18 Jul Penang - 7 Aug Malacca - 6 Sep Whampoa - 5 Jan 1814 Second Bar - 26 May St Helena - 6 Aug Downs</text:p>
        <text:list xml:id="list164627783927980" text:continue-numbering="true" text:style-name="WWNum43">
          <text:list-item>
            <text:p text:style-name="P424">1814/5<text:tab/>Madras and China</text:p>
          </text:list-item>
        </text:list>
        <text:p text:style-name="P425">L/MAR/B/32B<text:tab/>Journal<text:tab/>28 Dec 1814-21 Jun 1816</text:p>
        <text:p text:style-name="P426">L/MAR/B/32K(1)<text:tab/>Ledger</text:p>
        <text:p text:style-name="P426">L/MAR/B/32K(2)<text:tab/>Pay Book</text:p>
        <text:p text:style-name="P406">Capt George Welstead</text:p>
        <text:p text:style-name="P229">Portsmouth 28 Feb 1815 -11 Jul Madras - 8 Aug Penang - 9 Sep Malacca -13 Oct Whampoa -15 Jan 1816 Second Bar - 23 Mar St Helena - 10 May Downs</text:p>
        <text:list xml:id="list164627529712394" text:continue-numbering="true" text:style-name="WWNum43">
          <text:list-item>
            <text:p text:style-name="P298">1816/7<text:tab/>Bombay and China</text:p>
          </text:list-item>
        </text:list>
        <text:p text:style-name="P299">L/MAR/B/32C<text:tab/>Journal 24<text:tab/>Oct<text:tab/>1816-8<text:tab/>Oct<text:tab/>1818</text:p>
        <text:p text:style-name="P297">L/MAR/B/32L(1)<text:tab/>Ledger</text:p>
        <text:p text:style-name="P297">L/MAK/B/32L(2)<text:tab/>Pay Book</text:p>
        <text:p text:style-name="P273">Capt George Welstead</text:p>
        <text:p text:style-name="P371">Downs 7 Jan 1817 - 31 Mar Cape - 31 May Bombay - 22 Dec Batavia - 22 Feb 1818 Whmpoa - 16 Mar Second Bar - 27 Apr Penang -10 Aug St Helena - 6 Oct Downs</text:p>
        <text:list xml:id="list164626543677715" text:continue-numbering="true" text:style-name="WWNum43">
          <text:list-item>
            <text:p text:style-name="P424">1818/9<text:tab/>China</text:p>
          </text:list-item>
        </text:list>
        <text:p text:style-name="P427">L/MAM/B/32D<text:tab/>Journal 25<text:tab/>Jan<text:tab/>1819-31<text:tab/>Jul<text:tab/>1820</text:p>
        <text:p text:style-name="P426">L/MAR/B/32M(1)<text:tab/>Ledger</text:p>
        <text:p text:style-name="P426">L/MAK/B/32M(2)<text:tab/>Pay Book</text:p>
        <text:p text:style-name="P406">Capt George Welstead</text:p>
        <text:p text:style-name="P607">Portsmouth 5 Apr 1819 - 20 Jul Penang -14 Oct Malacca - 24 Sep Singapore - 21 Oct Whampoa - 28 Jan 1820 Second Bar - 21 Apr St Helena - 20 Jun Downs</text:p>
      </text:section>
      <text:section text:style-name="Sect4" text:name="Bereich5">
        <text:list xml:id="list164626872669914" text:continue-numbering="true" text:style-name="WWNum43">
          <text:list-item>
            <text:p text:style-name="P300">1820/1 Madras and China</text:p>
          </text:list-item>
        </text:list>
        <text:p text:style-name="P303">L/MAM/B/32E<text:tab/>Journal 4 Jan 1821-7 May 1823</text:p>
        <text:p text:style-name="P147">L/MAM/B/32N (1)<text:tab/>Ledger</text:p>
        <text:p text:style-name="P147">L/MAM/B/32N(2)<text:tab/>Pay Book</text:p>
        <text:p text:style-name="P273">Capt George Welstead</text:p>
        <text:p text:style-name="P599">Downs 14 Mar 1821 - 20 Jun Madras - 25 Aug Penang - 6 Sep Malacca - 29 Sep Singapore - 6 Nov Whampoa - 25 Jan 1822 Chumpee -16 Mar Penang -15 Jul Singapore - 2 Aug Whampoa - 30 Oct Second Bar - 3 Feb 1823 St Helena - 4 Apr Long Reach</text:p>
        <text:list xml:id="list164626848366318" text:continue-numbering="true" text:style-name="WWNum43">
          <text:list-item>
            <text:p text:style-name="P524">1823/4 St Helena, Benkulen and China</text:p>
          </text:list-item>
        </text:list>
        <text:p text:style-name="P96"><text:span text:style-name="Body_20_text_20__28_2_29__20__2b__20_Bold">L/MAR/B/32F<text:tab/></text:span><text:span text:style-name="T4">Journal 18 Nov<text:tab/>1823-8 Jun 1825</text:span></text:p>
        <text:p text:style-name="P162">L/MAM/B/32-0(l)<text:tab/>Ledger</text:p>
        <text:p text:style-name="P162">L/MAM/B/32-0(2)<text:tab/>Pay Book</text:p>
        <text:p text:style-name="P468">Capt George Welstead</text:p>
        <text:p text:style-name="P373">Downs 15 Jan 1824 - 6 Mar St Helena - 31 May Benkulen -12 Aug Penang - 5 Sep Singapore - 22 Oct Whampoa - 20 Dec Second Bar - 23 Mar 1825 St Helena -16 May Downs</text:p>
        <text:list xml:id="list164626453539329" text:continue-numbering="true" text:style-name="WWNum43">
          <text:list-item>
            <text:p text:style-name="P486">1825/6<text:tab/>China</text:p>
          </text:list-item>
        </text:list>
        <text:p text:style-name="P600">L/MAM/B/32G<text:tab/>Journal 7 Mar 1826-9 May 1827</text:p>
        <text:p text:style-name="P167">L/MAM/B/32P(1)<text:tab/>Ledger</text:p>
        <text:p text:style-name="P167">L/MAM/B/32P(2)<text:tab/>Pay Book</text:p>
        <text:p text:style-name="P601">Capt Joseph Stanton</text:p>
        <text:p text:style-name="P611">Downs 29 Apr 1826 - 16 Aug Whampoa - 29 Nov Second Bar - 20 Feb 1827 St Helena - 6 Apr Downs</text:p>
        <text:list xml:id="list164626411851173" text:continue-numbering="true" text:style-name="WWNum43">
          <text:list-item>
            <text:p text:style-name="P526">1827/8<text:tab/>St Helena, Bengal and China</text:p>
          </text:list-item>
        </text:list>
        <text:p text:style-name="P527">L/MAR/B/32H<text:tab/>Journal 19<text:tab/>Nov 1827-19 Jun<text:tab/>1829</text:p>
        <text:p text:style-name="P162">L/MAM/B/32Q(1)<text:tab/>Ledger</text:p>
        <text:p text:style-name="P162">L/MAM/B/32Q(2)<text:tab/>Pay Book</text:p>
        <text:p text:style-name="P517">Capt Joseph Stanton</text:p>
        <text:p text:style-name="P304">Plymouth 29 Jan 1828 - 9 Apr St Helena - 28 Jun Saugor - 25 Sep Penang - 6 Oct Malacca -11 Oct Singapore - 9 Nov Whampoa -17 Jan 1829 Second Bar - 24 Apr St Helena -17 Jun Downs</text:p>
        <text:list xml:id="list164626021682830" text:continue-numbering="true" text:style-name="WWNum43">
          <text:list-item>
            <text:p text:style-name="P305">1829/30<text:tab/>Bengal and China</text:p>
          </text:list-item>
        </text:list>
        <text:p text:style-name="P306">L/MAM/B/32-I<text:tab/>Journal 18 Dec 1829-4 May<text:tab/>1831</text:p>
        <text:p text:style-name="P147">L/MAM/B/32R(1)<text:tab/>Ledger</text:p>
        <text:p text:style-name="P45"><text:span text:style-name="T4">L/MAM/B/32R(2)<text:tab/>'</text:span><text:span text:style-name="T5">1</text:span><text:span text:style-name="T4"> Pay Book</text:span></text:p>
        <text:p text:style-name="P468">Capt Joseph Stanton</text:p>
        <text:p text:style-name="P612">Downs 15 Feb 1830 - 27 May Saugor - 20 Sep Whampoa - 29 Nov Second Bar -10 Feb 1831 St Helena - 5 Apr Downs</text:p>
        <text:p text:style-name="P202">GENERAL HEWETT</text:p>
        <text:p text:style-name="P108"><text:span text:style-name="T4">Company’s own ship, built in Bengal, launched 1811, 3 decks, 4in bottom, length 147ft 2in, keel 118ft 7in, breadth 37ft 9in, hold 15ft, wing transom 23ft 9in, port cell 28ft, waist 1ft 5in, between decks 6ft 3in &amp; 6ft 3</text:span><text:span text:style-name="T5">3</text:span><text:span text:style-name="T4">/4in, roundhouse 6ft 5in, ports 13 middle &amp; upper, deck range 87ft, 898 tons Sold to William Tindall 22 Sep 1830 for £6250</text:span></text:p>
        <text:list xml:id="list182319953" text:style-name="WWNum45">
          <text:list-item>
            <text:p text:style-name="P301">1815/6 China</text:p>
          </text:list-item>
        </text:list>
        <text:p text:style-name="P303">L/MAR/B/37A<text:tab/>Journal 2 Dec 1815-10 Jun 1817</text:p>
        <text:p text:style-name="P303">L/MAR/B/37F(1)<text:tab/>Ledger</text:p>
        <text:p text:style-name="P303">L/MAR/B/37F(2)<text:tab/>Pay Book</text:p>
        <text:p text:style-name="P273">Capt Walter Campbell</text:p>
        <text:p text:style-name="P517">Portsmouth 9 Feb 1816 -19 Feb Madeira -13 Apr Simons Bay -12 Jun Batavia -10 Jul Hong Kong Bay - 22 Oct Whampoa - 4 Dec Second Bar -12 Mar 1817 St Helena -12 May Downs</text:p>
        <text:list xml:id="list164626383118095" text:continue-numbering="true" text:style-name="WWNum45">
          <text:list-item>
            <text:p text:style-name="P428">1817/8<text:tab/>Bengal and Madras</text:p>
          </text:list-item>
        </text:list>
        <text:p text:style-name="P136">L/MAR/B/37B<text:tab/>Journal 6 Apr 1818-30<text:tab/>Sep 1819</text:p>
        <text:p text:style-name="P137">L/MAR/B/37G(1)<text:tab/>Ledger</text:p>
        <text:p text:style-name="P137">L/MAR/B/37G(2)<text:tab/>Pay Book</text:p>
        <text:p text:style-name="P406">Capt Peter Cameron</text:p>
        <text:p text:style-name="P227">Downs 28 May 1818 -14 Sep New Anchorage - 30 Dec Coninga - 9 Jan 1819 Madras - 28 Feb Colombo -13 Apr Port Louis - 30 Jun St Helena - 5 Sep Long Reach</text:p>
        <text:list xml:id="list164626822980815" text:continue-numbering="true" text:style-name="WWNum45">
          <text:list-item>
            <text:p text:style-name="P429">1819/20<text:tab/>China</text:p>
          </text:list-item>
        </text:list>
        <text:p text:style-name="P430">L/MAR/B/37C<text:tab/>Journal 28 Feb<text:tab/>1820-4<text:tab/>Jul<text:tab/>1821</text:p>
        <text:p text:style-name="P137">L/MAR/B/3 711(1)<text:tab/>Ledger</text:p>
        <text:p text:style-name="P137">L/MAR/B/37H(2)<text:tab/>Pay Book</text:p>
        <text:p text:style-name="P406">Capt James Pearson</text:p>
        <text:p text:style-name="P408">Downs 15 Apr 1820 - 28 Aug Whampoa - 5 Nov Second Bar - 28 Feb 1821 Cape -31 Mar St Helena - 30 May Long Reach</text:p>
        <text:list xml:id="list164625969235931" text:continue-numbering="true" text:style-name="WWNum45">
          <text:list-item>
            <text:p text:style-name="P307">1821/2<text:tab/>Bengal</text:p>
          </text:list-item>
        </text:list>
        <text:p text:style-name="P82"><text:span text:style-name="Body_20_text_20__28_2_29__20__2b__20_Bold">L/MAR/B/37D<text:tab/></text:span><text:span text:style-name="T4">Journal 22 Apr<text:tab/>1822-18 Aug 1823, Thomas William Barrow, Chief Mate</text:span></text:p>
        <text:p text:style-name="P148">L/MAR/B/37-I(l)<text:tab/>Ledger</text:p>
        <text:p text:style-name="P148">L/MAR/B/37-I(2)<text:tab/>Pay Book</text:p>
        <text:p text:style-name="P273">Capt James Pearson</text:p>
        <text:p text:style-name="P276">Downs 19 Jun 1822 - 1 Oct Cape - 23 Dec New Anchorage - 4 May 1823 Cape - 20 May St Helena - 26 Jul Blackwall</text:p>
        <text:list xml:id="list164626004209130" text:continue-numbering="true" text:style-name="WWNum45">
          <text:list-item>
            <text:p text:style-name="P307">1823/4<text:tab/>Bengal</text:p>
          </text:list-item>
        </text:list>
        <text:p text:style-name="P308">L/MAR/B/37E<text:tab/>Journal 29 May<text:tab/>1824-18 Aug 1825</text:p>
        <text:p text:style-name="P148">L/MAR/B/37J(1)<text:tab/>Ledger</text:p>
        <text:p text:style-name="P148">L/MAR/B/37J(2)<text:tab/>Pay Book</text:p>
        <text:p text:style-name="P374">Downs 23 Jun 1824 - 30 Oct New Anchorage - left Bengal 8 Mar 1825 - 24 May St Helena - 20 Jul Long Reach</text:p>
        <text:p text:style-name="P201">GENERAL KYD</text:p>
        <text:p text:style-name="P22"><text:span text:style-name="T4">Built by Kyd &amp; Co, Calcutta 1813, 3 decks, 4in bottom, length 166ft </text:span><text:span text:style-name="Body_20_text_20__28_2_29__20__2b__20_Italic">SYiin,</text:span><text:span text:style-name="T4"> keel 134ft ILAin, breadth 42ft 4in, hold 17ft lin, wing transom 25ft 5in, port cell 29ft 5in, waist 1ft S^in, between decks 6ft 5in &amp; 6ft </text:span><text:span text:style-name="Body_20_text_20__28_2_29__20__2b__20_Italic">SVAin,</text:span><text:span text:style-name="T4"> roundhouse 6ft </text:span><text:span text:style-name="Body_20_text_20__28_2_29__20__2b__20_Italic">5</text:span><text:span text:style-name="Body_20_text_20__28_2_29__20__2b__20_Italic"><text:span text:style-name="T2">l</text:span></text:span><text:span text:style-name="Body_20_text_20__28_2_29__20__2b__20_Italic">Ain,</text:span><text:span text:style-name="T4"> ports 14 middle &amp; upper, deck range 97ft, 1286 tons Principal Managing Owners: 1-8 James Walker, 9-10 Robert Small Sold to John Pirie 8 Oct 1834 for £9100</text:span></text:p>
        <text:list xml:id="list522748312" text:style-name="WWNum47">
          <text:list-item>
            <text:p text:style-name="P309">From Bengal 1813</text:p>
          </text:list-item>
        </text:list>
        <text:p text:style-name="P310">L/MAR/B/52A<text:tab/>Journal 8 Nov 1813-2 Nov 1814</text:p>
        <text:p text:style-name="P273">Capt Alexander Nairne</text:p>
        <text:p text:style-name="P555">Kidderpore 8 Nov 1813 -17 Dec Saugor - 4 Feb 1814 Madras - 24 Apr Cape -19 May St Helena - 10 Aug Long Reach</text:p>
        <text:list xml:id="list164626367842477" text:continue-numbering="true" text:style-name="WWNum47">
          <text:list-item>
            <text:p text:style-name="P309">1814/5 St Helena and China</text:p>
          </text:list-item>
        </text:list>
        <text:p text:style-name="P311">L/MAR/B/52B<text:tab/>Journal 29 Nov<text:tab/>1814-20<text:tab/>Aug<text:tab/>1816</text:p>
        <text:p text:style-name="P148">L/MAR/B/52 J (1)<text:tab/>Ledger</text:p>
        <text:p text:style-name="P148">L/MAR/B/52J(2)<text:tab/>Pay Book</text:p>
        <text:p text:style-name="P273">Capt Alexander Naime</text:p>
        <text:p text:style-name="P371">Falmouth 1 Apr 1815 -15 Apr Madeira - 8 Jun St Helena - 8 Sep Penang - 6 Oct Malacca -18 Nov Whampoa -17 Jan 1816 Second Bar -14 May St Helena -16 Jul Long Reach</text:p>
        <text:list xml:id="list164627576580266" text:continue-numbering="true" text:style-name="WWNum47">
          <text:list-item>
            <text:p text:style-name="P431">1816/7 Madras, Bengal and China</text:p>
          </text:list-item>
        </text:list>
        <text:p text:style-name="P432">L/MAR/B/52C<text:tab/>Journal 26 Dec<text:tab/>1816-31<text:tab/>Aug<text:tab/>1818</text:p>
        <text:p text:style-name="P137">L/MAR/B/ 52K(1)<text:tab/>Ledger</text:p>
        <text:p text:style-name="P433">L/MAR/B/52K(2)<text:tab/>Pay Book</text:p>
      </text:section>
      <text:section text:style-name="Sect4" text:name="Bereich6">
        <text:p text:style-name="P266"><draw:frame draw:style-name="fr10" draw:name="Rahmen171" text:anchor-type="char" svg:x="32.177cm" svg:y="-0.831cm" svg:width="0.829cm" draw:z-index="33"><draw:text-box fo:min-height="1.03cm"><text:p text:style-name="P20"><text:span text:style-name="Body_20_text_20__28_7_29__20_Exact">Swift-</text:span></text:p><text:p text:style-name="P54"><text:span text:style-name="Body_20_text_20__28_2_29__20_Exact">■■■■■</text:span></text:p></draw:text-box></draw:frame>Capt Alexander Naime</text:p>
        <text:p text:style-name="P265">Portsmouth 14 Mar 1817 - 24 Jun Madras -10 Jul New Anchorage - 3 Sep Saugor - 26 Oct Penang -</text:p>
        <text:list xml:id="list892909727" text:style-name="WWNum49">
          <text:list-item>
            <text:p text:style-name="P268">Jan 1818 Whampoa - 6 Feb Second Bar -1 Jun St Helena - 3 Aug Long Reach</text:p>
          </text:list-item>
        </text:list>
        <text:list xml:id="list164626586601313" text:continue-list="list164627576580266" text:style-name="WWNum47">
          <text:list-item>
            <text:p text:style-name="P312">1818/9<text:tab/>Madras and China</text:p>
          </text:list-item>
        </text:list>
        <text:p text:style-name="P313">L/MAM/B/52D<text:tab/>Journal 12 Dec 1818-28 Jul 1820</text:p>
        <text:p text:style-name="P149">L/MAM/B/52L(1)<text:tab/>Ledger</text:p>
        <text:p text:style-name="P149">L/MAM/B/52L(2)<text:tab/>Pay Book</text:p>
        <text:p text:style-name="P273">Capt Alexander Naime</text:p>
        <text:p text:style-name="P386">Portsmouth 1 Mar 1819 -12 Jun Madras - 23 Aug Penang -16 Sep Malacca -19 Oct Whampoa - 16 Dec Second Bar - 20 Apr 1820 St Helena -19 Jun Downs</text:p>
        <text:list xml:id="list164626652953640" text:continue-numbering="true" text:style-name="WWNum47">
          <text:list-item>
            <text:p text:style-name="P312">1820/1<text:tab/>Bengal and China</text:p>
          </text:list-item>
        </text:list>
        <text:p text:style-name="P149">L/MAM/B/52M<text:tab/>Ledger</text:p>
        <text:p text:style-name="P273">Capt Alexander Naime</text:p>
        <text:p text:style-name="P472">Downs 23 Jan 1821 - 29 Aug 1822 moorings</text:p>
        <text:list xml:id="list164627790228019" text:continue-numbering="true" text:style-name="WWNum47">
          <text:list-item>
            <text:p text:style-name="P528">1822/3<text:tab/>Bengal and China</text:p>
          </text:list-item>
        </text:list>
        <text:p text:style-name="P530">L/MAR/B/52E<text:tab/>Journal 13 Nov 1822-30 Apr 1824</text:p>
        <text:p text:style-name="P163">L/MAM/B/52H (1)<text:tab/>Ledger</text:p>
        <text:p text:style-name="P163">L/MAR/B/52N(2)<text:tab/>Pay Book</text:p>
        <text:p text:style-name="P517">Capt Alexander Naime</text:p>
        <text:p text:style-name="P518">Downs 8 Jan 1823 - 10 May New Anchorage - 2 Aug Penang - 20 Aug Singapore - 3 Oct Whampoa - 13 Nov Second Bar - 7 Feb 1824 St Helena - 28 Mar Blackwall</text:p>
        <text:list xml:id="list164627500327370" text:continue-numbering="true" text:style-name="WWNum47">
          <text:list-item>
            <text:p text:style-name="P312">1824/5<text:tab/>Bengal and China</text:p>
          </text:list-item>
        </text:list>
        <text:p text:style-name="P313">L/MAM/B/52F<text:tab/>Journal 20 Nov 1824-3 Apr 1826</text:p>
        <text:p text:style-name="P314">L/MAM/B/10H<text:tab/>Journal 4-28<text:tab/>Apr 1826</text:p>
        <text:p text:style-name="P313">L/MAR/B/52-0(l)<text:tab/>Ledger</text:p>
        <text:p text:style-name="P149">L/MAM/B/52-0(2)<text:tab/>Pay Book</text:p>
        <text:p text:style-name="P273">Capt Alexander Naime</text:p>
        <text:p text:style-name="P243">Portsmouth 21 Jan 1825 - 5 May Saugor - left Bengal 28 Jul -16 Aug Penang - 5 Sep Singapore - 26 Sep Whampoa - 27 Oct Second Bar - 2 Feb 1826 St Helena - 3 Apr Northfleet</text:p>
        <text:p text:style-name="P529">$<text:tab/>1826/7<text:tab/>Madras and China</text:p>
        <text:p text:style-name="P531">L/MAM/B/52G<text:tab/>Journal 12<text:tab/>Jan 1827-12 May<text:tab/>1828</text:p>
        <text:p text:style-name="P163">L/MAM/B/52P<text:tab/>Ledger</text:p>
        <text:p text:style-name="P517">Capt Alexander Naime</text:p>
        <text:p text:style-name="P519">Plymouth 18 Mar 1827 - 23 Jun Madras - 24 Aug Penang - 5 Sep Malacca -11 Sep Singapore - 6 Oct Whampoa - 7 Nov Second Bar -15 Feb 1828 St Helena - 7 Apr Blackwall</text:p>
        <text:list xml:id="list164627651858956" text:continue-list="list892909727" text:style-name="WWNum49">
          <text:list-item>
            <text:p text:style-name="P532">1828/9 St Helena, Bombay and China</text:p>
          </text:list-item>
        </text:list>
        <text:p text:style-name="P530">L/MAM/B/52H<text:tab/>Journal 8 Dec 1828-25 Sep 1830</text:p>
        <text:p text:style-name="P163">L/MAM/B/52Q(1)<text:tab/>Ledger</text:p>
        <text:p text:style-name="P163">L/MAM/B/52Q(2)<text:tab/>Pay Book</text:p>
        <text:p text:style-name="P468">Capt Samuel Serle</text:p>
        <text:p text:style-name="P613">Downs 29 Jan 1829 - 9 Apr St Helena -18 Jun Bombay - 28 Aug Singapore -12 Feb 1830 Whampoa - 30 Jun St Helena -1 Sep Blackwall</text:p>
        <text:list xml:id="list164626894843397" text:continue-numbering="true" text:style-name="WWNum49">
          <text:list-item>
            <text:p text:style-name="P532">1830/1 St Helena, Bombay and China</text:p>
          </text:list-item>
        </text:list>
        <text:p text:style-name="P531">L/MAM/B/52-I<text:tab/>Journal 21<text:tab/>Dec 1830-8 May<text:tab/>1832</text:p>
        <text:p text:style-name="P163">L/MAM/B/52R(1)<text:tab/>Ledger</text:p>
        <text:p text:style-name="P163">L/MAM/B/52R(2)<text:tab/>Pay Book</text:p>
        <text:p text:style-name="P573">Capt Alexander Naime</text:p>
        <text:p text:style-name="P562">Downs 25 Jan 1831 - 9 Apr St Helena -19 Jun Bombay - 23 Aug Singapore -14 Sep Whampoa - 5 Nov Second Bar - 8 Feb 1832 St Helena - 9 Apr Blackwall</text:p>
        <text:h text:style-name="P203" text:outline-level="4"><text:bookmark-start text:name="bookmark9"/>GENERAL LAWRENCE<text:bookmark-end text:name="bookmark9"/></text:h>
        <text:p text:style-name="P473">Rated at 650 tons, 80 crew, 26 guns</text:p>
        <text:list text:style-name="WWNum51">
          <text:list-item>
            <text:p text:style-name="P315">1760/1 Bombay, to remain</text:p>
          </text:list-item>
        </text:list>
        <text:p text:style-name="P317">L/MAR/B/576A<text:tab/>Journal 7 Apr 1761-4<text:tab/>Jun 1762</text:p>
        <text:p text:style-name="P11"><text:span text:style-name="T4">L/MAR/B/576B(1)<text:tab/></text:span><text:span text:style-name="Body_20_text_20__28_5_29__20__2b__20_Not_20_Bold"><text:span text:style-name="T7">Imprest Book</text:span></text:span></text:p>
        <text:p text:style-name="P11"><text:span text:style-name="T4">L/MAR/B/576B(2)<text:tab/></text:span><text:span text:style-name="Body_20_text_20__28_5_29__20__2b__20_Not_20_Bold"><text:span text:style-name="T7">Absence Book</text:span></text:span></text:p>
        <text:p text:style-name="P273">Capt William Scott</text:p>
        <text:p text:style-name="P277">Downs 14 Jun 1761 -14 Oct Rio de Janeiro - 30 Mar 1762 Cochin -1 May Bombay</text:p>
        <text:h text:style-name="P205" text:outline-level="4"><text:bookmark-start text:name="bookmark10"/>GENERAL MEDOWS<text:bookmark-end text:name="bookmark10"/></text:h>
        <text:list xml:id="list1547310888" text:style-name="WWNum53">
          <text:list-item>
            <text:p text:style-name="P316">From Bengal 1786</text:p>
          </text:list-item>
        </text:list>
        <text:p text:style-name="P76"><text:span text:style-name="Body_20_text_20__28_2_29__20__2b__20_Bold">L/MAR/B/428A </text:span><text:span text:style-name="T4">Journal 8 Jan-21 Jun 1786</text:span></text:p>
        <text:p text:style-name="P273">Capt William MacDonald</text:p>
        <text:p text:style-name="P276">Calcutta 8 Jan 1786 - 23 May Long Reach</text:p>
        <text:list xml:id="list164626869298446" text:continue-numbering="true" text:style-name="WWNum53">
          <text:list-item>
            <text:p text:style-name="P316">From China 1795</text:p>
          </text:list-item>
        </text:list>
        <text:p text:style-name="P90"><text:span text:style-name="Body_20_text_20__28_2_29__20__2b__20_Bold">L/MAR/B/290A </text:span><text:span text:style-name="T4">Journal 1 May-2 Aug 1795, anon left China 1 May 1795 - Penang - 2 Aug Calcutta</text:span></text:p>
        <text:h text:style-name="P204" text:outline-level="4"><text:bookmark-start text:name="bookmark11"/>GENERAL PALMER<text:bookmark-end text:name="bookmark11"/></text:h>
        <text:p text:style-name="P468">Chartered ship, 531 tons</text:p>
        <text:p text:style-name="P618">Principal Managing Owner: Rowland B Cotgrave 1<text:tab/>1832/3 Bengal</text:p>
        <text:p text:style-name="P258">L/MAR/B/101A Deck Log 16 Jul 1833-12 Mar 1835 Capt William Thomas</text:p>
        <text:p text:style-name="P621">Portsmouth 4 Sep 1833 - 29 Jan 1834 Vizagapatam - 22 Feb Calcutta - 4 Sep Kedgeree - 30 St Helena - 3 Mar 1835 Downs</text:p>
        <text:h text:style-name="P206" text:outline-level="4"><text:bookmark-start text:name="bookmark12"/>GENERAL STUART<text:bookmark-end text:name="bookmark12"/></text:h>
        <text:p text:style-name="P75"><text:span text:style-name="T4">Extra ship, built by Randall, measured 1801, 3 decks, 4in bottom, length 134ft 7in, keel 110ft 4in, breadth 32ft 2</text:span><text:span text:style-name="T5">1</text:span><text:span text:style-name="T4">/</text:span><text:span text:style-name="T6">2</text:span><text:span text:style-name="T4">in, hold 12ft 2in, wing transom 20ft ILAin, port cell 28ft llin, waist 4ft, between decks 5ft llin &amp; 6ft, roundhouse 6ft 3in, ports 12 upper, 607 tons</text:span></text:p>
        <text:p text:style-name="P626">Principal Managing Owners: 1 Thomas Wilkinson, 2-3 Moses Agar, 4 Samuel Hale, 5-6 John Hotson, 7 Thomas G Murray</text:p>
        <text:list xml:id="list3827792911" text:style-name="WWNum55">
          <text:list-item>
            <text:p text:style-name="P434">1800/1<text:tab/>Madras and Bengal</text:p>
          </text:list-item>
        </text:list>
        <text:p text:style-name="P435">L/MAR/B/218A<text:tab/>Journal 2 Jul 1801-13 Apr 1803</text:p>
        <text:p text:style-name="P435">L/MAR/B/218H(1)<text:tab/>Ledger</text:p>
        <text:p text:style-name="P435">L/MAR/B/218H(2)<text:tab/>Pay Book</text:p>
        <text:p text:style-name="P406">Capt Robert Abbon Mash</text:p>
        <text:p text:style-name="P624">Portsmouth 9 Sep 1801 - 24 Sep Madeira - 4 Feb 1802 Madras - 5 Mar Calcutta -1 Sep Kedgeree - 29 Sep Madras - 4 Jan 1803 St Helena - 23 Mar Downs</text:p>
        <text:list xml:id="list164626854098510" text:continue-numbering="true" text:style-name="WWNum55">
          <text:list-item>
            <text:p text:style-name="P487">1802/3<text:tab/>Madras</text:p>
          </text:list-item>
        </text:list>
        <text:p text:style-name="P269">L/MAR/B/218B<text:tab/>Journal 8 May<text:tab/>1803-23<text:tab/>Nov<text:tab/>1804</text:p>
        <text:p text:style-name="P270">L/MAR/B/218-I(1)<text:tab/>Ledger</text:p>
        <text:p text:style-name="P270">L/MAR/B/218-I(2)<text:tab/>Pay Book</text:p>
        <text:p text:style-name="P265">Capt Thomas Mortimer</text:p>
        <text:p text:style-name="P627">Plymouth 17 Jul 1803 - 28 Jul Madeira -15 Sep Fernando Noronha - 3 Jan 1804 Madras - 29 Jun St Helena -10 Oct Downs</text:p>
        <text:p text:style-name="P47"><text:span text:style-name="T4">* </text:span><text:span text:style-name="T5">27 Au</text:span><text:span text:style-name="T4">S </text:span><text:span text:style-name="T5">18</text:span><text:span text:style-name="T4">03 captured French </text:span><text:span text:style-name="Body_20_text_20__28_2_29__20__2b__20_Italic">s\wp Aurora</text:span></text:p>
      </text:section>
      <text:section text:style-name="Sect4" text:name="Bereich7">
        <text:list xml:id="list164627705449733" text:continue-numbering="true" text:style-name="WWNum55">
          <text:list-item>
            <text:p text:style-name="P318">1804/5<text:tab/>Madras<text:tab/>and<text:tab/>Bengal</text:p>
          </text:list-item>
        </text:list>
        <text:p text:style-name="P319">L/MAR/B/218C<text:tab/>Journal 24 Jan 1805-13 Jun 1806</text:p>
        <text:p text:style-name="P319">L/MAR/B/218J(1)<text:tab/>Ledger</text:p>
        <text:p text:style-name="P319">L/MAR/B/218J(2)<text:tab/>Pay Book</text:p>
        <text:p text:style-name="P273">Capt John Rogers</text:p>
        <text:p text:style-name="P229">Portsmouth 25 Apr 1805 - 23 Aug Madras - 11 Sep Diamond Harbour - 14 Nov Saugor - 26 Dec Benkulen - 10 Apr 1806 St Helena - 13 Jun Downs</text:p>
        <text:list xml:id="list164626056758087" text:continue-numbering="true" text:style-name="WWNum55">
          <text:list-item>
            <text:p text:style-name="P320">1805/6<text:tab/>Madras<text:tab/>and<text:tab/>Bengal</text:p>
          </text:list-item>
        </text:list>
        <text:p text:style-name="P319">L/MAR/B/218B<text:tab/>Journal 4 Sep 1806-11 May 1808</text:p>
        <text:p text:style-name="P319">L/MAR/B/218K(1)<text:tab/>Ledger</text:p>
        <text:p text:style-name="P319">L/MAE/B/218K(2)<text:tab/>Pay Book</text:p>
        <text:p text:style-name="P573">Capt John Rogers</text:p>
        <text:p text:style-name="P575">Portsmouth 4 Jan 1807 - 13 Apr Cape - 11 Jun Madras - 18 Jul Diamond Harbour - 30 Sep Saugor - 14 Feb 1808 St Helena - 12 Apr Gravesend</text:p>
        <text:list xml:id="list164627372013205" text:continue-numbering="true" text:style-name="WWNum55">
          <text:list-item>
            <text:p text:style-name="P436">1807/8<text:tab/>Madras<text:tab/>and<text:tab/>Bengal</text:p>
          </text:list-item>
        </text:list>
        <text:p text:style-name="P244">L/MAM/B/218E Journal 6 Jul 1808-19 May 1810 L/MAR/B/213L(1)<text:tab/>Ledger</text:p>
        <text:p text:style-name="P437">L/MAR/B/218L(2)<text:tab/>Pay Book</text:p>
        <text:p text:style-name="P406">Capt James Jameson</text:p>
        <text:p text:style-name="P408">Portsmouth 17 Sep 1808 - 28 Sep Madeira - 11 Feb 1809 Madras - 24 Mar Calcutta - 4 Jul Diamond Harbour - 12 Sep Madras - 25 Dec Cape - 27 Jan 1810 St Helena - 16 Apr Long Reach</text:p>
        <text:list xml:id="list164626878204136" text:continue-numbering="true" text:style-name="WWNum55">
          <text:list-item>
            <text:p text:style-name="P321">1810/1<text:tab/>Madras<text:tab/>and<text:tab/>Bengal</text:p>
          </text:list-item>
        </text:list>
        <text:p text:style-name="P387">L/MAR/B/218F Journal 21 Jan 1811-1 Oct 1812 L/MAR/B/218M(1)<text:tab/>Ledger</text:p>
        <text:p text:style-name="P319">L/MAR/B/218M(2)<text:tab/>Pay Book</text:p>
        <text:p text:style-name="P273">Capt James Jameson</text:p>
        <text:p text:style-name="P275">Torbay 12 May 1811-12 Sep Madras - 21 Oct Calcutta - 24 Dec Saugor - 12 May 3812 St Helena - 27 Jul Blackwall</text:p>
        <text:list xml:id="list164627747150036" text:continue-numbering="true" text:style-name="WWNum55">
          <text:list-item>
            <text:p text:style-name="P438">1812/3<text:tab/>Madras<text:tab/>and<text:tab/>Bengal</text:p>
          </text:list-item>
        </text:list>
        <text:p text:style-name="P245">L/MAR/B/218G Journal 2 Jan 1813-15 Jul 1814 L/MAR/B/218N(1)<text:tab/>Ledger</text:p>
        <text:p text:style-name="P437">L/M AM/B/218 N (2)<text:tab/>Pay Book</text:p>
        <text:p text:style-name="P406">Capt James Jameson</text:p>
        <text:p text:style-name="P409">Portsmouth 18 Mar 1813 - 13 Jul Johanna - 9 Aug Madras - 27 Aug Calcutta - 6 Nov Saugor - 1 Mar 1814 Cape - 18 Mar St Helena - 4 Jun Blackwall</text:p>
        <text:h text:style-name="P196" text:outline-level="3"><text:bookmark-start text:name="bookmark13"/>GENERAL WELLESLEY<text:bookmark-end text:name="bookmark13"/></text:h>
        <text:p text:style-name="P468">Built at Calcutta, 480 tons</text:p>
        <text:p text:style-name="P473">Principal Managing Owner; Hugh A Ried</text:p>
        <text:list xml:id="list2886067122" text:style-name="WWNum57">
          <text:list-item>
            <text:p text:style-name="P322">From Bengal 1813</text:p>
          </text:list-item>
        </text:list>
        <text:p text:style-name="P388">L/MAR/B/236A Journal 1 Nov 1813-23 May 1814 Capt J L Heathom</text:p>
        <text:p text:style-name="P78"><text:span text:style-name="T4">Hugh river 19 Nov </text:span><text:span text:style-name="Body_20_text_20__28_2_29__20__2b__20_Spacing_20_1_20_pt">1813-1</text:span><text:span text:style-name="T4"> Feb 1814 Cape - 25 Feb St Helena - 21 May Blackwall</text:span></text:p>
        <text:h text:style-name="P196" text:outline-level="3"><text:bookmark-start text:name="bookmark14"/>GEORGE<text:bookmark-end text:name="bookmark14"/></text:h>
        <text:p text:style-name="P50"><text:span text:style-name="T4">Company’s own ship, formerly </text:span><text:span text:style-name="Body_20_text_20__28_2_29__20__2b__20_Italic">Richard &amp; Elizabeth</text:span></text:p>
        <text:list xml:id="list390842936" text:style-name="WWNum59">
          <text:list-item>
            <text:p text:style-name="P579">1668/9 St Helena and Surat</text:p>
          </text:list-item>
        </text:list>
        <text:p text:style-name="P563">Capt William Bass Downs Feb 1669 -</text:p>
        <text:h text:style-name="P195" text:outline-level="3"><text:bookmark-start text:name="bookmark15"/>GEORGE (2)<text:bookmark-end text:name="bookmark15"/></text:h>
        <text:p text:style-name="P505">Rated at 570/580 tons, 113/116 crew, 36 guns</text:p>
        <text:list xml:id="list4105153158" text:style-name="WWNum61">
          <text:list-item>
            <text:p text:style-name="P580">1676/7 Surat Capt Anthony Earning Downs 25 Mar 1677 -</text:p>
          </text:list-item>
          <text:list-item>
            <text:p text:style-name="P609">1678/9 Madras and Bengal Capt Nehemiah Earning</text:p>
          </text:list-item>
        </text:list>
        <text:list xml:id="list1007615011" text:style-name="WWNum63">
          <text:list-item>
            <text:p text:style-name="P509">Jan 1679 - 6 Sep 1680</text:p>
          </text:list-item>
        </text:list>
        <text:list xml:id="list164626343299581" text:continue-list="list4105153158" text:style-name="WWNum61">
          <text:list-item>
            <text:p text:style-name="P259">1680/1 Ceylon and Bengal Capt Nehemiah Earning</text:p>
          </text:list-item>
        </text:list>
        <text:list xml:id="list164627417879260" text:continue-list="list1007615011" text:style-name="WWNum63">
          <text:list-item>
            <text:p text:style-name="P260">Jan 1681 - 28 Aug 1682</text:p>
          </text:list-item>
        </text:list>
        <text:list xml:id="list164625897437135" text:continue-list="list164626343299581" text:style-name="WWNum61">
          <text:list-item>
            <text:p text:style-name="P246">1682/3 Bengal Capt Nehemiah Earning 30 Apr 1683 - 1 Aug 1684</text:p>
          </text:list-item>
          <text:list-item>
            <text:p text:style-name="P564">Madras and Bengal Capt Nehemiah Earning</text:p>
          </text:list-item>
        </text:list>
        <text:p text:style-name="P506">19 Mar 1685 - 28 Aug 1687</text:p>
        <text:h text:style-name="P195" text:outline-level="3"><text:bookmark-start text:name="bookmark16"/>GEORGE (3)<text:bookmark-end text:name="bookmark16"/></text:h>
        <text:p text:style-name="P507">Rated at 480 tons, 96/104 crew, 30 guns</text:p>
        <text:list xml:id="list2956095342" text:style-name="WWNum65">
          <text:list-item>
            <text:p text:style-name="P629">1727/8<text:tab/>Madras and Bengal</text:p>
          </text:list-item>
        </text:list>
        <text:p text:style-name="P630">L/MAM/B/799aA Journal 19 Dec 1727-8 Aug 1729</text:p>
        <text:p text:style-name="P634">L/MAR/B/799aB Journal 3 Nov 1727-21 Jul 1729, Charles Windebank, Chief Mate L/MAM/B/799aF(l) Ledger L/MAR/B/799aF(2) Pay Book Capt George Pitt</text:p>
        <text:p text:style-name="P637">Downs 21 Jan 1728 - 1 Mar Madeira -10 Aug Madras - 5 Oct Calcutta -1 Dec Pipli - 31 Dec Madras - 9 Apr 1729 Cape - 10 May St Helena - 8 Aug Erith</text:p>
        <text:list xml:id="list164625872369707" text:continue-numbering="true" text:style-name="WWNum65">
          <text:list-item>
            <text:p text:style-name="P565">1730/1<text:tab/>Madras and Bengal</text:p>
          </text:list-item>
        </text:list>
        <text:p text:style-name="P566">L/MAM/B/799aC Journal 18 Jan 1731-16 Aug 1732 L/MAM/B/799aG(l) Ledger L/MAM/B/799aG(2) Pay Book</text:p>
        <text:p text:style-name="P567">Capt George Pitt</text:p>
        <text:p text:style-name="P635">Downs 18 Feb 1731 -17 Mar Sao Tiago - 3 Aug Madras - 23 Sep Rogues River - 4 Jan 1732 Vizagapatam - 23 Jan Madras -15 May St Helena -16 Aug Erith</text:p>
        <text:list xml:id="list164626796794837" text:continue-numbering="true" text:style-name="WWNum65">
          <text:list-item>
            <text:p text:style-name="P510">1733/4<text:tab/>Madras and Bengal</text:p>
          </text:list-item>
        </text:list>
        <text:p text:style-name="P508">L/MAR/BmDaD Journal 12 Sep 1733-24 Aug 1735, Nathaniel White, Chief Mate</text:p>
        <text:p text:style-name="P261">L/MAM/B/799aH(l) Ledger L/MAM/B/799aH(2) Pay Book Capt George Pitt</text:p>
        <text:p text:style-name="P131"><text:span text:style-name="T4">Man</text:span><text:span text:style-name="T5">1</text:span><text:span text:style-name="T4">*!^?^</text:span><text:span text:style-name="T5">733</text:span><text:span text:style-name="T4">'</text:span><text:span text:style-name="T5">8 Apr 1734 Cape</text:span><text:span text:style-name="T4"> ’</text:span><text:span text:style-name="T5">6 Jun Madras</text:span><text:span text:style-name="T4"> ’</text:span><text:span text:style-name="T5">23 M Ro</text:span><text:span text:style-name="T4">S</text:span><text:span text:style-name="T5">ues River</text:span><text:span text:style-name="T4"> -</text:span><text:span text:style-name="T5">22</text:span><text:span text:style-name="T4"> Dec Vizagapatam - Jan 1735 Madras - 14 Jan Fort St David - 14 May St Helena - 24 Aug Gravesend</text:span></text:p>
        <text:p text:style-name="P271">f<text:tab/>1736/7<text:tab/>St Helena and Benkulen</text:p>
        <text:p text:style-name="P262">L/MAR/B/799aE Journal 20 Sep 1736-9 Aug 1738 L/MAR/B/799aI(l) Ledger L/MAR/B/799aI(2) Pay Book Capt Nathaniel White</text:p>
        <text:p text:style-name="P16"><text:span text:style-name="T4">^OctBantaT<text:tab/></text:span><text:span text:style-name="Body_20_text_20__28_8_29__20__2b__20_Not_20_Bold_2c_Italic"><text:span text:style-name="T7">^</text:span></text:span><text:span text:style-name="T4"> </text:span><text:span text:style-name="T5">St Helena</text:span><text:span text:style-name="T4"> ' </text:span><text:span text:style-name="Body_20_text_20__28_8_29__20__2b__20_Not_20_Bold"><text:span text:style-name="T3">6</text:span></text:span><text:span text:style-name="T5"> Jul Bat3Via</text:span><text:span text:style-name="T4"> ' </text:span><text:span text:style-name="Body_20_text_20__28_8_29__20__2b__20_Not_20_Bold"><text:span text:style-name="T3">3</text:span></text:span><text:span text:style-name="T5"> Aug Benkule</text:span><text:span text:style-name="T4">n - </text:span><text:span text:style-name="Body_20_text_20__28_8_29__20__2b__20_Not_20_Bold"><text:span text:style-name="T7">29</text:span></text:span><text:span text:style-name="T4"> Sep Moco Moco -</text:span></text:p>
        <text:p text:style-name="P15"><text:span text:style-name="T4">Downs ' </text:span><text:span text:style-name="Body_20_text_20__28_8_29__20__2b__20_Not_20_Bold"><text:span text:style-name="T3">28</text:span></text:span><text:span text:style-name="T4"> °</text:span><text:span text:style-name="T5">Ct M0C</text:span><text:span text:style-name="T4">° </text:span><text:span text:style-name="T5">M0C</text:span><text:span text:style-name="T4">° ‘ </text:span><text:span text:style-name="Body_20_text_20__28_8_29__20__2b__20_Not_20_Bold"><text:span text:style-name="T3">3</text:span></text:span><text:span text:style-name="T5"> DeC Benkulen</text:span><text:span text:style-name="T4"> ' </text:span><text:span text:style-name="Body_20_text_20__28_8_29__20__2b__20_Not_20_Bold"><text:span text:style-name="T3">8</text:span></text:span><text:span text:style-name="T5"> Jan </text:span><text:span text:style-name="Body_20_text_20__28_8_29__20__2b__20_Not_20_Bold"><text:span text:style-name="T3">1738</text:span></text:span><text:span text:style-name="T4"> Batavia </text:span><text:span text:style-name="Body_20_text_20__28_8_29__20__2b__20_Not_20_Bold"><text:span text:style-name="T7">-15</text:span></text:span><text:span text:style-name="T4"> May St Helena - </text:span><text:span text:style-name="Body_20_text_20__28_8_29__20__2b__20_Not_20_Bold"><text:span text:style-name="T7">9</text:span></text:span><text:span text:style-name="T4"> Aug</text:span></text:p>
      </text:section>
      <text:section text:style-name="Sect4" text:name="Bereich8">
        <text:h text:style-name="P209" text:outline-level="2"><text:bookmark-start text:name="bookmark17"/><draw:frame draw:style-name="fr9" draw:name="Rahmen221" text:anchor-type="char" svg:x="16.776cm" svg:y="2.066cm" svg:width="12.539cm" draw:z-index="34"><draw:text-box fo:min-height="2.863cm"><text:p text:style-name="P113"><text:span text:style-name="Body_20_text_20__28_2_29__20_Exact">1<text:tab/>1795/6 St Helena and Bengal</text:span></text:p><text:p text:style-name="P114"><text:span text:style-name="Body_20_text_20__28_2_29__20_Exact">L/MAR/B/156A<text:tab/>Journal 31 Oct 1795-10 Jun 1797</text:span></text:p><text:p text:style-name="P64"><text:span text:style-name="Body_20_text_20__28_4_29__20_Exact">L/MAR/B/156K(1)<text:tab/>Ledger</text:span></text:p><text:p text:style-name="P65"><text:span text:style-name="Body_20_text_20__28_4_29__20_Exact">L/MAM/B/156K(2)<text:tab/>Pay Book</text:span></text:p><text:p text:style-name="P59"><text:span text:style-name="Body_20_text_20__28_2_29__20_Exact">Capt John Luard</text:span></text:p><text:p text:style-name="P116"><text:span text:style-name="Body_20_text_20__28_2_29__20_Exact">Portsmouth 23 Jan 1796 - 2 May St Helena - 27 May Simons Bay -31 Jul Diamond Harbour - 5 Jan 1797 St Helena - 29 Mar Falmouth - 30 May Greenhithe</text:span></text:p></draw:text-box></draw:frame><draw:frame draw:style-name="fr8" draw:name="Rahmen231" text:anchor-type="char" svg:x="16.676cm" svg:y="8.414cm" svg:width="11.599cm" draw:z-index="35"><draw:text-box fo:min-height="2.82cm"><text:p text:style-name="P53"><text:span text:style-name="Body_20_text_20__28_2_29__20_Exact">3<text:tab/>1800/1 Bengal</text:span></text:p><text:p text:style-name="P71"><text:span text:style-name="Body_20_text_20__28_2_29__20_Exact">L/MAR/B/156D Journal 27 Jun 1800-6 Apr 1802 L/MAR/B/156M(1) Ledger L/MAR/B/156M(2) Pay Book Capt Henry Leigh</text:span></text:p><text:p text:style-name="P117"><text:span text:style-name="Body_20_text_20__28_2_29__20_Exact">Plymouth 15 Sep 1800 - 2 Dec Cape - 22 Feb 1801 Calcutta - 22 Aug Kedgeree - 2 Jan 1802 St Helena - 27 Mar Deptford</text:span></text:p></draw:text-box></draw:frame>GEORGE (4)<text:bookmark-end text:name="bookmark17"/></text:h>
        <text:p text:style-name="P619">Snow, 100 tons</text:p>
        <text:list xml:id="list2554809854" text:style-name="WWNum67">
          <text:list-item>
            <text:p text:style-name="P620">1746/7 ‘For India’</text:p>
          </text:list-item>
        </text:list>
        <text:p text:style-name="P511">Capt Thomas Wadham</text:p>
        <text:p text:style-name="P512">Poole 25 Apr 1747 - 24 Oct 1748 Lisbon - 24 Nov Downs</text:p>
        <text:h text:style-name="P210" text:outline-level="2"><text:bookmark-start text:name="bookmark18"/>GEORGE AND MARTHA<text:bookmark-end text:name="bookmark18"/></text:h>
        <text:list xml:id="list1406568312" text:style-name="WWNum69">
          <text:list-item>
            <text:p text:style-name="P638">1661/2 Guinea, St Helena and Madras</text:p>
          </text:list-item>
        </text:list>
        <text:p text:style-name="P639">Capt John Eymout</text:p>
        <text:p text:style-name="P641">Downs Jul 1662 - 2 Oct Guinea - 25 Jan 1663 St Helena - 17 Jun Madras 10 Dec - Bantam - 26 Jul 1664 Madras Jan 1665 - Downs</text:p>
        <text:h text:style-name="P211" text:outline-level="2"><text:bookmark-start text:name="bookmark19"/>GEORGE THE FOURTH<text:bookmark-end text:name="bookmark19"/></text:h>
        <text:p text:style-name="P24"><text:span text:style-name="T4">Company’s own ship, built by Pitcher, launched 1825, 3 decks, 4in bottom, length 166ft 3‘Ain, keel 133ft 10</text:span><text:span text:style-name="T5">3</text:span><text:span text:style-name="T4">/8in, breadth 43ft 2‘/2in, hold 17ft Ain, wing transom 26ft, port cell 29ft Sin, between decks 6ft Sin &amp; 6ft 5in, roundhouse 6ft 5 Ain, ports 14 middle &amp; 13 upper, deck range 86ft Sin, 1329 tons</text:span></text:p>
        <text:list xml:id="list3468452992" text:style-name="WWNum71">
          <text:list-item>
            <text:p text:style-name="P674">1825/6<text:tab/>Bengal and China</text:p>
          </text:list-item>
        </text:list>
        <text:p text:style-name="P675">L/MAR/B/79A<text:tab/>Journal 27 Dec 1825-19 Jun 1827</text:p>
        <text:p text:style-name="P675">L/MAR/B/79E(1)<text:tab/>Ledger</text:p>
        <text:p text:style-name="P675">L/MAR/B/79E(2)<text:tab/>Pay Book</text:p>
        <text:p text:style-name="P679">Capt Thomas William Barrow</text:p>
        <text:p text:style-name="P682">Portsmouth 8 Mar 1826 - 20 Jun New Acnhorage - 28 Sep Singapore - 28 Oct Whampoa - 7 Jan 1827 Second Bar -16 Mar St Helena -16 May Blackwall</text:p>
        <text:list xml:id="list164627747341402" text:continue-numbering="true" text:style-name="WWNum71">
          <text:list-item>
            <text:p text:style-name="P683">1827/8<text:tab/>Bengal and China</text:p>
          </text:list-item>
        </text:list>
        <text:p text:style-name="P684">L/MAR/B/79B<text:tab/>Journal 1 Jan<text:tab/>1828-15<text:tab/>Jun<text:tab/>1829</text:p>
        <text:p text:style-name="P685">L/MAR/B/79F(1)<text:tab/>Ledger</text:p>
        <text:p text:style-name="P685">L/MAR/B/79F(2)<text:tab/>Pay Book</text:p>
        <text:p text:style-name="P686">Capt Thomas William Barrow</text:p>
        <text:p text:style-name="P689">Downs 23 Feb 1828 -6 Jun Saugor -15 Sep Singapore - 20 Oct Whampoa - 5 Jan 1829 Second Bar - 20 Mar St Helena -17 May Blackwall</text:p>
        <text:list xml:id="list164627833964482" text:continue-numbering="true" text:style-name="WWNum71">
          <text:list-item>
            <text:p text:style-name="P680">1829/30<text:tab/>China</text:p>
          </text:list-item>
        </text:list>
        <text:p text:style-name="P690">L/MAR/B/79C<text:tab/>Journal 4 Mar<text:tab/>1830-8<text:tab/>Jun<text:tab/>1831</text:p>
        <text:p text:style-name="P691">L/MAR/B/79G(1)<text:tab/>Ledger</text:p>
        <text:p text:style-name="P691">L/MAR/B/79G(2)<text:tab/>Pay Book</text:p>
        <text:p text:style-name="P692">Capt Thomas William Barrow</text:p>
        <text:p text:style-name="P693">Downs 25 Apr 1830 - 7 Sep Hong Kong - 20 SepWhampoa - 27 Dec Second Bar -16 Mar 1831 St Helena - 7 May Blackwall</text:p>
        <text:list xml:id="list164627419253001" text:continue-numbering="true" text:style-name="WWNum71">
          <text:list-item>
            <text:p text:style-name="P677">1831/2<text:tab/>Bombay and China</text:p>
          </text:list-item>
        </text:list>
        <text:p text:style-name="P676">L/MAR/B/79D<text:tab/>Journal 26 Dec 1831-10 Apr 1833</text:p>
        <text:p text:style-name="P676">L/MAR/B/79H(1)<text:tab/>Ledger</text:p>
        <text:p text:style-name="P676">L/MAR/B/79H(2)<text:tab/>Pay Book</text:p>
        <text:p text:style-name="P678">Capt Thomas William Barrow</text:p>
        <text:p text:style-name="P694">Downs 10 Feb 1832 - 7 Jun Bombay - 6 Sep Whampoa - 23 Oct Second Bar - 20 Jan 1833 St Helena - 10 Mar Blackwall</text:p>
        <text:p text:style-name="P118"><text:span text:style-name="T4">GEORGIANA (1)<text:tab/>„ </text:span><text:span text:style-name="T6">l/v</text:span></text:p>
        <text:p text:style-name="P642">Company’s packet, built by Wells, 3 decks, length 94ft Sin, keel 74ft Sin, breadth 26ft 10m, hold un</text:p>
        <text:p text:style-name="P488">llin, wing transom 16ft Sin, between decks 5ft lO^in, 285 tons</text:p>
        <text:list xml:id="list164625984863726" text:continue-list="list1406568312" text:style-name="WWNum69">
          <text:list-item>
            <text:p text:style-name="P643">1798/9 Cape and St Helena</text:p>
          </text:list-item>
        </text:list>
        <text:p text:style-name="P644">L/MAR/B/156B<text:tab/>Journal 12 Jun 1798-23<text:tab/>May<text:tab/>1800</text:p>
        <text:p text:style-name="P648">L/MAR/B/156C<text:tab/>Journal 12 Jun 1798-9<text:tab/>Jun<text:tab/>1800,<text:tab/>William Brabazon, Chief Mate</text:p>
        <text:p text:style-name="P649">L/MAR/B/156L(1)<text:tab/>Ledger</text:p>
        <text:p text:style-name="P170">L/MAR/B/156L(2)<text:tab/>Pay Book</text:p>
        <text:p text:style-name="P625">Falmouth 21 Aug 1798 - 26 Oct St Helena - 3 Dec Cape - 14 Jan 1799 St Helena - 25 Feb Cape - 27 Mar St Helena -18 May False Bay - 14 Jun Cape - 5 Jul St Helena - 21 Sep-5 Oct cruising - 6 Oct St Helena - 27 Oct Trinidade - 24 Nov Cape - 28 Dec St Helena - 9 Apr 1800 Shannon -13 May Crookhaven - 23 May Deptford</text:p>
        <text:list xml:id="list164625946755471" text:continue-list="list164626796794837" text:style-name="WWNum65">
          <text:list-item>
            <text:p text:style-name="P568">1803/4 St Helena and Cape L/MAR/B/156E-F Journal 7 Jul 1803-25 Apr 1807 L/MAR/B/156N(1) Ledger L/MAR/B/156N(2) Pay Book</text:p>
          </text:list-item>
        </text:list>
        <text:p text:style-name="P573">Capt Henry Leigh</text:p>
        <text:p text:style-name="P372">Portsmouth 28 Aug 1803 - 23 Nov St Helena 5 Feb 1804 - 10 Feb St Helena 14 Nov - 18 Nov St Helena 7 Feb 1805 - 27 Feb St Helena -12 Jun Benguella - 29 Jun St Helena - 4 Oct Benguella - 1 Nov St Helena - 8 Apr 1806 St Helena -11 May False Bay - 26 May Cape - 2 Jun Simons Bay - 24 Aug St Helena -17 Oct River Plate - 24 Nov Cape -14 Jan 1807 St Helena -15 Apr Blackwall</text:p>
        <text:list xml:id="list164627571682332" text:continue-numbering="true" text:style-name="WWNum65">
          <text:list-item>
            <text:p text:style-name="P323">1807/8<text:tab/>Madras and Bengal</text:p>
          </text:list-item>
        </text:list>
        <text:p text:style-name="P324">L/MAR/B/156G<text:tab/>Journal 20<text:tab/>Jun<text:tab/>1807<text:tab/>- 15 May<text:tab/>1809</text:p>
        <text:p text:style-name="P325">L/MAM/B/156-0(1)<text:tab/>Ledger</text:p>
        <text:p text:style-name="P325">L/MAR/B/156-0(2)<text:tab/>Pay Book</text:p>
        <text:p text:style-name="P468">Capt Henry Leigh</text:p>
        <text:p text:style-name="P628">Portsmouth 17 Nov 1807 - 13 Apr 1808 Calcutta -19 Dec Kedgeree - 29 Dec Madras - 22 Feb 1809 St Helena - 6 May Blackwall</text:p>
        <text:list xml:id="list164626834678437" text:continue-numbering="true" text:style-name="WWNum65">
          <text:list-item>
            <text:p text:style-name="P581">1809/10<text:tab/>Madras and Bengal</text:p>
          </text:list-item>
        </text:list>
        <text:p text:style-name="P582">L/MAR/B/156H<text:tab/>Journal 21<text:tab/>Jun<text:tab/>1809-10<text:tab/>Sep<text:tab/>1811</text:p>
        <text:p text:style-name="P583">L/MAR/B/156P(1)<text:tab/>Ledger</text:p>
        <text:p text:style-name="P583">L/MAR/B/156P(2)<text:tab/>Pay Book</text:p>
        <text:p text:style-name="P573">Capt Henry Leigh</text:p>
        <text:p text:style-name="P256">Portsmouth 4 Oct 1809 - 16 Feb 1810 Madras -16 May Calcutta’ -11 Sep Saugor - 9 Oct Madras - Nov Calcutta -19 Feb 1811 Kedgeree - 2 Jun Cape - 4 Jul St Helena - 5 Sep Deptford</text:p>
        <text:h text:style-name="P212" text:outline-level="2"><text:bookmark-start text:name="bookmark20"/>GEORGIANA (2)<text:bookmark-end text:name="bookmark20"/></text:h>
        <text:p text:style-name="P650">Chartered ship, 406 tons Managing Owners: Scott Fairlie &amp; Co</text:p>
        <text:list xml:id="list914379479" text:style-name="WWNum73">
          <text:list-item>
            <text:p text:style-name="P489">1831/2 Bengal</text:p>
          </text:list-item>
        </text:list>
        <text:p text:style-name="P468">L/MAR/B/156I-J Deck Log 17 Jul 1832-17 Sep 1833</text:p>
      </text:section>
      <text:section text:style-name="Sect4" text:name="Bereich9">
        <text:p text:style-name="P500"><draw:frame draw:style-name="fr7" draw:name="Rahmen261" text:anchor-type="char" svg:x="19.685cm" svg:y="10.155cm" svg:width="4.505cm" draw:z-index="36"><draw:text-box fo:min-height="1.57cm"><text:p text:style-name="P88"><text:span text:style-name="Body_20_text_20__28_2_29__20_Exact">Journal 17 Nov 1777-22 Feb 1780</text:span></text:p><text:p text:style-name="P88"><text:span text:style-name="Body_20_text_20__28_2_29__20_Exact">Ledger</text:span></text:p><text:p text:style-name="P88"><text:span text:style-name="Body_20_text_20__28_2_29__20_Exact">Pay Book</text:span></text:p><text:p text:style-name="P88"><text:span text:style-name="Body_20_text_20__28_2_29__20_Exact">Imprest Book</text:span></text:p></draw:text-box></draw:frame>Capt Walter Young</text:p>
        <text:p text:style-name="P502">Portsmouth 3 Sep 1832 - 23 Jan 1833 Calcutta -16 Mar Saugor - 23 Jun St Helena - 4 Sep Gravesend</text:p>
        <text:h text:style-name="P198" text:outline-level="3"><text:bookmark-start text:name="bookmark21"/>GIFT<text:bookmark-end text:name="bookmark21"/></text:h>
        <text:p text:style-name="P653">Victualler, 130 tons, bought from Francis Cherry ofRatcliffe for £300 1 1600/1</text:p>
        <text:p text:style-name="P502">Woolwich 13 Feb 1601 - Torbay 20 Apr -1 May Canaries - abandoned in the Atlantic, empty, 20 Jul</text:p>
        <text:h text:style-name="P198" text:outline-level="3"><text:bookmark-start text:name="bookmark22"/>GIFT OF GOD<text:bookmark-end text:name="bookmark22"/></text:h>
        <text:p text:style-name="P653">Junk, chartered from William Adams by the Japan factory 1 Cochin China 1617</text:p>
        <text:p text:style-name="P226">Bodleian Lib: Savile Ms 48 Journal 17 Mar-6 Aug 1617 L/MAR/A/XXVI Journal 20 Mar-7 Sep 1617, Edmund Sayers, merchant Capt William Adams</text:p>
        <text:p text:style-name="P230">Hirado 23 Mar 1617 - 20 Apr Quang Nam 28 Jun - 8 Aug Hirado</text:p>
        <text:h text:style-name="P123" text:outline-level="3"><text:bookmark-start text:name="bookmark23"/><text:span text:style-name="T4">GILBERT </text:span><text:span text:style-name="Heading_20__23_3_20__2b__20_10.5_20_pt_2c_Italic"><text:span text:style-name="T1">see</text:span></text:span><text:span text:style-name="T4"> PERSIAN MERCHANT</text:span><text:bookmark-end text:name="bookmark23"/></text:h>
        <text:h text:style-name="P194" text:outline-level="3"><text:bookmark-start text:name="bookmark24"/>GILWELL<text:bookmark-end text:name="bookmark24"/></text:h>
        <text:p text:style-name="P555">Built at Calcutta, 400 tons Managing Owners: Colvin Bazett &amp; Co</text:p>
        <text:list xml:id="list2421468152" text:style-name="WWNum75">
          <text:list-item>
            <text:p text:style-name="P389">From Bengal 1801</text:p>
          </text:list-item>
        </text:list>
        <text:p text:style-name="P326">L/MAM/B/361A<text:tab/>Journal 27 Jun 1801-17 Apr 1802</text:p>
        <text:p text:style-name="P273">Capt C H Sheen</text:p>
        <text:p text:style-name="P375">Calcutta 27 Jun 1801 - left Bengal 18 Aug -11 Sep Madras - 24 Dec Cape - 28 Jan 1802 St Helena - 15 Apr Blackwall</text:p>
        <text:h text:style-name="P197" text:outline-level="3"><text:bookmark-start text:name="bookmark25"/>GLATTON (1)<text:bookmark-end text:name="bookmark25"/></text:h>
        <text:p text:style-name="P376">Built by Wells, launched 1762, 3 decks, 3in bottom, 676 tons Principal Managing Owner: Richard Neave</text:p>
        <text:list xml:id="list2201485136" text:style-name="WWNum77">
          <text:list-item>
            <text:p text:style-name="P533">1762/3<text:tab/>Benkulen and China</text:p>
          </text:list-item>
        </text:list>
        <text:p text:style-name="P534">L/MAR/B/172A<text:tab/>Journal 18 Nov 1762-2<text:tab/>Jan 1765</text:p>
        <text:p text:style-name="P535">L/MAR/B/172U(1)<text:tab/>Ledger</text:p>
        <text:p text:style-name="P535">L/MAR/B/172U(2)<text:tab/>Pay Book</text:p>
        <text:p text:style-name="P468">Capt Richard Doveton</text:p>
        <text:p text:style-name="P614">Portsmouth 7 Mar 1763 - 29 Jul Benkulen - 6 Nov Batavia - 30 Jan 1764 Whampoa - 25 Mar Second Bar - 8 Aug St Helena -15 Nov Long Reach</text:p>
        <text:list xml:id="list164626737198869" text:continue-numbering="true" text:style-name="WWNum77">
          <text:list-item>
            <text:p text:style-name="P533">1765/6<text:tab/>Madras and China</text:p>
          </text:list-item>
        </text:list>
        <text:p text:style-name="P536">L/MAM/B/172B<text:tab/>Journal 15 Oct 1765-10 Sep<text:tab/>1767</text:p>
        <text:p text:style-name="P535">L/MAR/B/172V(1)<text:tab/>Ledger</text:p>
        <text:p text:style-name="P535">L/MAM/B/172V(2)<text:tab/>Pay Book</text:p>
        <text:p text:style-name="P468">Capt Richard Doveton</text:p>
        <text:p text:style-name="P647">Downs 26 Dec 1765 - 27 Mar 1766 Cape - 6 Jun Madras - 8 Sep Whampoa -10 Jan 1767 Second Bar - 21 Apr St Helena - 9 Jul Downs</text:p>
        <text:list xml:id="list164627764844867" text:continue-numbering="true" text:style-name="WWNum77">
          <text:list-item>
            <text:p text:style-name="P491">1768/9<text:tab/>China</text:p>
          </text:list-item>
        </text:list>
        <text:p text:style-name="P584">L/MAR/B/172C<text:tab/>Journal 25<text:tab/>Oct 1768-4<text:tab/>Jun 1770</text:p>
        <text:p text:style-name="P585">L/MAR/B/172W(1)<text:tab/>Ledger</text:p>
        <text:p text:style-name="P585">L/MAR/B/172W(2)<text:tab/>Pay Book</text:p>
        <text:p text:style-name="P573">Capt Richard Doveton</text:p>
        <text:p text:style-name="P474">Downs 2 Jan 1769 - 12 Jul Whampoa - 29 Nov Second Bar - 20 Feb 1770 St Helena - 26 Apr Downs</text:p>
        <text:list xml:id="list164627474146526" text:continue-numbering="true" text:style-name="WWNum77">
          <text:list-item>
            <text:p text:style-name="P665"><text:span text:style-name="T4">1770/1<text:tab/>Chin</text:span><text:span text:style-name="Body_20_text_20__28_2_29_">a</text:span></text:p>
          </text:list-item>
        </text:list>
        <text:p text:style-name="P327">L/MAR/B/172D<text:tab/>Journal 23<text:tab/>Oct 1770-5<text:tab/>Aug 1772</text:p>
        <text:p text:style-name="P328">L/MAR/B/172X(1)<text:tab/>Ledger</text:p>
        <text:p text:style-name="P328">L/MAR/B/172X(2)<text:tab/>Pay Book</text:p>
        <text:p text:style-name="P273">Capt Richard Doveton</text:p>
        <text:p text:style-name="P654">Portsmouth 6 Feb 1771 - 20 Jun Batavia - 8 Aug Whampoa - 7 Jan 1772 Second Bar - 11 Apr St Helena - 24 Jun Downs</text:p>
        <text:p text:style-name="P215">GLATTON (2)</text:p>
        <text:p text:style-name="P655">Built by Wells, launched 1777, 3 decks, 4in bottom, length 139ft, keel 111ft 7in, breadth 36ft I'Ain, hold 15ft, wing transom 23ft lin, port cell 25ft I'Ain, between decks 6ft 6in, 773 tons Principal Managing Owner: Richard Neave</text:p>
        <text:list xml:id="list731303662" text:style-name="WWNum79">
          <text:list-item>
            <text:p text:style-name="P490">1777/8 Madras and China</text:p>
          </text:list-item>
        </text:list>
        <text:p text:style-name="P687">L/MAR/B/172F L/MAR/B/172Y(1)</text:p>
        <text:p text:style-name="P686">L/MAR/B/172Y(2)</text:p>
        <text:p text:style-name="P686">L/MAR/B/172Y(3)</text:p>
        <text:p text:style-name="P686">Capt Richard Doveton</text:p>
        <text:p text:style-name="P695">Plymouth 8 Feb 1778 - 12 Jun Johanna -18 Jul Madras - 20 Oct Whampoa - 2 Mar 1779 Second Bar -14 May Madura - 24 Sep St Helena -12 Jan 1780 Downs</text:p>
        <text:list xml:id="list164626233054704" text:continue-numbering="true" text:style-name="WWNum79">
          <text:list-item>
            <text:p text:style-name="P688">1779/80<text:tab/>China</text:p>
          </text:list-item>
        </text:list>
        <text:p text:style-name="P696">L/MAR/B/172G Journal 8 Mar 1780-27 May 1782 L/MAR/B/172Z(1) Ledger L/MAK/B/172Z(2) Pay Book L/MAR/B/172Z(3) Absence Book Capt John Clements</text:p>
        <text:p text:style-name="P697">Portsmouth 3 Jun 1780 -31 Jan 1781 Whampoa - 9 Apr Second Bar -1 Aug Benkulen - 19 Aug Padang - 25 Sep Benkulen - 17 Dec St Helena -10 Mar 1782 Plymouth - 31 Mar Downs</text:p>
        <text:list xml:id="list164626001764312" text:continue-numbering="true" text:style-name="WWNum79">
          <text:list-item>
            <text:p text:style-name="P681">1782/3<text:tab/>Bombay</text:p>
          </text:list-item>
        </text:list>
        <text:p text:style-name="P698">L/MAR/B/172H-I Journal 13 Dec 1782-17 May 1786 L/MAR/B/172AA(1) Ledger L/MAR/B/172AA(2) Pay Book Capt Charles Drummond</text:p>
        <text:p text:style-name="P120"><text:span text:style-name="T4">Portsmouth </text:span><text:span text:style-name="Body_20_text_20__28_5_29__20__2b__20_Not_20_Bold"><text:span text:style-name="T7">16 </text:span></text:span><text:span text:style-name="T4">Mar </text:span><text:span text:style-name="Body_20_text_20__28_5_29__20__2b__20_Not_20_Bold"><text:span text:style-name="T7">1783 - 9 </text:span></text:span><text:span text:style-name="T4">Apr Sao Tiago -</text:span><text:span text:style-name="Body_20_text_20__28_5_29__20__2b__20_Not_20_Bold"><text:span text:style-name="T7">19 </text:span></text:span><text:span text:style-name="T4">Aug Johanna - </text:span><text:span text:style-name="Body_20_text_20__28_5_29__20__2b__20_Not_20_Bold"><text:span text:style-name="T7">20 </text:span></text:span><text:span text:style-name="T4">Sep Bombay - </text:span><text:span text:style-name="Body_20_text_20__28_5_29__20__2b__20_Not_20_Bold"><text:span text:style-name="T7">26 </text:span></text:span><text:span text:style-name="T4">Nov Mangalore - </text:span><text:span text:style-name="Body_20_text_20__28_5_29__20__2b__20_Not_20_Bold"><text:span text:style-name="T7">3 </text:span></text:span><text:span text:style-name="T4">Dec Cannanore - </text:span><text:span text:style-name="Body_20_text_20__28_5_29__20__2b__20_Not_20_Bold"><text:span text:style-name="T7">20 </text:span></text:span><text:span text:style-name="T4">Dec Tellicherry - </text:span><text:span text:style-name="Body_20_text_20__28_5_29__20__2b__20_Not_20_Bold"><text:span text:style-name="T7">25 </text:span></text:span><text:span text:style-name="T4">Dec Cochin -</text:span><text:span text:style-name="Body_20_text_20__28_5_29__20__2b__20_Not_20_Bold"><text:span text:style-name="T7">13 </text:span></text:span><text:span text:style-name="T4">Jan </text:span><text:span text:style-name="Body_20_text_20__28_5_29__20__2b__20_Not_20_Bold"><text:span text:style-name="T7">1784 </text:span></text:span><text:span text:style-name="T4">Cannanore - </text:span><text:span text:style-name="Body_20_text_20__28_5_29__20__2b__20_Not_20_Bold"><text:span text:style-name="T7">5 </text:span></text:span><text:span text:style-name="T4">Feb Bombay - </text:span><text:span text:style-name="Body_20_text_20__28_5_29__20__2b__20_Not_20_Bold"><text:span text:style-name="T7">2 </text:span></text:span><text:span text:style-name="T4">Mar Surat - </text:span><text:span text:style-name="Body_20_text_20__28_5_29__20__2b__20_Not_20_Bold"><text:span text:style-name="T7">2 </text:span></text:span><text:span text:style-name="T4">May Mokha -</text:span><text:span text:style-name="Body_20_text_20__28_5_29__20__2b__20_Not_20_Bold"><text:span text:style-name="T7">10 </text:span></text:span><text:span text:style-name="T4">Sep Bombay -</text:span><text:span text:style-name="Body_20_text_20__28_5_29__20__2b__20_Not_20_Bold"><text:span text:style-name="T7">18 </text:span></text:span><text:span text:style-name="T4">Oct Cochin - </text:span><text:span text:style-name="Body_20_text_20__28_5_29__20__2b__20_Not_20_Bold"><text:span text:style-name="T7">27 </text:span></text:span><text:span text:style-name="T4">Nov Kedgeree -</text:span><text:span text:style-name="Body_20_text_20__28_5_29__20__2b__20_Not_20_Bold"><text:span text:style-name="T7">18 </text:span></text:span><text:span text:style-name="T4">Apr </text:span><text:span text:style-name="Body_20_text_20__28_5_29__20__2b__20_Not_20_Bold"><text:span text:style-name="T7">1785 </text:span></text:span><text:span text:style-name="T4">Madras - </text:span><text:span text:style-name="Body_20_text_20__28_5_29__20__2b__20_Not_20_Bold"><text:span text:style-name="T7">27 </text:span></text:span><text:span text:style-name="T4">Jul Benkulen - </text:span><text:span text:style-name="Body_20_text_20__28_5_29__20__2b__20_Not_20_Bold"><text:span text:style-name="T7">30 </text:span></text:span><text:span text:style-name="T4">Aug Penang - </text:span><text:span text:style-name="Body_20_text_20__28_5_29__20__2b__20_Not_20_Bold"><text:span text:style-name="T7">6 </text:span></text:span><text:span text:style-name="T4">Oct Benkulen - </text:span><text:span text:style-name="Body_20_text_20__28_5_29__20__2b__20_Not_20_Bold"><text:span text:style-name="T7">14 </text:span></text:span><text:span text:style-name="T4">Dec Cape - </text:span><text:span text:style-name="Body_20_text_20__28_5_29__20__2b__20_Not_20_Bold"><text:span text:style-name="T7">7 </text:span></text:span><text:span text:style-name="T4">Jan </text:span><text:span text:style-name="Body_20_text_20__28_5_29__20__2b__20_Not_20_Bold"><text:span text:style-name="T7">1786 </text:span></text:span><text:span text:style-name="T4">St Helena - </text:span><text:span text:style-name="Body_20_text_20__28_5_29__20__2b__20_Not_20_Bold"><text:span text:style-name="T7">13 </text:span></text:span><text:span text:style-name="T4">Apr Downs</text:span></text:p>
        <text:list xml:id="list164625936365958" text:continue-numbering="true" text:style-name="WWNum79">
          <text:list-item>
            <text:p text:style-name="P439">1786/7 Madras and China</text:p>
          </text:list-item>
        </text:list>
        <text:p text:style-name="P247">L/MAR/B/172J Journal 5 Dec 1786-9 Dec 1788 L/MAR/B/172BB(1) Ledger L/MAR/B/172BB(2) Pay Book Capt Charles Drummond</text:p>
        <text:p text:style-name="P121"><text:span text:style-name="T4">Downs 4 Mar 1787 - 3 Jul Johanna - 7 Aug Madras -12 Dec Whampoa - 25 Mar 1788 Second Bar - « Aug </text:span><text:span text:style-name="Body_20_text_20__28_2_29__20__2b__20_10_20_pt_2c_Bold">St Helena </text:span><text:span text:style-name="T4">- 7 Nov Long Reach</text:span></text:p>
      </text:section>
      <text:section text:style-name="Sect4" text:name="Bereich10">
        <text:h text:style-name="P178" text:outline-level="4"><text:bookmark-start text:name="bookmark26"/>GLATTON (3)<text:bookmark-end text:name="bookmark26"/></text:h>
        <text:p text:style-name="P109"><text:span text:style-name="T4">Built by Wells, launched 1792, 3 decks, 4in bottom, length 165ft </text:span><text:span text:style-name="Body_20_text_20__28_2_29__20__2b__20_Italic">VAin,</text:span><text:span text:style-name="T4"> keel 133ft 4</text:span><text:span text:style-name="T5">1</text:span><text:span text:style-name="T4">/2in, breadth 42ft lin, hold 17ft, wing transom 25ft 9in, port cell 29ft 2in, waist 3ft Sin, between decks 6ft 6in, ports 14 middle &amp; upper, deck range 97ft 9in, 1256 tons Principal Managing Owner: Richard Neave</text:span></text:p>
        <text:list xml:id="list2990167803" text:style-name="WWNum81">
          <text:list-item>
            <text:p text:style-name="P513">1792/3 China</text:p>
          </text:list-item>
        </text:list>
        <text:p text:style-name="P595">L/MAM/B/172K Journal 18 Feb 1793-5 Jan 1795 L/MAM/B/172CC(1) Ledger L/MAM/B/172CC(2) Pay Book Capt Charles Drummond</text:p>
        <text:p text:style-name="P612">Portsmouth 22 May 1793 - 10 Nov Manila - 24 Nov Whampoa -17 Feb 1794 Second Bar -18 Jun St Helena - 12 Sep Long Reach</text:p>
        <text:h text:style-name="P179" text:outline-level="4"><text:bookmark-start text:name="bookmark27"/>GLATTON (4)<text:bookmark-end text:name="bookmark27"/></text:h>
        <text:p text:style-name="P89"><text:span text:style-name="T4">Built by Wells, launched 1796, 3 decks, 5in bottom, length 176ft lOin, keel 144ft 2</text:span><text:span text:style-name="T5">1</text:span><text:span text:style-name="T4">/2in, breadth 43ft 2</text:span><text:span text:style-name="T5">1</text:span><text:span text:style-name="T4">/</text:span><text:span text:style-name="T6">2</text:span><text:span text:style-name="T4">in, hold 17ft </text:span><text:span text:style-name="Body_20_text_20__28_2_29__20__2b__20_Italic">S'Ain,</text:span><text:span text:style-name="T4"> wing transom 26ft lOin, port cell 29ft Sydn, waist 3ft llin, between decks 6ft 6in, roundhouse 6ft Sin, ports 15 middle &amp; upper, deck range 104ft 9in, 1432 tons Principal Managing Owners: 1-6 Sir Richard Neave, 7-8 Sir Robert Wigram</text:span></text:p>
        <text:list xml:id="list1291960723" text:style-name="WWNum83">
          <text:list-item>
            <text:p text:style-name="P514">1795/6<text:tab/>China</text:p>
          </text:list-item>
        </text:list>
        <text:p text:style-name="P595">L/MAJR/B/172L Journal 1 Jun 1796-23 Aug 1798 L/MAM/B/172DB(1) Ledger L/MAM/B/172BD(2) Pay Book Capt Charles Drummond</text:p>
        <text:p text:style-name="P651">Portsmouth 11 Aug 1796 - 7 Jan 1797 Amboina -19 Mar Whampoa - left China 15 Jun - 27 Aug Whampoa - 31 Dec Second Bar -17 Mar 1798 Cape -15 Apr St Helena - 24 Jun Cork -11 Jul Gravesend</text:p>
        <text:list xml:id="list164627435197092" text:continue-numbering="true" text:style-name="WWNum83">
          <text:list-item>
            <text:p text:style-name="P550">1798/9<text:tab/>St Helena, Benkulen and China</text:p>
          </text:list-item>
        </text:list>
        <text:p text:style-name="P97"><text:span text:style-name="Body_20_text_20__28_2_29__20__2b__20_Bold">L/MAR/B/172M<text:tab/></text:span><text:span text:style-name="T4">Journal 20 Dec 1798-5 Jun 1801</text:span></text:p>
        <text:p text:style-name="P97"><text:span text:style-name="Body_20_text_20__28_2_29__20__2b__20_Bold">L/MAR/B/172EE<text:tab/></text:span><text:span text:style-name="T4">River Pay Book</text:span></text:p>
        <text:p text:style-name="P548">L/MAR/B/172FF(1) Ledger L/MAM/B/172FF(2) Pay Book Capt Charles Drummond</text:p>
        <text:p text:style-name="P559">Portsmouth 2 Apr 1799 - 5 Jul St Helena - 24 Oct Benkulen - 23 Mar 1800 Whampoa - 26 May Second Bar - 25 Aug Bouro -14 Sep Sumbava - 5 Dec St Helena -17 Apr 1801 Gravesend</text:p>
        <text:list xml:id="list164626658272439" text:continue-numbering="true" text:style-name="WWNum83">
          <text:list-item>
            <text:p text:style-name="P492">1801/2<text:tab/>China</text:p>
          </text:list-item>
        </text:list>
        <text:p text:style-name="P595">L/MAR/B/172N Journal 25 Jan 1802-20 Jun 1803 L/MAR/B/172GG(1) Ledger L/MAR/B/172GG(2) Pay Book Capt William MacNamara</text:p>
        <text:p text:style-name="P658">Downs 29 Mar 1802 - 10 May St Salvadore -10 Sep Whampoa - 8 Nov Second Bar -16 Feb 1803 St Helena - 24 Apr Gravesend</text:p>
        <text:list xml:id="list164625958265365" text:continue-numbering="true" text:style-name="WWNum83">
          <text:list-item>
            <text:p text:style-name="P602">1803/4<text:tab/>Bombay<text:tab/>and<text:tab/>China</text:p>
          </text:list-item>
        </text:list>
        <text:p text:style-name="P168">L/MAR/B/172HH(1) Ledger</text:p>
        <text:p text:style-name="P168">L/MAR/B/172HH(2) Pay Book</text:p>
        <text:p text:style-name="P601">Capt Charles Drummond</text:p>
        <text:p text:style-name="P475">Portsmouth 13 Feb 1804 - 12 Sep 1805 moorings</text:p>
        <text:list xml:id="list164626078032886" text:continue-numbering="true" text:style-name="WWNum83">
          <text:list-item>
            <text:p text:style-name="P492">1805/6<text:tab/>China</text:p>
          </text:list-item>
        </text:list>
        <text:p text:style-name="P617">L/MAR/B/172-0 Journal 24 Feb 1806-31 Mar 1808 L/MAR/B/17 2-11(1)<text:tab/>Ledger</text:p>
        <text:p text:style-name="P171">L/MAR/B/172-11(2)<text:tab/>Pay Book</text:p>
        <text:p text:style-name="P501">Capt James Halliburton</text:p>
        <text:p text:style-name="P656">Portsmouth 14 May 1806 - 6 Aug Cape -15 Oct Penang -19 Jan 1807 Whampoa - 23 Feb Second Bar -19 Sep Cape -13 Oct St Helena - 28 Dec Downs</text:p>
        <text:list xml:id="list164627179567836" text:continue-numbering="true" text:style-name="WWNum83">
          <text:list-item>
            <text:p text:style-name="P248">1808/9<text:tab/>China</text:p>
          </text:list-item>
        </text:list>
        <text:p text:style-name="P440">L/MAR/B/172P<text:tab/>Journal 2 Jan 1809-1 Aug 1810</text:p>
        <text:p text:style-name="P440">L/MAR/B/117J<text:tab/>Journal (cont) 2 Aug-23 Oct 1810</text:p>
        <text:p text:style-name="P226">L/MAR/B/172JJ(1) Ledger L/MAR/B/172JJ(2) Pay Book Capt James Halliburton</text:p>
        <text:p text:style-name="P229">Portsmouth 5 Apr 1809 - 23 Jul Penang - 6 Nov Whampoa - 21 Dec Second Bar - 22 May 1810 St Helena - 28 Jul Downs</text:p>
        <text:list xml:id="list164626542772473" text:continue-numbering="true" text:style-name="WWNum83">
          <text:list-item>
            <text:p text:style-name="P329">1811/2<text:tab/>China</text:p>
          </text:list-item>
        </text:list>
        <text:p text:style-name="P390">L/MAR/B/172Q Deck Log 28 Dec 1811-9 Sep 1813 L/MAR/B/172R<text:tab/>Journal 28 Dec 1811-9 Sep 1813</text:p>
        <text:p text:style-name="P372">L/MAR/B/172KK(1) Ledger L/MAR/B/172KK(2) Pay Book Capt James Halliburton</text:p>
        <text:p text:style-name="P377">Portsmouth 25 Mar 1812 - 27 Jul Penang - 25 Aug Malacca - 20 Sep Whampoa -15 Dec Second Bar - 27 Mar 1813 St Helena - 7 Jun Long Reach</text:p>
        <text:list xml:id="list164627277103497" text:continue-numbering="true" text:style-name="WWNum83">
          <text:list-item>
            <text:p text:style-name="P330">1813/4<text:tab/>St Helena, Benkulen and<text:tab/>China</text:p>
          </text:list-item>
        </text:list>
        <text:p text:style-name="P273">L/MAR/B/172S Journal 8 Nov 1813-8 Apr 1815</text:p>
        <text:p text:style-name="P372">L/MAR/B/172T Journal 8 Nov 1813-22 Aug 1815, Henry Upton, Chief Mate L/MAR/B/172LL(1) Ledger L/MAR/B/172LL(2) Pay Book Capt James Halliburton</text:p>
        <text:p text:style-name="P378">Portsmouth 22 Feb 1814 - 2 May St Helena -10 Aug Benkulen - 30 Aug Penang - 2 Dec Whampoa - 21 Jan 1815 Second Bar -12 May St Helena - 22 Aug Long Reach</text:p>
        <text:h text:style-name="P192" text:outline-level="4"><text:bookmark-start text:name="bookmark28"/>GLOBE<text:bookmark-end text:name="bookmark28"/></text:h>
        <text:p text:style-name="P659">Rated at 350/527 tons</text:p>
        <text:list xml:id="list2228794804" text:style-name="WWNum85">
          <text:list-item>
            <text:p text:style-name="P660">1610/1<text:tab/>Bantam</text:p>
          </text:list-item>
        </text:list>
        <text:p text:style-name="P657">L/MAR/A/Xm<text:tab/>Translation of journal of Peter Floris, merchant, 5 Jan 1611-17 Feb 1615</text:p>
        <text:p text:style-name="P119"><text:span text:style-name="T4">G/40/25(l) </text:span><text:span text:style-name="Body_20_text_20__28_2_29__20__2b__20_Bold">pp.72-79 </text:span><text:span text:style-name="T4">Letter from Hippon, 25 May 1612 Capt Anthony Hippon</text:span></text:p>
        <text:p text:style-name="P608">Downs Feb 1611 - 22 May Cape 6 Jun - Aug off Ceylon - Pulicat - Petapoli - 29 Aug Masulipatam 7 Feb 1612 - 26 Apr Bantam - 22 Jun Pattani -15 Aug Ayutthaya -11 Nov Pattani, left for Ayutthaya Mar 1613 - returned to Pattani, left again 22 Oct -19 Dec Masulipatam 8 Dec 1614 - 3 Jan 1615 Bantam - voyage ended late Aug</text:p>
        <text:list xml:id="list164627564737123" text:continue-numbering="true" text:style-name="WWNum85">
          <text:list-item>
            <text:p text:style-name="P493">1615/6<text:tab/>Surat</text:p>
          </text:list-item>
        </text:list>
        <text:p text:style-name="P47"><text:span text:style-name="T4">BL: </text:span><text:span text:style-name="Body_20_text_20__28_2_29__20__2b__20_Bold">Egerton </text:span><text:span text:style-name="T4">Ms </text:span><text:span text:style-name="Body_20_text_20__28_2_29__20__2b__20_Bold">2121 </text:span><text:span text:style-name="T4">Journal 9 Feb 1616-24 Jan 1617, George Pley, factor (?)</text:span></text:p>
        <text:p text:style-name="P468">Master Nathaniel Martin</text:p>
        <text:p text:style-name="P476">Tilbury 8 Feb 1616 -12 Jun Cape - Surat -16 May 1617 Cape - 23 Aug Plymouth</text:p>
        <text:list xml:id="list164627110408542" text:continue-numbering="true" text:style-name="WWNum85">
          <text:list-item>
            <text:p text:style-name="P623">1617/8<text:tab/>Bantam</text:p>
          </text:list-item>
        </text:list>
        <text:p text:style-name="P622">Master John Rowe</text:p>
        <text:p text:style-name="P636">Downs - 2 Dec 1618 Bantam - Engano - Batavia 6 Feb 1621 -15 Jun Masulipatam - 7 Dec Batavia - 9 Apr 1622 Amboina - laid up at Batavia 1623, rotten</text:p>
        <text:h text:style-name="P207" text:outline-level="4"><text:bookmark-start text:name="bookmark29"/><draw:frame draw:style-name="fr6" draw:name="Rahmen291" text:anchor-type="char" svg:x="0.351cm" svg:y="9.59cm" svg:width="12.217cm" draw:z-index="37"><draw:text-box fo:min-height="1.214cm"><text:p text:style-name="P76"><text:span text:style-name="Body_20_text_20__28_2_29__20_Exact">Downs 13 Jun 1805 - Cork 31 Aug - 29 Sep Madeira -10 Nov St Salvadore -11 Jan 1806 Cape - 22 Apr Madras -14 May Calcutta - 20 Sep Saugor - 9 Oct Madras -18 Oct Trincomalee - 30 Dec Cape - 23 Jan 1807 St Helena -12 Apr Downs</text:span></text:p></draw:text-box></draw:frame><draw:frame text:anchor-type="char" draw:z-index="16" draw:name="Form26" draw:style-name="gr3" draw:text-style-name="P702" svg:width="20.795cm" svg:height="0.983cm" svg:x="-4.509cm" svg:y="0cm"><draw:image xlink:href="Pictures/10000000000004CC0000003A67E44EB00799D0CD.png" xlink:type="simple" xlink:show="embed" xlink:actuate="onLoad" draw:mime-type="image/png"><text:p/></draw:image></draw:frame>GLORY<text:bookmark-end text:name="bookmark29"/></text:h>
        <text:p text:style-name="P104"><text:span text:style-name="T4">Repaired by Wells 1803, 3 decks, 4in bottom, length 117ft lin, keel 92ft SVsin, breadth 31ft llin, hold 13ft 3in, wing transom 24ft 4!/</text:span><text:span text:style-name="T6">2</text:span><text:span text:style-name="T4">in, port cell 30ft, waist 6in, between decks 4ft lO^in &amp; 6ft, ports 8 upper, 502 tons</text:span></text:p>
        <text:p text:style-name="P662">Principal Managing Owners: 1 Joseph Dorin, 2 William Smith, 3 William Borradaile 1<text:tab/>1802/3 Madras and Ceylon</text:p>
        <text:p text:style-name="P372">L/MAR/B/295A Journal 25 Apr 1803-15 Mar 1805, Robert Douglas, Second Mate L/MAR/B/295C (1) Ledger L/MAR/B/295C(2) Pay Book Capt Thomas Rumbold Taylor</text:p>
        <text:p text:style-name="P377">Plymouth 17 Jul 1803 - 24 Sep Rio de Janeiro - 3 Feb 1804 Madras - 22 Apr Colombo -13 May Madras -17 Nov St Helena - 8 Feb 1805 Downs</text:p>
        <text:list xml:id="list164626264663974" text:continue-list="list2990167803" text:style-name="WWNum81">
          <text:list-item>
            <text:p text:style-name="P391">1804/5 Madras and Bengal</text:p>
          </text:list-item>
        </text:list>
        <text:p text:style-name="P331">L/MAR/B/295B<text:tab/>Journal 19 Apr 1805-12 Apr 1807</text:p>
        <text:p text:style-name="P150">L/MAR/B/295D(1)<text:tab/>Ledger</text:p>
        <text:p text:style-name="P150">L/MAM/B/295D(2)<text:tab/>Pay Book</text:p>
        <text:p text:style-name="P12"><text:span text:style-name="T4">L/MAR/B/295D(3)<text:tab/></text:span><text:span text:style-name="Body_20_text_20__28_5_29__20__2b__20_Not_20_Bold"><text:span text:style-name="T7">Imprest Book</text:span></text:span></text:p>
        <text:p text:style-name="P12"><text:span text:style-name="T4">L/MAR/B/295D(4)<text:tab/></text:span><text:span text:style-name="Body_20_text_20__28_5_29__20__2b__20_Not_20_Bold"><text:span text:style-name="T7">Absence Book</text:span></text:span></text:p>
        <text:p text:style-name="P275">Capt Horatio Beevor</text:p>
        <text:list xml:id="list164627337081669" text:continue-numbering="true" text:style-name="WWNum81">
          <text:list-item>
            <text:p text:style-name="P441">1806/7 Madras and Bengal</text:p>
          </text:list-item>
        </text:list>
        <text:p text:style-name="P406">Capt Horatio Beevor</text:p>
        <text:p text:style-name="P231">Portsmouth 15 Sep 1807 - 16 Feb 1808 Madras -10 Mar Calcutta - parted company in a gale 28 Oct 1808 in 8°30'S 80'E and not heard of again</text:p>
        <text:h text:style-name="P204" text:outline-level="4"><text:bookmark-start text:name="bookmark30"/>GLOUCESTER<text:bookmark-end text:name="bookmark30"/></text:h>
        <text:p text:style-name="P473">Frigate, 350 tons, 70 crew, 30 guns</text:p>
        <text:p text:style-name="P302">1<text:tab/>1701/2 Benkulen</text:p>
        <text:p text:style-name="P379">Capt Philip Browne Plymouth 30 Sep 1702 - lost</text:p>
        <text:h text:style-name="P204" text:outline-level="4"><text:bookmark-start text:name="bookmark31"/>GODFREY (1)<text:bookmark-end text:name="bookmark31"/></text:h>
        <text:p text:style-name="P472">Frigate/galley, 220 tons, 44 crew, 18 guns</text:p>
        <text:list xml:id="list1146680968" text:style-name="WWNum87">
          <text:list-item>
            <text:p text:style-name="P537">1718/9<text:tab/>Madras and Benkulen</text:p>
          </text:list-item>
        </text:list>
        <text:p text:style-name="P548">L/MAR/B/464A Journal 3 Jan 1719-3 Apr 1721, Richard Shuter, Second Mate L/MAR/B/464E(1) Ledger L/MAR/B/464E(2) Pay Book Capt Samuel Payne</text:p>
        <text:p text:style-name="P549">Downs 18 Jan 1719 - 23 Feb Madeira - 22 Jul Madras -11 Oct Moco Moco -16 Nov Benkulen - 5 Jan 1720 Batavia -15 Mar Benkulen - 31 Mar Moco Moco - 28 Apr Ipoh - 23 Jun Madras - 24 Dec St Helena - 3 Apr 1721 Limehouse</text:p>
        <text:list xml:id="list164626015022288" text:continue-numbering="true" text:style-name="WWNum87">
          <text:list-item>
            <text:p text:style-name="P332">1721/2<text:tab/>Banjarmassin</text:p>
          </text:list-item>
        </text:list>
        <text:p text:style-name="P150">L/MAR/B/464F (1)<text:tab/>Ledger</text:p>
        <text:p text:style-name="P372">L/MAM/B/464F(2) Pay Book Capt Benjamin Braund</text:p>
        <text:list xml:id="list164626939790168" text:continue-list="list2421468152" text:style-name="WWNum75">
          <text:list-item>
            <text:p text:style-name="P333">Jan 1722 - 8 Jun 1723</text:p>
          </text:list-item>
        </text:list>
        <text:p text:style-name="P132">GODFREY (2)</text:p>
        <text:p text:style-name="P66"><text:span text:style-name="T4">Built by Greaves, launched 1771, 3 decks, 4in bottom, length 136ft 6</text:span><text:span text:style-name="T5">1</text:span><text:span text:style-name="T4">/</text:span><text:span text:style-name="T6">2</text:span><text:span text:style-name="T4">in, keel 109ft 7</text:span><text:span text:style-name="T5">1</text:span><text:span text:style-name="T4">/</text:span><text:span text:style-name="T6">2</text:span><text:span text:style-name="T4">in, breadth 35ft 4</text:span><text:span text:style-name="T5">1</text:span><text:span text:style-name="T4">/</text:span><text:span text:style-name="T6">2</text:span><text:span text:style-name="T4">in, hold 14ft 5in, wing transom 22ft </text:span><text:span text:style-name="Body_20_text_20__28_2_29__20__2b__20_Italic">lOViin,</text:span><text:span text:style-name="T4"> port cell 24ft 2in, between decks 6ft, 729 tons Principal Managing Owners: 1 William Mackenzie, 2-4 William Godfrey</text:span></text:p>
        <text:list xml:id="list2851225253" text:style-name="WWNum89">
          <text:list-item>
            <text:p text:style-name="P392">1770/1 Bombay</text:p>
          </text:list-item>
        </text:list>
        <text:p text:style-name="P393">L/MAR/B/464B Journal 2 Feb 1771-2 Feb 1773 L/MAR/B/464G(1)<text:tab/>Ledger</text:p>
        <text:p text:style-name="P151">L/MAR/B/464G(2)<text:tab/>Pay Book</text:p>
        <text:p text:style-name="P273">Capt Francis Reed</text:p>
        <text:p text:style-name="P377">Portsmouth 29 Apr 1771 -12 Sep St Augustine’s Bay - 2 Jan 1772 Colombo - 28 Jan Tellicherry - 26 Feb Bombay -11 May Tellicherry - 17 Jul St Augustine’s Bay - 20 Sep St Helena -12 Dec Downs</text:p>
        <text:list xml:id="list164627043946363" text:continue-numbering="true" text:style-name="WWNum89">
          <text:list-item>
            <text:p text:style-name="P334">1774/5<text:tab/>Madras and Bengal</text:p>
          </text:list-item>
        </text:list>
        <text:p text:style-name="P335">L/MAR/B/464C<text:tab/>Journal 17 Dec<text:tab/>1774-25 Sep 1776</text:p>
        <text:p text:style-name="P151">L/MAR/B/464H(1)<text:tab/>Ledger</text:p>
        <text:p text:style-name="P151">L/MAR/B/464H(2)<text:tab/>Pay Book</text:p>
        <text:p text:style-name="P273">Capt Francis Reed</text:p>
        <text:p text:style-name="P377">Portsmouth 23 Mar 1775 - 22 Jul Madagascar -17 Sep Madras - 9 Nov Ingeli - left Bengal 1 Feb 1776 - 17 May St Helena -17 Aug Downs</text:p>
        <text:list xml:id="list164626922172250" text:continue-numbering="true" text:style-name="WWNum89">
          <text:list-item>
            <text:p text:style-name="P334">1777/8<text:tab/>Madras and Bengal</text:p>
          </text:list-item>
        </text:list>
        <text:p text:style-name="P336">L/MAR/B/464D<text:tab/>Journal 31 Oct<text:tab/>1777-3 Mar 1780</text:p>
        <text:p text:style-name="P151">L/MAR/B/464-I(l)<text:tab/>Ledger</text:p>
        <text:p text:style-name="P337">L/MAR/B/464-1(2)<text:tab/>Pay Book</text:p>
        <text:p text:style-name="P273">Capt Francis Reed</text:p>
        <text:p text:style-name="P371">Plymouth 9 Feb 1778 - 21 Feb Madeira - 7 Jul St Augustine’s Bay - 27 Aug Madras - 27 Sep Kedgeree -16 Mar 1779 Madras - 25 Jul St Augustine’s Bay - 8 Oct St Helena - 12 Jan 1780 Downs</text:p>
        <text:list xml:id="list164627872409775" text:continue-numbering="true" text:style-name="WWNum89">
          <text:list-item>
            <text:p text:style-name="P443">1779/80<text:tab/>Bombay</text:p>
          </text:list-item>
        </text:list>
        <text:p text:style-name="P406">Capt Hemy Grueber</text:p>
        <text:p text:style-name="P110"><text:span text:style-name="T4">Portsmouth 27 Jul 1780 - captured 9 Aug (with the </text:span><text:span text:style-name="Body_20_text_20__28_2_29__20__2b__20_Italic">Gatton, Hillsborough, Mountstuart</text:span><text:span text:style-name="T4"> and </text:span><text:span text:style-name="Body_20_text_20__28_2_29__20__2b__20_Italic">Royal George)</text:span><text:span text:style-name="T4"> by the combined Franco-Spanish fleet in 36°28'N IS^O'W</text:span></text:p>
        <text:h text:style-name="P184" text:outline-level="4"><text:bookmark-start text:name="bookmark32"/>GODOLPHM (1)<text:bookmark-end text:name="bookmark32"/></text:h>
        <text:p text:style-name="P661">Rated at 280 tons, 60 crew, 20 guns 1<text:tab/>1708/9 Bombay</text:p>
        <text:p text:style-name="P586">L/MAR/B/594A<text:tab/>Journal 27 Dec 1708-24 Mar 1710</text:p>
        <text:p text:style-name="P172">L/MAR/B/594K<text:tab/>Ledger</text:p>
        <text:p text:style-name="P586">L/MAR/B/594T<text:tab/>Ship’s Accounts</text:p>
        <text:p text:style-name="P573">Capt John ap Rice</text:p>
        <text:p text:style-name="P663">Plymouth 9 Apr 1709 - 25 Oct Cape - 25 Jan 1710 Colombo - 9 Feb Anjengo - 18 Feb Calicut - lost at Bombay</text:p>
        <text:h text:style-name="P185" text:outline-level="4"><text:bookmark-start text:name="bookmark33"/>GODOLPHIN (2)<text:bookmark-end text:name="bookmark33"/></text:h>
        <text:p text:style-name="P122"><text:span text:style-name="Body_20_text_20__28_2_29__20__2b__20_10.5_20_pt">Rated </text:span><text:span text:style-name="T4">at 499 tons, 99 crew, 30 guns</text:span></text:p>
        <text:p text:style-name="P587">1<text:tab/>1734/5 Madras and Bengal</text:p>
        <text:p text:style-name="P588">L/MAR/B/594B<text:tab/>Journal 30<text:tab/>Sep 1734-17 Jul 1736</text:p>
        <text:p text:style-name="P172">C/MAR/B/594L(1)<text:tab/>Ledger</text:p>
        <text:p text:style-name="P586">L/MAR/B/594L(2)<text:tab/>Pay Book</text:p>
        <text:p text:style-name="P573">Capt Francis Steward</text:p>
        <text:p text:style-name="P636"><draw:frame draw:style-name="fr5" draw:name="Rahmen301" text:anchor-type="char" svg:x="6.516cm" svg:y="23.92cm" svg:width="0.584cm" draw:z-index="38"><draw:text-box fo:min-height="0.649cm"><text:h text:style-name="P176" text:outline-level="1"><text:bookmark-start text:name="bookmark7"/>in<text:bookmark-end text:name="bookmark7"/></text:h></draw:text-box></draw:frame>Downs 20 Jan 1735 - 7 Apr Cape - 16 Jun Madras - 6 Jul Rogues River -13 Oct Ingeli - 17 Dec Madras - 9 Mar 1736 Cape - 27 Mar St Helena - 6 Jul Downs</text:p>
      </text:section>
      <text:section text:style-name="Sect4" text:name="Bereich11">
        <text:list xml:id="list164627442272960" text:continue-list="list914379479" text:style-name="WWNum73">
          <text:list-item>
            <text:p text:style-name="P338">1737/8<text:tab/>Madras and China</text:p>
          </text:list-item>
        </text:list>
        <text:p text:style-name="P394">L/MAM/B/594C Journal 2 Aug 1737-8 Aug 1739 L/MAM/B/594M(1)<text:tab/>Ledger</text:p>
        <text:p text:style-name="P152">L/MAR/B/594M(2)<text:tab/>Pay Book</text:p>
        <text:p text:style-name="P273">Capt Francis Steward</text:p>
        <text:p text:style-name="P408">Downs 12 Oct 1737 - 7 Jan 1738 Cape - 5 May Madras - 8 Jul Malacca -14 Aug Whampoa - 4 Nov Second Bar - 24 Nov Malacca - 22 Dec Madras - 2 May 1739 St Helena -13 Jul Downs</text:p>
        <text:list xml:id="list164627106836214" text:continue-numbering="true" text:style-name="WWNum73">
          <text:list-item>
            <text:p text:style-name="P339">1740/1<text:tab/>Bombay and China</text:p>
          </text:list-item>
        </text:list>
        <text:p text:style-name="P340">L/MAR/B/594D<text:tab/>Journal 15 Jun<text:tab/>1740-2 Oct 1742</text:p>
        <text:p text:style-name="P152">L/MAM/B/594N(1)<text:tab/>Ledger</text:p>
        <text:p text:style-name="P152">L/MAM/B/594N(2)<text:tab/>Pay Book</text:p>
        <text:p text:style-name="P468">Capt Francis Steward</text:p>
        <text:p text:style-name="P377">Downs 21 Jul 1740 - 6 Dec Cape - 23 Mar 1741 Cochin - 26 Mar Calicut - 28 Mar Tellicherry - 19 Jun Malacca -17 Jul Whampoa - 6 Dec Second Bar - 12 Apr 1742 Cape - 24 May St Helena - 6 Sep Downs</text:p>
        <text:list xml:id="list164627527842610" text:continue-numbering="true" text:style-name="WWNum73">
          <text:list-item>
            <text:p text:style-name="P339">1743/4<text:tab/>Benkulen and Bengal</text:p>
          </text:list-item>
        </text:list>
        <text:p text:style-name="P341">L/MAM/B/594E<text:tab/>Journal 19 Dec<text:tab/>1743-25<text:tab/>Mar<text:tab/>1746</text:p>
        <text:p text:style-name="P152">L/MAR/B/594-0(l)<text:tab/>Ledger</text:p>
        <text:p text:style-name="P138">L/MAR/B/594-O(2)<text:tab/>Pay Book</text:p>
        <text:p text:style-name="P406">Capt John Stevens</text:p>
        <text:p text:style-name="P406">Downs 31 Mar 1744 - 29 Aug Benkulen -17 Dec Ryapore -14 Feb 1745 Ingeli -17 Jun St Helena - 17 Sep Galway - 20 Dec Downs</text:p>
        <text:p text:style-name="P574">Capt William Hutchinson</text:p>
        <text:p text:style-name="P573">Downs 23 Apr 1759 - 27 Aug Moheli - 26 Sep Bombay - 28 Jan 1760 Muscat -12 Feb Bandar Abbas -17 Apr Bombay - 24 May Tellicherry -17 Jun Madras - 28 Jul Culpee -13 Jan 1761 Ingeli -13 Feb Madras - 3 Apr Mokha - 8 May Jiddah -17 Aug Mokha - 8 Sep Bombay - 25 Nov Tellicherry - 21 Jan</text:p>
        <text:list text:style-name="WWNum91">
          <text:list-item>
            <text:p text:style-name="P589">Masulipatam - 20 Feb Kedgeree - 30 Apr Calcutta - 30 Aug Culpee -13 Sep Ingeli -15 Jan</text:p>
          </text:list-item>
          <text:list-item>
            <text:p text:style-name="P590">St Helena - 2 Jul Downs</text:p>
          </text:list-item>
        </text:list>
        <text:h text:style-name="P186" text:outline-level="4"><text:bookmark-start text:name="bookmark34"/>GODSPEED<text:bookmark-end text:name="bookmark34"/></text:h>
        <text:p text:style-name="P474">Pinnace, 60 tons</text:p>
        <text:list xml:id="list1986751272" text:style-name="WWNum93">
          <text:list-item>
            <text:p text:style-name="P342">1601/2<text:tab/>North-West Passage</text:p>
          </text:list-item>
        </text:list>
        <text:p text:style-name="P273">Master John Drew</text:p>
        <text:p text:style-name="P395">Ratcliffe 2 May 1602 - 4 Jun Orkneys -18 Jun off Greenland - 28 Jun Warwick’s Foreland - attempted mutiny 19 Jul - penetrated Hudson’s Strait but driven out and south - 4 Aug off Scilly -</text:p>
        <text:list xml:id="list164627093252492" text:continue-numbering="true" text:style-name="WWNum93">
          <text:list-item>
            <text:p text:style-name="P494">Aug Dartmouth</text:p>
          </text:list-item>
        </text:list>
        <text:p text:style-name="P477">Project abandoned, ship sold 1603</text:p>
        <text:h text:style-name="P181" text:outline-level="4"><text:bookmark-start text:name="bookmark35"/>GOLCONDA<text:bookmark-end text:name="bookmark35"/></text:h>
        <text:p text:style-name="P517">1 From Madras 1819</text:p>
        <text:p text:style-name="P551">L/MAR/B/260A Journal 26 Feb-23 Oct 1819 Capt James Edwards</text:p>
        <text:p text:style-name="P517"><draw:frame draw:style-name="fr4" draw:name="Rahmen331" text:anchor-type="char" svg:x="16.485cm" svg:y="12.079cm" svg:width="9.915cm" draw:z-index="39"><draw:text-box fo:min-height="3.094cm"><text:p text:style-name="P25"><text:span text:style-name="Body_20_text_20__28_6_29__20_Exact">GOLDEN FLEECE (1)</text:span></text:p><text:list xml:id="list1407932208" text:style-name="WWNum29"><text:list-item><text:p text:style-name="P672"><text:span text:style-name="Body_20_text_20__28_2_29__20_Exact">1647/8 Surat Capt Jeremy Blackman</text:span></text:p></text:list-item></text:list><text:p text:style-name="P105"><text:span text:style-name="Body_20_text_20__28_2_29__20_Exact">Downs Mar 1648 - Surat - Goa - Rajapur - 4 Dec Surat 1 Feb 1649 - Jul Downs</text:span></text:p><text:list xml:id="list164627986866948" text:continue-numbering="true" text:style-name="WWNum29"><text:list-item><text:p text:style-name="P224"><text:span text:style-name="Body_20_text_20__28_2_29__20_Exact">1649/50<text:tab/>Bantam</text:span></text:p></text:list-item></text:list><text:p text:style-name="P67"><text:span text:style-name="Body_20_text_20__28_2_29__20_Exact">Capt Thomas Hill</text:span></text:p><text:p text:style-name="P67"><text:span text:style-name="Body_20_text_20__28_2_29__20_Exact">Apr 1650 -Jul 1651</text:span></text:p></draw:text-box></draw:frame><draw:frame draw:style-name="fr3" draw:name="Rahmen34" text:anchor-type="char" svg:x="16.485cm" svg:y="15.84cm" svg:width="7.087cm" draw:z-index="40"><draw:text-box fo:min-height="7.511cm"><text:p text:style-name="P36"><text:span text:style-name="Body_20_text_20__28_6_29__20_Exact">GOLDEN FLEECE (2)</text:span></text:p><text:p text:style-name="P51"><text:span text:style-name="Body_20_text_20__28_2_29__20_Exact">Rated at 500/600 tons, 3 decks, 90/116 crew, 24/36 guns</text:span></text:p><text:list xml:id="list4118386845" text:style-name="WWNum31"><text:list-item><text:p text:style-name="P220"><text:span text:style-name="Body_20_text_20__28_2_29__20_Exact">1671/2<text:tab/>Surat</text:span></text:p></text:list-item></text:list><text:p text:style-name="P33"><text:span text:style-name="Body_20_text_20__28_2_29__20_Exact">Capt John Pearce</text:span></text:p><text:p text:style-name="P35"><text:span text:style-name="Body_20_text_20__28_2_29__20_Exact">Mar 1672 - Aug 1673 Kinsale</text:span></text:p><text:list xml:id="list164626332537421" text:continue-numbering="true" text:style-name="WWNum31"><text:list-item><text:p text:style-name="P673"><text:span text:style-name="Body_20_text_20__28_2_29__20_Exact">1673/4<text:tab/>Surat</text:span></text:p></text:list-item></text:list><text:p text:style-name="P73"><text:span text:style-name="Body_20_text_20__28_2_29__20_Exact">Capt John Pearce</text:span></text:p><text:p text:style-name="P52"><text:span text:style-name="Body_20_text_20__28_2_29__20_Exact">Torbay 27 Apr 1674 - 8 Jun 1676 Downs</text:span></text:p><text:list xml:id="list164626555765342" text:continue-numbering="true" text:style-name="WWNum31"><text:list-item><text:p text:style-name="P673"><text:span text:style-name="Body_20_text_20__28_2_29__20_Exact">1676/7<text:tab/>Bantam</text:span></text:p></text:list-item></text:list><text:p text:style-name="P73"><text:span text:style-name="Body_20_text_20__28_2_29__20_Exact">Capt John North</text:span></text:p><text:p text:style-name="P74"><text:span text:style-name="Body_20_text_20__28_2_29__20_Exact">Apr 1677 - Oct 1678</text:span></text:p><text:list xml:id="list164626169725113" text:continue-numbering="true" text:style-name="WWNum31"><text:list-item><text:p text:style-name="P222"><text:span text:style-name="Body_20_text_20__28_2_29__20_Exact">1678/9<text:tab/>Madras and Bengal</text:span></text:p></text:list-item></text:list><text:p text:style-name="P91"><text:span text:style-name="Body_20_text_20__28_2_29__20_Exact">Capt John North Jan 1679 - Sep 1680</text:span></text:p><text:p text:style-name="P124"><text:span text:style-name="Body_20_text_20__28_2_29__20_Exact">^<text:tab/>1680/1<text:tab/>Madras and Bengal</text:span></text:p><text:p text:style-name="P125"><text:span text:style-name="Body_20_text_20__28_2_29__20_Exact">Capt James Cook Jan 1681 - Aug 1682</text:span></text:p></draw:text-box></draw:frame><draw:frame draw:style-name="fr2" draw:name="Rahmen35" text:anchor-type="char" svg:x="0.245cm" svg:y="11.402cm" svg:width="12.734cm" draw:z-index="41"><draw:text-box fo:min-height="11.516cm"><text:h text:style-name="P46" text:outline-level="4"><text:bookmark-start text:name="bookmark8"/><text:span text:style-name="Heading_20__23_4_20_Exact">GODOLPHM (3)</text:span><text:bookmark-end text:name="bookmark8"/></text:h><text:p text:style-name="P49"><text:span text:style-name="Body_20_text_20__28_2_29__20_Exact">Rated at 499 tons, 99 crew, 30 guns</text:span></text:p><text:list xml:id="list330639414" text:style-name="WWNum33"><text:list-item><text:p text:style-name="P666"><text:span text:style-name="Body_20_text_20__28_2_29__20_Exact">1747/8<text:tab/>St Helena and Benkulen</text:span></text:p></text:list-item></text:list><text:p text:style-name="P83"><text:span text:style-name="Body_20_text_20__28_2_29__20_Exact">L/MAR/B/594F<text:tab/>Journal 23<text:tab/>Nov<text:tab/>1747-25<text:tab/>Nov 1749</text:span></text:p><text:p text:style-name="P31"><text:span text:style-name="Body_20_text_20__28_4_29__20_Exact">L/MAM/B/594P(1) Ledger L/MAM/B/594P(2) Pay Book</text:span></text:p><text:p text:style-name="P76"><text:span text:style-name="Body_20_text_20__28_2_29__20_Exact">Capt John Stevens</text:span></text:p><text:p text:style-name="P76"><text:span text:style-name="Body_20_text_20__28_2_29__20_Exact">Downs 9 Mar 1748 - 30 May St Helena - 24 Sep Benkulen -15 Oct Moco Moco - 29 Oct Bantal -</text:span></text:p><text:list xml:id="list164626024373360" text:continue-numbering="true" text:style-name="WWNum33"><text:list-item><text:p text:style-name="P667"><text:span text:style-name="Body_20_text_20__28_2_29__20_Exact">Nov Ipoh -1 Dec Benkulen -16 Jan 1749 Manna - 4 Apr Batavia -1 Aug St Helena - 19 Oct Downs</text:span></text:p></text:list-item></text:list><text:list text:style-name="WWNum35"><text:list-item><text:p text:style-name="P668"><text:span text:style-name="Body_20_text_20__28_2_29__20_Exact">1751/2<text:tab/>Madras and Bengal</text:span></text:p></text:list-item></text:list><text:p text:style-name="P93"><text:span text:style-name="Body_20_text_20__28_2_29__20_Exact">L/MAR/B/594G Journal 22 Nov 1751-20 May 1753, John White, Chief Mate L/MAM/B/594Q(1)<text:tab/>Ledger</text:span></text:p><text:p text:style-name="P92"><text:span text:style-name="Body_20_text_20__28_2_29__20_Exact">L/MAR/B/594Q(2) Pay Book Capt William Hutchinson</text:span></text:p><text:p text:style-name="P84"><text:span text:style-name="Body_20_text_20__28_2_29__20_Exact">Downs 1 Feb 1752 - 11<text:tab/>Jun Fort St David -13 Jun Madras - 24<text:tab/>Jul<text:tab/>Calcutta - 30 Jan 1753<text:tab/>Ingeli -</text:span></text:p><text:list xml:id="list1747450559" text:style-name="WWNum37"><text:list-item><text:p text:style-name="P669"><text:span text:style-name="Body_20_text_20__28_2_29__20_Exact">Mar Madras - 28 Mar<text:tab/>Fort St David - 2 Apr Madras - 26 May<text:tab/>Benkulen - 26 Jun Batavia -<text:tab/>27<text:tab/>Nov</text:span></text:p></text:list-item></text:list><text:p text:style-name="P77"><text:span text:style-name="Body_20_text_20__28_2_29__20_Exact">Cape - 23 Dec St Helena -16 Apr 1754 Downs</text:span></text:p><text:list xml:id="list164627960584074" text:continue-numbering="true" text:style-name="WWNum37"><text:list-item><text:p text:style-name="P670"><text:span text:style-name="Body_20_text_20__28_2_29__20_Exact">1755/6<text:tab/>Madras and China</text:span></text:p></text:list-item></text:list><text:p text:style-name="P98"><text:span text:style-name="Body_20_text_20__28_2_29__20_Exact">L/MAR/B/594H<text:tab/>Journal 5 Nov 1755-12 Aug 1757</text:span></text:p><text:p text:style-name="P102"><text:span text:style-name="Body_20_text_20__28_4_29__20_Exact">L/MAR/B/594R(1)<text:tab/>Ledger</text:span></text:p><text:p text:style-name="P103"><text:span text:style-name="Body_20_text_20__28_4_29__20_Exact">L/MAR/B/594R(2)<text:tab/>Pay Book</text:span></text:p><text:p text:style-name="P33"><text:span text:style-name="Body_20_text_20__28_2_29__20_Exact">Capt William Hutchinson</text:span></text:p><text:p text:style-name="P23"><text:span text:style-name="Body_20_text_20__28_2_29__20_Exact">Downs 27 Jan 1756 - 22 May St Augustine’s Bay - 5 Jul Madras -19 Aug Malacca - 25 Sep Whampoa - 30 Dec Second Bar -1 Apr 1757 St Helena - 26 Jun Leith - 9 Aug Gravesend</text:span></text:p><text:list xml:id="list164626303312462" text:continue-numbering="true" text:style-name="WWNum37"><text:list-item><text:p text:style-name="P671"><text:span text:style-name="Body_20_text_20__28_2_29__20_Exact">1758/9<text:tab/>Bombay, Madras and Bengal</text:span></text:p></text:list-item></text:list><text:p text:style-name="P100"><text:span text:style-name="Body_20_text_20__28_2_29__20_Exact">L/MAR/B/594I-J<text:tab/>Journal 27<text:tab/>Feb<text:tab/>1759-23<text:tab/>Jul<text:tab/>1763,<text:tab/>Collingwood Roddam, Second Mate</text:span></text:p><text:p text:style-name="P102"><text:span text:style-name="Body_20_text_20__28_4_29__20_Exact">L/MAR/B/594S(1)<text:tab/>Ledger</text:span></text:p><text:p text:style-name="P99"><text:span text:style-name="Body_20_text_20__28_4_29__20_Exact">L/MAR/B/594S(2)<text:tab/>Pay Book</text:span></text:p></draw:text-box></draw:frame>Madras 20 Apr 1819 - 6 Jul Simons Bay -10 Aug St Helena - 23 Oct Greenhithe</text:p>
      </text:section>
      <text:section text:style-name="Sect4" text:name="Bereich12">
        <text:list xml:id="list164627963044667" text:continue-list="list164625897437135" text:style-name="WWNum61">
          <text:list-item>
            <text:p text:style-name="P444">1682/3<text:tab/>Bengal</text:p>
          </text:list-item>
        </text:list>
        <text:p text:style-name="P249">Capt James Cook Apr 1683 - Jim 1684</text:p>
        <text:h text:style-name="P181" text:outline-level="4"><text:bookmark-start text:name="bookmark36"/>GOODFELLOW<text:bookmark-end text:name="bookmark36"/></text:h>
        <text:p text:style-name="P471">140 tons, 40 crew, 16 guns</text:p>
        <text:p text:style-name="P445">1<text:tab/>1720/1<text:tab/>Bombay</text:p>
        <text:p text:style-name="P28"><text:span text:style-name="Body_20_text_20__28_2_29__20__2b__20_Bold">L/MAR/B/779A </text:span><text:span text:style-name="T4">Receipt Book Capt Robert Potter Downs 5 Nov 1720 - sold in India</text:span></text:p>
        <text:h text:style-name="P181" text:outline-level="4"><text:bookmark-start text:name="bookmark37"/>GOOD HOPE (1)<text:bookmark-end text:name="bookmark37"/></text:h>
        <text:p text:style-name="P478">Pinnace</text:p>
        <text:p text:style-name="P173">1608</text:p>
        <text:p text:style-name="P265">Master John Lafkin</text:p>
        <text:p text:style-name="P257">Assembled at the Cape by the Fourth Voyage - Cape 19 Sep 1608 - 15 May 1609 Aden - 26 May Mokha 26 Jul - blown off Socotra, ran ashore on Gujarat coast about 24 Aug, crew deserted</text:p>
        <text:h text:style-name="P183" text:outline-level="4"><text:bookmark-start text:name="bookmark38"/>GOOD HOPE (2)<text:bookmark-end text:name="bookmark38"/></text:h>
        <text:list text:style-name="WWNum95">
          <text:list-item>
            <text:p text:style-name="P250">1661/2 Madras, Bengal and Jambi Capt Zachary Browne</text:p>
          </text:list-item>
          <text:list-item>
            <text:p text:style-name="P446">Mar 1662 - Jun 1663</text:p>
          </text:list-item>
        </text:list>
        <text:h text:style-name="P183" text:outline-level="4"><text:bookmark-start text:name="bookmark39"/>GOOD HOPE (3)<text:bookmark-end text:name="bookmark39"/></text:h>
        <text:p text:style-name="P22"><text:span text:style-name="T4">Extra ship, repaired by Wells 1796, 3 decks, length 138ft 7in, keel 109ft 2in, breadth 39ft PAin, hold 15ft llin, wing transom 24ft, port cell 28ft </text:span><text:span text:style-name="Body_20_text_20__28_2_29__20__2b__20_Italic"><text:span text:style-name="T2">1</text:span></text:span><text:span text:style-name="Body_20_text_20__28_2_29__20__2b__20_Italic">Ain,</text:span><text:span text:style-name="T4"> waist 1ft llin, between decks 6ft 6</text:span><text:span text:style-name="T5">1</text:span><text:span text:style-name="T4">/4in &amp; 6ft </text:span><text:span text:style-name="Body_20_text_20__28_2_29__20__2b__20_Italic">Wiin, </text:span><text:span text:style-name="T4">roundhouse 6ft 2in, ports 10 middle &amp; upper, deck range 85ft, 885 tons Principal Managing Owner: John Mangles</text:span></text:p>
        <text:list xml:id="list1005204700" text:style-name="WWNum97">
          <text:list-item>
            <text:p text:style-name="P343">1795/6<text:tab/>Bombay</text:p>
          </text:list-item>
        </text:list>
        <text:p text:style-name="P153">L/MAR/B/396A<text:tab/>Journal 30 Mar 1796-11<text:tab/>Dec<text:tab/>1797</text:p>
        <text:p text:style-name="P154">L/MAR/B/396C(1)<text:tab/>Ledger</text:p>
        <text:p text:style-name="P154">L/MAR/B/396C(2)<text:tab/>Pay Book</text:p>
        <text:p text:style-name="P273">Capt John Woodbridge Hilton</text:p>
        <text:p text:style-name="P276">Portsmouth 27 Jun 1796 - 19 Sep Cape - 20 Jan 1797 Bombay -18 Mar Mahe -18 Apr Cochin - 8 Jul Simons Bay - 2 Aug St Helena - 28 Oct Long Reach</text:p>
        <text:list xml:id="list164626282516678" text:continue-numbering="true" text:style-name="WWNum97">
          <text:list-item>
            <text:p text:style-name="P343">1797/8<text:tab/>Madras</text:p>
          </text:list-item>
        </text:list>
        <text:p text:style-name="P344">L/MAR/B/396B<text:tab/>Journal 8 Jan 1798-22<text:tab/>Aug<text:tab/>1799</text:p>
        <text:p text:style-name="P154">L/MAR/B/396D(1)<text:tab/>Ledger</text:p>
        <text:p text:style-name="P154">L/MAR/B/396D(2)<text:tab/>Pay Book</text:p>
        <text:p text:style-name="P273">Capt John Woodbridge Hilton</text:p>
        <text:p text:style-name="P273">Portsmouth 24 Mar 1798 - 5 Jun Simons Bay -14 Aug Madras - 3 Jan 1799 Cape - 8 Feb St Helena - 17 Jul Long Reach</text:p>
        <text:h text:style-name="P213" text:outline-level="2"><text:bookmark-start text:name="bookmark40"/>GOSFRIGHT<text:bookmark-end text:name="bookmark40"/></text:h>
        <text:p text:style-name="P479">Frigate, 300 tons, 50 crew</text:p>
        <text:p text:style-name="P591">1<text:tab/>1699/1700 Madras, Borneo and Surat</text:p>
        <text:p text:style-name="P569">Capt Appleby 9 Nov 1699 -</text:p>
        <text:h text:style-name="P187" text:outline-level="4"><text:bookmark-start text:name="bookmark41"/>GMACEDIEU<text:bookmark-end text:name="bookmark41"/></text:h>
        <text:p text:style-name="P480">Rated at 320 tons, 64 crew, 24 guns</text:p>
        <text:p text:style-name="P448">1<text:tab/>1698/9<text:tab/>Madras and Bengal</text:p>
        <text:p text:style-name="P128"><text:span text:style-name="T4">L/MAR/A/CXXX<text:tab/></text:span><text:span text:style-name="Body_20_text_20__28_5_29__20__2b__20_Not_20_Bold"><text:span text:style-name="T7">Receipt Book</text:span></text:span></text:p>
        <text:p text:style-name="P251">Capt James Murvell 3 Dec 1698 - lost in Bengal</text:p>
        <text:h text:style-name="P187" text:outline-level="4"><text:bookmark-start text:name="bookmark42"/>GRAFTON<text:bookmark-end text:name="bookmark42"/></text:h>
        <text:p text:style-name="P481">Rated at 350 tons, 70 crew, 26 guns</text:p>
        <text:list xml:id="list3102589658" text:style-name="WWNum99">
          <text:list-item>
            <text:p text:style-name="P345">1733/4<text:tab/>China</text:p>
          </text:list-item>
        </text:list>
        <text:p text:style-name="P346">L/MAR/B/658A<text:tab/>Journal 2 Dec 1733-26 Jun 1735</text:p>
        <text:p text:style-name="P155">L/MAM/B/658B(1)<text:tab/>Ledger</text:p>
        <text:p text:style-name="P396">L/MAR/B/658B(2) Pay Book Capt Robert Hudson jun</text:p>
        <text:p text:style-name="P347">Downs 5 Jan 1734 - 25 Jun Amoy - 31 Aug Whampoa - 28 Dec Second Bar -18 Mar 1735 Cape - 18 Apr St Helena - 26 Jun Downs</text:p>
        <text:list xml:id="list164627212764167" text:continue-numbering="true" text:style-name="WWNum99">
          <text:list-item>
            <text:p text:style-name="P350">1736/7<text:tab/>Bengal and Bombay</text:p>
          </text:list-item>
        </text:list>
        <text:p text:style-name="P13"><text:span text:style-name="T4">L/MAR/B/658C(1)<text:tab/></text:span><text:span text:style-name="Body_20_text_20__28_5_29__20__2b__20_Not_20_Bold"><text:span text:style-name="T7">Imprest Book</text:span></text:span></text:p>
        <text:p text:style-name="P155">L/MAR/B/658C(2)<text:tab/>Receipt Book</text:p>
        <text:p text:style-name="P273">Capt Lawrence Prince jun</text:p>
        <text:p text:style-name="P278">Downs 4 Jan 1737 - not heard of since the storm in Bengal 30 Sep 1737</text:p>
        <text:h text:style-name="P188" text:outline-level="4"><text:bookmark-start text:name="bookmark43"/>GRANBY<text:bookmark-end text:name="bookmark43"/></text:h>
        <text:p text:style-name="P263">Built by Dudman, launched 1767, 3 decks, 4in bottom, 786 tons Principal Managing Owner: Charles Raymond</text:p>
        <text:list xml:id="list3267280167" text:style-name="WWNum101">
          <text:list-item>
            <text:p text:style-name="P449">1767/8<text:tab/>Madras and China</text:p>
          </text:list-item>
        </text:list>
        <text:p text:style-name="P43"><text:span text:style-name="Body_20_text_20__28_2_29__20__2b__20_Bold">L/MAR/B/499A<text:tab/></text:span><text:span text:style-name="T4">Journal 26<text:tab/>Oct<text:tab/>1767-4 Aug<text:tab/>1770, anon</text:span></text:p>
        <text:p text:style-name="P128"><text:span text:style-name="T4">L/MAR/B/499E(1)<text:tab/></text:span><text:span text:style-name="Body_20_text_20__28_5_29__20__2b__20_Not_20_Bold"><text:span text:style-name="T7">Ledger</text:span></text:span></text:p>
        <text:p text:style-name="P128"><text:span text:style-name="T4">L/MAR/B/499E(2)<text:tab/></text:span><text:span text:style-name="Body_20_text_20__28_5_29__20__2b__20_Not_20_Bold"><text:span text:style-name="T7">Pay Book</text:span></text:span></text:p>
        <text:p text:style-name="P410">Capt Joseph Jackson</text:p>
        <text:p text:style-name="P348">Portsmouth 18 Feb 1768 - 24 May False Bay - 30 Jul Madras - 29 Sep Malacca - 24 Nov Batavia - 12 Jul 1769 Whampoa - 28 Nov Second Bar -1 Mar 1770 Cape - 29 Mar St Helena -16 Jun Downs</text:p>
        <text:list xml:id="list164627530969520" text:continue-numbering="true" text:style-name="WWNum101">
          <text:list-item>
            <text:p text:style-name="P495">1771/2<text:tab/>China</text:p>
          </text:list-item>
        </text:list>
        <text:p text:style-name="P111"><text:span text:style-name="Body_20_text_20__28_2_29__20__2b__20_Bold">L/MAR/B/499B<text:tab/></text:span><text:span text:style-name="T4">Journal 29<text:tab/>Oct<text:tab/>1771-6 Jul 1773</text:span></text:p>
        <text:p text:style-name="P699">L/MAR/B/499F(1)<text:tab/>Ledger</text:p>
        <text:p text:style-name="P112"><text:span text:style-name="T4">L/MAR/B/499F(2)<text:tab/></text:span><text:span text:style-name="Body_20_text_20__28_5_29__20__2b__20_Not_20_Bold"><text:span text:style-name="T7">Pay Book</text:span></text:span></text:p>
        <text:p text:style-name="P610">Capt John Johnston</text:p>
        <text:p text:style-name="P264">Downs 29 Dec 1771 - 30 Mar 1772 Cape -14 Jun Batavia - 23 Jul Whampoa - 25 Nov Second Bar - Feb 1773 Cape -15 Mar St Helena - 31 Mar Ascension -27 May Downs</text:p>
        <text:list xml:id="list164626653815132" text:continue-numbering="true" text:style-name="WWNum101">
          <text:list-item>
            <text:p text:style-name="P450">1775/6 Madras and China</text:p>
          </text:list-item>
        </text:list>
        <text:p text:style-name="P453">L/MAM/B/499C<text:tab/>Journal 25 Oct 1775-6 Dec 1777</text:p>
        <text:p text:style-name="P139">L/MAM/B/499G(1)<text:tab/>Ledger</text:p>
        <text:p text:style-name="P139">L/MAM/B/499G(2)<text:tab/>Pay Book</text:p>
        <text:p text:style-name="P406">Capt John Johnston</text:p>
        <text:p text:style-name="P454">Plymouth 7 Jan 1776 - 6 Feb Madeira - 8 May Johanna -11 Jun Madras - 9 Oct Whampoa -12 Feb 1777 Second Bar - 7 Jun St Helena - 2 Oct Downs</text:p>
        <text:list xml:id="list164626810660540" text:continue-numbering="true" text:style-name="WWNum101">
          <text:list-item>
            <text:p text:style-name="P285">1778/9 Madras and China</text:p>
          </text:list-item>
        </text:list>
        <text:p text:style-name="P351">L/MAM/B/499D<text:tab/>Journal 10 Aug 1778-29 Jan 1782</text:p>
        <text:p text:style-name="P156">L/MAM/B/499H(1)<text:tab/>Ledger</text:p>
        <text:p text:style-name="P156">L/MAR/B/499H(2)<text:tab/>Pay Book</text:p>
        <text:p text:style-name="P351">L/MAR/B/499H(3)<text:tab/>Imprest Book</text:p>
        <text:p text:style-name="P156">L/MAM/B/499H(4)<text:tab/>Absence Book</text:p>
        <text:p text:style-name="P573">Capt John Johnston</text:p>
        <text:p text:style-name="P576">Portsmouth 7 Mar 1779 - 5 Apr Madeira - 9 May Goree - 30 Jul Cape -18 Jan 1780 Madras - 19 Jul Malacca - 2 Sep Whampoa -11 Dec Second Bar -19 May 1781 St Helena - 20 Oct Downs</text:p>
        <text:h text:style-name="P183" text:outline-level="4"><text:bookmark-start text:name="bookmark44"/>GRANT<text:bookmark-end text:name="bookmark44"/></text:h>
        <text:p text:style-name="P451">1<text:tab/>1800/1 Bengal</text:p>
        <text:p text:style-name="P406">L/MAR/B/376A Journal 16 Dec 1800-18 Jan 1802, anon</text:p>
        <text:p text:style-name="P411">‘English coast’ 16 Dec 1800 - 30 Apr 1801 Calcutta - left Bengal 25 Jul -18 Jan 1802 off Dungeness</text:p>
        <text:h text:style-name="P181" text:outline-level="4"><text:bookmark-start text:name="bookmark45"/><text:soft-page-break/>GRANTHAM (1)<text:bookmark-end text:name="bookmark45"/></text:h>
        <text:p text:style-name="P471">Rated at 450/470 tons, 90/94 crew 36/40 guns</text:p>
        <text:list xml:id="list361435842" text:style-name="WWNum103">
          <text:list-item>
            <text:p text:style-name="P452">1711/2 Bombay</text:p>
          </text:list-item>
        </text:list>
        <text:p text:style-name="P252">L/MAM/B/617A Journal 21 Mar 1712-4 Apr 1715 Capt Jonathan Collett</text:p>
        <text:p text:style-name="P232">Downs 23 Apr 1712 - 30 May Sao Tiago -19 Aug Cape - 18 Nov Anjengo - 28 Nov Cochin - 6 Dec Calicut -15 Dec Goa - 26 Dec Bombay - 24 Jan 1713 Surat - 22 Feb Bombay - 30 Mar Karwar - 23 May Benkulen - 5 Jun Batavia - 24 Oct Calicut -19 Nov Bombay - 4 Dec Surat -18 Dec Bombay - 10 Apr 1714 Anjengo -1 May Fort St David -10 May Madras - 9 Sep Reunion -1 Nov Cape - 7 Mar 1715 Downs</text:p>
        <text:list xml:id="list164625984391900" text:continue-numbering="true" text:style-name="WWNum103">
          <text:list-item>
            <text:p text:style-name="P496">1715/6<text:tab/>Bengal</text:p>
          </text:list-item>
        </text:list>
        <text:p text:style-name="P552">L/MAM/B/617B Journal 14 Sep 1715-10 Sep 1717 Capt Thomas Collett</text:p>
        <text:p text:style-name="P371">Downs 23 Feb 1716 - 28 May Cape - 3 Aug Madras - 27 Aug Rogues River -11 Jan 1717 Cox’s Island - 29 Apr St Helena - 2 Aug Erith</text:p>
        <text:list xml:id="list164627260815760" text:continue-numbering="true" text:style-name="WWNum103">
          <text:list-item>
            <text:p text:style-name="P455">1717/8<text:tab/>Bengal</text:p>
          </text:list-item>
        </text:list>
        <text:p text:style-name="P406">Capt Thomas Collett</text:p>
        <text:p text:style-name="P471">15 Jan 1718 - 18 Aug 1719</text:p>
        <text:list xml:id="list164627275419021" text:continue-numbering="true" text:style-name="WWNum103">
          <text:list-item>
            <text:p text:style-name="P455">1720/1<text:tab/>Bombay</text:p>
          </text:list-item>
        </text:list>
        <text:p text:style-name="P252">L/MAR/B/617C Journal 3 Dec 1720-22 Aug 1722 Capt Timothy Field</text:p>
        <text:p text:style-name="P226">Downs 31 Jan 1721 -10 Mar Madeira - 31 Mar Sao Tiago - 22 Jun Cape - 21 Aug Johanna - 26 Sep Bombay - 7 Nov Surat - 28 Nov Bombay -14 Jan 1722 Karwar -19 Jan Tellicherry - 6 Apr Cape - 4 May St Helena - 22 Jul Woolwich</text:p>
        <text:h text:style-name="P180" text:outline-level="4"><text:bookmark-start text:name="bookmark46"/>GRANTHAM (2)<text:bookmark-end text:name="bookmark46"/></text:h>
        <text:p text:style-name="P503">Rated at 480/490 tons, 96/98 crew, 34 guns</text:p>
        <text:list xml:id="list1267873574" text:style-name="WWNum105">
          <text:list-item>
            <text:p text:style-name="P253">1724/5<text:tab/>St Helena and Benkulen</text:p>
          </text:list-item>
        </text:list>
        <text:p text:style-name="P254">L/MAM/B/617D Journal 21 Dec 1724-21 May 1727 Capt Timothy Field</text:p>
        <text:p text:style-name="P227">Downs 4 Feb 1725 - 4 Jul St Helena -18 Nov Benkulen - 24 Jan 1726 Moco Moco - 7 Feb Padang - 8 Apr Madras - 19 Jul Benkulen - 29 Aug Sillebar - 9 Sep Benkulen -18 Oct Batavia - 23 Feb 1727 St Helena - 22 May Downs See D/99 ff.5-8 for a crew list</text:p>
        <text:list xml:id="list164627412007642" text:continue-numbering="true" text:style-name="WWNum105">
          <text:list-item>
            <text:p text:style-name="P253">1728/9<text:tab/>Madras and Bengal</text:p>
          </text:list-item>
        </text:list>
        <text:p text:style-name="P30"><text:span text:style-name="Body_20_text_20__28_2_29__20__2b__20_Bold">L/MAR/B/617E </text:span><text:span text:style-name="T4">Journal 9 Jan 1729-10 Sep 1730, John Aston, Chief Mate </text:span><text:span text:style-name="Body_20_text_20__28_2_29__20__2b__20_Bold">L/MAR/B/617M(1) </text:span><text:span text:style-name="T4">Ledger L/MAM/B/61</text:span><text:span text:style-name="Body_20_text_20__28_2_29__20__2b__20_Bold">7M(2)<text:tab/></text:span><text:span text:style-name="T4">Pay Book</text:span></text:p>
        <text:p text:style-name="P226">Capt Timothy Field</text:p>
        <text:p text:style-name="P227">Downs 6 Mar 1729 - 20 Jul Maldives -1 Aug Fort St David - 7 Aug Madras -12 Sep Calcutta - 18 Jan 1730 Ingeli -16 Jun St Helena - 10 Sep Sheemess</text:p>
        <text:list xml:id="list164627042541788" text:continue-numbering="true" text:style-name="WWNum105">
          <text:list-item>
            <text:p text:style-name="P253">1731/2<text:tab/>Madras and Bengal</text:p>
          </text:list-item>
        </text:list>
        <text:p text:style-name="P456">L/MAR/B/617F<text:tab/>Journal 7 Sep 1731-9 Aug 1733, Roger Hale, Chief Mate</text:p>
        <text:p text:style-name="P456">L/MAR/B/617N<text:tab/>Ledger</text:p>
        <text:p text:style-name="P406">Capt Timothy Field</text:p>
        <text:p text:style-name="P227">Downs 20 Dec 1731 - 13 Apr 1732 Cape - 1 Jul Madras -10 Aug Calcutta 24 Jan 1733 - 27 May St Helena - 9 Aug Erith</text:p>
        <text:list xml:id="list164626694367828" text:continue-numbering="true" text:style-name="WWNum105">
          <text:list-item>
            <text:p text:style-name="P457">1735/6<text:tab/>Madras and Bengal</text:p>
          </text:list-item>
        </text:list>
        <text:p text:style-name="P458">L/MAR/B/617G<text:tab/>Journal 21 Feb<text:tab/>1736-26 Jul 1737</text:p>
        <text:p text:style-name="P129"><text:span text:style-name="T4">L/MAR/B/617-0(1)<text:tab/></text:span><text:span text:style-name="Body_20_text_20__28_5_29__20__2b__20_Not_20_Bold"><text:span text:style-name="T7">Ledger</text:span></text:span></text:p>
        <text:p text:style-name="P130"><text:span text:style-name="T4">L/MAR/B/617-0(2) </text:span><text:span text:style-name="Body_20_text_20__28_5_29__20__2b__20_Not_20_Bold"><text:span text:style-name="T7">Pay Book</text:span></text:span></text:p>
        <text:p text:style-name="P406">Capt Roger Hale</text:p>
        <text:p text:style-name="P233">Downs 20 Feb 1736 - 14 Jul Madras -1 Aug Calcutta - 7 Jan 1737 Madras - 3 May St Helena - 7 Aug Downs</text:p>
        <text:list xml:id="list164626771710815" text:continue-numbering="true" text:style-name="WWNum105">
          <text:list-item>
            <text:p text:style-name="P538">1738/9<text:tab/>Madras and Bengal</text:p>
          </text:list-item>
        </text:list>
        <text:p text:style-name="P539">L/MAWB/617H<text:tab/>Journal 15 Feb<text:tab/>1739-18 Sep 1740</text:p>
        <text:p text:style-name="P107"><text:span text:style-name="T4">L/MAR/B/617P(1)<text:tab/></text:span><text:span text:style-name="Body_20_text_20__28_5_29__20__2b__20_Not_20_Bold"><text:span text:style-name="T7">Ledger</text:span></text:span></text:p>
        <text:p text:style-name="P517">L/MAR/B/617P(2) Pay Book</text:p>
        <text:p text:style-name="P573">Capt Roger Hale</text:p>
        <text:p text:style-name="P555">Portsmouth 11 Mar 1739 - 20 Jul Madras - 28 Sep Calcutta - 28 Nov Ingeli - 23 Mar 1740 St Helena - 17 Sep Downs</text:p>
        <text:list xml:id="list164627644808403" text:continue-numbering="true" text:style-name="WWNum105">
          <text:list-item>
            <text:p text:style-name="P352">1741/2<text:tab/>Bengal and Benkulen</text:p>
          </text:list-item>
        </text:list>
        <text:p text:style-name="P353">L/MAWB/617-I<text:tab/>Journal 18 Jan<text:tab/>1742-28 Feb 1744</text:p>
        <text:p text:style-name="P85"><text:span text:style-name="Body_20_text_20__28_2_29__20__2b__20_Bold">L/MAR/B/6</text:span><text:span text:style-name="T4">17Q</text:span><text:span text:style-name="Body_20_text_20__28_2_29__20__2b__20_9_20_pt_2c_Bold">(</text:span><text:span text:style-name="T4">1</text:span><text:span text:style-name="Body_20_text_20__28_2_29__20__2b__20_9_20_pt_2c_Bold">)<text:tab/></text:span><text:span text:style-name="T4">Imprest Book</text:span></text:p>
        <text:p text:style-name="P273">L/MAR/B/617Q(2) Absence Book</text:p>
        <text:p text:style-name="P601">Capt Roger Hale</text:p>
        <text:p text:style-name="P596">Portsmouth 21 Feb 1742 - 7 Jul Madras - 24 Jul Balasore - 27 Dec Benkulen - 20 Jul 1743 St Augustine’s Bay - 1 Dec St Helena - lost off Folkestone 28 Feb 1744</text:p>
        <text:h text:style-name="P214" text:outline-level="2"><text:bookmark-start text:name="bookmark47"/>GRANTHAM (3)<text:bookmark-end text:name="bookmark47"/></text:h>
        <text:p text:style-name="P482">Rated at 499 tons, 99 crew, 28 guns</text:p>
        <text:p text:style-name="P63"><text:span text:style-name="T5">1</text:span><text:span text:style-name="T4"><text:tab/>1746/7 St Helena and Benkulen</text:span></text:p>
        <text:p text:style-name="P570">L/MAR/B/617J Journal 21 Oct 1746-16 Aug 1748 L/MAR/B/617R(1)<text:tab/>Ledger</text:p>
        <text:p text:style-name="P592">L/MAR/B/617R(2)<text:tab/>Pay Book</text:p>
      </text:section>
      <text:section text:style-name="Sect4" text:name="Bereich13">
        <text:p text:style-name="P469"><draw:frame text:anchor-type="char" draw:z-index="22" draw:name="Form27" draw:style-name="gr3" draw:text-style-name="P702" svg:width="20.287cm" svg:height="0.932cm" svg:x="-4.42cm" svg:y="0.469cm"><draw:image xlink:href="Pictures/10000000000004AE00000037D3E19655C4BC0FAC.png" xlink:type="simple" xlink:show="embed" xlink:actuate="onLoad" draw:mime-type="image/png"><text:p/></draw:image></draw:frame>Capt Walter Wilson</text:p>
        <text:p text:style-name="P640">Portsmouth 20 Feb 1747 - 14 May St Helena -19 Aug Batavia -11 Sep Benkulen - 8 Apr 1748 St Helena -11 Jul Yarmouth -19 Jul Erith</text:p>
        <text:list xml:id="list164627481477069" text:continue-list="list2554809854" text:style-name="WWNum67">
          <text:list-item>
            <text:p text:style-name="P497">1749/50 Fort St David and China</text:p>
          </text:list-item>
        </text:list>
        <text:p text:style-name="P645">L/MAR/B/617K<text:tab/>Journal 17<text:tab/>Oct<text:tab/>1749-8 Oct 1751, John Oliver, Chief Mate</text:p>
        <text:p text:style-name="P174">L/MAM/B/617S(1)<text:tab/>Ledger</text:p>
        <text:p text:style-name="P174">L/MAM/B/617S(2)<text:tab/>Pay Book</text:p>
        <text:p text:style-name="P646">Capt Walter Wilson</text:p>
        <text:p text:style-name="P652">Downs 20 Dec 1749 - 21 Jan 1750 Goree -1 Feb Gambia river - 26 May Madagascar -15 Jul Fort St David - 20 Sep Whampoa - 2 Jan 1751 Bocca Tigris - 6 Feb Batavia - 7 Jun St Helena - 3 Sep Downs</text:p>
        <text:list xml:id="list164626169947495" text:continue-numbering="true" text:style-name="WWNum67">
          <text:list-item>
            <text:p text:style-name="P540">1753/4<text:tab/>St Helena and Benkulen</text:p>
          </text:list-item>
        </text:list>
        <text:p text:style-name="P541">L/MAR/B/617L<text:tab/>Journal 27<text:tab/>Sep<text:tab/>1753-6 Aug 1755</text:p>
        <text:p text:style-name="P164">L/MAM/B/ 617T (1)<text:tab/>Ledger</text:p>
        <text:p text:style-name="P164">L/MAM/B/617T(2)<text:tab/>Pay Book</text:p>
        <text:p text:style-name="P517">Capt John Oliver</text:p>
        <text:p text:style-name="P601">Downs 5 Dec 1753 - 31 Mar 1754 St Helena - 21 Jul Batavia -11 Sep Benkulen - 2 Nov Moco Moco - 17 Nov Ipoh -17 Dec Benkulen -16 Mar 1755 St Helena - 26 Jun Downs</text:p>
        <text:list xml:id="list164627984585123" text:continue-numbering="true" text:style-name="WWNum67">
          <text:list-item>
            <text:p text:style-name="P603">1756/7<text:tab/>Madras and Bengal</text:p>
          </text:list-item>
        </text:list>
        <text:p text:style-name="P605">L/MAR/B/617U<text:tab/>Absence Book</text:p>
        <text:p text:style-name="P601">Capt John Oliver</text:p>
        <text:p text:style-name="P483">Downs May 1756 - captured by the French 4 Jan 1759 off the Cape</text:p>
        <text:h text:style-name="P181" text:outline-level="4"><text:bookmark-start text:name="bookmark48"/>GREENWICH (1)<text:bookmark-end text:name="bookmark48"/></text:h>
        <text:p text:style-name="P468">Rated at 450/480 tons, 90/96 crew, 32 guns</text:p>
        <text:list xml:id="list2215302760" text:style-name="WWNum107">
          <text:list-item>
            <text:p text:style-name="P498">1719/20<text:tab/>Bombay</text:p>
          </text:list-item>
        </text:list>
        <text:p text:style-name="P631">L/MAM/B/488A Journal 6 Oct 1719-13 Jul 1772, John Barnes, Chief Mate L/MAR/B/488B<text:tab/>Boatswain’s Book 30 May-20 Aug 1722</text:p>
        <text:p text:style-name="P632">Capt Richard Kirby</text:p>
        <text:p text:style-name="P380">Downs 3 Mar 1720 - 29 Apr Sao Tiago - 26 Jul Johanna - 3 Sep Bombay -10 Oct Surat -12 Nov Bombay - 21 Dec Karwar -31 Jan 1721 Calicut - 26 Feb Karwar -17 Mar Bombay - 31 May Bandar Abbas - 21 Oct Bombay -1 Dec Chaul - 6 Dec Bombay - 27 Jan 1722 Cochin - 2 Apr Cape - 5 May St Helena -19 Jul Gravesend * attacked by pirates at Johanna 8 Aug 1720</text:p>
        <text:list xml:id="list164626876639672" text:continue-numbering="true" text:style-name="WWNum107">
          <text:list-item>
            <text:p text:style-name="P604">1723/4<text:tab/>Mokha and Bombay</text:p>
          </text:list-item>
        </text:list>
        <text:p text:style-name="P598">L/MAR/B/488C Journal 23 Aug 1723-30 Jun 1726 Capt Richard Lasinby</text:p>
        <text:p text:style-name="P615">Downs 19 Nov 1723 - 27 Feb 1724 Cape - 7 May Mokha - 2 Sep Bombay - 25 Sep Surat - 27 Oct Bombay - 7 Nov Karwar - 20 Nov Managalore -15 Dec Karwar -12 Jan 1725 Mokha - 25 Aug Bombay - 4 Sep Karwar -17 Oct Cochin - 7 Jan 1726 Cape -19 Feb St Helena - 27 May Erith See D/98 ff.250-51 for a crew list</text:p>
        <text:list xml:id="list164627198547039" text:continue-numbering="true" text:style-name="WWNum107">
          <text:list-item>
            <text:p text:style-name="P604">1728/9<text:tab/>Madras and Bengal</text:p>
          </text:list-item>
        </text:list>
        <text:p text:style-name="P606">L/MAR/B/488D<text:tab/>Journal 29 Oct<text:tab/>1728-8<text:tab/>Sep<text:tab/>1730, anon</text:p>
        <text:p text:style-name="P169">L/MAR/B/488J (1)<text:tab/>Ledger</text:p>
        <text:p text:style-name="P169">L/MAR/B/488J(2)<text:tab/>Pay Book</text:p>
        <text:p text:style-name="P601">Capt Richard Lasinby</text:p>
        <text:p text:style-name="P616">Downs 14 Dec 1728 - 23 May 1729 Madras - 4 Jul Vizagapatam -18 Jul Calcutta -19 Dec Ingeli - 6 Jan 1730 Vizagapatam - 20 Jan Madras - 21 Jun St Helena -10 Sep Downs</text:p>
        <text:list xml:id="list164627083390473" text:continue-numbering="true" text:style-name="WWNum107">
          <text:list-item>
            <text:p text:style-name="P498">1731/2<text:tab/>Bombay</text:p>
          </text:list-item>
        </text:list>
        <text:p text:style-name="P633">L/MAR/B/488E<text:tab/>Journal 18 Jan<text:tab/>1732-12<text:tab/>Sep<text:tab/>1733</text:p>
        <text:p text:style-name="P175">L/MAR/B/488K<text:tab/>Ledger</text:p>
        <text:p text:style-name="P407">Capt Matthew Bookey</text:p>
        <text:p text:style-name="P459">Downs 12 Mar 1732 - 16 Sep Bombay -19 Dec Surat -13 Jan 1733 Bombay - 28 May St Helena - 8 Aug Erith</text:p>
        <text:h text:style-name="P189" text:outline-level="4"><text:bookmark-start text:name="bookmark49"/>GREENWICH (2)<text:bookmark-end text:name="bookmark49"/></text:h>
        <text:p text:style-name="P468">Built by Wells, launched 1767, 3 decks, 3 in bottom, 676 tons</text:p>
        <text:p text:style-name="P484">Principal Managing Owners: 1 John Henniker, 2 Thomas Debuke, 3-4 F Atherton Hindley</text:p>
        <text:list xml:id="list2154322556" text:style-name="WWNum109">
          <text:list-item>
            <text:p text:style-name="P460">1766/7<text:tab/>Bombay</text:p>
          </text:list-item>
        </text:list>
        <text:p text:style-name="P461">L/MAM/B/488F<text:tab/>Journal 30<text:tab/>Jan 1767-13 Jan 1769</text:p>
        <text:p text:style-name="P462">L/MAM/B/488L(1)<text:tab/>Ledger</text:p>
        <text:p text:style-name="P462">L/MAM/B/488L(2)<text:tab/>Pay Book</text:p>
        <text:p text:style-name="P406">Capt Benjamin Hooke</text:p>
        <text:p text:style-name="P412">Downs 24 Apr 1767 - 19 May Sao Tiago - 30 Aug Madagascar - 30 Nov Cochin - 9 Dec Tellicherry - 24 Dec Tellicherry - 24 Dec Bombay - 6 May 1768 Tellicherry -18 May Cochin - 22 Aug St Helena - 19 Nov Downs</text:p>
        <text:list xml:id="list164626572430547" text:continue-numbering="true" text:style-name="WWNum109">
          <text:list-item>
            <text:p text:style-name="P354">1769/70<text:tab/>Bombay</text:p>
          </text:list-item>
        </text:list>
        <text:p text:style-name="P355">L/MAM/B/488G<text:tab/>Journal 29<text:tab/>Nov<text:tab/>1769-27<text:tab/>Jun<text:tab/>1771</text:p>
        <text:p text:style-name="P356">L/MAR/B/488M(1)<text:tab/>Ledger</text:p>
        <text:p text:style-name="P356">L/MAR/B/488M(2)<text:tab/>Pay Book</text:p>
        <text:p text:style-name="P273">Capt Robert Can-</text:p>
        <text:p text:style-name="P234">Downs 21 Feb 1770 - 12 Jun Madagascar - 20 Jul Bombay - 6 Dec Tellicherry -11 Dec Cochin - 15 Dec Anjengo -10 Mar 1771 St Helena - 28 May Downs</text:p>
        <text:list xml:id="list164626274143830" text:continue-numbering="true" text:style-name="WWNum109">
          <text:list-item>
            <text:p text:style-name="P354">1771/2<text:tab/>Madras and Bengal</text:p>
          </text:list-item>
        </text:list>
        <text:p text:style-name="P357">L/MAM/B/488H<text:tab/>Journal 23<text:tab/>Oct<text:tab/>1771-27<text:tab/>Jun<text:tab/>1773</text:p>
        <text:p text:style-name="P356">L/MAM/B/488N(1)<text:tab/>Ledger</text:p>
        <text:p text:style-name="P273">L/MAR/B/488N(2) Pay Book</text:p>
        <text:p text:style-name="P273">Capt Robert Carr</text:p>
        <text:p text:style-name="P593">Portsmouth 31 Dec 1771 -15 Jan 1772 Madeira - 5 May Cape -18 Jun Johanna -16 Jul Madras - 22 Aug Culpee - 21 Nov Ingeli - 28 Feb 1773 Cape - 8 Apr St Helena - 24 Apr Ascension - 21 Jun Downs</text:p>
        <text:list xml:id="list164626878264311" text:continue-numbering="true" text:style-name="WWNum109">
          <text:list-item>
            <text:p text:style-name="P354">1775/6<text:tab/>Madras and Bengal</text:p>
          </text:list-item>
        </text:list>
        <text:p text:style-name="P397">L/MAM/B/488-I Journal 9 Oct 1775-20 Aug 1777 L/MAR/B/488-0(l)<text:tab/>Ledger</text:p>
        <text:p text:style-name="P356">L/MAR/B/488-0(2)<text:tab/>Pay Book</text:p>
        <text:p text:style-name="P273">Capt Robert Carr</text:p>
        <text:p text:style-name="P374">Falmouth 7 Jan 1776 - 1 Apr Cape - 2 Jun Madras - 2 Jul Culpee - 25 Aug Ingeli - 20 Sep Madras - 3 Dec Mauritius - 8 Dec Reunion -17 Jan 1777 Cape -11 Mar St Helena - 23 Jul Downs</text:p>
        <text:h text:style-name="P190" text:outline-level="4"><text:bookmark-start text:name="bookmark50"/>GRENVILLE<text:bookmark-end text:name="bookmark50"/></text:h>
        <text:p text:style-name="P69"><text:span text:style-name="Body_20_text_20__28_2_29__20__2b__20_10.5_20_pt">Built </text:span><text:span text:style-name="T4">by Wells, launched 1764, 3 decks, 3in bottom, rated at 499 tons, 99 crew, 26 guns </text:span><text:span text:style-name="Body_20_text_20__28_2_29__20__2b__20_10.5_20_pt">Principal </text:span><text:span text:style-name="T4">Managing Owners: 1-3 John Durand, 4 William Nixon</text:span></text:p>
        <text:p text:style-name="P542">1<text:tab/>1764/5 Madras and Bengal</text:p>
        <text:p text:style-name="P543">L/MAM/B/467A<text:tab/>Journal 11 Dec 1764-23<text:tab/>Sep 1766</text:p>
        <text:p text:style-name="P216">L/MAR/B/467F(1)<text:tab/>Ledger</text:p>
        <text:p text:style-name="P216">^MAR/B/467F(2)<text:tab/>Pay Book</text:p>
        <text:p text:style-name="P265">Capt Parson Fenner</text:p>
        <text:p text:style-name="P115"><text:span text:style-name="T4">Down</text:span><text:span text:style-name="T5">s</text:span><text:span text:style-name="T4"> 4 Mar 1765 - 29 Sao Tiago - 5 Jul Cape - 5 Sep Madras -15 Oct Kedgeree - 8 Dec Ingeli - 30 May 1766 St Helena - 21 Aug Downs</text:span></text:p>
        <text:p text:style-name="P525">2<text:tab/>1767/8 Madras and Bombay</text:p>
        <text:p text:style-name="P544">L/MAR/B/467B<text:tab/>Journal 21<text:tab/>Jan 1768-1 Dec 1769</text:p>
        <text:p text:style-name="P165">L/MAM/B/467G(1)<text:tab/>Ledger</text:p>
        <text:p text:style-name="P165">L/MAM/B/467G(2)<text:tab/>Pay Book</text:p>
        <text:p text:style-name="P517">Capt Bumet Abercrombie</text:p>
        <text:p text:style-name="P349">Downs 7 Apr 1768 - 9 Jul False Bay - 5 Sep Madras - 25 Sep Masulipatam - 6 Oct Madras -15 Dec Bombay - 24 Apr 1769 Cochin -11 Jul Simons Bay -14 Aug St Helena - 3 Nov Downs</text:p>
        <text:list xml:id="list164626839975735" text:continue-list="list164627212764167" text:style-name="WWNum99">
          <text:list-item>
            <text:p text:style-name="P442">1770/1 China</text:p>
          </text:list-item>
        </text:list>
        <text:p text:style-name="P44"><text:span text:style-name="Body_20_text_20__28_2_29__20__2b__20_Bold">L/MAR/B/467C<text:tab/></text:span><text:span text:style-name="T4">Journal 4 Nov 1770-23<text:tab/>Sep 1772</text:span></text:p>
        <text:p text:style-name="P140">L/MAR/B/467H(1)<text:tab/>Ledger</text:p>
        <text:p text:style-name="P140">L/MAR/B/467H(2)<text:tab/>Pay Book</text:p>
        <text:p text:style-name="P406">Capt Bumet Abercrombie</text:p>
        <text:p text:style-name="P463">Downs 17 Mar 1771 - 26 Jul Batavia - 21 Sep Whampoa -11 Feb 1772 Second Bar - 2 May Simons Bay - 5 Jun St Helena - 3 Aug Downs</text:p>
        <text:list xml:id="list164626329555314" text:continue-numbering="true" text:style-name="WWNum99">
          <text:list-item>
            <text:p text:style-name="P442">1774/5 Madras and Bombay</text:p>
          </text:list-item>
        </text:list>
        <text:p text:style-name="P141">L/MAM/B/467D Journal 2 Feb 1775-28 Apr 1777</text:p>
        <text:p text:style-name="P29"><text:span text:style-name="Body_20_text_20__28_2_29__20__2b__20_Bold">L/MAR/B/467E </text:span><text:span text:style-name="T4">Journal 30 May 1776-28 Apr 1777, Charles Chisholme, Chief Mate of </text:span><text:span text:style-name="Body_20_text_20__28_2_29__20__2b__20_Italic">Gatton</text:span></text:p>
        <text:p text:style-name="P571">L/MAR/B/467-I(l) Ledger L/MAR/B/467-I(2) Pay Book Capt Bumet Abercrombie</text:p>
        <text:p text:style-name="P594">Portsmouth 26 Apr 1775 - 21 Aug Simons Bay -10 Dec Madras - 29 Jan 1776 Masulipatam - 6 Feb Madras -10 Mar Cochin -10 Apr Bombay -16 Aug Madras -16 Dec Cape - 20 Jan 1777 St Helena - 25 Apr Downs</text:p>
        <text:p text:style-name="P133">GREYHOUND (1)</text:p>
        <text:p text:style-name="P473">Sold to William Wood and Henry Roach 11 Dec 1650 for £500</text:p>
        <text:list xml:id="list3640630599" text:style-name="WWNum111">
          <text:list-item>
            <text:p text:style-name="P358">1645/6<text:tab/>Surat</text:p>
          </text:list-item>
        </text:list>
        <text:p text:style-name="P273">Master Gilbert Grimes</text:p>
        <text:p text:style-name="P597">Downs Apr 1646 - 28 Sep Mauritius Mar 1647 - 24 May Johanna - 26 Sep Surat 7 Jan 1648 - 5 Feb Moheli - 21 Mar Cape - 8 Apr St Helena - 22 Apr Ascension - 26 Jun Downs See E/3/21 no.2081</text:p>
        <text:list xml:id="list164627841734330" text:continue-numbering="true" text:style-name="WWNum111">
          <text:list-item>
            <text:p text:style-name="P553">1648/9 Bantam Master Gilbert Grimes ?</text:p>
          </text:list-item>
        </text:list>
        <text:p text:style-name="P485">Downs -14 Dec 1649 Bantam - Aug 1650 Downs</text:p>
        <text:p text:style-name="P133">GREYHOUND (2)</text:p>
        <text:p text:style-name="P473">270 tons</text:p>
        <text:list xml:id="list1116397096" text:style-name="WWNum113">
          <text:list-item>
            <text:p text:style-name="P359">1664/5<text:tab/>Madras and Bengal</text:p>
          </text:list-item>
        </text:list>
        <text:p text:style-name="P273">Capt Nathaniel Browning</text:p>
        <text:p text:style-name="P275">Jan 1665 - Jul 1669</text:p>
        <text:list xml:id="list164628071638261" text:continue-numbering="true" text:style-name="WWNum113">
          <text:list-item>
            <text:p text:style-name="P464">1670/1<text:tab/>Bantam</text:p>
          </text:list-item>
        </text:list>
        <text:p text:style-name="P406">Capt William Goodlad</text:p>
        <text:p text:style-name="P406">Jul 1670 - 11 Jul 1671 Downs</text:p>
        <text:h text:style-name="P181" text:outline-level="4"><text:bookmark-start text:name="bookmark51"/>GREYHOUND (3)<text:bookmark-end text:name="bookmark51"/></text:h>
        <text:p text:style-name="P473">Company’s packet, 158 tons, 25 crew, 6 guns</text:p>
        <text:p text:style-name="P360">1<text:tab/>1781/2 Benkulen, to remain</text:p>
        <text:p text:style-name="P331">L/MAM/B/7 71 A(l)<text:tab/>Ledger</text:p>
        <text:p text:style-name="P331">L/MAR/B/771 A(2)<text:tab/>Pay Book</text:p>
        <text:p text:style-name="P94"><text:span text:style-name="Body_20_text_20__28_2_29__20__2b__20_Bold">L/MAR/B/771A(3) </text:span><text:span text:style-name="T4">Absence Book L/MAM/B/771 A(4)<text:tab/>Imprest Book</text:span></text:p>
        <text:p text:style-name="P398">Capt Robert Anderson Downs 25 Apr 1782 -</text:p>
        <text:h text:style-name="P181" text:outline-level="4"><text:bookmark-start text:name="bookmark52"/>GRIFFIN<text:bookmark-end text:name="bookmark52"/></text:h>
        <text:p text:style-name="P471">Rated at 499 tons, 99 crew, 26 guns</text:p>
        <text:list xml:id="list4226401483" text:style-name="WWNum115">
          <text:list-item>
            <text:p text:style-name="P465">1748/9<text:tab/>Fort St David and China</text:p>
          </text:list-item>
        </text:list>
        <text:p text:style-name="P466">L/MAM/B/603A<text:tab/>Journal 11<text:tab/>Nov<text:tab/>1748-21<text:tab/>Jul<text:tab/>1750</text:p>
        <text:p text:style-name="P142">L/MAM/B/603E(1)<text:tab/>Ledger</text:p>
        <text:p text:style-name="P142">L/MAM/B/603E(2)<text:tab/>Pay Book</text:p>
        <text:p text:style-name="P406">Capt Thomas Dethick</text:p>
        <text:p text:style-name="P406">Downs 26 Jan 1749 - 14 Jun Fort St David - 27 Jul Malacca -1 Sep Whampoa - 23 Dec Second Bar -</text:p>
        <text:list xml:id="list164626261984089" text:continue-numbering="true" text:style-name="WWNum115">
          <text:list-item>
            <text:p text:style-name="P447">Apr 1750 St Helena - 5 Jun Downs</text:p>
          </text:list-item>
        </text:list>
        <text:list xml:id="list164627394752622" text:continue-list="list390842936" text:style-name="WWNum59">
          <text:list-item>
            <text:p text:style-name="P361">1752/3<text:tab/>China</text:p>
          </text:list-item>
        </text:list>
        <text:p text:style-name="P362">L/MAM/B/603B<text:tab/>Journal 9 Oct<text:tab/>1752-18 Jul<text:tab/>1754</text:p>
        <text:p text:style-name="P150">L/MAM/B/603F(1)<text:tab/>Ledger</text:p>
        <text:p text:style-name="P150">L/MAM/B/603F(2)<text:tab/>Pay Book</text:p>
        <text:p text:style-name="P273">Capt Thomas Dethick</text:p>
        <text:p text:style-name="P276">Downs 27 Dec 1752 - 9 May 1753 Batavia - 30 Jun Whampoa -15 Mar 1754 St Helena - 2 Jun Erith</text:p>
        <text:list xml:id="list164627123860616" text:continue-numbering="true" text:style-name="WWNum59">
          <text:list-item>
            <text:p text:style-name="P361">1755/6<text:tab/>St Helena and China</text:p>
          </text:list-item>
        </text:list>
        <text:p text:style-name="P363">L/MAM/B/603C<text:tab/>Journal 22 Aug 1755-6 Feb<text:tab/>1758</text:p>
        <text:p text:style-name="P150">L/MAM/B/603G(1)<text:tab/>Ledger</text:p>
        <text:p text:style-name="P150">L/MAM/B/603G(2)<text:tab/>Pay Book</text:p>
        <text:p text:style-name="P273">Capt Thomas Dethick</text:p>
        <text:p text:style-name="P276">Downs 21 Oct 1755 - 31 Jan 1756 St Helena -16 May Batavia - 31 Jul Chusan - 28 Feb 1757 Malacca - 28 Jun St Helena - 17 Aug Ascension - 27 Aug Fernando Loronho - 30 Nov Downs</text:p>
        <text:list xml:id="list164627410860479" text:continue-numbering="true" text:style-name="WWNum59">
          <text:list-item>
            <text:p text:style-name="P361">1758/9<text:tab/>Bombay</text:p>
          </text:list-item>
        </text:list>
        <text:p text:style-name="P364">L/MAM/B/603D<text:tab/>Journal 27 Feb<text:tab/>1759-20 Jan<text:tab/>1761</text:p>
        <text:p text:style-name="P150">L/MAM/B/603H(1)<text:tab/>Imprest Book</text:p>
        <text:p text:style-name="P150">L/MAM/B/603H(2)<text:tab/>Absence Book</text:p>
        <text:p text:style-name="P273">Capt Thomas Dethick</text:p>
        <text:p text:style-name="P374">Portsmouth 28 Apr 1759 - 23 Aug Madagascar - 3 Oct Bombay - 9 Nov Goa -12 Dec Calicut -12 Jan 1760 Bombay - 28 Feb Surat - 29 Mar Bombay -16 Apr Tellicheny -15 Jul Whampoa - 9 Dec Second Bar - ship lost Jan 1761 at the ‘island of Zelo’</text:p>
        <text:h text:style-name="P191" text:outline-level="4"><text:bookmark-start text:name="bookmark53"/>GROSVENOR (1)<text:bookmark-end text:name="bookmark53"/></text:h>
        <text:p text:style-name="P572">Built by Wells, launched 1761, 3 decks, 3in bottom, rated at 499 tons, 99 crew, 26 guns Principal Managing Owners: 1-2 John Hallett, 3-5 David Mitchell</text:p>
        <text:p text:style-name="P360">1<text:tab/>1761/2 Madras and China</text:p>
        <text:p text:style-name="P273">L/MAM/B/495A Journal 15 Nov 1761-21 Mar 1764, Thomas Mitchell, Second Mate</text:p>
        <text:p text:style-name="P399">L/MAM/B/495G(1) Ledger L/MAM/B/495G(2) Pay Book</text:p>
      </text:section>
      <text:section text:style-name="Sect5" text:name="Bereich14">
        <text:p text:style-name="P470">Capt Watkin Partington</text:p>
        <text:p text:style-name="P229">Portsmouth 5 Mar 1762 - 28 Mar Madeira - 8 Aug Madras - 23 Mar 1763 Whampoa - 4 Jun Second Bar - 9 Sep Batavia - 26 St Helena - 5 Feb 1764 Downs</text:p>
        <text:list xml:id="list164626632564986" text:continue-list="list2886067122" text:style-name="WWNum57">
          <text:list-item>
            <text:p text:style-name="P365">1764/5<text:tab/>Benkulen and China</text:p>
          </text:list-item>
        </text:list>
        <text:p text:style-name="P86"><text:span text:style-name="Body_20_text_20__28_2_29__20__2b__20_Bold">L/MAR/B/495B<text:tab/></text:span><text:span text:style-name="T4">Journal 11 Nov 1764-18 Oct<text:tab/>1766</text:span></text:p>
        <text:p text:style-name="P157">L/MAM/B/495H(1)<text:tab/>Ledger</text:p>
        <text:p text:style-name="P157">L/MAR/B/495H(2)<text:tab/>Pay Book</text:p>
        <text:p text:style-name="P468">Capt David Saunders</text:p>
        <text:p text:style-name="P276">Downs 1 Feb 1765 - 1 Mar Sao Tiago - 4 May Benkulen - 29 Aug Whampo - 8 Jan 1766 Second Bar - 30 Mar Benkulen - 7 Jul St Helena -19 Sep Downs</text:p>
        <text:list xml:id="list164627675168313" text:continue-numbering="true" text:style-name="WWNum57">
          <text:list-item>
            <text:p text:style-name="P366">1767/8<text:tab/>Madras and China</text:p>
          </text:list-item>
        </text:list>
        <text:p text:style-name="P85"><text:span text:style-name="Body_20_text_20__28_2_29__20__2b__20_Bold">L/MAR/B/495C<text:tab/></text:span><text:span text:style-name="T4">Journal 21 Oct 1767-11 Jul 1769</text:span></text:p>
        <text:p text:style-name="P157">L/MAR/B/495-I(l)<text:tab/>Ledger</text:p>
        <text:p text:style-name="P157">L/MAR/B/495-I(2)<text:tab/>Pay Book</text:p>
        <text:p text:style-name="P468">Capt David Saunders</text:p>
        <text:p text:style-name="P377">Downs 31 Dec 1767 - 19 Apr 1768 Johanna - 2 Jun Madras - 4 Aug Malacca - 4 Sep Whampoa -16 Dec Second Bar -19 Mar 1769 St Helena - 28 May Downs</text:p>
        <text:list xml:id="list164627534589339" text:continue-numbering="true" text:style-name="WWNum57">
          <text:list-item>
            <text:p text:style-name="P365">1770/1<text:tab/>Madras and China</text:p>
          </text:list-item>
        </text:list>
        <text:p text:style-name="P367">L/MAR/B/495D<text:tab/>Journal 22 Oct 1770-23 Oct 1772</text:p>
        <text:p text:style-name="P367">L/MAM/B/495J(1)<text:tab/>Ledger</text:p>
        <text:p text:style-name="P367">L/MAM/B/495J(2)<text:tab/>Pay Book</text:p>
        <text:p text:style-name="P273">Capt David Saunders</text:p>
        <text:p text:style-name="P377">Downs 22 Jan 1771 - 6 Jun Johanna -1 Jul Madras - 28 Aug Malacca - 25 Sep Whampoa - 5 Feb 1772 Second Bar -16 Jun St Helena - 29 Jun Ascension - 30 Aug Downs</text:p>
        <text:list xml:id="list164626306359844" text:continue-numbering="true" text:style-name="WWNum57">
          <text:list-item>
            <text:p text:style-name="P365">1774/5<text:tab/>Madras and China</text:p>
          </text:list-item>
        </text:list>
        <text:p text:style-name="P367">L/MAR/B/495E<text:tab/>Journal 19 Nov 1774-23 Aug 1776</text:p>
        <text:p text:style-name="P157">L/MAR/B/495K(1)<text:tab/>Ledger</text:p>
        <text:p text:style-name="P157">L/MAR/B/495K(2)<text:tab/>Pay Book</text:p>
        <text:p text:style-name="P273">Capt David Saunders</text:p>
        <text:p text:style-name="P273">Downs 18 Jan 1775 - 21 May Johanna - 22 Jun Madras - 28 Aug Malacca - 4 Oct Whampoa - 22 Dec Second Bar - 9 May 1776 St Helena -18 Aug Downs</text:p>
        <text:h text:style-name="P181" text:outline-level="4"><text:bookmark-start text:name="bookmark54"/>GUARDIAN<text:bookmark-end text:name="bookmark54"/></text:h>
        <text:p text:style-name="P473">Rated at 300 tons, 90 crew, 20 guns</text:p>
        <text:p text:style-name="P368">1<text:tab/>1751/2 Bombay, to remain</text:p>
        <text:p text:style-name="P158">L/MAR/B/797A(1)<text:tab/>Imprest Book</text:p>
        <text:p text:style-name="P158">L/MAM/B/797A(2)<text:tab/>Receipt Book</text:p>
        <text:p text:style-name="P400">Capt William James Downs 2 May 1752 -</text:p>
        <text:h text:style-name="P181" text:outline-level="4"><text:bookmark-start text:name="bookmark55"/>GUILDFORD<text:bookmark-end text:name="bookmark55"/></text:h>
        <text:p text:style-name="P468">530 tons</text:p>
        <text:p text:style-name="P472">Principal Managing Owner: James Mangles</text:p>
        <text:list xml:id="list417793354" text:style-name="WWNum117">
          <text:list-item>
            <text:p text:style-name="P545">1811/2 New South Wales and Bengal</text:p>
          </text:list-item>
        </text:list>
        <text:p text:style-name="P101"><text:span text:style-name="Body_20_text_20__28_2_29__20__2b__20_Bold">L/MAR/B/78A<text:tab/></text:span><text:span text:style-name="T4">Journal 14 Jun 1811-21 Nov 1812, anon</text:span></text:p>
        <text:p text:style-name="P546">L/MAR/B/7SB<text:tab/>Journal 25 Jun 1812-10 Jun 1813</text:p>
        <text:p text:style-name="P517">Capt Magnus Johnson</text:p>
        <text:p text:style-name="P547">Portsmouth 4 Sep 1811 - 27 Oct Rio de Janeiro -18 Jan 1812 Sydney - 6 Jun Calcutta - 24 Aug Saugor - 9 Dec Cape -1 Jan 1813 St Helena -14 May Downs</text:p>
        <text:list xml:id="list164626227943481" text:continue-numbering="true" text:style-name="WWNum117">
          <text:list-item>
            <text:p text:style-name="P545">1824/5 Madras and Bengal</text:p>
          </text:list-item>
        </text:list>
        <text:p text:style-name="P546">L/MAR/B/78C<text:tab/>Journal 18 Apr 1825-20 Jun 1826</text:p>
        <text:p text:style-name="P517">Capt Magnus Johnson</text:p>
        <text:p text:style-name="P664">Torbay 26 May 1825 - 5 Sep Madras - 3 Sep Calcutta -11 Jan 1826 Madras - 23 Mar St Helena - 30 May Downs</text:p>
        <text:list xml:id="list164626380431560" text:continue-numbering="true" text:style-name="WWNum117">
          <text:list-item>
            <text:p text:style-name="P545">1826/7 New South Wales and China</text:p>
          </text:list-item>
        </text:list>
        <text:p text:style-name="P546">L/MAM/B/78D<text:tab/>Journal 13 Nov 1827-7 May 1828</text:p>
        <text:p text:style-name="P517">Capt Magnus Johnson</text:p>
        <text:p text:style-name="P468">Whampoa 13 Nov 1827 - 5 Dec Second Bar -18 Feb 1828 St Helena -12 Apr Downs</text:p>
      </text:section>
      <text:section text:style-name="Sect3" text:name="Bereich15">
        <text:p text:style-name="P6"><draw:frame draw:style-name="fr1" draw:name="Rahmen43" text:anchor-type="as-char" svg:width="41.981cm" svg:height="0.709cm" draw:z-index="60"><draw:text-box><text:p text:style-name="P7"/></draw:text-box></draw:frame><text:s/></text:p>
      </text:section>
      <text:section text:style-name="Sect3" text:name="Bereich16">
        <text:h text:style-name="P208" text:outline-level="4"><text:bookmark-start text:name="bookmark56"/>GROSVENOR (2)<text:bookmark-end text:name="bookmark56"/></text:h>
        <text:p text:style-name="P401">Built by Wells, launched 1777, 3 decks, 4in bottom, length 138ft lOin, keel 111ft lOin, breadth 35ft 3!/2in, hold 14ft 3in, wing transom 23ft P/un, port cell 23ft 9in, between decks 5ft lOin, 741 tons Principal Managing Owner: David Mitchell</text:p>
        <text:list xml:id="list266592306" text:style-name="WWNum119">
          <text:list-item>
            <text:p text:style-name="P402">Madras and Bengal</text:p>
          </text:list-item>
        </text:list>
        <text:p text:style-name="P369">L/MAM/B/495F<text:tab/>Journal 31 Oct 1777-16 Nov 1779</text:p>
        <text:p text:style-name="P369">L/MAR/B/495L(1)<text:tab/>Ledger</text:p>
        <text:p text:style-name="P369">L/MAR/B/495L(2)<text:tab/>Pay Book</text:p>
        <text:p text:style-name="P273">Capt John Coxon</text:p>
        <text:p text:style-name="P554">Plymouth 9 Feb 1778 - 15 May Johanna -12 Jun Madras - 15 Jul Culpee - 27 Oct Ingeli - 26 Nov Barrabulla - 8 Mar 1779 St Helena - 4 Sep Shannon -16 Nov Downs</text:p>
        <text:list xml:id="list164628102789262" text:continue-numbering="true" text:style-name="WWNum119">
          <text:list-item>
            <text:p text:style-name="P370">1779/80 Madras and Bengal</text:p>
          </text:list-item>
        </text:list>
        <text:p text:style-name="P14"><text:span text:style-name="T4">L/MAR/B/495M(1)<text:tab/></text:span><text:span text:style-name="Body_20_text_20__28_5_29__20__2b__20_Not_20_Bold"><text:span text:style-name="T7">Imprest Book</text:span></text:span></text:p>
        <text:p text:style-name="P369">L/MAR/B/495M(2)<text:tab/>Absence Book</text:p>
        <text:p text:style-name="P273">Capt John Coxon</text:p>
        <text:p text:style-name="P273">Portsmouth 3 Jun 1780 - wrecked off Pondoland, South Africa, 4 Aug 1782</text:p>
        <text:p text:style-name="P17"><text:span text:style-name="Body_20_text_20__28_11_29__20__2b__20_Not_20_Italic"><text:span text:style-name="T9">See ^4 </text:span></text:span><text:span text:style-name="T4">source book on the wreck of the Grosvenor East Indiaman,</text:span><text:span text:style-name="Body_20_text_20__28_11_29__20__2b__20_Not_20_Italic"><text:span text:style-name="T9"> P R Kirby (Cape Town, 1953) and </text:span></text:span><text:span text:style-name="T4">The true story of the Grosvenor East Indiaman,</text:span><text:span text:style-name="Body_20_text_20__28_11_29__20__2b__20_Not_20_Italic"><text:span text:style-name="T9"> P R Kirby (Cape Town, 1960)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font-family="'Times New Roman'" style:font-family-generic="roman" style:font-pitch="variable" fo:font-size="12pt" fo:letter-spacing="normal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ody_20_text_20__28_3_29_" style:display-name="Body text (3)" style:family="paragraph" style:parent-style-name="Standard" loext:linked-style-name="Body_20_text_20__28_3_29__5f_">
      <loext:graphic-properties draw:fill="solid" draw:fill-color="#ffffff"/>
      <style:paragraph-properties fo:margin-top="0cm" fo:margin-bottom="0.176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2_29_" style:display-name="Body text (2)" style:family="paragraph" style:parent-style-name="Standard" loext:linked-style-name="Body_20_text_20__28_2_29__5f_">
      <loext:graphic-properties draw:fill="solid" draw:fill-color="#ffffff"/>
      <style:paragraph-properties fo:margin-left="0cm" fo:margin-right="0cm" fo:margin-top="0.176cm" fo:margin-bottom="0.176cm" style:contextual-spacing="false" fo:line-height="0.369cm" fo:orphans="0" fo:widows="0" fo:text-indent="-3.14cm" style:auto-text-indent="false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4_29_" style:display-name="Body text (4)" style:family="paragraph" style:parent-style-name="Standard" loext:linked-style-name="Body_20_text_20__28_4_29__5f_">
      <loext:graphic-properties draw:fill="solid" draw:fill-color="#ffffff"/>
      <style:paragraph-properties fo:line-height="0.372cm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ing_20__23_4" style:display-name="Heading #4" style:family="paragraph" style:parent-style-name="Standard" loext:linked-style-name="Heading_20__23_4_5f_" style:default-outline-level="4" style:list-style-name="">
      <loext:graphic-properties draw:fill="solid" draw:fill-color="#ffffff"/>
      <style:paragraph-properties fo:margin-top="0cm" fo:margin-bottom="0.176cm" style:contextual-spacing="false" fo:line-height="0.409cm" fo:orphans="0" fo:widows="0" fo:background-color="#ffffff"/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Heading_20__23_3" style:display-name="Heading #3" style:family="paragraph" style:parent-style-name="Standard" loext:linked-style-name="Heading_20__23_3_5f_" style:default-outline-level="3" style:list-style-name="">
      <loext:graphic-properties draw:fill="solid" draw:fill-color="#ffffff"/>
      <style:paragraph-properties fo:margin-top="0cm" fo:margin-bottom="0.176cm" style:contextual-spacing="false" fo:line-height="0.392cm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er_20_or_20_footer" style:display-name="Header or footer" style:family="paragraph" style:parent-style-name="Standard" loext:linked-style-name="Header_20_or_20_footer_5f_">
      <loext:graphic-properties draw:fill="solid" draw:fill-color="#ffffff"/>
      <style:paragraph-properties fo:line-height="0.37cm" fo:orphans="0" fo:widows="0" fo:background-color="#ffffff"/>
      <style:text-properties fo:font-variant="normal" fo:text-transform="none" style:text-line-through-style="none" style:text-line-through-type="none" fo:font-size="9.5pt" fo:font-style="normal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Body_20_text_20__28_5_29_" style:display-name="Body text (5)" style:family="paragraph" style:parent-style-name="Standard" loext:linked-style-name="Body_20_text_20__28_5_29__5f_">
      <loext:graphic-properties draw:fill="solid" draw:fill-color="#ffffff"/>
      <style:paragraph-properties fo:margin-left="0cm" fo:margin-right="0cm" fo:line-height="0.372cm" fo:text-align="justify" style:justify-single-word="false" fo:orphans="0" fo:widows="0" fo:text-indent="-0.318cm" style:auto-text-indent="false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6_29_" style:display-name="Body text (6)" style:family="paragraph" style:parent-style-name="Standard" loext:linked-style-name="Body_20_text_20__28_6_29__5f_">
      <loext:graphic-properties draw:fill="solid" draw:fill-color="#ffffff"/>
      <style:paragraph-properties fo:margin-top="0.811cm" fo:margin-bottom="0cm" style:contextual-spacing="false" fo:line-height="0.409cm" fo:orphans="0" fo:widows="0" fo:background-color="#ffffff"/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Body_20_text_20__28_7_29_" style:display-name="Body text (7)" style:family="paragraph" style:parent-style-name="Standard" loext:linked-style-name="Body_20_text_20__28_7_29__20_Exact">
      <loext:graphic-properties draw:fill="solid" draw:fill-color="#ffffff"/>
      <style:paragraph-properties fo:line-height="0.176cm" fo:orphans="0" fo:widows="0" fo:background-color="#ffffff"/>
      <style:text-properties fo:font-variant="normal" fo:text-transform="none" style:text-line-through-style="none" style:text-line-through-type="none" fo:font-size="4.5pt" fo:font-style="normal" style:text-underline-style="none" fo:font-weight="normal" style:font-size-asian="4.5pt" style:font-style-asian="normal" style:font-weight-asian="normal" style:font-size-complex="4.5pt" style:font-style-complex="normal" style:font-weight-complex="normal"/>
    </style:style>
    <style:style style:name="Heading_20__23_1" style:display-name="Heading #1" style:family="paragraph" style:parent-style-name="Standard" loext:linked-style-name="Heading_20__23_1_20_Exact" style:default-outline-level="1" style:list-style-name="">
      <loext:graphic-properties draw:fill="solid" draw:fill-color="#ffffff"/>
      <style:paragraph-properties fo:line-height="0.547cm" fo:orphans="0" fo:widows="0" fo:background-color="#ffffff"/>
      <style:text-properties fo:font-variant="normal" fo:text-transform="none" style:text-line-through-style="none" style:text-line-through-type="none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_23_4_20__28_2_29_" style:display-name="Heading #4 (2)" style:family="paragraph" style:parent-style-name="Standard" loext:linked-style-name="Heading_20__23_4_20__28_2_29__5f_" style:default-outline-level="4" style:list-style-name="">
      <loext:graphic-properties draw:fill="solid" draw:fill-color="#ffffff"/>
      <style:paragraph-properties fo:margin-top="0cm" fo:margin-bottom="0.176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8_29_" style:display-name="Body text (8)" style:family="paragraph" style:parent-style-name="Standard" loext:linked-style-name="Body_20_text_20__28_8_29__5f_">
      <loext:graphic-properties draw:fill="solid" draw:fill-color="#ffffff"/>
      <style:paragraph-properties fo:margin-top="0.212cm" fo:margin-bottom="0cm" style:contextual-spacing="false" fo:line-height="0.321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Heading_20__23_2" style:display-name="Heading #2" style:family="paragraph" style:parent-style-name="Standard" loext:linked-style-name="Heading_20__23_2_5f_" style:default-outline-level="2" style:list-style-name="">
      <loext:graphic-properties draw:fill="solid" draw:fill-color="#ffffff"/>
      <style:paragraph-properties fo:margin-left="0cm" fo:margin-right="0cm" fo:line-height="0.55cm" fo:orphans="0" fo:widows="0" fo:text-indent="-0.318cm" style:auto-text-indent="false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9_29_" style:display-name="Body text (9)" style:family="paragraph" style:parent-style-name="Standard" loext:linked-style-name="Body_20_text_20__28_9_29__5f_">
      <loext:graphic-properties draw:fill="solid" draw:fill-color="#ffffff"/>
      <style:paragraph-properties fo:margin-top="0.811cm" fo:margin-bottom="0.212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10_29_" style:display-name="Body text (10)" style:family="paragraph" style:parent-style-name="Standard" loext:linked-style-name="Body_20_text_20__28_10_29__5f_">
      <loext:graphic-properties draw:fill="solid" draw:fill-color="#ffffff"/>
      <style:paragraph-properties fo:line-height="0.36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11_29_" style:display-name="Body text (11)" style:family="paragraph" style:parent-style-name="Standard" loext:linked-style-name="Body_20_text_20__28_11_29__5f_">
      <loext:graphic-properties draw:fill="solid" draw:fill-color="#ffffff"/>
      <style:paragraph-properties fo:line-height="0.372cm" fo:orphans="0" fo:widows="0" fo:background-color="#ffffff"/>
      <style:text-properties fo:font-variant="normal" fo:text-transform="none" style:text-line-through-style="none" style:text-line-through-type="none" fo:font-size="8.5pt" fo:font-style="italic" style:text-underline-style="none" fo:font-weight="normal" style:font-size-asian="8.5pt" style:font-style-asian="italic" style:font-weight-asian="normal" style:font-size-complex="8.5pt" style:font-style-complex="italic" style:font-weight-complex="normal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Header" style:family="paragraph" style:parent-style-name="Header_20_and_20_Footer" style:class="extra"/>
    <style:style style:name="Header_20_left" style:display-name="Header left" style:family="paragraph" style:parent-style-name="Header" style:class="extra"/>
    <style:style style:name="Default_20_Paragraph_20_Font" style:display-name="Default Paragraph Font" style:family="text">
      <style:text-properties fo:color="#000000" loext:opacity="100%" style:font-name="Times New Roman" fo:font-family="'Times New Roman'" style:font-family-generic="roman" style:font-pitch="variable" fo:font-size="12pt" fo:letter-spacing="normal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Body_20_text_20__28_3_29__20_Exact" style:display-name="Body text (3) Exact" style:family="text" style:parent-style-name="Default_20_Paragraph_20_Font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2_29__20_Exact" style:display-name="Body text (2) Exact" style:family="text" style:parent-style-name="Default_20_Paragraph_20_Font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4_29__20_Exact" style:display-name="Body text (4) Exact" style:family="text" style:parent-style-name="Default_20_Paragraph_20_Font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ing_20__23_4_20_Exact" style:display-name="Heading #4 Exact" style:family="text" style:parent-style-name="Default_20_Paragraph_20_Font"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Heading_20__23_3_5f_" style:display-name="Heading #3_" style:family="text" style:parent-style-name="Default_20_Paragraph_20_Font" loext:linked-style-name="Heading_20__23_3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er_20_or_20_footer_5f_" style:display-name="Header or footer_" style:family="text" style:parent-style-name="Default_20_Paragraph_20_Font" loext:linked-style-name="Header_20_or_20_footer">
      <style:text-properties fo:font-variant="normal" fo:text-transform="none" style:text-line-through-style="none" style:text-line-through-type="none" fo:font-size="9.5pt" fo:font-style="normal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Header_20_or_20_footer" style:display-name="Header or footer" style:family="text" style:parent-style-name="Header_20_or_20_footer_5f_">
      <style:text-properties fo:color="#000000" loext:opacity="100%" style:font-name="Times New Roman" fo:font-family="'Times New Roman'" style:font-family-generic="roman" style:font-pitch="variable" fo:letter-spacing="normal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en" style:country-complex="US" style:text-scale="100%"/>
    </style:style>
    <style:style style:name="Body_20_text_20__28_2_29__5f_" style:display-name="Body text (2)_" style:family="text" style:parent-style-name="Default_20_Paragraph_20_Font" loext:linked-style-name="Body_20_text_20__28_2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ing_20__23_4_5f_" style:display-name="Heading #4_" style:family="text" style:parent-style-name="Default_20_Paragraph_20_Font" loext:linked-style-name="Heading_20__23_4"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Body_20_text_20__28_2_29__20__2b__20_Bold" style:display-name="Body text (2) + Bold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2_29__20__2b__20_Italic" style:display-name="Body text (2) + Italic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language-complex="en" style:country-complex="US" style:font-style-complex="italic" style:text-scale="100%"/>
    </style:style>
    <style:style style:name="Body_20_text_20__28_4_29__5f_" style:display-name="Body text (4)_" style:family="text" style:parent-style-name="Default_20_Paragraph_20_Font" loext:linked-style-name="Body_20_text_20__28_4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5_29__5f_" style:display-name="Body text (5)_" style:family="text" style:parent-style-name="Default_20_Paragraph_20_Font" loext:linked-style-name="Body_20_text_20__28_5_29_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5_29__20__2b__20_Not_20_Bold" style:display-name="Body text (5) + Not Bold" style:family="text" style:parent-style-name="Body_20_text_20__28_5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6_29__5f_" style:display-name="Body text (6)_" style:family="text" style:parent-style-name="Default_20_Paragraph_20_Font" loext:linked-style-name="Body_20_text_20__28_6_29_"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Body_20_text_20__28_7_29__20_Exact" style:display-name="Body text (7) Exact" style:family="text" style:parent-style-name="Default_20_Paragraph_20_Font" loext:linked-style-name="Body_20_text_20__28_7_29_">
      <style:text-properties fo:color="#000000" loext:opacity="100%" style:font-name="Times New Roman" fo:font-family="'Times New Roman'" style:font-family-generic="roman" style:font-pitch="variable" fo:letter-spacing="normal" fo:language="en" fo:country="US" style:text-underline-style="solid" style:text-underline-width="auto" style:text-underline-color="font-color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en" style:country-complex="US" style:text-scale="100%"/>
    </style:style>
    <style:style style:name="Heading_20__23_1_20_Exact" style:display-name="Heading #1 Exact" style:family="text" style:parent-style-name="Default_20_Paragraph_20_Font" loext:linked-style-name="Heading_20__23_1">
      <style:text-properties fo:font-variant="normal" fo:text-transform="none" style:text-line-through-style="none" style:text-line-through-type="none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Body_20_text_20__28_6_29__20_Exact" style:display-name="Body text (6) Exact" style:family="text" style:parent-style-name="Default_20_Paragraph_20_Font"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Body_20_text_20__28_4_29__20__2b__20_Italic" style:display-name="Body text (4) + Italic" style:family="text" style:parent-style-name="Body_20_text_20__28_4_29__5f_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language-complex="en" style:country-complex="US" style:font-style-complex="italic" style:text-scale="100%"/>
    </style:style>
    <style:style style:name="Header_20_or_20_footer_20__2b__20_8.5_20_pt_2c_Bold" style:display-name="Header or footer + 8.5 pt,Bold" style:family="text" style:parent-style-name="Header_20_or_20_footer_5f_">
      <style:text-properties fo:color="#000000" loext:opacity="100%" style:font-name="Times New Roman" fo:font-family="'Times New Roman'" style:font-family-generic="roman" style:font-pitch="variable" fo:font-size="8.5pt" fo:letter-spacing="normal" fo:language="en" fo:country="US" fo:font-weight="bold" style:font-name-asian="Times New Roman1" style:font-family-asian="'Times New Roman'" style:font-family-generic-asian="system" style:font-pitch-asian="variable" style:font-size-asian="8.5pt" style:language-asian="en" style:country-asian="US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weight-complex="bold" style:text-scale="100%"/>
    </style:style>
    <style:style style:name="Heading_20__23_4_20__28_2_29__5f_" style:display-name="Heading #4 (2)_" style:family="text" style:parent-style-name="Default_20_Paragraph_20_Font" loext:linked-style-name="Heading_20__23_4_20__28_2_29_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2_29__20__2b__20_Spacing_20_1_20_pt" style:display-name="Body text (2) + Spacing 1 pt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0.035cm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en" style:country-complex="US" style:text-scale="100%"/>
    </style:style>
    <style:style style:name="Body_20_text_20__28_8_29__5f_" style:display-name="Body text (8)_" style:family="text" style:parent-style-name="Default_20_Paragraph_20_Font" loext:linked-style-name="Body_20_text_20__28_8_29_">
      <style:text-properties fo:font-variant="normal" fo:text-transform="none" style:text-line-through-style="none" style:text-line-through-type="none"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Body_20_text_20__28_8_29__20__2b__20_Not_20_Bold_2c_Italic" style:display-name="Body text (8) + Not Bold,Italic" style:family="text" style:parent-style-name="Body_20_text_20__28_8_29__5f_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fo:font-weight="bold" style:font-name-asian="Times New Roman1" style:font-family-asian="'Times New Roman'" style:font-family-generic-asian="system" style:font-pitch-asian="variable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language-complex="en" style:country-complex="US" style:font-style-complex="italic" style:font-weight-complex="bold" style:text-scale="100%"/>
    </style:style>
    <style:style style:name="Body_20_text_20__28_8_29__20__2b__20_Not_20_Bold" style:display-name="Body text (8) + Not Bold" style:family="text" style:parent-style-name="Body_20_text_20__28_8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Heading_20__23_2_5f_" style:display-name="Heading #2_" style:family="text" style:parent-style-name="Default_20_Paragraph_20_Font" loext:linked-style-name="Heading_20__23_2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ing_20__23_3_20__2b__20_10.5_20_pt_2c_Italic" style:display-name="Heading #3 + 10.5 pt,Italic" style:family="text" style:parent-style-name="Heading_20__23_3_5f_">
      <style:text-properties fo:color="#000000" loext:opacity="100%" style:font-name="Times New Roman" fo:font-family="'Times New Roman'" style:font-family-generic="roman" style:font-pitch="variable" fo:font-size="10.5pt" fo:letter-spacing="normal" fo:language="en" fo:country="US" fo:font-style="italic" style:font-name-asian="Times New Roman1" style:font-family-asian="'Times New Roman'" style:font-family-generic-asian="system" style:font-pitch-asian="variable" style:font-size-asian="10.5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.5pt" style:language-complex="en" style:country-complex="US" style:font-style-complex="italic" style:text-scale="100%"/>
    </style:style>
    <style:style style:name="Body_20_text_20__28_2_29_" style:display-name="Body text (2)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style:text-underline-style="solid" style:text-underline-width="auto" style:text-underline-color="font-color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en" style:country-complex="US" style:text-scale="100%"/>
    </style:style>
    <style:style style:name="Body_20_text_20__28_9_29__5f_" style:display-name="Body text (9)_" style:family="text" style:parent-style-name="Default_20_Paragraph_20_Font" loext:linked-style-name="Body_20_text_20__28_9_29_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2_29__20__2b__20_10_20_pt_2c_Bold" style:display-name="Body text (2) + 10 pt,Bold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10pt" fo:letter-spacing="normal" fo:language="en" fo:country="US" fo:font-weight="bold" style:font-name-asian="Times New Roman1" style:font-family-asian="'Times New Roman'" style:font-family-generic-asian="system" style:font-pitch-asian="variable" style:font-size-asian="1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en" style:country-complex="US" style:font-weight-complex="bold" style:text-scale="100%"/>
    </style:style>
    <style:style style:name="Body_20_text_20__28_3_29__5f_" style:display-name="Body text (3)_" style:family="text" style:parent-style-name="Default_20_Paragraph_20_Font" loext:linked-style-name="Body_20_text_20__28_3_29_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2_29__20__2b__20_10.5_20_pt" style:display-name="Body text (2) + 10.5 pt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10.5pt" fo:letter-spacing="normal" fo:language="en" fo:country="US" style:font-name-asian="Times New Roman1" style:font-family-asian="'Times New Roman'" style:font-family-generic-asian="system" style:font-pitch-asian="variable" style:font-size-asian="10.5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en" style:country-complex="US" style:text-scale="100%"/>
    </style:style>
    <style:style style:name="Header_20_or_20_footer_20__2b__20_10_20_pt" style:display-name="Header or footer + 10 pt" style:family="text" style:parent-style-name="Header_20_or_20_footer_5f_">
      <style:text-properties fo:color="#000000" loext:opacity="100%" style:font-name="Times New Roman" fo:font-family="'Times New Roman'" style:font-family-generic="roman" style:font-pitch="variable" fo:font-size="10pt" fo:letter-spacing="normal" fo:language="en" fo:country="US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en" style:country-complex="US" style:text-scale="100%"/>
    </style:style>
    <style:style style:name="Header_20_or_20_footer_20__2b__20_5.5_20_pt_2c_Bold" style:display-name="Header or footer + 5.5 pt,Bold" style:family="text" style:parent-style-name="Header_20_or_20_footer_5f_">
      <style:text-properties fo:color="#000000" loext:opacity="100%" style:font-name="Times New Roman" fo:font-family="'Times New Roman'" style:font-family-generic="roman" style:font-pitch="variable" fo:font-size="5.5pt" fo:letter-spacing="normal" fo:language="en" fo:country="US" fo:font-weight="bold" style:font-name-asian="Times New Roman1" style:font-family-asian="'Times New Roman'" style:font-family-generic-asian="system" style:font-pitch-asian="variable" style:font-size-asian="5.5pt" style:language-asian="en" style:country-asian="US" style:font-weight-asian="bold" style:font-name-complex="Times New Roman1" style:font-family-complex="'Times New Roman'" style:font-family-generic-complex="system" style:font-pitch-complex="variable" style:font-size-complex="5.5pt" style:language-complex="en" style:country-complex="US" style:font-weight-complex="bold" style:text-scale="100%"/>
    </style:style>
    <style:style style:name="Body_20_text_20__28_2_29__20__2b__20_9_20_pt_2c_Bold" style:display-name="Body text (2) + 9 pt,Bold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9pt" fo:letter-spacing="normal" fo:language="en" fo:country="US" fo:font-weight="bold" style:font-name-asian="Times New Roman1" style:font-family-asian="'Times New Roman'" style:font-family-generic-asian="system" style:font-pitch-asian="variable" style:font-size-asian="9pt" style:language-asian="en" style:country-asian="US" style:font-weight-asian="bold" style:font-name-complex="Times New Roman1" style:font-family-complex="'Times New Roman'" style:font-family-generic-complex="system" style:font-pitch-complex="variable" style:font-size-complex="9pt" style:language-complex="en" style:country-complex="US" style:font-weight-complex="bold" style:text-scale="100%"/>
    </style:style>
    <style:style style:name="Body_20_text_20__28_10_29__5f_" style:display-name="Body text (10)_" style:family="text" style:parent-style-name="Default_20_Paragraph_20_Font" loext:linked-style-name="Body_20_text_20__28_10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11_29__5f_" style:display-name="Body text (11)_" style:family="text" style:parent-style-name="Default_20_Paragraph_20_Font" loext:linked-style-name="Body_20_text_20__28_11_29_">
      <style:text-properties fo:font-variant="normal" fo:text-transform="none" style:text-line-through-style="none" style:text-line-through-type="none" fo:font-size="8.5pt" fo:font-style="italic" style:text-underline-style="none" fo:font-weight="normal" style:font-size-asian="8.5pt" style:font-style-asian="italic" style:font-weight-asian="normal" style:font-size-complex="8.5pt" style:font-style-complex="italic" style:font-weight-complex="normal"/>
    </style:style>
    <style:style style:name="Body_20_text_20__28_11_29__20__2b__20_Not_20_Italic" style:display-name="Body text (11) + Not Italic" style:family="text" style:parent-style-name="Body_20_text_20__28_11_29__5f_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language-complex="en" style:country-complex="US" style:font-style-complex="italic" style:text-scale="100%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" style:display-name="ListLabel 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" style:display-name="ListLabel 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" style:display-name="ListLabel 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" style:display-name="ListLabel 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italic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italic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italic" style:font-weight-complex="normal" style:text-scale="100%"/>
    </style:style>
    <style:style style:name="ListLabel_20_7" style:display-name="ListLabel 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8" style:display-name="ListLabel 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9" style:display-name="ListLabel 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0" style:display-name="ListLabel 1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1" style:display-name="ListLabel 1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2" style:display-name="ListLabel 1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3" style:display-name="ListLabel 1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4" style:display-name="ListLabel 1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5" style:display-name="ListLabel 1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6" style:display-name="ListLabel 16" style:family="text">
      <style:text-properties fo:font-variant="normal" fo:text-transform="none" fo:color="#000000" loext:opacity="100%" style:text-line-through-style="none" style:text-line-through-type="none" style:text-position="super 58%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7" style:display-name="ListLabel 1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8" style:display-name="ListLabel 1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9" style:display-name="ListLabel 1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0" style:display-name="ListLabel 2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1" style:display-name="ListLabel 2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2" style:display-name="ListLabel 2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3" style:display-name="ListLabel 2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4" style:display-name="ListLabel 2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5" style:display-name="ListLabel 2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6" style:display-name="ListLabel 2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7" style:display-name="ListLabel 2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8" style:display-name="ListLabel 2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9" style:display-name="ListLabel 2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30" style:display-name="ListLabel 3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1" style:display-name="ListLabel 3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2" style:display-name="ListLabel 3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3" style:display-name="ListLabel 3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4" style:display-name="ListLabel 3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5" style:display-name="ListLabel 3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6" style:display-name="ListLabel 3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37" style:display-name="ListLabel 3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8" style:display-name="ListLabel 3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9" style:display-name="ListLabel 3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0" style:display-name="ListLabel 4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1" style:display-name="ListLabel 4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2" style:display-name="ListLabel 4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3" style:display-name="ListLabel 4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4" style:display-name="ListLabel 4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45" style:display-name="ListLabel 4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6" style:display-name="ListLabel 4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7" style:display-name="ListLabel 4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8" style:display-name="ListLabel 4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9" style:display-name="ListLabel 4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0" style:display-name="ListLabel 5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1" style:display-name="ListLabel 5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2" style:display-name="ListLabel 5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3" style:display-name="ListLabel 5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4" style:display-name="ListLabel 5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5" style:display-name="ListLabel 5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6" style:display-name="ListLabel 5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7" style:display-name="ListLabel 5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8" style:display-name="ListLabel 5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9" style:display-name="ListLabel 5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60" style:display-name="ListLabel 6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loext:num-list-format="%1%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6" loext:num-list-format="%1%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4" loext:num-list-format="%1%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18" loext:num-list-format="%1%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19" loext:num-list-format="%1%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2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2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2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2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text:style-name="ListLabel_20_2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text:style-name="ListLabel_20_25" loext:num-list-format="%1%" style:num-format="1" text:start-value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text:style-name="ListLabel_20_2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text:style-name="ListLabel_20_2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text:style-name="ListLabel_20_2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text:style-name="ListLabel_20_3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ListLabel_20_3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text:style-name="ListLabel_20_32" loext:num-list-format="%1%" style:num-format="1" text:start-value="1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number text:level="1" text:style-name="ListLabel_20_3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number text:level="1" text:style-name="ListLabel_20_3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number text:level="1" text:style-name="ListLabel_20_3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number text:level="1" text:style-name="ListLabel_20_3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number text:level="1" text:style-name="ListLabel_20_3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number text:level="1" text:style-name="ListLabel_20_3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9">
      <text:list-level-style-number text:level="1" text:style-name="ListLabel_20_4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1">
      <text:list-level-style-number text:level="1" text:style-name="ListLabel_20_4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3">
      <text:list-level-style-number text:level="1" text:style-name="ListLabel_20_4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5">
      <text:list-level-style-number text:level="1" text:style-name="ListLabel_20_4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7">
      <text:list-level-style-number text:level="1" text:style-name="ListLabel_20_4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9">
      <text:list-level-style-number text:level="1" text:style-name="ListLabel_20_4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1">
      <text:list-level-style-number text:level="1" text:style-name="ListLabel_20_46" loext:num-list-format="%1%" style:num-format="1" text:start-value="176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3">
      <text:list-level-style-number text:level="1" text:style-name="ListLabel_20_47" loext:num-list-format="%1%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5">
      <text:list-level-style-number text:level="1" text:style-name="ListLabel_20_4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7">
      <text:list-level-style-number text:level="1" text:style-name="ListLabel_20_4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9">
      <text:list-level-style-number text:level="1" text:style-name="ListLabel_20_5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">
      <text:list-level-style-number text:level="1" text:style-name="ListLabel_20_5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3">
      <text:list-level-style-number text:level="1" text:style-name="ListLabel_20_5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5">
      <text:list-level-style-number text:level="1" text:style-name="ListLabel_20_5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7">
      <text:list-level-style-number text:level="1" text:style-name="ListLabel_20_5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number text:level="1" text:style-name="ListLabel_20_5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3">
      <text:list-level-style-number text:level="1" text:style-name="ListLabel_20_5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5">
      <text:list-level-style-number text:level="1" text:style-name="ListLabel_20_5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7">
      <text:list-level-style-number text:level="1" text:style-name="ListLabel_20_5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9">
      <text:list-level-style-number text:level="1" text:style-name="ListLabel_20_6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orphans="0" fo:widows="0"/>
      <style:text-properties fo:font-size="1pt" style:font-size-asian="1pt" style:font-size-complex="1pt"/>
    </style:style>
    <style:style style:name="MP2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MP3" style:family="paragraph">
      <loext:graphic-properties draw:fill="none"/>
    </style:style>
    <style:style style:name="MP4" style:family="paragraph" style:parent-style-name="Standard">
      <style:paragraph-properties fo:orphans="0" fo:widows="0"/>
    </style:style>
    <style:style style:name="MP5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815cm" style:type="right"/>
        </style:tab-stops>
      </style:paragraph-properties>
    </style:style>
    <style:style style:name="MP6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619cm" style:type="right"/>
        </style:tab-stops>
      </style:paragraph-properties>
    </style:style>
    <style:style style:name="MP7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25cm" style:type="right"/>
          <style:tab-stop style:position="1.863cm" style:type="right"/>
          <style:tab-stop style:position="2.896cm" style:type="right"/>
          <style:tab-stop style:position="3.242cm" style:type="right"/>
          <style:tab-stop style:position="5.249cm" style:type="right"/>
          <style:tab-stop style:position="7.865cm" style:type="right"/>
          <style:tab-stop style:position="9.754cm" style:type="right"/>
          <style:tab-stop style:position="10.465cm" style:type="right"/>
          <style:tab-stop style:position="12.247cm" style:type="right"/>
        </style:tab-stops>
      </style:paragraph-properties>
    </style:style>
    <style:style style:name="MT1" style:family="text"/>
    <style:style style:name="Mfr1" style:family="graphic" style:parent-style-name="Frame">
      <style:graphic-properties fo:margin-left="0.176cm" fo:margin-right="0.176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draw:opacity="0%" fo:padding="0.15cm" fo:border="none" style:writing-mode="lr-tb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no-wrap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42cm" fo:page-height="29.7cm" style:num-format="1" style:print-orientation="landscape" fo:margin-top="5.219cm" fo:margin-bottom="0.005cm" fo:margin-left="5.23cm" fo:margin-right="7.59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131cm" fo:margin-left="0cm" fo:margin-right="0cm" fo:margin-top="3.0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42cm" fo:page-height="29.7cm" style:num-format="1" style:print-orientation="landscape" fo:margin-top="3.067cm" fo:margin-bottom="0.005cm" fo:margin-left="5.138cm" fo:margin-right="7.44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244cm" fo:margin-left="0cm" fo:margin-right="0cm" fo:margin-top="3.143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5">
      <style:page-layout-properties fo:page-width="42cm" fo:page-height="29.7cm" style:num-format="1" style:print-orientation="landscape" fo:margin-top="0cm" fo:margin-bottom="0.005cm" fo:margin-left="5.138cm" fo:margin-right="7.44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067cm" fo:margin-left="0cm" fo:margin-right="0cm" fo:margin-bottom="2.967cm" style:dynamic-spacing="true"/>
      </style:header-style>
      <style:footer-style>
        <style:header-footer-properties fo:min-height="3.244cm" fo:margin-left="0cm" fo:margin-right="0cm" fo:margin-top="3.143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custom-shape text:anchor-type="char" draw:z-index="1" draw:name="Form1" draw:style-name="Mgr1" draw:text-style-name="MP3" svg:width="0.491cm" svg:height="0.773cm" svg:x="28.125cm" svg:y="27.548cm"><text:p text:style-name="MP2"><text:span text:style-name="Header_20_or_20_footer"><text:page-number text:select-page="current">259</text:page-number></text:span></text:p><draw:enhanced-geometry draw:type="0"/></draw:custom-shape></text:p>
      </style:footer>
      <style:footer-left>
        <text:p text:style-name="MP1"><draw:custom-shape text:anchor-type="char" draw:z-index="5" draw:name="Form2" draw:style-name="Mgr1" draw:text-style-name="MP3" svg:width="0.488cm" svg:height="0.234cm" svg:x="28.125cm" svg:y="27.548cm"><text:p text:style-name="MP2"><text:span text:style-name="Header_20_or_20_footer"><text:page-number text:select-page="current">0</text:page-number></text:span></text:p><draw:enhanced-geometry draw:type="0"/></draw:custom-shape><draw:frame draw:style-name="Mfr1" draw:name="Rahmen2" text:anchor-type="char" svg:x="0cm" svg:y="0cm" svg:width="0.489cm" draw:z-index="0"><draw:text-box fo:min-height="0cm"><text:p text:style-name="MP2"><text:span text:style-name="Header_20_or_20_footer"><text:page-number text:select-page="current">0</text:page-number></text:span></text:p></draw:text-box></draw:frame><draw:frame draw:style-name="Mfr2" draw:name="Rahmen7" text:anchor-type="char" svg:x="28.125cm" svg:y="27.548cm" svg:width="0.489cm" draw:z-index="0"><draw:text-box fo:min-height="0.041cm"><text:p text:style-name="MP2"><text:span text:style-name="Header_20_or_20_footer"><text:page-number text:select-page="current">0</text:page-number></text:span></text:p></draw:text-box></draw:frame></text:p>
      </style:footer-left>
    </style:master-page>
    <style:master-page style:name="Converted1" style:page-layout-name="Mpm1" draw:style-name="Mdp1">
      <style:footer>
        <text:p text:style-name="MP4"/>
      </style:footer>
      <style:footer-left>
        <text:p text:style-name="MP4"/>
      </style:footer-left>
    </style:master-page>
    <style:master-page style:name="Converted2" style:page-layout-name="Mpm1" draw:style-name="Mdp1">
      <style:footer>
        <text:p text:style-name="MP1"><draw:custom-shape text:anchor-type="char" draw:z-index="34" draw:name="Form3" draw:style-name="Mgr2" draw:text-style-name="MP3" svg:width="16.825cm" svg:height="0.387cm" svg:x="11.703cm" svg:y="27.455cm"><text:p text:style-name="MP5"><text:span text:style-name="Header_20_or_20_footer"><text:page-number text:select-page="current">265</text:page-number></text:span><text:span text:style-name="Header_20_or_20_footer"><text:tab/>265</text:span></text:p><draw:enhanced-geometry draw:type="0"/></draw:custom-shape><draw:frame draw:style-name="Mfr1" draw:name="Rahmen3" text:anchor-type="char" svg:x="11.703cm" svg:y="27.455cm" svg:width="16.826cm" draw:z-index="0"><draw:text-box fo:min-height="0cm"><text:p text:style-name="MP5"><text:span text:style-name="Header_20_or_20_footer"><text:page-number text:select-page="current">265</text:page-number></text:span><text:span text:style-name="Header_20_or_20_footer"><text:tab/>265</text:span></text:p></draw:text-box></draw:frame><draw:frame draw:style-name="Mfr2" draw:name="Rahmen12" text:anchor-type="char" svg:x="11.703cm" svg:y="27.455cm" svg:width="16.824cm" draw:z-index="0"><draw:text-box fo:min-height="0.041cm"><text:p text:style-name="MP5"><text:span text:style-name="Header_20_or_20_footer"><text:page-number text:select-page="current">265</text:page-number></text:span><text:span text:style-name="Header_20_or_20_footer"><text:tab/>265</text:span></text:p></draw:text-box></draw:frame></text:p>
      </style:footer>
      <style:footer-left>
        <text:p text:style-name="MP1"><draw:custom-shape text:anchor-type="char" draw:z-index="35" draw:name="Form4" draw:style-name="Mgr2" draw:text-style-name="MP3" svg:width="16.823cm" svg:height="0.387cm" svg:x="11.703cm" svg:y="27.455cm"><text:p text:style-name="MP5"><text:span text:style-name="Header_20_or_20_footer"><text:page-number text:select-page="current">264</text:page-number></text:span><text:span text:style-name="Header_20_or_20_footer"><text:tab/>265</text:span></text:p><draw:enhanced-geometry draw:type="0"/></draw:custom-shape></text:p>
      </style:footer-left>
    </style:master-page>
    <style:master-page style:name="Converted3" style:page-layout-name="Mpm1" draw:style-name="Mdp1" style:next-style-name="Converted2">
      <style:footer>
        <text:p text:style-name="MP1"><draw:custom-shape text:anchor-type="char" draw:z-index="36" draw:name="Form5" draw:style-name="Mgr1" draw:text-style-name="MP3" svg:width="0.482cm" svg:height="0.773cm" svg:x="27.781cm" svg:y="27.467cm"><text:p text:style-name="MP2"><text:span text:style-name="Header_20_or_20_footer"><text:page-number text:select-page="current">263</text:page-number></text:span></text:p><draw:enhanced-geometry draw:type="0"/></draw:custom-shape></text:p>
      </style:footer>
    </style:master-page>
    <style:master-page style:name="Converted4" style:page-layout-name="Mpm2" draw:style-name="Mdp1" style:next-style-name="Converted1"/>
    <style:master-page style:name="Converted5" style:page-layout-name="Mpm3" draw:style-name="Mdp1">
      <style:footer>
        <text:p text:style-name="MP1"><draw:custom-shape text:anchor-type="char" draw:z-index="37" draw:name="Form6" draw:style-name="Mgr1" draw:text-style-name="MP3" svg:width="0.495cm" svg:height="1.546cm" svg:x="27.905cm" svg:y="27.647cm"><text:p text:style-name="MP2"><text:span text:style-name="Header_20_or_20_footer">266</text:span></text:p><text:p text:style-name="MP2"><text:span text:style-name="Header_20_or_20_footer"><text:page-number text:select-page="current">267</text:page-number></text:span></text:p><draw:enhanced-geometry draw:type="0"/></draw:custom-shape></text:p>
      </style:footer>
      <style:footer-left>
        <text:p text:style-name="MP1"><draw:custom-shape text:anchor-type="char" draw:z-index="38" draw:name="Form7" draw:style-name="Mgr1" draw:text-style-name="MP3" svg:width="0.496cm" svg:height="1.546cm" svg:x="27.905cm" svg:y="27.647cm"><text:p text:style-name="MP2"><text:span text:style-name="Header_20_or_20_footer">266</text:span></text:p><text:p text:style-name="MP2"><text:span text:style-name="Header_20_or_20_footer"><text:page-number text:select-page="current">268</text:page-number></text:span></text:p><draw:enhanced-geometry draw:type="0"/></draw:custom-shape><draw:frame draw:style-name="Mfr1" draw:name="Rahmen8" text:anchor-type="char" svg:x="27.905cm" svg:y="27.647cm" svg:width="0.497cm" draw:z-index="0"><draw:text-box fo:min-height="0cm"><text:p text:style-name="MP2"><text:span text:style-name="Header_20_or_20_footer">266</text:span></text:p><text:p text:style-name="MP2"><text:span text:style-name="Header_20_or_20_footer"><text:page-number text:select-page="current">268</text:page-number></text:span></text:p></draw:text-box></draw:frame><draw:frame draw:style-name="Mfr2" draw:name="Rahmen15" text:anchor-type="char" svg:x="27.905cm" svg:y="27.647cm" svg:width="0.496cm" draw:z-index="0"><draw:text-box fo:min-height="0.041cm"><text:p text:style-name="MP2"><text:span text:style-name="Header_20_or_20_footer">266</text:span></text:p><text:p text:style-name="MP2"><text:span text:style-name="Header_20_or_20_footer"><text:page-number text:select-page="current">268</text:page-number></text:span></text:p></draw:text-box></draw:frame></text:p>
      </style:footer-left>
    </style:master-page>
    <style:master-page style:name="Converted6" style:page-layout-name="Mpm4" draw:style-name="Mdp1" style:next-style-name="Converted5">
      <style:footer>
        <text:p text:style-name="MP4"/>
      </style:footer>
    </style:master-page>
    <style:master-page style:name="Converted7" style:page-layout-name="Mpm5" draw:style-name="Mdp1">
      <style:header>
        <text:p text:style-name="MP1"><draw:custom-shape text:anchor-type="char" draw:z-index="40" draw:name="Form8" draw:style-name="Mgr1" draw:text-style-name="MP3" svg:width="0.495cm" svg:height="0.345cm" svg:x="36.631cm" svg:y="1.87cm"><text:p text:style-name="MP2"><text:span text:style-name="Header_20_or_20_footer_20__2b__20_8.5_20_pt_2c_Bold">■■I</text:span></text:p><draw:enhanced-geometry draw:type="0"/></draw:custom-shape></text:p>
      </style:header>
      <style:header-left>
        <text:p text:style-name="MP1"><draw:custom-shape text:anchor-type="char" draw:z-index="42" draw:name="Form9" draw:style-name="Mgr1" draw:text-style-name="MP3" svg:width="0.496cm" svg:height="0.345cm" svg:x="36.631cm" svg:y="1.87cm"><text:p text:style-name="MP2"><text:span text:style-name="Header_20_or_20_footer_20__2b__20_8.5_20_pt_2c_Bold">■■I</text:span></text:p><draw:enhanced-geometry draw:type="0"/></draw:custom-shape><draw:frame draw:style-name="Mfr1" draw:name="Rahmen10" text:anchor-type="char" svg:x="36.631cm" svg:y="1.87cm" svg:width="0.497cm" draw:z-index="0"><draw:text-box fo:min-height="0cm"><text:p text:style-name="MP2"><text:span text:style-name="Header_20_or_20_footer_20__2b__20_8.5_20_pt_2c_Bold">■■I</text:span></text:p></draw:text-box></draw:frame><draw:frame draw:style-name="Mfr2" draw:name="Rahmen18" text:anchor-type="char" svg:x="36.631cm" svg:y="1.87cm" svg:width="0.494cm" draw:z-index="0"><draw:text-box fo:min-height="0.041cm"><text:p text:style-name="MP2"><text:span text:style-name="Header_20_or_20_footer_20__2b__20_8.5_20_pt_2c_Bold">■■I</text:span></text:p></draw:text-box></draw:frame></text:p>
      </style:header-left>
      <style:footer>
        <text:p text:style-name="MP1"><draw:custom-shape text:anchor-type="char" draw:z-index="43" draw:name="Form10" draw:style-name="Mgr1" draw:text-style-name="MP3" svg:width="0.498cm" svg:height="0.773cm" svg:x="27.817cm" svg:y="27.596cm"><text:p text:style-name="MP2"><text:span text:style-name="Header_20_or_20_footer"><text:page-number text:select-page="current">269</text:page-number></text:span></text:p><draw:enhanced-geometry draw:type="0"/></draw:custom-shape></text:p>
      </style:footer>
      <style:footer-left>
        <text:p text:style-name="MP1"><draw:custom-shape text:anchor-type="char" draw:z-index="44" draw:name="Form11" draw:style-name="Mgr1" draw:text-style-name="MP3" svg:width="0.496cm" svg:height="0.773cm" svg:x="27.817cm" svg:y="27.596cm"><text:p text:style-name="MP2"><text:span text:style-name="Header_20_or_20_footer"><text:page-number text:select-page="current">270</text:page-number></text:span></text:p><draw:enhanced-geometry draw:type="0"/></draw:custom-shape><draw:frame draw:style-name="Mfr1" draw:name="Rahmen13" text:anchor-type="char" svg:x="27.817cm" svg:y="27.596cm" svg:width="0.497cm" draw:z-index="0"><draw:text-box fo:min-height="0cm"><text:p text:style-name="MP2"><text:span text:style-name="Header_20_or_20_footer"><text:page-number text:select-page="current">270</text:page-number></text:span></text:p></draw:text-box></draw:frame><draw:frame draw:style-name="Mfr2" draw:name="Rahmen20" text:anchor-type="char" svg:x="27.817cm" svg:y="27.596cm" svg:width="0.496cm" draw:z-index="0"><draw:text-box fo:min-height="0.041cm"><text:p text:style-name="MP2"><text:span text:style-name="Header_20_or_20_footer"><text:page-number text:select-page="current">270</text:page-number></text:span></text:p></draw:text-box></draw:frame></text:p>
      </style:footer-left>
    </style:master-page>
    <style:master-page style:name="Converted8" style:page-layout-name="Mpm5" draw:style-name="Mdp1">
      <style:header>
        <text:p text:style-name="MP4"/>
      </style:header>
      <style:header-left>
        <text:p text:style-name="MP4"/>
      </style:header-left>
      <style:footer>
        <text:p text:style-name="MP4"/>
      </style:footer>
      <style:footer-left>
        <text:p text:style-name="MP4"/>
      </style:footer-left>
    </style:master-page>
    <style:master-page style:name="Converted9" style:page-layout-name="Mpm5" draw:style-name="Mdp1">
      <style:header>
        <text:p text:style-name="MP4"/>
      </style:header>
      <style:header-left>
        <text:p text:style-name="MP4"/>
      </style:header-left>
      <style:footer>
        <text:p text:style-name="MP1"><draw:custom-shape text:anchor-type="char" draw:z-index="0" draw:name="Form12" draw:style-name="Mgr1" draw:text-style-name="MP3" svg:width="0.477cm" svg:height="0.773cm" svg:x="27.757cm" svg:y="27.517cm"><text:p text:style-name="MP2"><text:span text:style-name="Header_20_or_20_footer"><text:page-number text:select-page="current">273</text:page-number></text:span></text:p><draw:enhanced-geometry draw:type="0"/></draw:custom-shape></text:p>
      </style:footer>
      <style:footer-left>
        <text:p text:style-name="MP1"><draw:custom-shape text:anchor-type="char" draw:z-index="2" draw:name="Form13" draw:style-name="Mgr1" draw:text-style-name="MP3" svg:width="0.475cm" svg:height="0.773cm" svg:x="27.757cm" svg:y="27.517cm"><text:p text:style-name="MP2"><text:span text:style-name="Header_20_or_20_footer"><text:page-number text:select-page="current">274</text:page-number></text:span></text:p><draw:enhanced-geometry draw:type="0"/></draw:custom-shape><draw:frame draw:style-name="Mfr1" draw:name="Rahmen16" text:anchor-type="char" svg:x="27.757cm" svg:y="27.517cm" svg:width="0.476cm" draw:z-index="0"><draw:text-box fo:min-height="0cm"><text:p text:style-name="MP2"><text:span text:style-name="Header_20_or_20_footer"><text:page-number text:select-page="current">274</text:page-number></text:span></text:p></draw:text-box></draw:frame><draw:frame draw:style-name="Mfr2" draw:name="Rahmen24" text:anchor-type="char" svg:x="27.757cm" svg:y="27.517cm" svg:width="0.474cm" draw:z-index="0"><draw:text-box fo:min-height="0.041cm"><text:p text:style-name="MP2"><text:span text:style-name="Header_20_or_20_footer"><text:page-number text:select-page="current">274</text:page-number></text:span></text:p></draw:text-box></draw:frame></text:p>
      </style:footer-left>
    </style:master-page>
    <style:master-page style:name="Converted10" style:page-layout-name="Mpm5" draw:style-name="Mdp1">
      <style:header>
        <text:p text:style-name="MP4"/>
      </style:header>
      <style:header-left>
        <text:p text:style-name="MP4"/>
      </style:header-left>
      <style:footer>
        <text:p text:style-name="MP1"><draw:custom-shape text:anchor-type="char" draw:z-index="3" draw:name="Form14" draw:style-name="Mgr1" draw:text-style-name="MP3" svg:width="0.479cm" svg:height="0.773cm" svg:x="27.922cm" svg:y="27.517cm"><text:p text:style-name="MP2"><text:span text:style-name="Header_20_or_20_footer"><text:page-number text:select-page="current">275</text:page-number></text:span></text:p><draw:enhanced-geometry draw:type="0"/></draw:custom-shape></text:p>
      </style:footer>
      <style:footer-left>
        <text:p text:style-name="MP1"><draw:custom-shape text:anchor-type="char" draw:z-index="4" draw:name="Form15" draw:style-name="Mgr1" draw:text-style-name="MP3" svg:width="0.481cm" svg:height="0.773cm" svg:x="27.922cm" svg:y="27.517cm"><text:p text:style-name="MP2"><text:span text:style-name="Header_20_or_20_footer"><text:page-number text:select-page="current">276</text:page-number></text:span></text:p><draw:enhanced-geometry draw:type="0"/></draw:custom-shape><draw:frame draw:style-name="Mfr1" draw:name="Rahmen19" text:anchor-type="char" svg:x="27.922cm" svg:y="27.517cm" svg:width="0.482cm" draw:z-index="0"><draw:text-box fo:min-height="0cm"><text:p text:style-name="MP2"><text:span text:style-name="Header_20_or_20_footer"><text:page-number text:select-page="current">276</text:page-number></text:span></text:p></draw:text-box></draw:frame><draw:frame draw:style-name="Mfr2" draw:name="Rahmen27" text:anchor-type="char" svg:x="27.922cm" svg:y="27.517cm" svg:width="0.48cm" draw:z-index="0"><draw:text-box fo:min-height="0.041cm"><text:p text:style-name="MP2"><text:span text:style-name="Header_20_or_20_footer"><text:page-number text:select-page="current">276</text:page-number></text:span></text:p></draw:text-box></draw:frame></text:p>
      </style:footer-left>
    </style:master-page>
    <style:master-page style:name="Converted11" style:page-layout-name="Mpm5" draw:style-name="Mdp1">
      <style:header>
        <text:p text:style-name="MP4"/>
      </style:header>
      <style:header-left>
        <text:p text:style-name="MP4"/>
      </style:header-left>
      <style:footer>
        <text:p text:style-name="MP4"/>
      </style:footer>
      <style:footer-left>
        <text:p text:style-name="MP4"/>
      </style:footer-left>
    </style:master-page>
    <style:master-page style:name="Converted12" style:page-layout-name="Mpm5" draw:style-name="Mdp1">
      <style:header>
        <text:p text:style-name="MP4"/>
      </style:header>
      <style:header-left>
        <text:p text:style-name="MP4"/>
      </style:header-left>
      <style:footer>
        <text:p text:style-name="MP1"><draw:custom-shape text:anchor-type="char" draw:z-index="6" draw:name="Form16" draw:style-name="Mgr2" draw:text-style-name="MP3" svg:width="16.624cm" svg:height="0.387cm" svg:x="11.557cm" svg:y="27.444cm"><text:p text:style-name="MP6"><text:span text:style-name="Header_20_or_20_footer">280<text:tab/>281</text:span></text:p><draw:enhanced-geometry draw:type="0"/></draw:custom-shape><draw:frame draw:style-name="Mfr1" draw:name="Rahmen21" text:anchor-type="char" svg:x="11.557cm" svg:y="27.444cm" svg:width="16.625cm" draw:z-index="0"><draw:text-box fo:min-height="0cm"><text:p text:style-name="MP6"><text:span text:style-name="Header_20_or_20_footer">280<text:tab/>281</text:span></text:p></draw:text-box></draw:frame><draw:frame draw:style-name="Mfr2" draw:name="Rahmen32" text:anchor-type="char" svg:x="11.557cm" svg:y="27.444cm" svg:width="16.621cm" draw:z-index="0"><draw:text-box fo:min-height="0.041cm"><text:p text:style-name="MP6"><text:span text:style-name="Header_20_or_20_footer">280<text:tab/>281</text:span></text:p></draw:text-box></draw:frame></text:p>
      </style:footer>
      <style:footer-left>
        <text:p text:style-name="MP1"><draw:custom-shape text:anchor-type="char" draw:z-index="7" draw:name="Form17" draw:style-name="Mgr2" draw:text-style-name="MP3" svg:width="16.624cm" svg:height="0.387cm" svg:x="11.557cm" svg:y="27.444cm"><text:p text:style-name="MP6"><text:span text:style-name="Header_20_or_20_footer">280<text:tab/>281</text:span></text:p><draw:enhanced-geometry draw:type="0"/></draw:custom-shape></text:p>
      </style:footer-left>
    </style:master-page>
    <style:master-page style:name="Converted13" style:page-layout-name="Mpm5" draw:style-name="Mdp1">
      <style:header>
        <text:p text:style-name="MP4"/>
      </style:header>
      <style:header-left>
        <text:p text:style-name="MP4"/>
      </style:header-left>
      <style:footer>
        <text:p text:style-name="MP1"><draw:custom-shape text:anchor-type="char" draw:z-index="8" draw:name="Form18" draw:style-name="Mgr1" draw:text-style-name="MP3" svg:width="0.491cm" svg:height="0.773cm" svg:x="11.658cm" svg:y="27.566cm"><text:p text:style-name="MP2"><text:span text:style-name="Header_20_or_20_footer"><text:page-number text:select-page="current">285</text:page-number></text:span></text:p><draw:enhanced-geometry draw:type="0"/></draw:custom-shape><draw:frame draw:style-name="Mfr1" draw:name="Rahmen23" text:anchor-type="char" svg:x="11.658cm" svg:y="27.566cm" svg:width="0.492cm" draw:z-index="0"><draw:text-box fo:min-height="0cm"><text:p text:style-name="MP2"><text:span text:style-name="Header_20_or_20_footer"><text:page-number text:select-page="current">285</text:page-number></text:span></text:p></draw:text-box></draw:frame><draw:frame draw:style-name="Mfr2" draw:name="Rahmen37" text:anchor-type="char" svg:x="11.658cm" svg:y="27.566cm" svg:width="0.489cm" draw:z-index="0"><draw:text-box fo:min-height="0.041cm"><text:p text:style-name="MP2"><text:span text:style-name="Header_20_or_20_footer"><text:page-number text:select-page="current">285</text:page-number></text:span></text:p></draw:text-box></draw:frame></text:p>
      </style:footer>
      <style:footer-left>
        <text:p text:style-name="MP1"><draw:custom-shape text:anchor-type="char" draw:z-index="9" draw:name="Form19" draw:style-name="Mgr1" draw:text-style-name="MP3" svg:width="0.491cm" svg:height="0.773cm" svg:x="11.658cm" svg:y="27.566cm"><text:p text:style-name="MP2"><text:span text:style-name="Header_20_or_20_footer"><text:page-number text:select-page="current">284</text:page-number></text:span></text:p><draw:enhanced-geometry draw:type="0"/></draw:custom-shape><draw:frame draw:style-name="Mfr2" draw:name="Rahmen36" text:anchor-type="char" svg:x="11.658cm" svg:y="27.566cm" svg:width="0.489cm" draw:z-index="15"><draw:text-box fo:min-height="0.041cm"><text:p text:style-name="MP2"><text:span text:style-name="Header_20_or_20_footer"><text:page-number text:select-page="current">284</text:page-number></text:span></text:p></draw:text-box></draw:frame></text:p>
      </style:footer-left>
    </style:master-page>
    <style:master-page style:name="Converted14" style:page-layout-name="Mpm5" draw:style-name="Mdp1" style:next-style-name="Converted13">
      <style:header>
        <text:p text:style-name="MP1"><draw:custom-shape text:anchor-type="char" draw:z-index="39" draw:name="Form20" draw:style-name="Mgr2" draw:text-style-name="MP3" svg:width="12.251cm" svg:height="0.225cm" svg:x="21.708cm" svg:y="3.052cm"><text:p text:style-name="MP7"><text:span text:style-name="Header_20_or_20_footer_20__2b__20_10_20_pt"><text:tab/><text:tab/><text:tab/></text:span><text:span text:style-name="Header_20_or_20_footer_20__2b__20_5.5_20_pt_2c_Bold">- </text:span><text:span text:style-name="Header_20_or_20_footer_20__2b__20_10_20_pt"><text:tab/><text:tab/> <text:tab/> <text:tab/><text:tab/><text:tab/></text:span></text:p><draw:enhanced-geometry draw:type="0"/></draw:custom-shape></text:p>
      </style:header>
      <style:footer>
        <text:p text:style-name="MP1"><draw:custom-shape text:anchor-type="char" draw:z-index="11" draw:name="Form21" draw:style-name="Mgr1" draw:text-style-name="MP3" svg:width="0.479cm" svg:height="0.773cm" svg:x="27.799cm" svg:y="26.36cm"><text:p text:style-name="MP2"><text:span text:style-name="Header_20_or_20_footer"><text:page-number text:select-page="current">283</text:page-number></text:span></text:p><draw:enhanced-geometry draw:type="0"/></draw:custom-shape></text:p>
      </style:footer>
    </style:master-page>
    <style:master-page style:name="Converted15" style:page-layout-name="Mpm2" draw:style-name="Mdp1" style:next-style-name="Converted12"/>
    <style:master-page style:name="Converted16" style:page-layout-name="Mpm5" draw:style-name="Mdp1">
      <style:header>
        <text:p text:style-name="MP4"/>
      </style:header>
      <style:header-left>
        <text:p text:style-name="MP4"/>
      </style:header-left>
      <style:footer>
        <text:p text:style-name="MP1"><draw:custom-shape text:anchor-type="char" draw:z-index="12" draw:name="Form22" draw:style-name="Mgr1" draw:text-style-name="MP3" svg:width="0.495cm" svg:height="1.546cm" svg:x="27.88cm" svg:y="27.333cm"><text:p text:style-name="MP2"><text:span text:style-name="Header_20_or_20_footer">286</text:span></text:p><text:p text:style-name="MP2"><text:span text:style-name="Header_20_or_20_footer">287</text:span></text:p><draw:enhanced-geometry draw:type="0"/></draw:custom-shape></text:p>
      </style:footer>
      <style:footer-left>
        <text:p text:style-name="MP4"/>
      </style:footer-left>
    </style:master-page>
    <style:master-page style:name="Converted17" style:page-layout-name="Mpm6" draw:style-name="Mdp1" style:next-style-name="Converted16">
      <style:header>
        <text:p text:style-name="MP4"/>
      </style:header>
      <style:footer>
        <text:p text:style-name="MP4"/>
      </style:footer>
    </style:master-page>
    <style:master-page style:name="Converted18" style:page-layout-name="Mpm5" draw:style-name="Mdp1">
      <style:header>
        <text:p text:style-name="MP4"/>
      </style:header>
      <style:header-left>
        <text:p text:style-name="MP4"/>
      </style:header-left>
      <style:footer>
        <text:p text:style-name="MP1"><draw:custom-shape text:anchor-type="char" draw:z-index="41" draw:name="Form23" draw:style-name="Mgr1" draw:text-style-name="MP3" svg:width="0.489cm" svg:height="0.773cm" svg:x="11.875cm" svg:y="27.545cm"><text:p text:style-name="MP2"><text:span text:style-name="Header_20_or_20_footer"><text:page-number text:select-page="current">291</text:page-number></text:span></text:p><draw:enhanced-geometry draw:type="0"/></draw:custom-shape><draw:frame draw:style-name="Mfr1" draw:name="Rahmen30" text:anchor-type="char" svg:x="11.875cm" svg:y="27.545cm" svg:width="0.49cm" draw:z-index="0"><draw:text-box fo:min-height="0cm"><text:p text:style-name="MP2"><text:span text:style-name="Header_20_or_20_footer"><text:page-number text:select-page="current">291</text:page-number></text:span></text:p></draw:text-box></draw:frame></text:p>
      </style:footer>
      <style:footer-left>
        <text:p text:style-name="MP1"><draw:custom-shape text:anchor-type="char" draw:z-index="13" draw:name="Form24" draw:style-name="Mgr1" draw:text-style-name="MP3" svg:width="0.489cm" svg:height="0.773cm" svg:x="11.875cm" svg:y="27.545cm"><text:p text:style-name="MP2"><text:span text:style-name="Header_20_or_20_footer"><text:page-number text:select-page="current">290</text:page-number></text:span></text:p><draw:enhanced-geometry draw:type="0"/></draw:custom-shape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5.1$Windows_X86_64 LibreOffice_project/9c0871452b3918c1019dde9bfac75448afc4b57f</meta:generator>
    <dc:date>2023-03-14T16:46:25.140000000</dc:date>
    <meta:editing-duration>PT52M52S</meta:editing-duration>
    <meta:editing-cycles>1</meta:editing-cycles>
    <meta:document-statistic meta:table-count="0" meta:image-count="0" meta:object-count="0" meta:page-count="22" meta:paragraph-count="1196" meta:word-count="12077" meta:character-count="62724" meta:non-whitespace-character-count="52026"/>
  </office:meta>
</office:document-meta>
</file>